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139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22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33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padding-bottom="0.0193in" fo:padding-left="0.0138in" fo:padding-right="0.0138in" fo:padding-top="0.0193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Q109244N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6"/>
        <table:table-column table:style-name="co4" table:default-cell-style-name="ce12"/>
        <table:table-column table:style-name="co3" table:default-cell-style-name="ce21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3" table:default-cell-style-name="ce26"/>
        <table:table-column table:style-name="co6" table:default-cell-style-name="ce30"/>
        <table:table-column table:style-name="co4" table:default-cell-style-name="ce30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8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9" office:value-type="string">
            <text:p>Inspect *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 (Keep bottom 2 model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For binomial classification stop &amp; sample Trn Obs if class knt &gt; 80% (vs. 20% for the other clas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Partition Trn into Fit &amp; OOB: stop if category’s similarity(Fit, New) &gt; similarity(OOB, New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 office:value-type="string">
            <text:p>weighted cosine similarity vs. correlation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xgboost pack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prePro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Option to drop glb_models_lst in mysaveChunk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Ensemble: Paper in dropbox/datascienc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 office:value-type="string">
            <text:p>Split fit.models_2 chunk into plots vs. ensembl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 office:value-type="string">
            <text:p>Make predictions directory as a user sp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/>
          <table:table-cell table:style-name="ce3" table:formula="of:=[.K75]" office:value-type="float" office:value="213.805032">
            <text:p>214</text:p>
          </table:table-cell>
          <table:table-cell table:style-name="ce3" table:formula="of:=[.L75]" office:value-type="float" office:value="1042.40966">
            <text:p>1,042</text:p>
          </table:table-cell>
          <table:table-cell table:style-name="ce6" office:value-type="string">
            <text:p>‘&lt;- Anchor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>
            <text:p>glb_sel_mdl</text:p>
          </table:table-cell>
          <table:table-cell/>
          <table:table-cell table:style-name="ce18" office:value-type="string">
            <text:p>glb_fin_mdl</text:p>
          </table:table-cell>
          <table:table-cell table:style-name="ce22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9" office:value-type="string">
            <text:p>Entropy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7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7" office:value-type="string">
            <text:p>glb_category_var</text:p>
          </table:table-cell>
          <table:table-cell table:style-name="ce17" office:value-type="string">
            <text:p>err.abs.OOB.sum</text:p>
          </table:table-cell>
          <table:table-cell table:style-name="ce17" office:value-type="string">
            <text:p>err.abs.trn.sum</text:p>
          </table:table-cell>
          <table:table-cell table:style-name="ce17"/>
          <table:table-cell table:style-name="ce27" office:value-type="string">
            <text:p>Metric</text:p>
          </table:table-cell>
          <table:table-cell table:style-name="ce27" office:value-type="string">
            <text:p>Value</text:p>
          </table:table-cell>
          <table:table-cell table:style-name="ce27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8" office:value-type="string">
            <text:p>max.Accuracy.OOB</text:p>
          </table:table-cell>
          <table:table-cell table:style-name="ce8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8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  <table:table-cell table:style-name="ce40" table:number-columns-repeated="25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3">
          <table:table-cell table:number-columns-repeated="3"/>
          <table:table-cell table:style-name="ce10" office:value-type="string">
            <office:annotation office:display="true" draw:style-name="gr1" draw:text-style-name="P1" svg:width="1.1413in" svg:height="0.3988in" svg:x="4.0217in" svg:y="3.5496in" draw:caption-point-x="-0.2402in" draw:caption-point-y="0.5949in">
              <dc:creator>BBI</dc:creator>
              <dc:date>2016-06-13T00:00:00</dc:date>
              <text:p text:style-name="P1">Haven’t gathered stats</text:p>
            </office:annotation>
            <text:p>Q109244NA_Ensemble_cnk03_rest</text:p>
          </table:table-cell>
          <table:table-cell office:value-type="string">
            <text:p>All.X..rcv.glmnet.imp</text:p>
          </table:table-cell>
          <table:table-cell/>
          <table:table-cell table:style-name="ce16" office:value-type="string">
            <text:p>Final.All.X...glmnet.imp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1.064814">
            <text:p>1.06</text:p>
          </table:table-cell>
          <table:table-cell office:value-type="float" office:value="15.21644">
            <text:p>15.2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22">
            <text:p>122.0000</text:p>
          </table:table-cell>
          <table:table-cell table:style-name="ce33" table:formula="of:=[.O22]/[.O50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3">
          <table:table-cell/>
          <table:table-cell table:style-name="ce5" table:formula="of:=[.K$47]/[.B$18]" office:value-type="percentage" office:value="1">
            <text:p>100.00%</text:p>
          </table:table-cell>
          <table:table-cell table:style-name="ce5" table:formula="of:=[.L$47]/[.C$18]" office:value-type="percentage" office:value="1">
            <text:p>100.00%</text:p>
          </table:table-cell>
          <table:table-cell office:value-type="string">
            <text:p>GlbFeatsCategory:Hhold.fctr</text:p>
          </table:table-cell>
          <table:table-cell office:value-type="string">
            <text:p>Q113181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1163.fctrMom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24.374964">
            <text:p>24.37</text:p>
          </table:table-cell>
          <table:table-cell office:value-type="float" office:value="124.73019">
            <text:p>124.7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56">
            <text:p>56.0000</text:p>
          </table:table-cell>
          <table:table-cell table:style-name="ce33" table:formula="of:=[.O23]/[.O5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3">
          <table:table-cell/>
          <table:table-cell table:style-name="ce5" table:formula="of:=[.K$75]/[.B$18]" office:value-type="percentage" office:value="1">
            <text:p>100.00%</text:p>
          </table:table-cell>
          <table:table-cell table:style-name="ce5" table:formula="of:=[.L$75]/[.C$18]" office:value-type="percentage" office:value="1">
            <text:p>100.00%</text:p>
          </table:table-cell>
          <table:table-cell office:value-type="string">
            <text:p>Votes_Ensemble</text:p>
          </table:table-cell>
          <table:table-cell office:value-type="string">
            <text:p>Q101163.fctrMom</text:p>
          </table:table-cell>
          <table:table-cell office:value-type="float" office:value="88.909843">
            <text:p>88.91</text:p>
          </table:table-cell>
          <table:table-cell table:style-name="ce16" office:value-type="string">
            <text:p>Q98197.fctrNo</text:p>
          </table:table-cell>
          <table:table-cell office:value-type="float" office:value="87.253169">
            <text:p>87.25</text:p>
          </table:table-cell>
          <table:table-cell/>
          <table:table-cell office:value-type="string">
            <text:p>MKn</text:p>
          </table:table-cell>
          <table:table-cell office:value-type="float" office:value="19.844175">
            <text:p>19.84</text:p>
          </table:table-cell>
          <table:table-cell office:value-type="float" office:value="109.30718">
            <text:p>109.31</text:p>
          </table:table-cell>
          <table:table-cell/>
          <table:table-cell office:value-type="string">
            <text:p>OOBobs errors</text:p>
          </table:table-cell>
          <table:table-cell table:style-name="ce31" table:formula="of:=SUM([.O22:.O23])" office:value-type="float" office:value="178">
            <text:p>178.0000</text:p>
          </table:table-cell>
          <table:table-cell table:style-name="ce33" table:formula="of:=[.O24]/[.O5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5611.fctrYes</text:p>
          </table:table-cell>
          <table:table-cell office:value-type="float" office:value="82.633375">
            <text:p>82.63</text:p>
          </table:table-cell>
          <table:table-cell office:value-type="string">
            <text:p>Q116601.fctrNo</text:p>
          </table:table-cell>
          <table:table-cell office:value-type="float" office:value="84.167268">
            <text:p>84.17</text:p>
          </table:table-cell>
          <table:table-cell/>
          <table:table-cell office:value-type="string">
            <text:p>SKn</text:p>
          </table:table-cell>
          <table:table-cell office:value-type="float" office:value="107.440151">
            <text:p>107.44</text:p>
          </table:table-cell>
          <table:table-cell office:value-type="float" office:value="477.62028">
            <text:p>477.6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311">
            <text:p>311.0000</text:p>
          </table:table-cell>
          <table:table-cell table:style-name="ce33" table:formula="of:=[.O25]/[.O5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Gender.fctrM</text:p>
          </table:table-cell>
          <table:table-cell office:value-type="float" office:value="45.650319">
            <text:p>45.65</text:p>
          </table:table-cell>
          <table:table-cell office:value-type="string">
            <text:p>Q115611.fctrYes</text:p>
          </table:table-cell>
          <table:table-cell office:value-type="float" office:value="81.964527">
            <text:p>81.96</text:p>
          </table:table-cell>
          <table:table-cell/>
          <table:table-cell office:value-type="string">
            <text:p>PKn</text:p>
          </table:table-cell>
          <table:table-cell office:value-type="float" office:value="5.1469">
            <text:p>5.15</text:p>
          </table:table-cell>
          <table:table-cell office:value-type="float" office:value="30.96337">
            <text:p>30.96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36">
            <text:p>236.0000</text:p>
          </table:table-cell>
          <table:table-cell table:style-name="ce33" table:formula="of:=[.O26]/[.O5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 table:style-name="Default"/>
          <table:table-cell office:value-type="string">
            <text:p>Q98197.fctrNo</text:p>
          </table:table-cell>
          <table:table-cell office:value-type="float" office:value="41.37395">
            <text:p>41.37</text:p>
          </table:table-cell>
          <table:table-cell office:value-type="string">
            <text:p>Q113181.fctrYes</text:p>
          </table:table-cell>
          <table:table-cell office:value-type="float" office:value="75.707527">
            <text:p>75.71</text:p>
          </table:table-cell>
          <table:table-cell/>
          <table:table-cell office:value-type="string">
            <text:p>SKy</text:p>
          </table:table-cell>
          <table:table-cell office:value-type="float" office:value="10.753683">
            <text:p>10.75</text:p>
          </table:table-cell>
          <table:table-cell office:value-type="float" office:value="33.59784">
            <text:p>33.60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27]/[.O5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number-columns-repeated="2"/>
          <table:table-cell/>
          <table:table-cell office:value-type="string">
            <text:p>Hhold.fctrN:.clusterid.fctr4</text:p>
          </table:table-cell>
          <table:table-cell office:value-type="float" office:value="39.716837">
            <text:p>39.72</text:p>
          </table:table-cell>
          <table:table-cell office:value-type="string">
            <text:p>Gender.fctrM</text:p>
          </table:table-cell>
          <table:table-cell office:value-type="float" office:value="58.878689">
            <text:p>58.88</text:p>
          </table:table-cell>
          <table:table-cell/>
          <table:table-cell office:value-type="string">
            <text:p>MKy</text:p>
          </table:table-cell>
          <table:table-cell office:value-type="float" office:value="45.180345">
            <text:p>45.18</text:p>
          </table:table-cell>
          <table:table-cell office:value-type="float" office:value="250.97436">
            <text:p>250.9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51442">
            <text:p>0.5514</text:p>
          </table:table-cell>
          <table:table-cell table:style-name="ce33" table:formula="of:=[.O28]/[.O5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 table:number-columns-repeated="4"/>
          <table:table-cell office:value-type="string">
            <text:p>Q115611.fctrNo</text:p>
          </table:table-cell>
          <table:table-cell office:value-type="float" office:value="37.044781">
            <text:p>37.04</text:p>
          </table:table-cell>
          <table:table-cell office:value-type="string">
            <text:p>Q115611.fctrNo</text:p>
          </table:table-cell>
          <table:table-cell office:value-type="float" office:value="53.01137">
            <text:p>53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6177236">
            <text:p>0.6177</text:p>
          </table:table-cell>
          <table:table-cell table:style-name="ce33" table:formula="of:=[.O29]/[.O5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 table:number-columns-repeated="3"/>
          <table:table-cell table:style-name="Default"/>
          <table:table-cell office:value-type="string">
            <text:p>Q120650.fctrNo</text:p>
          </table:table-cell>
          <table:table-cell office:value-type="float" office:value="33.982051">
            <text:p>33.98</text:p>
          </table:table-cell>
          <table:table-cell office:value-type="string">
            <text:p>Q119851.fctrNo</text:p>
          </table:table-cell>
          <table:table-cell office:value-type="float" office:value="35.805767">
            <text:p>35.8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5">
            <text:p>0.4500</text:p>
          </table:table-cell>
          <table:table-cell table:style-name="ce33" table:formula="of:=[.O30]/[.O5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Hhold.fctrPKn</text:p>
          </table:table-cell>
          <table:table-cell office:value-type="float" office:value="33.289229">
            <text:p>33.29</text:p>
          </table:table-cell>
          <table:table-cell office:value-type="string">
            <text:p>Q102674.fctrYes</text:p>
          </table:table-cell>
          <table:table-cell office:value-type="float" office:value="34.422765">
            <text:p>34.4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31]/[.O5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9851.fctrNo</text:p>
          </table:table-cell>
          <table:table-cell office:value-type="float" office:value="29.534974">
            <text:p>29.53</text:p>
          </table:table-cell>
          <table:table-cell office:value-type="string">
            <text:p>Q120650.fctrNo</text:p>
          </table:table-cell>
          <table:table-cell office:value-type="float" office:value="34.354616">
            <text:p>34.35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45">
            <text:p>0.4500</text:p>
          </table:table-cell>
          <table:table-cell table:style-name="ce33" table:formula="of:=[.O32]/[.O6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 table:number-columns-repeated="3"/>
          <table:table-cell table:style-name="Default"/>
          <table:table-cell office:value-type="string">
            <text:p>Q108950.fctrRisk-friendly</text:p>
          </table:table-cell>
          <table:table-cell office:value-type="float" office:value="27.44761">
            <text:p>27.45</text:p>
          </table:table-cell>
          <table:table-cell office:value-type="string">
            <text:p>Q113583.fctrTunes</text:p>
          </table:table-cell>
          <table:table-cell office:value-type="float" office:value="30.74993">
            <text:p>30.7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981941">
            <text:p>0.5982</text:p>
          </table:table-cell>
          <table:table-cell table:style-name="ce33" table:formula="of:=[.O33]/[.O6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02674.fctrYes</text:p>
          </table:table-cell>
          <table:table-cell office:value-type="float" office:value="26.308431">
            <text:p>26.31</text:p>
          </table:table-cell>
          <table:table-cell office:value-type="string">
            <text:p>Q98869.fctrNo</text:p>
          </table:table-cell>
          <table:table-cell office:value-type="float" office:value="30.635897">
            <text:p>30.64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764853">
            <text:p>0.5765</text:p>
          </table:table-cell>
          <table:table-cell table:style-name="ce33" table:formula="of:=[.O34]/[.O6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4386.fctrTMI</text:p>
          </table:table-cell>
          <table:table-cell office:value-type="float" office:value="26.076">
            <text:p>26.08</text:p>
          </table:table-cell>
          <table:table-cell office:value-type="string">
            <text:p>Q106389.fctrNo</text:p>
          </table:table-cell>
          <table:table-cell office:value-type="float" office:value="30.556692">
            <text:p>30.56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062271">
            <text:p>0.6062</text:p>
          </table:table-cell>
          <table:table-cell table:style-name="ce33" table:formula="of:=[.O35]/[.O6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6441.fctrYes</text:p>
          </table:table-cell>
          <table:table-cell office:value-type="float" office:value="23.933204">
            <text:p>23.93</text:p>
          </table:table-cell>
          <table:table-cell office:value-type="string">
            <text:p>Hhold.fctrN:.clusterid.fctr4</text:p>
          </table:table-cell>
          <table:table-cell office:value-type="float" office:value="26.82091">
            <text:p>26.82</text:p>
          </table:table-cell>
          <table:table-cell table:number-columns-repeated="6"/>
          <table:table-cell/>
          <table:table-cell table:style-name="ce33" table:formula="of:=[.O36]/[.O6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98869.fctrNo</text:p>
          </table:table-cell>
          <table:table-cell office:value-type="float" office:value="23.495876">
            <text:p>23.50</text:p>
          </table:table-cell>
          <table:table-cell office:value-type="string">
            <text:p>Q100562.fctrNo</text:p>
          </table:table-cell>
          <table:table-cell office:value-type="float" office:value="19.452739">
            <text:p>19.45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37]/[.O6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06389.fctrNo</text:p>
          </table:table-cell>
          <table:table-cell office:value-type="float" office:value="20.789172">
            <text:p>20.79</text:p>
          </table:table-cell>
          <table:table-cell office:value-type="string">
            <text:p>Q113181.fctrNo</text:p>
          </table:table-cell>
          <table:table-cell office:value-type="float" office:value="15.133682">
            <text:p>15.13</text:p>
          </table:table-cell>
          <table:table-cell table:number-columns-repeated="6"/>
          <table:table-cell table:style-name="ce26"/>
          <table:table-cell table:style-name="ce33" table:formula="of:=[.O38]/[.O6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Edn.fctr^4</text:p>
          </table:table-cell>
          <table:table-cell office:value-type="float" office:value="19.85309">
            <text:p>19.85</text:p>
          </table:table-cell>
          <table:table-cell office:value-type="string">
            <text:p>Q99480.fctrYes</text:p>
          </table:table-cell>
          <table:table-cell office:value-type="float" office:value="14.892812">
            <text:p>14.89</text:p>
          </table:table-cell>
          <table:table-cell table:number-columns-repeated="5"/>
          <table:table-cell table:style-name="ce29"/>
          <table:table-cell table:style-name="ce7"/>
          <table:table-cell table:style-name="ce33" table:formula="of:=[.O39]/[.O6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1848.fctrYes</text:p>
          </table:table-cell>
          <table:table-cell office:value-type="float" office:value="18.35411">
            <text:p>18.35</text:p>
          </table:table-cell>
          <table:table-cell office:value-type="string">
            <text:p>Q115195.fctrNo</text:p>
          </table:table-cell>
          <table:table-cell office:value-type="float" office:value="14.143119">
            <text:p>14.14</text:p>
          </table:table-cell>
          <table:table-cell table:number-columns-repeated="5"/>
          <table:table-cell table:style-name="ce7"/>
          <table:table-cell table:style-name="ce7"/>
          <table:table-cell table:style-name="ce33" table:formula="of:=[.O40]/[.O6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6441.fctrNo</text:p>
          </table:table-cell>
          <table:table-cell office:value-type="float" office:value="18.190177">
            <text:p>18.19</text:p>
          </table:table-cell>
          <table:table-cell office:value-type="string">
            <text:p>Edn.fctr^4</text:p>
          </table:table-cell>
          <table:table-cell office:value-type="float" office:value="13.897773">
            <text:p>13.90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41]/[.O6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09367.fctrYes</text:p>
          </table:table-cell>
          <table:table-cell office:value-type="float" office:value="18.038294">
            <text:p>18.04</text:p>
          </table:table-cell>
          <table:table-cell office:value-type="string">
            <text:p>Q116441.fctrYes</text:p>
          </table:table-cell>
          <table:table-cell office:value-type="float" office:value="13.171454">
            <text:p>13.1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42]/[.O7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YOB.Age.fctr^8</text:p>
          </table:table-cell>
          <table:table-cell office:value-type="float" office:value="17.576007">
            <text:p>17.58</text:p>
          </table:table-cell>
          <table:table-cell office:value-type="string">
            <text:p>Q116441.fctrNo</text:p>
          </table:table-cell>
          <table:table-cell office:value-type="float" office:value="13.148996">
            <text:p>13.15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43]/[.O7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0562.fctrNo</text:p>
          </table:table-cell>
          <table:table-cell office:value-type="float" office:value="15.746827">
            <text:p>15.75</text:p>
          </table:table-cell>
          <table:table-cell office:value-type="string">
            <text:p>Edn.fctr.L</text:p>
          </table:table-cell>
          <table:table-cell office:value-type="float" office:value="12.721394">
            <text:p>12.72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6092">
            <text:p>0.6092</text:p>
          </table:table-cell>
          <table:table-cell table:style-name="ce33" table:formula="of:=[.O44]/[.O7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6601.fctrNo</text:p>
          </table:table-cell>
          <table:table-cell office:value-type="float" office:value="14.611496">
            <text:p>14.61</text:p>
          </table:table-cell>
          <table:table-cell office:value-type="string">
            <text:p>Q98197.fctrYes</text:p>
          </table:table-cell>
          <table:table-cell office:value-type="float" office:value="12.664573">
            <text:p>12.66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972">
            <text:p>1972</text:p>
          </table:table-cell>
          <table:table-cell table:style-name="ce33" table:formula="of:=[.O45]/[.O73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3">
          <table:table-cell table:number-columns-repeated="4"/>
          <table:table-cell office:value-type="string">
            <text:p>Q120379.fctrNo</text:p>
          </table:table-cell>
          <table:table-cell office:value-type="float" office:value="12.253336">
            <text:p>12.25</text:p>
          </table:table-cell>
          <table:table-cell table:number-columns-repeated="7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46]/[.O74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2:.K46])" office:value-type="float" office:value="213.805032">
            <text:p>213.81</text:p>
          </table:table-cell>
          <table:table-cell table:style-name="ce23" table:formula="of:=SUM([.L22:.L46])" office:value-type="float" office:value="1042.40966">
            <text:p>1,042.4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2.5036044053444">
            <text:p>250.36%</text:p>
          </table:table-cell>
          <table:table-cell table:style-name="ce5" table:formula="of:=[.L$187]/[.C$18]" office:value-type="percentage" office:value="2.39999445131773">
            <text:p>240.00%</text:p>
          </table:table-cell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table:formula="of:=[.K47]/[.K103]" office:value-type="percentage" office:value="0.40715704296455">
            <text:p>40.72%</text:p>
          </table:table-cell>
          <table:table-cell table:style-name="ce24" table:formula="of:=[.L47]/[.L103]" office:value-type="percentage" office:value="0.444647473407137">
            <text:p>44.4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3">
          <table:table-cell table:number-columns-repeated="3"/>
          <table:table-cell office:value-type="string">
            <text:p>Q109244NA_AllX_cnk01_rest</text:p>
          </table:table-cell>
          <table:table-cell office:value-type="string">
            <text:p>All.X..rcv.glmnet.imp</text:p>
          </table:table-cell>
          <table:table-cell/>
          <table:table-cell table:style-name="ce16" office:value-type="string">
            <text:p>Final.All.X...glmnet.imp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1.064814">
            <text:p>1.06</text:p>
          </table:table-cell>
          <table:table-cell office:value-type="float" office:value="15.21644">
            <text:p>15.2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22">
            <text:p>122.0000</text:p>
          </table:table-cell>
          <table:table-cell table:style-name="ce33" table:formula="of:=[.O50]/[.O78]" office:value-type="percentage" office:value="1.41860465116279">
            <text:p>141.86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3">
          <table:table-cell/>
          <table:table-cell table:style-name="ce5" table:formula="of:=[.K$75]/[.B$18]" office:value-type="percentage" office:value="1">
            <text:p>100.00%</text:p>
          </table:table-cell>
          <table:table-cell table:style-name="ce5" table:formula="of:=[.L$75]/[.C$18]" office:value-type="percentage" office:value="1">
            <text:p>100.00%</text:p>
          </table:table-cell>
          <table:table-cell office:value-type="string">
            <text:p>GlbFeatsCategory:Hhold.fctr</text:p>
          </table:table-cell>
          <table:table-cell office:value-type="string">
            <text:p>Q113181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1163.fctrMom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24.374964">
            <text:p>24.37</text:p>
          </table:table-cell>
          <table:table-cell office:value-type="float" office:value="124.73019">
            <text:p>124.7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56">
            <text:p>56.0000</text:p>
          </table:table-cell>
          <table:table-cell table:style-name="ce33" table:formula="of:=[.O51]/[.O79]" office:value-type="percentage" office:value="0.150134048257373">
            <text:p>15.0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3">
          <table:table-cell/>
          <table:table-cell table:style-name="ce5" table:formula="of:=[.K$103]/[.B$18]" office:value-type="percentage" office:value="2.45605477611023">
            <text:p>245.61%</text:p>
          </table:table-cell>
          <table:table-cell table:style-name="ce5" table:formula="of:=[.L$103]/[.C$18]" office:value-type="percentage" office:value="2.24897263519219">
            <text:p>224.90%</text:p>
          </table:table-cell>
          <table:table-cell office:value-type="string">
            <text:p>Votes_Ensemble</text:p>
          </table:table-cell>
          <table:table-cell office:value-type="string">
            <text:p>Q101163.fctrMom</text:p>
          </table:table-cell>
          <table:table-cell office:value-type="float" office:value="88.909843">
            <text:p>88.91</text:p>
          </table:table-cell>
          <table:table-cell table:style-name="ce16" office:value-type="string">
            <text:p>Q98197.fctrNo</text:p>
          </table:table-cell>
          <table:table-cell office:value-type="float" office:value="87.253169">
            <text:p>87.25</text:p>
          </table:table-cell>
          <table:table-cell/>
          <table:table-cell office:value-type="string">
            <text:p>MKn</text:p>
          </table:table-cell>
          <table:table-cell office:value-type="float" office:value="19.844175">
            <text:p>19.84</text:p>
          </table:table-cell>
          <table:table-cell office:value-type="float" office:value="109.30718">
            <text:p>109.31</text:p>
          </table:table-cell>
          <table:table-cell/>
          <table:table-cell office:value-type="string">
            <text:p>OOBobs errors</text:p>
          </table:table-cell>
          <table:table-cell table:style-name="ce31" table:formula="of:=SUM([.O50:.O51])" office:value-type="float" office:value="178">
            <text:p>178.0000</text:p>
          </table:table-cell>
          <table:table-cell table:style-name="ce33" table:formula="of:=[.O52]/[.O80]" office:value-type="percentage" office:value="0.387799564270152">
            <text:p>38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5611.fctrYes</text:p>
          </table:table-cell>
          <table:table-cell office:value-type="float" office:value="82.633375">
            <text:p>82.63</text:p>
          </table:table-cell>
          <table:table-cell office:value-type="string">
            <text:p>Q116601.fctrNo</text:p>
          </table:table-cell>
          <table:table-cell office:value-type="float" office:value="84.167268">
            <text:p>84.17</text:p>
          </table:table-cell>
          <table:table-cell/>
          <table:table-cell office:value-type="string">
            <text:p>SKn</text:p>
          </table:table-cell>
          <table:table-cell office:value-type="float" office:value="107.440151">
            <text:p>107.44</text:p>
          </table:table-cell>
          <table:table-cell office:value-type="float" office:value="477.62028">
            <text:p>477.6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311">
            <text:p>311.0000</text:p>
          </table:table-cell>
          <table:table-cell table:style-name="ce33" table:formula="of:=[.O53]/[.O81]" office:value-type="percentage" office:value="1.2244094488189">
            <text:p>122.4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Gender.fctrM</text:p>
          </table:table-cell>
          <table:table-cell office:value-type="float" office:value="45.650319">
            <text:p>45.65</text:p>
          </table:table-cell>
          <table:table-cell office:value-type="string">
            <text:p>Q115611.fctrYes</text:p>
          </table:table-cell>
          <table:table-cell office:value-type="float" office:value="81.964527">
            <text:p>81.96</text:p>
          </table:table-cell>
          <table:table-cell/>
          <table:table-cell office:value-type="string">
            <text:p>PKn</text:p>
          </table:table-cell>
          <table:table-cell office:value-type="float" office:value="5.1469">
            <text:p>5.15</text:p>
          </table:table-cell>
          <table:table-cell office:value-type="float" office:value="30.96337">
            <text:p>30.96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36">
            <text:p>236.0000</text:p>
          </table:table-cell>
          <table:table-cell table:style-name="ce33" table:formula="of:=[.O54]/[.O82]" office:value-type="percentage" office:value="0.207381370826011">
            <text:p>20.7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 table:style-name="Default"/>
          <table:table-cell office:value-type="string">
            <text:p>Q98197.fctrNo</text:p>
          </table:table-cell>
          <table:table-cell office:value-type="float" office:value="41.37395">
            <text:p>41.37</text:p>
          </table:table-cell>
          <table:table-cell office:value-type="string">
            <text:p>Q113181.fctrYes</text:p>
          </table:table-cell>
          <table:table-cell office:value-type="float" office:value="75.707527">
            <text:p>75.71</text:p>
          </table:table-cell>
          <table:table-cell/>
          <table:table-cell office:value-type="string">
            <text:p>SKy</text:p>
          </table:table-cell>
          <table:table-cell office:value-type="float" office:value="10.753683">
            <text:p>10.75</text:p>
          </table:table-cell>
          <table:table-cell office:value-type="float" office:value="33.59784">
            <text:p>33.60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55]/[.O8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Hhold.fctrN:.clusterid.fctr4</text:p>
          </table:table-cell>
          <table:table-cell office:value-type="float" office:value="39.716837">
            <text:p>39.72</text:p>
          </table:table-cell>
          <table:table-cell office:value-type="string">
            <text:p>Gender.fctrM</text:p>
          </table:table-cell>
          <table:table-cell office:value-type="float" office:value="58.878689">
            <text:p>58.88</text:p>
          </table:table-cell>
          <table:table-cell/>
          <table:table-cell office:value-type="string">
            <text:p>MKy</text:p>
          </table:table-cell>
          <table:table-cell office:value-type="float" office:value="45.180345">
            <text:p>45.18</text:p>
          </table:table-cell>
          <table:table-cell office:value-type="float" office:value="250.97436">
            <text:p>250.9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51442">
            <text:p>0.5514</text:p>
          </table:table-cell>
          <table:table-cell table:style-name="ce33" table:formula="of:=[.O56]/[.O84]" office:value-type="percentage" office:value="0.972945048318022">
            <text:p>97.2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Q115611.fctrNo</text:p>
          </table:table-cell>
          <table:table-cell office:value-type="float" office:value="37.044781">
            <text:p>37.04</text:p>
          </table:table-cell>
          <table:table-cell office:value-type="string">
            <text:p>Q115611.fctrNo</text:p>
          </table:table-cell>
          <table:table-cell office:value-type="float" office:value="53.01137">
            <text:p>53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6177236">
            <text:p>0.6177</text:p>
          </table:table-cell>
          <table:table-cell table:style-name="ce33" table:formula="of:=[.O57]/[.O85]" office:value-type="percentage" office:value="1.05765497554833">
            <text:p>105.7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 table:number-columns-repeated="3"/>
          <table:table-cell table:style-name="Default"/>
          <table:table-cell office:value-type="string">
            <text:p>Q120650.fctrNo</text:p>
          </table:table-cell>
          <table:table-cell office:value-type="float" office:value="33.982051">
            <text:p>33.98</text:p>
          </table:table-cell>
          <table:table-cell office:value-type="string">
            <text:p>Q119851.fctrNo</text:p>
          </table:table-cell>
          <table:table-cell office:value-type="float" office:value="35.805767">
            <text:p>35.8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5">
            <text:p>0.4500</text:p>
          </table:table-cell>
          <table:table-cell table:style-name="ce33" table:formula="of:=[.O58]/[.O86]" office:value-type="percentage" office:value="0.692307692307692">
            <text:p>69.2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Hhold.fctrPKn</text:p>
          </table:table-cell>
          <table:table-cell office:value-type="float" office:value="33.289229">
            <text:p>33.29</text:p>
          </table:table-cell>
          <table:table-cell office:value-type="string">
            <text:p>Q102674.fctrYes</text:p>
          </table:table-cell>
          <table:table-cell office:value-type="float" office:value="34.422765">
            <text:p>34.4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59]/[.O8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9851.fctrNo</text:p>
          </table:table-cell>
          <table:table-cell office:value-type="float" office:value="29.534974">
            <text:p>29.53</text:p>
          </table:table-cell>
          <table:table-cell office:value-type="string">
            <text:p>Q120650.fctrNo</text:p>
          </table:table-cell>
          <table:table-cell office:value-type="float" office:value="34.354616">
            <text:p>34.35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45">
            <text:p>0.4500</text:p>
          </table:table-cell>
          <table:table-cell table:style-name="ce33" table:formula="of:=[.O60]/[.O88]" office:value-type="percentage" office:value="0.9">
            <text:p>9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108950.fctrRisk-friendly</text:p>
          </table:table-cell>
          <table:table-cell office:value-type="float" office:value="27.44761">
            <text:p>27.45</text:p>
          </table:table-cell>
          <table:table-cell office:value-type="string">
            <text:p>Q113583.fctrTunes</text:p>
          </table:table-cell>
          <table:table-cell office:value-type="float" office:value="30.74993">
            <text:p>30.7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981941">
            <text:p>0.5982</text:p>
          </table:table-cell>
          <table:table-cell table:style-name="ce33" table:formula="of:=[.O61]/[.O89]" office:value-type="percentage" office:value="1.01674760614936">
            <text:p>101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2674.fctrYes</text:p>
          </table:table-cell>
          <table:table-cell office:value-type="float" office:value="26.308431">
            <text:p>26.31</text:p>
          </table:table-cell>
          <table:table-cell office:value-type="string">
            <text:p>Q98869.fctrNo</text:p>
          </table:table-cell>
          <table:table-cell office:value-type="float" office:value="30.635897">
            <text:p>30.64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764853">
            <text:p>0.5765</text:p>
          </table:table-cell>
          <table:table-cell table:style-name="ce33" table:formula="of:=[.O62]/[.O90]" office:value-type="percentage" office:value="0.842033300089332">
            <text:p>84.2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4386.fctrTMI</text:p>
          </table:table-cell>
          <table:table-cell office:value-type="float" office:value="26.076">
            <text:p>26.08</text:p>
          </table:table-cell>
          <table:table-cell office:value-type="string">
            <text:p>Q106389.fctrNo</text:p>
          </table:table-cell>
          <table:table-cell office:value-type="float" office:value="30.556692">
            <text:p>30.56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062271">
            <text:p>0.6062</text:p>
          </table:table-cell>
          <table:table-cell table:style-name="ce33" table:formula="of:=[.O63]/[.O9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6441.fctrYes</text:p>
          </table:table-cell>
          <table:table-cell office:value-type="float" office:value="23.933204">
            <text:p>23.93</text:p>
          </table:table-cell>
          <table:table-cell office:value-type="string">
            <text:p>Hhold.fctrN:.clusterid.fctr4</text:p>
          </table:table-cell>
          <table:table-cell office:value-type="float" office:value="26.82091">
            <text:p>26.82</text:p>
          </table:table-cell>
          <table:table-cell table:number-columns-repeated="6"/>
          <table:table-cell/>
          <table:table-cell table:style-name="ce33" table:formula="of:=[.O64]/[.O9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98869.fctrNo</text:p>
          </table:table-cell>
          <table:table-cell office:value-type="float" office:value="23.495876">
            <text:p>23.50</text:p>
          </table:table-cell>
          <table:table-cell office:value-type="string">
            <text:p>Q100562.fctrNo</text:p>
          </table:table-cell>
          <table:table-cell office:value-type="float" office:value="19.452739">
            <text:p>19.45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65]/[.O9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06389.fctrNo</text:p>
          </table:table-cell>
          <table:table-cell office:value-type="float" office:value="20.789172">
            <text:p>20.79</text:p>
          </table:table-cell>
          <table:table-cell office:value-type="string">
            <text:p>Q113181.fctrNo</text:p>
          </table:table-cell>
          <table:table-cell office:value-type="float" office:value="15.133682">
            <text:p>15.13</text:p>
          </table:table-cell>
          <table:table-cell table:number-columns-repeated="6"/>
          <table:table-cell table:style-name="ce26"/>
          <table:table-cell table:style-name="ce33" table:formula="of:=[.O66]/[.O9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Edn.fctr^4</text:p>
          </table:table-cell>
          <table:table-cell office:value-type="float" office:value="19.85309">
            <text:p>19.85</text:p>
          </table:table-cell>
          <table:table-cell office:value-type="string">
            <text:p>Q99480.fctrYes</text:p>
          </table:table-cell>
          <table:table-cell office:value-type="float" office:value="14.892812">
            <text:p>14.89</text:p>
          </table:table-cell>
          <table:table-cell table:number-columns-repeated="5"/>
          <table:table-cell table:style-name="ce29"/>
          <table:table-cell table:style-name="ce7"/>
          <table:table-cell table:style-name="ce33" table:formula="of:=[.O67]/[.O9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1848.fctrYes</text:p>
          </table:table-cell>
          <table:table-cell office:value-type="float" office:value="18.35411">
            <text:p>18.35</text:p>
          </table:table-cell>
          <table:table-cell office:value-type="string">
            <text:p>Q115195.fctrNo</text:p>
          </table:table-cell>
          <table:table-cell office:value-type="float" office:value="14.143119">
            <text:p>14.14</text:p>
          </table:table-cell>
          <table:table-cell table:number-columns-repeated="5"/>
          <table:table-cell table:style-name="ce7"/>
          <table:table-cell table:style-name="ce7"/>
          <table:table-cell table:style-name="ce33" table:formula="of:=[.O68]/[.O9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6441.fctrNo</text:p>
          </table:table-cell>
          <table:table-cell office:value-type="float" office:value="18.190177">
            <text:p>18.19</text:p>
          </table:table-cell>
          <table:table-cell office:value-type="string">
            <text:p>Edn.fctr^4</text:p>
          </table:table-cell>
          <table:table-cell office:value-type="float" office:value="13.897773">
            <text:p>13.90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69]/[.O9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09367.fctrYes</text:p>
          </table:table-cell>
          <table:table-cell office:value-type="float" office:value="18.038294">
            <text:p>18.04</text:p>
          </table:table-cell>
          <table:table-cell office:value-type="string">
            <text:p>Q116441.fctrYes</text:p>
          </table:table-cell>
          <table:table-cell office:value-type="float" office:value="13.171454">
            <text:p>13.1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70]/[.O9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YOB.Age.fctr^8</text:p>
          </table:table-cell>
          <table:table-cell office:value-type="float" office:value="17.576007">
            <text:p>17.58</text:p>
          </table:table-cell>
          <table:table-cell office:value-type="string">
            <text:p>Q116441.fctrNo</text:p>
          </table:table-cell>
          <table:table-cell office:value-type="float" office:value="13.148996">
            <text:p>13.15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71]/[.O9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00562.fctrNo</text:p>
          </table:table-cell>
          <table:table-cell office:value-type="float" office:value="15.746827">
            <text:p>15.75</text:p>
          </table:table-cell>
          <table:table-cell office:value-type="string">
            <text:p>Edn.fctr.L</text:p>
          </table:table-cell>
          <table:table-cell office:value-type="float" office:value="12.721394">
            <text:p>12.72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string">
            <text:p>N/A</text:p>
          </table:table-cell>
          <table:table-cell table:style-name="ce33" table:formula="of:=[.O72]/[.O100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Q116601.fctrNo</text:p>
          </table:table-cell>
          <table:table-cell office:value-type="float" office:value="14.611496">
            <text:p>14.61</text:p>
          </table:table-cell>
          <table:table-cell office:value-type="string">
            <text:p>Q98197.fctrYes</text:p>
          </table:table-cell>
          <table:table-cell office:value-type="float" office:value="12.664573">
            <text:p>12.66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string">
            <text:p>N/A</text:p>
          </table:table-cell>
          <table:table-cell table:style-name="ce33" table:formula="of:=[.O73]/[.O101]" office:value-type="percentage" office:value="0">
            <text:p>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3">
          <table:table-cell table:number-columns-repeated="4"/>
          <table:table-cell office:value-type="string">
            <text:p>Q120379.fctrNo</text:p>
          </table:table-cell>
          <table:table-cell office:value-type="float" office:value="12.253336">
            <text:p>12.25</text:p>
          </table:table-cell>
          <table:table-cell table:number-columns-repeated="7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74]/[.O102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50:.K74])" office:value-type="float" office:value="213.805032">
            <text:p>213.81</text:p>
          </table:table-cell>
          <table:table-cell table:style-name="ce23" table:formula="of:=SUM([.L50:.L74])" office:value-type="float" office:value="1042.40966">
            <text:p>1,042.4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15]/[.B$18]" office:value-type="percentage" office:value="2.51475372197975">
            <text:p>251.48%</text:p>
          </table:table-cell>
          <table:table-cell table:style-name="ce5" table:formula="of:=[.L$215]/[.C$18]" office:value-type="percentage" office:value="2.37725962746738">
            <text:p>237.73%</text:p>
          </table:table-cell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4" table:formula="of:=[.K75]/[.K131]" office:value-type="percentage" office:value="0.403161009628684">
            <text:p>40.32%</text:p>
          </table:table-cell>
          <table:table-cell table:style-name="ce24" table:formula="of:=[.L75]/[.L131]" office:value-type="percentage" office:value="0.430572468549377">
            <text:p>43.0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Ensemble_cnk06</text:p>
          </table:table-cell>
          <table:table-cell office:value-type="string">
            <text:p>Ensemble.auto.2..rcv.glmnet.imp</text:p>
          </table:table-cell>
          <table:table-cell/>
          <table:table-cell table:style-name="ce16" office:value-type="string">
            <text:p>Ensemble.auto.2..rcv.glmnet.imp</text:p>
          </table:table-cell>
          <table:table-cell table:number-columns-repeated="2"/>
          <table:table-cell office:value-type="string">
            <text:p>Yes</text:p>
          </table:table-cell>
          <table:table-cell office:value-type="float" office:value="84.95637">
            <text:p>84.96</text:p>
          </table:table-cell>
          <table:table-cell office:value-type="float" office:value="260.8742">
            <text:p>260.87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86">
            <text:p>86.0000</text:p>
          </table:table-cell>
          <table:table-cell table:style-name="ce33" table:formula="of:=[.O78]/[.O106]" office:value-type="percentage" office:value="0.796296296296296">
            <text:p>79.63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103]/[.B$18]" office:value-type="percentage" office:value="2.45605477611023">
            <text:p>245.61%</text:p>
          </table:table-cell>
          <table:table-cell table:style-name="ce5" table:formula="of:=[.L$103]/[.C$18]" office:value-type="percentage" office:value="2.24897263519219">
            <text:p>224.90%</text:p>
          </table:table-cell>
          <table:table-cell office:value-type="string">
            <text:p>Ensemble</text:p>
          </table:table-cell>
          <table:table-cell office:value-type="string">
            <text:p>Party.fctr.RFE.X.Inc..rcv.bagEarth.prob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Party.fctr.RFE.X.Inc..rcv.bagEarth.prob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5.99749">
            <text:p>206.00</text:p>
          </table:table-cell>
          <table:table-cell office:value-type="float" office:value="1008.0114">
            <text:p>1,008.0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3">
            <text:p>373.0000</text:p>
          </table:table-cell>
          <table:table-cell table:style-name="ce33" table:formula="of:=[.O79]/[.O107]" office:value-type="percentage" office:value="1.04775280898876">
            <text:p>104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131]/[.B$18]" office:value-type="percentage" office:value="2.48039859043168">
            <text:p>248.04%</text:p>
          </table:table-cell>
          <table:table-cell table:style-name="ce5" table:formula="of:=[.L$131]/[.C$18]" office:value-type="percentage" office:value="2.32248941361499">
            <text:p>232.25%</text:p>
          </table:table-cell>
          <table:table-cell office:value-type="string">
            <text:p>Added alg &amp; .Inc</text:p>
          </table:table-cell>
          <table:table-cell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 table:style-name="ce16"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/>
          <table:table-cell office:value-type="string">
            <text:p>No</text:p>
          </table:table-cell>
          <table:table-cell office:value-type="float" office:value="234.16301">
            <text:p>234.16</text:p>
          </table:table-cell>
          <table:table-cell office:value-type="float" office:value="1075.4652">
            <text:p>1,075.47</text:p>
          </table:table-cell>
          <table:table-cell/>
          <table:table-cell office:value-type="string">
            <text:p>OOBobs errors</text:p>
          </table:table-cell>
          <table:table-cell table:style-name="ce31" table:formula="of:=SUM([.O78:.O79])" office:value-type="float" office:value="459">
            <text:p>459.0000</text:p>
          </table:table-cell>
          <table:table-cell table:style-name="ce33" table:formula="of:=[.O80]/[.O108]" office:value-type="percentage" office:value="0.989224137931034">
            <text:p>98.9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2.49889324400934">
            <text:p>249.89%</text:p>
          </table:table-cell>
          <table:table-cell table:style-name="ce5" table:formula="of:=[.L$159]/[.C$18]" office:value-type="percentage" office:value="2.40885382815812">
            <text:p>240.89%</text:p>
          </table:table-cell>
          <table:table-cell office:value-type="string">
            <text:p>Added RFEX &amp; preProc</text:p>
          </table:table-cell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254">
            <text:p>254.0000</text:p>
          </table:table-cell>
          <table:table-cell table:style-name="ce33" table:formula="of:=[.O81]/[.O109]" office:value-type="percentage" office:value="0.866894197952218">
            <text:p>86.6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2.5036044053444">
            <text:p>250.36%</text:p>
          </table:table-cell>
          <table:table-cell table:style-name="ce5" table:formula="of:=[.L$187]/[.C$18]" office:value-type="percentage" office:value="2.39999445131773">
            <text:p>240.00%</text:p>
          </table:table-cell>
          <table:table-cell office:value-type="string">
            <text:p>Added AllX preProc</text:p>
          </table:table-cell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1138">
            <text:p>1,138.0000</text:p>
          </table:table-cell>
          <table:table-cell table:style-name="ce33" table:formula="of:=[.O82]/[.O110]" office:value-type="percentage" office:value="1.03548680618744">
            <text:p>103.5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2.51475372197975">
            <text:p>251.48%</text:p>
          </table:table-cell>
          <table:table-cell table:style-name="ce5" table:formula="of:=[.L$215]/[.C$18]" office:value-type="percentage" office:value="2.37725962746738">
            <text:p>237.73%</text:p>
          </table:table-cell>
          <table:table-cell table:style-name="Default" office:value-type="string">
            <text:p>Modified opt.prob.threshold computation</text:p>
          </table:table-cell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3" table:formula="of:=[.O83]/[.O11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4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office:value-type="string">
            <text:p>GlbFeatsCategory:Q109244.fctr</text:p>
          </table:table-cell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667761">
            <text:p>0.5668</text:p>
          </table:table-cell>
          <table:table-cell table:style-name="ce33" table:formula="of:=[.O84]/[.O112]" office:value-type="percentage" office:value="0.999427614883917">
            <text:p>99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5840502">
            <text:p>0.5841</text:p>
          </table:table-cell>
          <table:table-cell table:style-name="ce33" table:formula="of:=[.O85]/[.O113]" office:value-type="percentage" office:value="0.999961306193338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65">
            <text:p>0.6500</text:p>
          </table:table-cell>
          <table:table-cell table:style-name="ce33" table:formula="of:=[.O86]/[.O114]" office:value-type="percentage" office:value="1.08333333333333">
            <text:p>108.3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2.41923683536129">
            <text:p>241.92%</text:p>
          </table:table-cell>
          <table:table-cell table:style-name="ce5" table:formula="of:=[.L$271]/[.C$18]" office:value-type="percentage" office:value="2.39996000228931">
            <text:p>240.00%</text:p>
          </table:table-cell>
          <table:table-cell office:value-type="string">
            <text:p>Added YOB.Age.dff</text:p>
          </table:table-cell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87]/[.O11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41933407816145">
            <text:p>241.93%</text:p>
          </table:table-cell>
          <table:table-cell table:style-name="ce5" table:formula="of:=[.L$299]/[.C$18]" office:value-type="percentage" office:value="2.38194652762523">
            <text:p>238.19%</text:p>
          </table:table-cell>
          <table:table-cell office:value-type="string">
            <text:p>Clustered on Q*.fctr</text:p>
          </table:table-cell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88]/[.O11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883408">
            <text:p>0.5883</text:p>
          </table:table-cell>
          <table:table-cell table:style-name="ce33" table:formula="of:=[.O89]/[.O117]" office:value-type="percentage" office:value="1.00768048313241">
            <text:p>100.7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36580970648062">
            <text:p>236.58%</text:p>
          </table:table-cell>
          <table:table-cell table:style-name="ce5" table:formula="of:=[.L$327]/[.C$18]" office:value-type="percentage" office:value="2.38223681656979">
            <text:p>238.22%</text:p>
          </table:table-cell>
          <table:table-cell office:value-type="string">
            <text:p>Added Q*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846348">
            <text:p>0.6846</text:p>
          </table:table-cell>
          <table:table-cell table:style-name="ce33" table:formula="of:=[.O90]/[.O118]" office:value-type="percentage" office:value="1.10963930289798">
            <text:p>110.9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string">
            <text:p>N/A</text:p>
          </table:table-cell>
          <table:table-cell table:style-name="ce33" table:formula="of:=[.O91]/[.O119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table:number-columns-repeated="10"/>
          <table:table-cell/>
          <table:table-cell table:style-name="ce33" table:formula="of:=[.O92]/[.O12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93]/[.O12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table:number-columns-repeated="10"/>
          <table:table-cell table:style-name="ce26"/>
          <table:table-cell table:style-name="ce33" table:formula="of:=[.O94]/[.O12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95]/[.O12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96]/[.O12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97]/[.O12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98]/[.O12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99]/[.O12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Leaderboard fin (Private)</text:p>
          </table:table-cell>
          <table:table-cell office:value-type="float" office:value="0.5977">
            <text:p>0.5977</text:p>
          </table:table-cell>
          <table:table-cell table:style-name="ce33" table:formula="of:=[.O100]/[.O128]" office:value-type="percentage" office:value="0.997596555062256">
            <text:p>99.76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fin (Private) Rank</text:p>
          </table:table-cell>
          <table:table-cell table:style-name="ce7" office:value-type="float" office:value="1562">
            <text:p>1562</text:p>
          </table:table-cell>
          <table:table-cell table:style-name="ce33" table:formula="of:=[.O101]/[.O129]" office:value-type="percentage" office:value="1.1">
            <text:p>11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02]/[.O130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78:.K102])" office:value-type="float" office:value="525.11687">
            <text:p>525.12</text:p>
          </table:table-cell>
          <table:table-cell table:style-name="ce23" table:formula="of:=SUM([.L78:.L102])" office:value-type="float" office:value="2344.3508">
            <text:p>2,344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table:formula="of:=[.D$218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103]/[.K159]" office:value-type="percentage" office:value="0.982857023603627">
            <text:p>98.29%</text:p>
          </table:table-cell>
          <table:table-cell table:style-name="ce24" table:formula="of:=[.L103]/[.L159]" office:value-type="percentage" office:value="0.933627690025438">
            <text:p>93.3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RFEXNOr_cnk05</text:p>
          </table:table-cell>
          <table:table-cell office:value-type="string">
            <text:p>RFE.X.Inc..rcv.bagEarth.imp</text:p>
          </table:table-cell>
          <table:table-cell/>
          <table:table-cell table:style-name="ce16" office:value-type="string">
            <text:p>Final.RFE.X.Inc..rcv.bagEarth.imp</text:p>
          </table:table-cell>
          <table:table-cell table:number-columns-repeated="2"/>
          <table:table-cell office:value-type="string">
            <text:p>NA</text:p>
          </table:table-cell>
          <table:table-cell office:value-type="float" office:value="208.8033">
            <text:p>208.80</text:p>
          </table:table-cell>
          <table:table-cell office:value-type="float" office:value="1031.1905">
            <text:p>1,031.19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08">
            <text:p>108.0000</text:p>
          </table:table-cell>
          <table:table-cell table:style-name="ce33" table:formula="of:=[.O106]/[.O134]" office:value-type="percentage" office:value="0.509433962264151">
            <text:p>50.94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2.48039859043168">
            <text:p>248.04%</text:p>
          </table:table-cell>
          <table:table-cell table:style-name="ce5" table:formula="of:=[.L$131]/[.C$18]" office:value-type="percentage" office:value="2.32248941361499">
            <text:p>232.25%</text:p>
          </table:table-cell>
          <table:table-cell office:value-type="string">
            <text:p>Added alg &amp; .Inc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o</text:p>
          </table:table-cell>
          <table:table-cell office:value-type="float" office:value="236.6868">
            <text:p>236.69</text:p>
          </table:table-cell>
          <table:table-cell office:value-type="float" office:value="1109.6961">
            <text:p>1,109.7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56">
            <text:p>356.0000</text:p>
          </table:table-cell>
          <table:table-cell table:style-name="ce33" table:formula="of:=[.O107]/[.O135]" office:value-type="percentage" office:value="1.40711462450593">
            <text:p>140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159]/[.B$18]" office:value-type="percentage" office:value="2.49889324400934">
            <text:p>249.89%</text:p>
          </table:table-cell>
          <table:table-cell table:style-name="ce5" table:formula="of:=[.L$159]/[.C$18]" office:value-type="percentage" office:value="2.40885382815812">
            <text:p>240.89%</text:p>
          </table:table-cell>
          <table:table-cell office:value-type="string">
            <text:p>Added RFEX &amp; preProc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/>
          <table:table-cell office:value-type="string">
            <text:p>Yes</text:p>
          </table:table-cell>
          <table:table-cell office:value-type="float" office:value="84.8316">
            <text:p>84.83</text:p>
          </table:table-cell>
          <table:table-cell office:value-type="float" office:value="280.0988">
            <text:p>280.10</text:p>
          </table:table-cell>
          <table:table-cell/>
          <table:table-cell office:value-type="string">
            <text:p>OOBobs errors</text:p>
          </table:table-cell>
          <table:table-cell table:style-name="ce31" table:formula="of:=SUM([.O106:.O107])" office:value-type="float" office:value="464">
            <text:p>464.0000</text:p>
          </table:table-cell>
          <table:table-cell table:style-name="ce33" table:formula="of:=[.O108]/[.O136]" office:value-type="percentage" office:value="0.997849462365591">
            <text:p>99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2.5036044053444">
            <text:p>250.36%</text:p>
          </table:table-cell>
          <table:table-cell table:style-name="ce5" table:formula="of:=[.L$187]/[.C$18]" office:value-type="percentage" office:value="2.39999445131773">
            <text:p>240.00%</text:p>
          </table:table-cell>
          <table:table-cell office:value-type="string">
            <text:p>Added AllX preProc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93">
            <text:p>293.0000</text:p>
          </table:table-cell>
          <table:table-cell table:style-name="ce33" table:formula="of:=[.O109]/[.O137]" office:value-type="percentage" office:value="0.491610738255034">
            <text:p>49.1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51475372197975">
            <text:p>251.48%</text:p>
          </table:table-cell>
          <table:table-cell table:style-name="ce5" table:formula="of:=[.L$215]/[.C$18]" office:value-type="percentage" office:value="2.37725962746738">
            <text:p>237.73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98197.fctrNo</text:p>
          </table:table-cell>
          <table:table-cell office:value-type="float" office:value="52.69691">
            <text:p>52.70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099">
            <text:p>1,099.0000</text:p>
          </table:table-cell>
          <table:table-cell table:style-name="ce33" table:formula="of:=[.O110]/[.O138]" office:value-type="percentage" office:value="1.38065326633166">
            <text:p>138.0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office:value-type="string">
            <text:p>GlbFeatsCategory:Q109244.fctr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11]/[.O13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671007">
            <text:p>0.5671</text:p>
          </table:table-cell>
          <table:table-cell table:style-name="ce33" table:formula="of:=[.O112]/[.O140]" office:value-type="percentage" office:value="0.979058261404608">
            <text:p>97.9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40728">
            <text:p>0.5841</text:p>
          </table:table-cell>
          <table:table-cell table:style-name="ce33" table:formula="of:=[.O113]/[.O141]" office:value-type="percentage" office:value="1.00416366515316">
            <text:p>100.4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2.41923683536129">
            <text:p>241.92%</text:p>
          </table:table-cell>
          <table:table-cell table:style-name="ce5" table:formula="of:=[.L$271]/[.C$18]" office:value-type="percentage" office:value="2.39996000228931">
            <text:p>240.00%</text:p>
          </table:table-cell>
          <table:table-cell office:value-type="string">
            <text:p>Added YOB.Age.dff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3" table:formula="of:=[.O114]/[.O142]" office:value-type="percentage" office:value="1.2">
            <text:p>12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41933407816145">
            <text:p>241.93%</text:p>
          </table:table-cell>
          <table:table-cell table:style-name="ce5" table:formula="of:=[.L$299]/[.C$18]" office:value-type="percentage" office:value="2.38194652762523">
            <text:p>238.19%</text:p>
          </table:table-cell>
          <table:table-cell office:value-type="string">
            <text:p>Clustered on Q*.fctr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115]/[.O14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116]/[.O14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36580970648062">
            <text:p>236.58%</text:p>
          </table:table-cell>
          <table:table-cell table:style-name="ce5" table:formula="of:=[.L$327]/[.C$18]" office:value-type="percentage" office:value="2.38223681656979">
            <text:p>238.22%</text:p>
          </table:table-cell>
          <table:table-cell office:value-type="string">
            <text:p>Added Q*.fctr</text:p>
          </table:table-cell>
          <table:table-cell office:value-type="string">
            <text:p>Edn.fctr^7</text:p>
          </table:table-cell>
          <table:table-cell office:value-type="float" office:value="36.299408">
            <text:p>36.30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38565">
            <text:p>0.5839</text:p>
          </table:table-cell>
          <table:table-cell table:style-name="ce33" table:formula="of:=[.O117]/[.O145]" office:value-type="percentage" office:value="1.00153852857042">
            <text:p>100.1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office:value-type="string">
            <text:p>Q120472.fctrScience</text:p>
          </table:table-cell>
          <table:table-cell office:value-type="float" office:value="32.69532">
            <text:p>32.70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169886">
            <text:p>0.6170</text:p>
          </table:table-cell>
          <table:table-cell table:style-name="ce33" table:formula="of:=[.O118]/[.O146]" office:value-type="percentage" office:value="0.955192293669621">
            <text:p>95.5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548132">
            <text:p>0.6548</text:p>
          </table:table-cell>
          <table:table-cell table:style-name="ce33" table:formula="of:=[.O119]/[.O147]" office:value-type="percentage" office:value="1.04390348264243">
            <text:p>104.3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6"/>
          <table:table-cell/>
          <table:table-cell table:style-name="ce33" table:formula="of:=[.O120]/[.O14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121]/[.O14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6"/>
          <table:table-cell table:style-name="ce26"/>
          <table:table-cell table:style-name="ce33" table:formula="of:=[.O122]/[.O15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office:value-type="string">
            <text:p>Q122771.fctrPt</text:p>
          </table:table-cell>
          <table:table-cell office:value-type="float" office:value="28.00321">
            <text:p>28.00</text:p>
          </table:table-cell>
          <table:table-cell office:value-type="string">
            <text:p>Hhold.fctrSKn</text:p>
          </table:table-cell>
          <table:table-cell office:value-type="float" office:value="24.50148">
            <text:p>24.50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123]/[.O15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office:value-type="string">
            <text:p>YOB.Age.dff</text:p>
          </table:table-cell>
          <table:table-cell office:value-type="float" office:value="22.8047">
            <text:p>22.80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124]/[.O15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125]/[.O15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126]/[.O15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127]/[.O15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59914">
            <text:p>0.5991</text:p>
          </table:table-cell>
          <table:table-cell table:style-name="ce33" table:formula="of:=[.O128]/[.O156]" office:value-type="percentage" office:value="0.969764656372406">
            <text:p>96.98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5">
          <table:table-cell table:number-columns-repeated="4"/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420">
            <text:p>1420</text:p>
          </table:table-cell>
          <table:table-cell table:style-name="ce33" table:formula="of:=[.O129]/[.O157]" office:value-type="percentage" office:value="1.34724857685009">
            <text:p>134.72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5">
          <table:table-cell table:number-columns-repeated="4"/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30]/[.O158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Q124122.fctrYes</text:p>
          </table:table-cell>
          <table:table-cell table:style-name="ce20" office:value-type="float" office:value="18.645168">
            <text:p>18.65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/>
          <table:table-cell table:style-name="ce22" office:value-type="string">
            <text:p>Total</text:p>
          </table:table-cell>
          <table:table-cell table:style-name="ce23" table:formula="of:=SUM([.K106:.K130])" office:value-type="float" office:value="530.3217">
            <text:p>530.32</text:p>
          </table:table-cell>
          <table:table-cell table:style-name="ce23" table:formula="of:=SUM([.L106:.L130])" office:value-type="float" office:value="2420.9854">
            <text:p>2,420.9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table:formula="of:=[.D$218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131]/[.K187]" office:value-type="percentage" office:value="0.99073103767385">
            <text:p>99.07%</text:p>
          </table:table-cell>
          <table:table-cell table:style-name="ce24" table:formula="of:=[.L131]/[.L187]" office:value-type="percentage" office:value="0.96770615962875">
            <text:p>96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RFEX_cnk04</text:p>
          </table:table-cell>
          <table:table-cell office:value-type="string">
            <text:p>RFE.X.zv.pca.rcv.glmnet.imp</text:p>
          </table:table-cell>
          <table:table-cell/>
          <table:table-cell table:style-name="ce16" office:value-type="string">
            <text:p>Final.RFE.X.zv.pca.rcv.glmnet.imp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39.90734">
            <text:p>239.91</text:p>
          </table:table-cell>
          <table:table-cell office:value-type="float" office:value="1138.9447">
            <text:p>1,138.9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212">
            <text:p>212.0000</text:p>
          </table:table-cell>
          <table:table-cell table:style-name="ce33" table:formula="of:=[.O134]/[.O162]" office:value-type="percentage" office:value="2.68354430379747">
            <text:p>268.35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2.49889324400934">
            <text:p>249.89%</text:p>
          </table:table-cell>
          <table:table-cell table:style-name="ce5" table:formula="of:=[.L$159]/[.C$18]" office:value-type="percentage" office:value="2.40885382815812">
            <text:p>240.89%</text:p>
          </table:table-cell>
          <table:table-cell office:value-type="string">
            <text:p>Added RFEX &amp; preProc</text:p>
          </table:table-cell>
          <table:table-cell office:value-type="string">
            <text:p>PC8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PC7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08425">
            <text:p>209.08</text:p>
          </table:table-cell>
          <table:table-cell office:value-type="float" office:value="1036.9025">
            <text:p>1,036.9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53">
            <text:p>253.0000</text:p>
          </table:table-cell>
          <table:table-cell table:style-name="ce33" table:formula="of:=[.O135]/[.O163]" office:value-type="percentage" office:value="0.65374677002584">
            <text:p>65.3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2.5036044053444">
            <text:p>250.36%</text:p>
          </table:table-cell>
          <table:table-cell table:style-name="ce5" table:formula="of:=[.L$187]/[.C$18]" office:value-type="percentage" office:value="2.39999445131773">
            <text:p>240.00%</text:p>
          </table:table-cell>
          <table:table-cell office:value-type="string">
            <text:p>Added AllX preProc</text:p>
          </table:table-cell>
          <table:table-cell office:value-type="string">
            <text:p>PC5</text:p>
          </table:table-cell>
          <table:table-cell office:value-type="float" office:value="79.95721">
            <text:p>79.96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/>
          <table:table-cell office:value-type="string">
            <text:p>Yes</text:p>
          </table:table-cell>
          <table:table-cell office:value-type="float" office:value="85.28436">
            <text:p>85.28</text:p>
          </table:table-cell>
          <table:table-cell office:value-type="float" office:value="335.1653">
            <text:p>335.17</text:p>
          </table:table-cell>
          <table:table-cell/>
          <table:table-cell office:value-type="string">
            <text:p>OOBobs errors</text:p>
          </table:table-cell>
          <table:table-cell table:style-name="ce31" table:formula="of:=SUM([.O134:.O135])" office:value-type="float" office:value="465">
            <text:p>465.0000</text:p>
          </table:table-cell>
          <table:table-cell table:style-name="ce33" table:formula="of:=[.O136]/[.O164]" office:value-type="percentage" office:value="0.997854077253219">
            <text:p>99.7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51475372197975">
            <text:p>251.48%</text:p>
          </table:table-cell>
          <table:table-cell table:style-name="ce5" table:formula="of:=[.L$215]/[.C$18]" office:value-type="percentage" office:value="2.37725962746738">
            <text:p>237.73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PC10</text:p>
          </table:table-cell>
          <table:table-cell office:value-type="float" office:value="66.60214">
            <text:p>66.60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96">
            <text:p>596.0000</text:p>
          </table:table-cell>
          <table:table-cell table:style-name="ce33" table:formula="of:=[.O137]/[.O165]" office:value-type="percentage" office:value="2.58008658008658">
            <text:p>258.0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office:value-type="string">
            <text:p>GlbFeatsCategory:Q109244.fctr</text:p>
          </table:table-cell>
          <table:table-cell office:value-type="string">
            <text:p>PC15</text:p>
          </table:table-cell>
          <table:table-cell office:value-type="float" office:value="63.21726">
            <text:p>63.22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796">
            <text:p>796.0000</text:p>
          </table:table-cell>
          <table:table-cell table:style-name="ce33" table:formula="of:=[.O138]/[.O166]" office:value-type="percentage" office:value="0.685615848406546">
            <text:p>68.5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PC9</text:p>
          </table:table-cell>
          <table:table-cell office:value-type="float" office:value="55.84978">
            <text:p>55.85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39]/[.O16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PC26</text:p>
          </table:table-cell>
          <table:table-cell office:value-type="float" office:value="50.50796">
            <text:p>50.51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792308">
            <text:p>0.5792</text:p>
          </table:table-cell>
          <table:table-cell table:style-name="ce33" table:formula="of:=[.O140]/[.O168]" office:value-type="percentage" office:value="1.03951079547779">
            <text:p>103.9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2.41923683536129">
            <text:p>241.92%</text:p>
          </table:table-cell>
          <table:table-cell table:style-name="ce5" table:formula="of:=[.L$271]/[.C$18]" office:value-type="percentage" office:value="2.39996000228931">
            <text:p>240.00%</text:p>
          </table:table-cell>
          <table:table-cell office:value-type="string">
            <text:p>Added YOB.Age.dff</text:p>
          </table:table-cell>
          <table:table-cell office:value-type="string">
            <text:p>PC3</text:p>
          </table:table-cell>
          <table:table-cell office:value-type="float" office:value="44.74537">
            <text:p>44.75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1651">
            <text:p>0.5817</text:p>
          </table:table-cell>
          <table:table-cell table:style-name="ce33" table:formula="of:=[.O141]/[.O169]" office:value-type="percentage" office:value="1.00502711400045">
            <text:p>100.5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41933407816145">
            <text:p>241.93%</text:p>
          </table:table-cell>
          <table:table-cell table:style-name="ce5" table:formula="of:=[.L$299]/[.C$18]" office:value-type="percentage" office:value="2.38194652762523">
            <text:p>238.19%</text:p>
          </table:table-cell>
          <table:table-cell office:value-type="string">
            <text:p>Clustered on Q*.fctr</text:p>
          </table:table-cell>
          <table:table-cell office:value-type="string">
            <text:p>PC14</text:p>
          </table:table-cell>
          <table:table-cell office:value-type="float" office:value="43.98423">
            <text:p>43.98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">
            <text:p>0.5000</text:p>
          </table:table-cell>
          <table:table-cell table:style-name="ce33" table:formula="of:=[.O142]/[.O170]" office:value-type="percentage" office:value="0.833333333333333">
            <text:p>83.3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PC57</text:p>
          </table:table-cell>
          <table:table-cell office:value-type="float" office:value="31.05066">
            <text:p>31.05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143]/[.O17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36580970648062">
            <text:p>236.58%</text:p>
          </table:table-cell>
          <table:table-cell table:style-name="ce5" table:formula="of:=[.L$327]/[.C$18]" office:value-type="percentage" office:value="2.38223681656979">
            <text:p>238.22%</text:p>
          </table:table-cell>
          <table:table-cell office:value-type="string">
            <text:p>Added Q*.fctr</text:p>
          </table:table-cell>
          <table:table-cell office:value-type="string">
            <text:p>PC68</text:p>
          </table:table-cell>
          <table:table-cell office:value-type="float" office:value="26.84775">
            <text:p>26.85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144]/[.O17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office:value-type="string">
            <text:p>PC30</text:p>
          </table:table-cell>
          <table:table-cell office:value-type="float" office:value="25.69378">
            <text:p>25.69</text:p>
          </table:table-cell>
          <table:table-cell office:value-type="string">
            <text:p>PC113</text:p>
          </table:table-cell>
          <table:table-cell office:value-type="float" office:value="21.7031007">
            <text:p>21.70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9596">
            <text:p>0.5830</text:p>
          </table:table-cell>
          <table:table-cell table:style-name="ce33" table:formula="of:=[.O145]/[.O173]" office:value-type="percentage" office:value="1.0015407272205">
            <text:p>100.1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office:value-type="string">
            <text:p>PC88</text:p>
          </table:table-cell>
          <table:table-cell office:value-type="float" office:value="24.77208">
            <text:p>24.77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59313">
            <text:p>0.6459</text:p>
          </table:table-cell>
          <table:table-cell table:style-name="ce33" table:formula="of:=[.O146]/[.O174]" office:value-type="percentage" office:value="0.996994498196807">
            <text:p>99.7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office:value-type="string">
            <text:p>PC128</text:p>
          </table:table-cell>
          <table:table-cell office:value-type="float" office:value="24.244">
            <text:p>24.24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272737">
            <text:p>0.6273</text:p>
          </table:table-cell>
          <table:table-cell table:style-name="ce33" table:formula="of:=[.O147]/[.O175]" office:value-type="percentage" office:value="0.99317635644002">
            <text:p>99.3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PC25</text:p>
          </table:table-cell>
          <table:table-cell office:value-type="float" office:value="23.71905">
            <text:p>23.72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6"/>
          <table:table-cell/>
          <table:table-cell table:style-name="ce33" table:formula="of:=[.O148]/[.O17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PC19</text:p>
          </table:table-cell>
          <table:table-cell office:value-type="float" office:value="23.41047">
            <text:p>23.41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149]/[.O17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office:value-type="string">
            <text:p>PC124</text:p>
          </table:table-cell>
          <table:table-cell office:value-type="float" office:value="22.13194">
            <text:p>22.13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6"/>
          <table:table-cell table:style-name="ce26"/>
          <table:table-cell table:style-name="ce33" table:formula="of:=[.O150]/[.O17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PC52</text:p>
          </table:table-cell>
          <table:table-cell office:value-type="float" office:value="21.28227">
            <text:p>21.28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151]/[.O17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PC16</text:p>
          </table:table-cell>
          <table:table-cell office:value-type="float" office:value="20.54784">
            <text:p>20.55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152]/[.O18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office:value-type="string">
            <text:p>PC142</text:p>
          </table:table-cell>
          <table:table-cell office:value-type="float" office:value="17.5143">
            <text:p>17.51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153]/[.O18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PC114</text:p>
          </table:table-cell>
          <table:table-cell office:value-type="float" office:value="16.50518">
            <text:p>16.51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154]/[.O18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office:value-type="string">
            <text:p>PC40</text:p>
          </table:table-cell>
          <table:table-cell office:value-type="float" office:value="14.9673">
            <text:p>14.97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155]/[.O18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3</text:p>
          </table:table-cell>
          <table:table-cell office:value-type="float" office:value="14.88607">
            <text:p>14.89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61782">
            <text:p>0.6178</text:p>
          </table:table-cell>
          <table:table-cell table:style-name="ce33" table:formula="of:=[.O156]/[.O184]" office:value-type="percentage" office:value="1.00468338374476">
            <text:p>100.4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2</text:p>
          </table:table-cell>
          <table:table-cell office:value-type="float" office:value="14.52383">
            <text:p>14.52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054">
            <text:p>1054</text:p>
          </table:table-cell>
          <table:table-cell table:style-name="ce33" table:formula="of:=[.O157]/[.O185]" office:value-type="percentage" office:value="1.11181434599156">
            <text:p>111.18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100</text:p>
          </table:table-cell>
          <table:table-cell office:value-type="float" office:value="14.48174">
            <text:p>14.48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58]/[.O186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PC138</text:p>
          </table:table-cell>
          <table:table-cell table:style-name="ce20" office:value-type="float" office:value="13.21459">
            <text:p>13.21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/>
          <table:table-cell table:style-name="ce22" office:value-type="string">
            <text:p>Total</text:p>
          </table:table-cell>
          <table:table-cell table:style-name="ce23" table:formula="of:=SUM([.K134:.K158])" office:value-type="float" office:value="534.27595">
            <text:p>534.28</text:p>
          </table:table-cell>
          <table:table-cell table:style-name="ce23" table:formula="of:=SUM([.L134:.L158])" office:value-type="float" office:value="2511.0125">
            <text:p>2,511.0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table:formula="of:=[.D$218]" office:value-type="string" office:string-value="Votes_Age_Q109244">
            <text:p>Votes_Age_Q109244</text:p>
          </table:table-cell>
          <table:table-cell table:style-name="ce7" office:value-type="string">
            <text:p>PC126</text:p>
          </table:table-cell>
          <table:table-cell table:style-name="ce7" office:value-type="float" office:value="12.95801">
            <text:p>12.96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2"/>
          <table:table-cell table:style-name="ce24" table:formula="of:=[.K159]/[.K215]" office:value-type="percentage" office:value="0.993693029328562">
            <text:p>99.37%</text:p>
          </table:table-cell>
          <table:table-cell table:style-name="ce24" table:formula="of:=[.L159]/[.L215]" office:value-type="percentage" office:value="1.01329017677568">
            <text:p>101.3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AllX_pproc_cnk02</text:p>
          </table:table-cell>
          <table:table-cell office:value-type="string">
            <text:p>All.X#nzv.spatialSign#rcv#glmnet</text:p>
          </table:table-cell>
          <table:table-cell/>
          <table:table-cell table:style-name="ce16" office:value-type="string">
            <text:p>Final.All.X#nzv.spatialSign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0.27513">
            <text:p>240.28</text:p>
          </table:table-cell>
          <table:table-cell office:value-type="float" office:value="1148.5813">
            <text:p>1,148.5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79">
            <text:p>79.0000</text:p>
          </table:table-cell>
          <table:table-cell table:style-name="ce33" table:formula="of:=[.O162]/[.O190]" office:value-type="percentage" office:value="0.52317880794702">
            <text:p>52.32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2.5036044053444">
            <text:p>250.36%</text:p>
          </table:table-cell>
          <table:table-cell table:style-name="ce5" table:formula="of:=[.L$187]/[.C$18]" office:value-type="percentage" office:value="2.39999445131773">
            <text:p>240.00%</text:p>
          </table:table-cell>
          <table:table-cell office:value-type="string">
            <text:p>Added AllX preProc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99921">
            <text:p>210.00</text:p>
          </table:table-cell>
          <table:table-cell office:value-type="float" office:value="1050.2816">
            <text:p>1,050.2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87">
            <text:p>387.0000</text:p>
          </table:table-cell>
          <table:table-cell table:style-name="ce33" table:formula="of:=[.O163]/[.O191]" office:value-type="percentage" office:value="1.20560747663551">
            <text:p>120.5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51475372197975">
            <text:p>251.48%</text:p>
          </table:table-cell>
          <table:table-cell table:style-name="ce5" table:formula="of:=[.L$215]/[.C$18]" office:value-type="percentage" office:value="2.37725962746738">
            <text:p>237.73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53.501808">
            <text:p>53.50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/>
          <table:table-cell office:value-type="string">
            <text:p>Yes</text:p>
          </table:table-cell>
          <table:table-cell office:value-type="float" office:value="85.00888">
            <text:p>85.01</text:p>
          </table:table-cell>
          <table:table-cell office:value-type="float" office:value="302.9145">
            <text:p>302.91</text:p>
          </table:table-cell>
          <table:table-cell/>
          <table:table-cell office:value-type="string">
            <text:p>OOBobs errors</text:p>
          </table:table-cell>
          <table:table-cell table:style-name="ce31" table:formula="of:=SUM([.O162:.O163])" office:value-type="float" office:value="466">
            <text:p>466.0000</text:p>
          </table:table-cell>
          <table:table-cell table:style-name="ce33" table:formula="of:=[.O164]/[.O192]" office:value-type="percentage" office:value="0.98728813559322">
            <text:p>98.7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office:value-type="string">
            <text:p>GlbFeatsCategory:Q109244.fctr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31">
            <text:p>231.0000</text:p>
          </table:table-cell>
          <table:table-cell table:style-name="ce33" table:formula="of:=[.O165]/[.O193]" office:value-type="percentage" office:value="0.235474006116208">
            <text:p>23.5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161">
            <text:p>1,161.0000</text:p>
          </table:table-cell>
          <table:table-cell table:style-name="ce33" table:formula="of:=[.O166]/[.O194]" office:value-type="percentage" office:value="2.82481751824818">
            <text:p>282.4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office:value-type="string">
            <text:p>Q113181.fctrYes</text:p>
          </table:table-cell>
          <table:table-cell office:value-type="float" office:value="19.702577">
            <text:p>19.70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67]/[.O19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2.41923683536129">
            <text:p>241.92%</text:p>
          </table:table-cell>
          <table:table-cell table:style-name="ce5" table:formula="of:=[.L$271]/[.C$18]" office:value-type="percentage" office:value="2.39996000228931">
            <text:p>240.00%</text:p>
          </table:table-cell>
          <table:table-cell office:value-type="string">
            <text:p>Added YOB.Age.dff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72148">
            <text:p>0.5572</text:p>
          </table:table-cell>
          <table:table-cell table:style-name="ce33" table:formula="of:=[.O168]/[.O196]" office:value-type="percentage" office:value="0.997131087402339">
            <text:p>99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41933407816145">
            <text:p>241.93%</text:p>
          </table:table-cell>
          <table:table-cell table:style-name="ce5" table:formula="of:=[.L$299]/[.C$18]" office:value-type="percentage" office:value="2.38194652762523">
            <text:p>238.19%</text:p>
          </table:table-cell>
          <table:table-cell office:value-type="string">
            <text:p>Clustered on Q*.fctr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87416">
            <text:p>0.5787</text:p>
          </table:table-cell>
          <table:table-cell table:style-name="ce33" table:formula="of:=[.O169]/[.O197]" office:value-type="percentage" office:value="1.00511465333418">
            <text:p>100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3" table:formula="of:=[.O170]/[.O198]" office:value-type="percentage" office:value="1.09090909090909">
            <text:p>109.0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36580970648062">
            <text:p>236.58%</text:p>
          </table:table-cell>
          <table:table-cell table:style-name="ce5" table:formula="of:=[.L$327]/[.C$18]" office:value-type="percentage" office:value="2.38223681656979">
            <text:p>238.22%</text:p>
          </table:table-cell>
          <table:table-cell office:value-type="string">
            <text:p>Added Q*.fctr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171]/[.O19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172]/[.O20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0628">
            <text:p>0.5821</text:p>
          </table:table-cell>
          <table:table-cell table:style-name="ce33" table:formula="of:=[.O173]/[.O201]" office:value-type="percentage" office:value="1.00933131905023">
            <text:p>100.9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8785">
            <text:p>0.6479</text:p>
          </table:table-cell>
          <table:table-cell table:style-name="ce33" table:formula="of:=[.O174]/[.O202]" office:value-type="percentage" office:value="1.00115540784027">
            <text:p>100.1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315834">
            <text:p>0.6316</text:p>
          </table:table-cell>
          <table:table-cell table:style-name="ce33" table:formula="of:=[.O175]/[.O203]" office:value-type="percentage" office:value="0.995658147964113">
            <text:p>99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8"/>
          <table:table-cell/>
          <table:table-cell table:style-name="ce33" table:formula="of:=[.O176]/[.O20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177]/[.O20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8"/>
          <table:table-cell table:style-name="ce26"/>
          <table:table-cell table:style-name="ce33" table:formula="of:=[.O178]/[.O20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179]/[.O20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180]/[.O20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181]/[.O20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182]/[.O21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183]/[.O21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1494">
            <text:p>0.6149</text:p>
          </table:table-cell>
          <table:table-cell table:style-name="ce33" table:formula="of:=[.O184]/[.O212]" office:value-type="percentage" office:value="0.986176149849253">
            <text:p>98.62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948">
            <text:p>948</text:p>
          </table:table-cell>
          <table:table-cell table:style-name="ce33" table:formula="of:=[.O185]/[.O213]" office:value-type="percentage" office:value="1.08095781071836">
            <text:p>108.1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86]/[.O214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162:.K186])" office:value-type="float" office:value="535.28322">
            <text:p>535.28</text:p>
          </table:table-cell>
          <table:table-cell table:style-name="ce23" table:formula="of:=SUM([.L162:.L186])" office:value-type="float" office:value="2501.7774">
            <text:p>2,501.7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table:formula="of:=[.D$218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187]/[.K243]" office:value-type="percentage" office:value="0.995566437962531">
            <text:p>99.56%</text:p>
          </table:table-cell>
          <table:table-cell table:style-name="ce24" table:formula="of:=[.L187]/[.L243]" office:value-type="percentage" office:value="1.00956345852496">
            <text:p>100.9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_cnk02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51">
            <text:p>151.0000</text:p>
          </table:table-cell>
          <table:table-cell table:style-name="ce33" table:formula="of:=[.O190]/[.O218]" office:value-type="percentage" office:value="0.255499153976311">
            <text:p>25.55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51475372197975">
            <text:p>251.48%</text:p>
          </table:table-cell>
          <table:table-cell table:style-name="ce5" table:formula="of:=[.L$215]/[.C$18]" office:value-type="percentage" office:value="2.37725962746738">
            <text:p>237.73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1">
            <text:p>321.0000</text:p>
          </table:table-cell>
          <table:table-cell table:style-name="ce33" table:formula="of:=[.O191]/[.O21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office:value-type="string">
            <text:p>GlbFeatsCategory:Q109244.fctr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1" table:formula="of:=SUM([.O190:.O191])" office:value-type="float" office:value="472">
            <text:p>472.0000</text:p>
          </table:table-cell>
          <table:table-cell table:style-name="ce33" table:formula="of:=[.O192]/[.O220]" office:value-type="percentage" office:value="0.798646362098139">
            <text:p>79.8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981">
            <text:p>981.0000</text:p>
          </table:table-cell>
          <table:table-cell table:style-name="ce33" table:formula="of:=[.O193]/[.O221]" office:value-type="percentage" office:value="0.704741379310345">
            <text:p>70.4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411">
            <text:p>411.0000</text:p>
          </table:table-cell>
          <table:table-cell table:style-name="ce33" table:formula="of:=[.O194]/[.O22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2.41923683536129">
            <text:p>241.92%</text:p>
          </table:table-cell>
          <table:table-cell table:style-name="ce5" table:formula="of:=[.L$271]/[.C$18]" office:value-type="percentage" office:value="2.39996000228931">
            <text:p>240.00%</text:p>
          </table:table-cell>
          <table:table-cell office:value-type="string">
            <text:p>Added YOB.Age.dff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95]/[.O22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41933407816145">
            <text:p>241.93%</text:p>
          </table:table-cell>
          <table:table-cell table:style-name="ce5" table:formula="of:=[.L$299]/[.C$18]" office:value-type="percentage" office:value="2.38194652762523">
            <text:p>238.19%</text:p>
          </table:table-cell>
          <table:table-cell office:value-type="string">
            <text:p>Clustered on Q*.fctr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3" table:formula="of:=[.O196]/[.O22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3" table:formula="of:=[.O197]/[.O22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36580970648062">
            <text:p>236.58%</text:p>
          </table:table-cell>
          <table:table-cell table:style-name="ce5" table:formula="of:=[.L$327]/[.C$18]" office:value-type="percentage" office:value="2.38223681656979">
            <text:p>238.22%</text:p>
          </table:table-cell>
          <table:table-cell office:value-type="string">
            <text:p>Added Q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33" table:formula="of:=[.O198]/[.O226]" office:value-type="percentage" office:value="11">
            <text:p>1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199]/[.O227]" office:value-type="percentage" office:value="1.25">
            <text:p>125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200]/[.O228]" office:value-type="percentage" office:value="1.25">
            <text:p>125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33" table:formula="of:=[.O201]/[.O229]" office:value-type="percentage" office:value="1.22709909370085">
            <text:p>122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3" table:formula="of:=[.O202]/[.O23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3" table:formula="of:=[.O203]/[.O23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3" table:formula="of:=[.O204]/[.O23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205]/[.O23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6"/>
          <table:table-cell table:style-name="ce33" table:formula="of:=[.O206]/[.O23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07]/[.O23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08]/[.O23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209]/[.O23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210]/[.O23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211]/[.O23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2356">
            <text:p>0.6236</text:p>
          </table:table-cell>
          <table:table-cell table:style-name="ce33" table:formula="of:=[.O212]/[.O240]" office:value-type="percentage" office:value="1.35200884629561">
            <text:p>135.2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877">
            <text:p>877</text:p>
          </table:table-cell>
          <table:table-cell table:style-name="ce33" table:formula="of:=[.O213]/[.O241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214]/[.O242]" office:value-type="percentage" office:value="1.074251455742">
            <text:p>107.43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190:.K214])" office:value-type="float" office:value="537.667">
            <text:p>537.67</text:p>
          </table:table-cell>
          <table:table-cell table:style-name="ce23" table:formula="of:=SUM([.L190:.L214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table:formula="of:=[.D$218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215]/[.K271]" office:value-type="percentage" office:value="1.03948223887067">
            <text:p>103.95%</text:p>
          </table:table-cell>
          <table:table-cell table:style-name="ce24" table:formula="of:=[.L215]/[.L271]" office:value-type="percentage" office:value="0.990541352855766">
            <text:p>99.0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 table:formula="of:=[.O218]/[.O246]" office:value-type="percentage" office:value="1.26552462526767">
            <text:p>126.55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51475372197975">
            <text:p>251.48%</text:p>
          </table:table-cell>
          <table:table-cell table:style-name="ce5" table:formula="of:=[.L$243]/[.C$18]" office:value-type="percentage" office:value="2.37725962746738">
            <text:p>237.73%</text:p>
          </table:table-cell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219]/[.O247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1" table:formula="of:=SUM([.O218:.O219])" office:value-type="float" office:value="591">
            <text:p>591.0000</text:p>
          </table:table-cell>
          <table:table-cell table:style-name="ce33" table:formula="of:=[.O220]/[.O248]" office:value-type="percentage" office:value="1.18436873747495">
            <text:p>118.4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221]/[.O249]" office:value-type="percentage" office:value="1.17171717171717">
            <text:p>117.1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41923683536129">
            <text:p>241.92%</text:p>
          </table:table-cell>
          <table:table-cell table:style-name="ce5" table:formula="of:=[.L$271]/[.C$18]" office:value-type="percentage" office:value="2.39996000228931">
            <text:p>240.00%</text:p>
          </table:table-cell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222]/[.O250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41933407816145">
            <text:p>241.93%</text:p>
          </table:table-cell>
          <table:table-cell table:style-name="ce5" table:formula="of:=[.L$299]/[.C$18]" office:value-type="percentage" office:value="2.38194652762523">
            <text:p>238.19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223]/[.O25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3" table:formula="of:=[.O224]/[.O252]" office:value-type="percentage" office:value="0.898500526814987">
            <text:p>89.8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36580970648062">
            <text:p>236.58%</text:p>
          </table:table-cell>
          <table:table-cell table:style-name="ce5" table:formula="of:=[.L$327]/[.C$18]" office:value-type="percentage" office:value="2.38223681656979">
            <text:p>238.22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3" table:formula="of:=[.O225]/[.O253]" office:value-type="percentage" office:value="1.80935540940129">
            <text:p>180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33" table:formula="of:=[.O226]/[.O254]" office:value-type="percentage" office:value="0.0714285714285714">
            <text:p>7.1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33" table:formula="of:=[.O227]/[.O255]" office:value-type="percentage" office:value="0.666666666666667">
            <text:p>6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33" table:formula="of:=[.O228]/[.O256]" office:value-type="percentage" office:value="0.666666666666667">
            <text:p>6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3" table:formula="of:=[.O229]/[.O257]" office:value-type="percentage" office:value="0.847584235811034">
            <text:p>84.7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3" table:formula="of:=[.O230]/[.O258]" office:value-type="percentage" office:value="1.03590585182913">
            <text:p>103.5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3" table:formula="of:=[.O231]/[.O259]" office:value-type="percentage" office:value="1.00189089181483">
            <text:p>100.1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3" table:formula="of:=[.O232]/[.O26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233]/[.O261]" office:value-type="percentage" office:value="0.975818564133373">
            <text:p>97.5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6"/>
          <table:table-cell table:style-name="ce33" table:formula="of:=[.O234]/[.O26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35]/[.O26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36]/[.O26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237]/[.O26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238]/[.O26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239]/[.O26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240]/[.O268]" office:value-type="percentage" office:value="0.81472910667915">
            <text:p>81.4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string">
            <text:p>N/A</text:p>
          </table:table-cell>
          <table:table-cell table:style-name="ce33" table:formula="of:=[.O241]/[.O269]" office:value-type="percentage" office:value="0">
            <text:p>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3" table:formula="of:=[.O242]/[.O270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18:.K242])" office:value-type="float" office:value="537.667">
            <text:p>537.67</text:p>
          </table:table-cell>
          <table:table-cell table:style-name="ce23" table:formula="of:=SUM([.L218:.L242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table:formula="of:=[.D$414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243]/[.K299]" office:value-type="percentage" office:value="1.03944045788452">
            <text:p>103.94%</text:p>
          </table:table-cell>
          <table:table-cell table:style-name="ce24" table:formula="of:=[.L243]/[.L299]" office:value-type="percentage" office:value="0.998032323520493">
            <text:p>99.80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3" table:formula="of:=[.O246]/[.O274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41923683536129">
            <text:p>241.92%</text:p>
          </table:table-cell>
          <table:table-cell table:style-name="ce5" table:formula="of:=[.L$271]/[.C$18]" office:value-type="percentage" office:value="2.39996000228931">
            <text:p>240.00%</text:p>
          </table:table-cell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3" table:formula="of:=[.O247]/[.O27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2.41933407816145">
            <text:p>241.93%</text:p>
          </table:table-cell>
          <table:table-cell table:style-name="ce5" table:formula="of:=[.L$299]/[.C$18]" office:value-type="percentage" office:value="2.38194652762523">
            <text:p>238.19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31" table:formula="of:=SUM([.O246:.O247])" office:value-type="float" office:value="499">
            <text:p>499.0000</text:p>
          </table:table-cell>
          <table:table-cell table:style-name="ce33" table:formula="of:=[.O248]/[.O27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33" table:formula="of:=[.O249]/[.O277]" office:value-type="percentage" office:value="0.998319327731092">
            <text:p>99.8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27]/[.B$18]" office:value-type="percentage" office:value="2.36580970648062">
            <text:p>236.58%</text:p>
          </table:table-cell>
          <table:table-cell table:style-name="ce5" table:formula="of:=[.L$327]/[.C$18]" office:value-type="percentage" office:value="2.38223681656979">
            <text:p>238.22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33" table:formula="of:=[.O250]/[.O278]" office:value-type="percentage" office:value="1.00990099009901">
            <text:p>100.9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251]/[.O27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33" table:formula="of:=[.O252]/[.O280]" office:value-type="percentage" office:value="0.997126515100746">
            <text:p>99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33" table:formula="of:=[.O253]/[.O281]" office:value-type="percentage" office:value="0.999200910553789">
            <text:p>99.9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254]/[.O28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255]/[.O28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256]/[.O28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3" table:formula="of:=[.O257]/[.O28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33" table:formula="of:=[.O258]/[.O286]" office:value-type="percentage" office:value="1.00000048023043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33" table:formula="of:=[.O259]/[.O287]" office:value-type="percentage" office:value="0.999432359905288">
            <text:p>99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10"/>
          <table:table-cell/>
          <table:table-cell table:style-name="ce33" table:formula="of:=[.O260]/[.O28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6" office:value-type="float" office:value="0.6658">
            <text:p>0.6658</text:p>
          </table:table-cell>
          <table:table-cell table:style-name="ce33" table:formula="of:=[.O261]/[.O28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262]/[.O29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63]/[.O29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64]/[.O29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265]/[.O29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266]/[.O294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267]/[.O295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33" table:formula="of:=[.O268]/[.O296]" office:value-type="percentage" office:value="0.975243772180684">
            <text:p>97.52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1148">
            <text:p>1148</text:p>
          </table:table-cell>
          <table:table-cell table:style-name="ce33" table:formula="of:=[.O269]/[.O297]" office:value-type="percentage" office:value="1.54301075268817">
            <text:p>154.3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3" table:formula="of:=[.O270]/[.O298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46:.K270])" office:value-type="float" office:value="517.245009">
            <text:p>517.25</text:p>
          </table:table-cell>
          <table:table-cell table:style-name="ce23" table:formula="of:=SUM([.L246:.L270])" office:value-type="float" office:value="2501.74149">
            <text:p>2,501.74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table:formula="of:=[.D$414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271]/[.K327]" office:value-type="percentage" office:value="1.02258302040706">
            <text:p>102.26%</text:p>
          </table:table-cell>
          <table:table-cell table:style-name="ce24" table:formula="of:=[.L271]/[.L327]" office:value-type="percentage" office:value="1.00743972454638">
            <text:p>100.74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3" table:formula="of:=[.O274]/[.O302]" office:value-type="percentage" office:value="1.01301518438178">
            <text:p>101.30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2.41933407816145">
            <text:p>241.93%</text:p>
          </table:table-cell>
          <table:table-cell table:style-name="ce5" table:formula="of:=[.L$299]/[.C$18]" office:value-type="percentage" office:value="2.38194652762523">
            <text:p>238.19%</text:p>
          </table:table-cell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3" table:formula="of:=[.O275]/[.O303]" office:value-type="percentage" office:value="0.864864864864865">
            <text:p>86.4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31" table:formula="of:=SUM([.O274:.O275])" office:value-type="float" office:value="499">
            <text:p>499.0000</text:p>
          </table:table-cell>
          <table:table-cell table:style-name="ce33" table:formula="of:=[.O276]/[.O304]" office:value-type="percentage" office:value="1.00200803212851">
            <text:p>100.2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27]/[.B$18]" office:value-type="percentage" office:value="2.36580970648062">
            <text:p>236.58%</text:p>
          </table:table-cell>
          <table:table-cell table:style-name="ce5" table:formula="of:=[.L$327]/[.C$18]" office:value-type="percentage" office:value="2.38223681656979">
            <text:p>238.22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3" table:formula="of:=[.O277]/[.O30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3" table:formula="of:=[.O278]/[.O30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279]/[.O30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33" table:formula="of:=[.O280]/[.O308]" office:value-type="percentage" office:value="0.996222344388923">
            <text:p>99.6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33" table:formula="of:=[.O281]/[.O309]" office:value-type="percentage" office:value="1.00869219586816">
            <text:p>100.8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282]/[.O31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283]/[.O31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284]/[.O31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3" table:formula="of:=[.O285]/[.O313]" office:value-type="percentage" office:value="0.99839238572803">
            <text:p>99.8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33" table:formula="of:=[.O286]/[.O314]" office:value-type="percentage" office:value="0.9987981487942">
            <text:p>99.8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33" table:formula="of:=[.O287]/[.O315]" office:value-type="percentage" office:value="0.998584799632029">
            <text:p>99.8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33" table:formula="of:=[.O288]/[.O31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658">
            <text:p>0.6658</text:p>
          </table:table-cell>
          <table:table-cell table:style-name="ce33" table:formula="of:=[.O289]/[.O317]" office:value-type="percentage" office:value="0.970695436652573">
            <text:p>97.0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290]/[.O31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91]/[.O31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92]/[.O32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293]/[.O32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3" table:formula="of:=[.O294]/[.O32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295]/[.O32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3" table:formula="of:=[.O296]/[.O32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297]/[.O325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74:.K298])" office:value-type="float" office:value="517.2658">
            <text:p>517.27</text:p>
          </table:table-cell>
          <table:table-cell table:style-name="ce23" table:formula="of:=SUM([.L274:.L298])" office:value-type="float" office:value="2482.96407">
            <text:p>2,482.96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table:formula="of:=[.D$414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299]/[.K355]" office:value-type="percentage" office:value="1.01844589682808">
            <text:p>101.84%</text:p>
          </table:table-cell>
          <table:table-cell table:style-name="ce24" table:formula="of:=[.L299]/[.L355]" office:value-type="percentage" office:value="0.987738015785817">
            <text:p>98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33" table:formula="of:=[.O302]/[.O330]" office:value-type="percentage" office:value="0.989270386266094">
            <text:p>98.93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27]/[.B$18]" office:value-type="percentage" office:value="2.36580970648062">
            <text:p>236.58%</text:p>
          </table:table-cell>
          <table:table-cell table:style-name="ce5" table:formula="of:=[.L$327]/[.C$18]" office:value-type="percentage" office:value="2.38223681656979">
            <text:p>238.22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33" table:formula="of:=[.O303]/[.O331]" office:value-type="percentage" office:value="1.15625">
            <text:p>115.6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31" table:formula="of:=SUM([.O302:.O303])" office:value-type="float" office:value="498">
            <text:p>498.0000</text:p>
          </table:table-cell>
          <table:table-cell table:style-name="ce33" table:formula="of:=[.O304]/[.O33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3" table:formula="of:=[.O305]/[.O333]" office:value-type="percentage" office:value="0.999160369437448">
            <text:p>99.9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3" table:formula="of:=[.O306]/[.O334]" office:value-type="percentage" office:value="1.00497512437811">
            <text:p>100.5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07]/[.O33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3" table:formula="of:=[.O308]/[.O33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33" table:formula="of:=[.O309]/[.O337]" office:value-type="percentage" office:value="0.990631228839789">
            <text:p>99.0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10]/[.O33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311]/[.O33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312]/[.O34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3" table:formula="of:=[.O313]/[.O34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33" table:formula="of:=[.O314]/[.O342]" office:value-type="percentage" office:value="1.0057865728482">
            <text:p>100.5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33" table:formula="of:=[.O315]/[.O343]" office:value-type="percentage" office:value="1.00856343916238">
            <text:p>100.8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33" table:formula="of:=[.O316]/[.O34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float" office:value="0.6859">
            <text:p>0.6859</text:p>
          </table:table-cell>
          <table:table-cell table:style-name="ce33" table:formula="of:=[.O317]/[.O34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26"/>
          <table:table-cell table:style-name="ce33" table:formula="of:=[.O318]/[.O34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19]/[.O34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320]/[.O34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3" table:formula="of:=[.O321]/[.O34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3" table:formula="of:=[.O322]/[.O350]" office:value-type="percentage" office:value="1.00512656199936">
            <text:p>100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323]/[.O351]" office:value-type="percentage" office:value="1.07514450867052">
            <text:p>107.51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3" table:formula="of:=[.O324]/[.O352]" office:value-type="percentage" office:value="1.02798144015868">
            <text:p>102.8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325]/[.O353]" office:value-type="percentage" office:value="1.07514450867052">
            <text:p>107.51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02:.K326])" office:value-type="float" office:value="505.82202">
            <text:p>505.82</text:p>
          </table:table-cell>
          <table:table-cell table:style-name="ce23" table:formula="of:=SUM([.L302:.L326])" office:value-type="float" office:value="2483.26667">
            <text:p>2,483.2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table:formula="of:=[.D$414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327]/[.K383]" office:value-type="percentage" office:value="0.918668316860706">
            <text:p>91.87%</text:p>
          </table:table-cell>
          <table:table-cell table:style-name="ce24" table:formula="of:=[.L327]/[.L383]" office:value-type="percentage" office:value="0.930073611971691">
            <text:p>93.01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33" table:formula="of:=[.O330]/[.O358]" office:value-type="percentage" office:value="0.792517006802721">
            <text:p>79.2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355]/[.B$18]" office:value-type="percentage" office:value="2.37551556316972">
            <text:p>237.55%</text:p>
          </table:table-cell>
          <table:table-cell table:style-name="ce5" table:formula="of:=[.L$355]/[.C$18]" office:value-type="percentage" office:value="2.41151650494106">
            <text:p>241.15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3" table:formula="of:=[.O331]/[.O359]" office:value-type="percentage" office:value="16">
            <text:p>16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31" table:formula="of:=SUM([.O330:.O331])" office:value-type="float" office:value="498">
            <text:p>498.0000</text:p>
          </table:table-cell>
          <table:table-cell table:style-name="ce33" table:formula="of:=[.O332]/[.O360]" office:value-type="percentage" office:value="0.844067796610169">
            <text:p>84.4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33" table:formula="of:=[.O333]/[.O361]" office:value-type="percentage" office:value="0.888143176733781">
            <text:p>88.8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33" table:formula="of:=[.O334]/[.O362]" office:value-type="percentage" office:value="3.94117647058824">
            <text:p>394.1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35]/[.O36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3" table:formula="of:=[.O336]/[.O364]" office:value-type="percentage" office:value="1.15716364676733">
            <text:p>115.7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33" table:formula="of:=[.O337]/[.O365]" office:value-type="percentage" office:value="0.736809777800587">
            <text:p>73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38]/[.O36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339]/[.O36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340]/[.O368]" office:value-type="percentage" office:value="0.857142857142857">
            <text:p>85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3" table:formula="of:=[.O341]/[.O369]" office:value-type="percentage" office:value="1.17358477966537">
            <text:p>117.3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33" table:formula="of:=[.O342]/[.O370]" office:value-type="percentage" office:value="1.10096785850042">
            <text:p>110.1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33" table:formula="of:=[.O343]/[.O371]" office:value-type="percentage" office:value="1.09929246334083">
            <text:p>109.9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33" table:formula="of:=[.O344]/[.O37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345]/[.O37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26"/>
          <table:table-cell table:style-name="ce33" table:formula="of:=[.O346]/[.O37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47]/[.O37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348]/[.O37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3" table:formula="of:=[.O349]/[.O37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33" table:formula="of:=[.O350]/[.O378]" office:value-type="percentage" office:value="1.20677951538065">
            <text:p>120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692">
            <text:p>692</text:p>
          </table:table-cell>
          <table:table-cell table:style-name="ce33" table:formula="of:=[.O351]/[.O379]" office:value-type="percentage" office:value="0.991404011461318">
            <text:p>99.14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33" table:formula="of:=[.O352]/[.O380]" office:value-type="percentage" office:value="1.18374876836964">
            <text:p>118.3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692">
            <text:p>692</text:p>
          </table:table-cell>
          <table:table-cell table:style-name="ce33" table:formula="of:=[.O353]/[.O381]" office:value-type="percentage" office:value="0.991404011461318">
            <text:p>99.14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30:.K354])" office:value-type="float" office:value="507.897181">
            <text:p>507.90</text:p>
          </table:table-cell>
          <table:table-cell table:style-name="ce23" table:formula="of:=SUM([.L330:.L354])" office:value-type="float" office:value="2513.7881">
            <text:p>2,513.7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table:formula="of:=[.D$414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355]/[.K411]" office:value-type="percentage" office:value="0.923435209171617">
            <text:p>92.34%</text:p>
          </table:table-cell>
          <table:table-cell table:style-name="ce24" table:formula="of:=[.L355]/[.L411]" office:value-type="percentage" office:value="0.928504274661774">
            <text:p>92.8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33" table:formula="of:=[.O358]/[.O386]" office:value-type="percentage" office:value="0.993243243243243">
            <text:p>99.32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383]/[.B$18]" office:value-type="percentage" office:value="2.57525993120686">
            <text:p>257.53%</text:p>
          </table:table-cell>
          <table:table-cell table:style-name="ce5" table:formula="of:=[.L$383]/[.C$18]" office:value-type="percentage" office:value="2.56134222700891">
            <text:p>256.13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33" table:formula="of:=[.O359]/[.O38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31" table:formula="of:=SUM([.O358:.O359])" office:value-type="float" office:value="590">
            <text:p>590.0000</text:p>
          </table:table-cell>
          <table:table-cell table:style-name="ce33" table:formula="of:=[.O360]/[.O388]" office:value-type="percentage" office:value="0.996621621621622">
            <text:p>99.6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33" table:formula="of:=[.O361]/[.O389]" office:value-type="percentage" office:value="0.963362068965517">
            <text:p>96.3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33" table:formula="of:=[.O362]/[.O39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63]/[.O39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33" table:formula="of:=[.O364]/[.O392]" office:value-type="percentage" office:value="1.0187045781463">
            <text:p>101.8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33" table:formula="of:=[.O365]/[.O393]" office:value-type="percentage" office:value="0.977683992697993">
            <text:p>97.7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66]/[.O394]" office:value-type="percentage" office:value="0.777777777777778">
            <text:p>77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367]/[.O395]" office:value-type="percentage" office:value="0.857142857142857">
            <text:p>85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368]/[.O39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33" table:formula="of:=[.O369]/[.O397]" office:value-type="percentage" office:value="1.00378784825528">
            <text:p>100.3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33" table:formula="of:=[.O370]/[.O398]" office:value-type="percentage" office:value="1.00319737645333">
            <text:p>100.3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33" table:formula="of:=[.O371]/[.O399]" office:value-type="percentage" office:value="1.02300908466945">
            <text:p>102.3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33" table:formula="of:=[.O372]/[.O40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373]/[.O40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26"/>
          <table:table-cell table:style-name="ce33" table:formula="of:=[.O374]/[.O40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75]/[.O40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376]/[.O40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377]/[.O40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33" table:formula="of:=[.O378]/[.O406]" office:value-type="percentage" office:value="1.00934498384684">
            <text:p>100.9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float" office:value="698">
            <text:p>698</text:p>
          </table:table-cell>
          <table:table-cell table:style-name="ce33" table:formula="of:=[.O379]/[.O40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33" table:formula="of:=[.O380]/[.O408]" office:value-type="percentage" office:value="1.03425771340604">
            <text:p>103.43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698">
            <text:p>698</text:p>
          </table:table-cell>
          <table:table-cell table:style-name="ce33" table:formula="of:=[.O381]/[.O409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22" office:value-type="string">
            <text:p>Total</text:p>
          </table:table-cell>
          <table:table-cell table:style-name="ce23" table:formula="of:=SUM([.K358:.K382])" office:value-type="float" office:value="550.603532">
            <text:p>550.60</text:p>
          </table:table-cell>
          <table:table-cell table:style-name="ce23" table:formula="of:=SUM([.L358:.L382])" office:value-type="float" office:value="2669.96788">
            <text:p>2,669.9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table:formula="of:=[.D$414]" office:value-type="string" office:string-value="Votes_Hhold">
            <text:p>Votes_Hhold</text:p>
          </table:table-cell>
          <table:table-cell table:style-name="ce7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24" table:formula="of:=[.K383]/[.K439]" office:value-type="percentage" office:value="0.994011403147678">
            <text:p>99.40%</text:p>
          </table:table-cell>
          <table:table-cell table:style-name="ce24" table:formula="of:=[.L383]/[.L439]" office:value-type="percentage" office:value="0.980771951306812">
            <text:p>98.08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33" table:formula="of:=[.O386]/[.O414]" office:value-type="percentage" office:value="0.996632996632997">
            <text:p>99.6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11]/[.B$18]" office:value-type="percentage" office:value="2.57247670391593">
            <text:p>257.25%</text:p>
          </table:table-cell>
          <table:table-cell table:style-name="ce5" table:formula="of:=[.L$411]/[.C$18]" office:value-type="percentage" office:value="2.59720560340932">
            <text:p>259.72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387]/[.O41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32" table:formula="of:=SUM([.O386:.O387])" office:value-type="float" office:value="592">
            <text:p>592.0000</text:p>
          </table:table-cell>
          <table:table-cell table:style-name="ce33" table:formula="of:=[.O388]/[.O416]" office:value-type="percentage" office:value="0.996632996632997">
            <text:p>99.6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Added 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389]/[.O417]" office:value-type="percentage" office:value="1.01310043668122">
            <text:p>101.3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390]/[.O418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91]/[.O41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33" table:formula="of:=[.O392]/[.O420]" office:value-type="percentage" office:value="1.0276244248378">
            <text:p>102.7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33" table:formula="of:=[.O393]/[.O421]" office:value-type="percentage" office:value="1.0016809625837">
            <text:p>100.1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33" table:formula="of:=[.O394]/[.O422]" office:value-type="percentage" office:value="1.28571428571429">
            <text:p>128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3" table:formula="of:=[.O395]/[.O423]" office:value-type="percentage" office:value="1.16666666666667">
            <text:p>11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396]/[.O42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33" table:formula="of:=[.O397]/[.O425]" office:value-type="percentage" office:value="1.0038022506036">
            <text:p>100.3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33" table:formula="of:=[.O398]/[.O426]" office:value-type="percentage" office:value="1.00886057032765">
            <text:p>100.8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33" table:formula="of:=[.O399]/[.O427]" office:value-type="percentage" office:value="0.996588279167425">
            <text:p>99.6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33" table:formula="of:=[.O400]/[.O42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01]/[.O42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402]/[.O43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03]/[.O43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04]/[.O43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405]/[.O43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406]/[.O43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3" table:formula="of:=[.O407]/[.O43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408]/[.O436]" office:value-type="percentage" office:value="0.990741536346451">
            <text:p>99.0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/>
          <table:table-cell table:style-name="ce33" table:formula="of:=[.O409]/[.O437]" office:value-type="percentage" office:value="0">
            <text:p>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86:.K410])" office:value-type="float" office:value="550.008464">
            <text:p>550.01</text:p>
          </table:table-cell>
          <table:table-cell table:style-name="ce23" table:formula="of:=SUM([.L386:.L410])" office:value-type="float" office:value="2707.35221">
            <text:p>2,707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table:formula="of:=[.D$414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5" table:formula="of:=[.K411]/[.K439]" office:value-type="percentage" office:value="0.992937119487528">
            <text:p>99.29%</text:p>
          </table:table-cell>
          <table:table-cell table:style-name="ce25" table:formula="of:=[.L411]/[.L439]" office:value-type="percentage" office:value="0.994504514367607">
            <text:p>99.4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33" table:formula="of:=[.O414]/[.O442]" office:value-type="percentage" office:value="1.00507614213198">
            <text:p>100.51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39]/[.B$18]" office:value-type="percentage" office:value="2.59077503844718">
            <text:p>259.08%</text:p>
          </table:table-cell>
          <table:table-cell table:style-name="ce5" table:formula="of:=[.L$439]/[.C$18]" office:value-type="percentage" office:value="2.61155737946634">
            <text:p>261.16%</text:p>
          </table:table-cell>
          <table:table-cell office:value-type="string">
            <text:p>GlbFeatsCategory:Hhold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415]/[.O44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32" table:formula="of:=SUM([.O414:.O415])" office:value-type="float" office:value="594">
            <text:p>594.0000</text:p>
          </table:table-cell>
          <table:table-cell table:style-name="ce33" table:formula="of:=[.O416]/[.O444]" office:value-type="percentage" office:value="1.00507614213198">
            <text:p>100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33" table:formula="of:=[.O417]/[.O445]" office:value-type="percentage" office:value="0.987068965517241">
            <text:p>98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33" table:formula="of:=[.O418]/[.O44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419]/[.O44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33" table:formula="of:=[.O420]/[.O448]" office:value-type="percentage" office:value="1.03513958398882">
            <text:p>103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33" table:formula="of:=[.O421]/[.O449]" office:value-type="percentage" office:value="0.871978725600958">
            <text:p>87.2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422]/[.O45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423]/[.O451]" office:value-type="percentage" office:value="0.857142857142857">
            <text:p>85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424]/[.O45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33" table:formula="of:=[.O425]/[.O453]" office:value-type="percentage" office:value="0.998326637687512">
            <text:p>99.8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33" table:formula="of:=[.O426]/[.O454]" office:value-type="percentage" office:value="0.997544565413818">
            <text:p>99.7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33" table:formula="of:=[.O427]/[.O455]" office:value-type="percentage" office:value="1.02581828610052">
            <text:p>102.5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/>
          <table:table-cell table:style-name="ce33" table:formula="of:=[.O428]/[.O45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29]/[.O45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430]/[.O45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31]/[.O45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32]/[.O46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433]/[.O46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434]/[.O46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3" table:formula="of:=[.O435]/[.O463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33" table:formula="of:=[.O436]/[.O464]" office:value-type="percentage" office:value="1.00934498384684">
            <text:p>100.93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678">
            <text:p>678</text:p>
          </table:table-cell>
          <table:table-cell table:style-name="ce33" table:formula="of:=[.O437]/[.O465]" office:value-type="percentage" office:value="2">
            <text:p>2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14:.K438])" office:value-type="float" office:value="553.92074">
            <text:p>553.92</text:p>
          </table:table-cell>
          <table:table-cell table:style-name="ce23" table:formula="of:=SUM([.L414:.L438])" office:value-type="float" office:value="2722.31264">
            <text:p>2,722.3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table:formula="of:=[.D468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5" table:formula="of:=[.K439]/[.K467]" office:value-type="percentage" office:value="0.99513126141432">
            <text:p>99.51%</text:p>
          </table:table-cell>
          <table:table-cell table:style-name="ce25" table:formula="of:=[.L439]/[.L467]" office:value-type="percentage" office:value="0.992264969083889">
            <text:p>99.2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 table:formula="of:=[.O442]/[.O470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67]/[.B$18]" office:value-type="percentage" office:value="2.60345055863793">
            <text:p>260.35%</text:p>
          </table:table-cell>
          <table:table-cell table:style-name="ce5" table:formula="of:=[.L$467]/[.C$18]" office:value-type="percentage" office:value="2.63191532588061">
            <text:p>263.19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443]/[.O47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32" table:formula="of:=SUM([.O442:.O443])" office:value-type="float" office:value="591">
            <text:p>591.0000</text:p>
          </table:table-cell>
          <table:table-cell table:style-name="ce33" table:formula="of:=[.O444]/[.O47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445]/[.O47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446]/[.O47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447]/[.O47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33" table:formula="of:=[.O448]/[.O476]" office:value-type="percentage" office:value="0.981889537090314">
            <text:p>98.1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33" table:formula="of:=[.O449]/[.O477]" office:value-type="percentage" office:value="1.01617292848923">
            <text:p>101.6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450]/[.O47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3" table:formula="of:=[.O451]/[.O47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452]/[.O48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3" table:formula="of:=[.O453]/[.O48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33" table:formula="of:=[.O454]/[.O482]" office:value-type="percentage" office:value="0.989941909671122">
            <text:p>98.9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33" table:formula="of:=[.O455]/[.O483]" office:value-type="percentage" office:value="0.994562153760856">
            <text:p>99.4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/>
          <table:table-cell table:style-name="ce33" table:formula="of:=[.O456]/[.O48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57]/[.O48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458]/[.O48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59]/[.O48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60]/[.O48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461]/[.O48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462]/[.O49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63]/[.O49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464]/[.O49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65]/[.O493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42:.K466])" office:value-type="float" office:value="556.63083">
            <text:p>556.63</text:p>
          </table:table-cell>
          <table:table-cell table:style-name="ce23" table:formula="of:=SUM([.L442:.L466])" office:value-type="float" office:value="2743.53396">
            <text:p>2,743.5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table:formula="of:=[.D470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5" table:formula="of:=[.K467]/[.K495]" office:value-type="percentage" office:value="1.00033377955885">
            <text:p>100.03%</text:p>
          </table:table-cell>
          <table:table-cell table:style-name="ce25" table:formula="of:=[.L467]/[.L495]" office:value-type="percentage" office:value="1.00118175572008">
            <text:p>100.12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 table:formula="of:=[.O470]/[.O499]" office:value-type="percentage" office:value="0.991610738255034">
            <text:p>99.1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95]/[.B$18]" office:value-type="percentage" office:value="2.6025818700095">
            <text:p>260.26%</text:p>
          </table:table-cell>
          <table:table-cell table:style-name="ce5" table:formula="of:=[.L$495]/[.C$18]" office:value-type="percentage" office:value="2.62880871614332">
            <text:p>262.88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471]/[.O50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32" table:formula="of:=SUM([.O470:.O471])" office:value-type="float" office:value="591">
            <text:p>591.0000</text:p>
          </table:table-cell>
          <table:table-cell table:style-name="ce33" table:formula="of:=[.O472]/[.O501]" office:value-type="percentage" office:value="0.991610738255034">
            <text:p>99.1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473]/[.O50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474]/[.O50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33" table:formula="of:=[.O476]/[.O505]" office:value-type="percentage" office:value="1.0170364">
            <text:p>101.7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33" table:formula="of:=[.O477]/[.O506]" office:value-type="percentage" office:value="0.998204832155311">
            <text:p>99.8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478]/[.O507]" office:value-type="percentage" office:value="0.7">
            <text:p>7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3" table:formula="of:=[.O479]/[.O508]" office:value-type="percentage" office:value="0.7">
            <text:p>7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480]/[.O509]" office:value-type="percentage" office:value="0.7">
            <text:p>7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3" table:formula="of:=[.O481]/[.O510]" office:value-type="percentage" office:value="1.00144587269551">
            <text:p>100.1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33" table:formula="of:=[.O482]/[.O511]" office:value-type="percentage" office:value="1.07649508894454">
            <text:p>107.6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33" table:formula="of:=[.O483]/[.O512]" office:value-type="percentage" office:value="1.04301837553003">
            <text:p>104.3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85]/[.O51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87]/[.O51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88]/[.O51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490]/[.O51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91]/[.O52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492]/[.O52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93]/[.O522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70:.K494])" office:value-type="float" office:value="556.4451">
            <text:p>556.45</text:p>
          </table:table-cell>
          <table:table-cell table:style-name="ce23" table:formula="of:=SUM([.L470:.L494])" office:value-type="float" office:value="2740.2956">
            <text:p>2,740.30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table:formula="of:=[.D499]" office:value-type="string" office:string-value="Votes_YOB">
            <text:p>Votes_YOB</text:p>
          </table:table-cell>
          <table:table-cell table:style-name="ce7" table:number-columns-repeated="2"/>
          <table:table-cell table:number-columns-repeated="4"/>
          <table:table-cell table:style-name="ce25" table:formula="of:=[.K495]/[.K524]" office:value-type="percentage" office:value="0.994118276765966">
            <text:p>99.41%</text:p>
          </table:table-cell>
          <table:table-cell table:style-name="ce25" table:formula="of:=[.L495]/[.L524]" office:value-type="percentage" office:value="0.98905229991934">
            <text:p>98.91%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33" table:formula="of:=[.O499]/[.O527]" office:value-type="percentage" office:value="1.00846023688663">
            <text:p>100.8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524]/[.B$18]" office:value-type="percentage" office:value="2.61798010441588">
            <text:p>261.80%</text:p>
          </table:table-cell>
          <table:table-cell table:style-name="ce5" table:formula="of:=[.L$524]/[.C$18]" office:value-type="percentage" office:value="2.65790668133294">
            <text:p>265.79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YOB.Age.fctr(35,40]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500]/[.O52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32" table:formula="of:=SUM([.O499:.O500])" office:value-type="float" office:value="596">
            <text:p>596.0000</text:p>
          </table:table-cell>
          <table:table-cell table:style-name="ce33" table:formula="of:=[.O501]/[.O529]" office:value-type="percentage" office:value="1.00846023688663">
            <text:p>100.8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502]/[.O53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503]/[.O53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3" table:formula="of:=[.O505]/[.O53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33" table:formula="of:=[.O506]/[.O534]" office:value-type="percentage" office:value="1.01681835238745">
            <text:p>101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3" table:formula="of:=[.O507]/[.O53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3" table:formula="of:=[.O508]/[.O53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3" table:formula="of:=[.O509]/[.O53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33" table:formula="of:=[.O510]/[.O538]" office:value-type="percentage" office:value="0.999565277711578">
            <text:p>99.9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33" table:formula="of:=[.O511]/[.O539]" office:value-type="percentage" office:value="0.990283885298991">
            <text:p>99.0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33" table:formula="of:=[.O512]/[.O540]" office:value-type="percentage" office:value="0.995705629765138">
            <text:p>99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1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514]/[.O54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516]/[.O54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517]/[.O54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519]/[.O54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520]/[.O54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521]/[.O54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522]/[.O550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99:.K523])" office:value-type="float" office:value="559.73732">
            <text:p>559.74</text:p>
          </table:table-cell>
          <table:table-cell table:style-name="ce23" table:formula="of:=SUM([.L499:.L523])" office:value-type="float" office:value="2770.6276">
            <text:p>2,770.6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table:formula="of:=[.D527]" office:value-type="string" office:string-value="Baseline">
            <text:p>Baseline</text:p>
          </table:table-cell>
          <table:table-cell table:style-name="ce7" table:number-columns-repeated="2"/>
          <table:table-cell table:number-columns-repeated="4"/>
          <table:table-cell table:style-name="ce25" table:formula="of:=[.K524]/[.K552]" office:value-type="percentage" office:value="1.00799853984552">
            <text:p>100.80%</text:p>
          </table:table-cell>
          <table:table-cell table:style-name="ce25" table:formula="of:=[.L524]/[.L552]" office:value-type="percentage" office:value="0.999309341547016">
            <text:p>99.9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4"/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552]/[.B$18]" office:value-type="percentage" office:value="2.59720624676411">
            <text:p>259.72%</text:p>
          </table:table-cell>
          <table:table-cell table:style-name="ce5" table:formula="of:=[.L$552]/[.C$18]" office:value-type="percentage" office:value="2.65974365577157">
            <text:p>265.97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.rnorm</text:p>
          </table:table-cell>
          <table:table-cell table:style-name="ce19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32" table:formula="of:=SUM([.O527:.O528])" office:value-type="float" office:value="591">
            <text:p>59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1"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4"/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527:.K551])" office:value-type="float" office:value="555.2957647">
            <text:p>555.30</text:p>
          </table:table-cell>
          <table:table-cell table:style-name="ce23" table:formula="of:=SUM([.L527:.L551])" office:value-type="float" office:value="2772.5424799">
            <text:p>2,772.5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5" office:value-type="string">
            <text:p>N/A</text:p>
          </table:table-cell>
          <table:table-cell table:style-name="ce25" office:value-type="string">
            <text:p>N/A</text:p>
          </table:table-cell>
          <table:table-cell table:number-columns-repeated="1012"/>
        </table:table-row>
        <table:table-row table:style-name="ro1" table:number-rows-repeated="10480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4.301535">
            <text:p>44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83736">
            <text:p>29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0785">
            <text:p>223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1.46499">
            <text:p>781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4.96232">
            <text:p>94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24969">
            <text:p>321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3.42601">
            <text:p>73.4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3.20399">
            <text:p>1183.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32.302247">
            <text:p>3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8.103445">
            <text:p>1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Yes</text:p>
          </table:table-cell>
          <table:table-cell office:value-type="float" office:value="12.998758">
            <text:p>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0.941509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700.fctrYes</text:p>
          </table:table-cell>
          <table:table-cell office:value-type="float" office:value="10.466401">
            <text:p>10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No</text:p>
          </table:table-cell>
          <table:table-cell office:value-type="float" office:value="9.371709">
            <text:p>9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23993">
            <text:p>30.2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71.33065">
            <text:p>771.3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17.22516">
            <text:p>317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66.01651">
            <text:p>1166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9.21087">
            <text:p>219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3.07221">
            <text:p>93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2.87255">
            <text:p>72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8.283933">
            <text:p>8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188095">
            <text:p>7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ealist</text:p>
          </table:table-cell>
          <table:table-cell office:value-type="float" office:value="6.922227">
            <text:p>6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6.360349">
            <text:p>6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6.301296">
            <text:p>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5.622551">
            <text:p>5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5.479312">
            <text:p>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ircumstances</text:p>
          </table:table-cell>
          <table:table-cell office:value-type="float" office:value="3.518482">
            <text:p>3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3.511826">
            <text:p>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.941569">
            <text:p>2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1.810172">
            <text:p>1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0.439339">
            <text:p>0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a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2325">
            <text:p>29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20685">
            <text:p>71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10.90124">
            <text:p>210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4.95451">
            <text:p>1104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4.14171">
            <text:p>294.1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8.27741">
            <text:p>88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5.28313">
            <text:p>715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9.7198751">
            <text:p>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9.1538254">
            <text:p>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8.700537">
            <text:p>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8.5254872">
            <text:p>8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7.8080557">
            <text:p>7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7.7413099">
            <text:p>7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7.0997165">
            <text:p>7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6.7052356">
            <text:p>6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6.097245">
            <text:p>6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4716495">
            <text:p>5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.0427224">
            <text:p>4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2.0532717">
            <text:p>2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No</text:p>
          </table:table-cell>
          <table:table-cell office:value-type="float" office:value="1.0445476">
            <text:p>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.2579574">
            <text:p>0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Yes</text:p>
          </table:table-cell>
          <table:table-cell office:value-type="float" office:value="0.1522855">
            <text:p>0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Y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9.00365">
            <text:p>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87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69">
            <text:p>208.0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6362">
            <text:p>1093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913">
            <text:p>289.9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4782">
            <text:p>86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7068">
            <text:p>706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099">
            <text:p>28.8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0.27426">
            <text:p>70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8.01341">
            <text:p>2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093.00709">
            <text:p>1093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6.83529">
            <text:p>86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89.9808">
            <text:p>289.9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06.04332">
            <text:p>706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28.8518">
            <text:p>28.8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1.4698">
            <text:p>71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09.17187">
            <text:p>209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01.62745">
            <text:p>1101.6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87.64803">
            <text:p>87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291.62067">
            <text:p>29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11.35187">
            <text:p>711.3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32.902038">
            <text:p>32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402531">
            <text:p>8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8.196442">
            <text:p>8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7.928697">
            <text:p>7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7.282315">
            <text:p>7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.040219">
            <text:p>7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4.640923">
            <text:p>4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4.491932">
            <text:p>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.060185">
            <text:p>3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.506214">
            <text:p>1.5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4.7582">
            <text:p>1134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46.9636">
            <text:p>1046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96.3566">
            <text:p>296.3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9.702577">
            <text:p>19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8.612763">
            <text:p>8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8.014997">
            <text:p>8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7.392274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5.325258">
            <text:p>5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4.906404">
            <text:p>4.9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nzv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3.501808">
            <text:p>53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9.551481">
            <text:p>9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48.5813">
            <text:p>1148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50.2816">
            <text:p>1050.2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302.9145">
            <text:p>302.9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zv.pca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7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3</text:p>
          </table:table-cell>
          <table:table-cell office:value-type="float" office:value="21.7031007">
            <text:p>21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</text:p>
          </table:table-cell>
          <table:table-cell office:value-type="float" office:value="10.3218729">
            <text:p>10.3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8</text:p>
          </table:table-cell>
          <table:table-cell office:value-type="float" office:value="6.1221525">
            <text:p>6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0</text:p>
          </table:table-cell>
          <table:table-cell office:value-type="float" office:value="3.4824249">
            <text:p>3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42</text:p>
          </table:table-cell>
          <table:table-cell office:value-type="float" office:value="1.4825128">
            <text:p>1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9</text:p>
          </table:table-cell>
          <table:table-cell office:value-type="float" office:value="0.5460154">
            <text:p>0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7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0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5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0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3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5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38.9447">
            <text:p>1138.9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36.9025">
            <text:p>1036.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335.1653">
            <text:p>335.1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Inc..rcv.bagEarth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3181.fctrYes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table:number-columns-repeated="9"/>
          <table:table-cell office:value-type="float" office:value="68.72166">
            <text:p>68.72</text:p>
          </table:table-cell>
          <table:table-cell table:number-columns-repeated="10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table:number-columns-repeated="11"/>
          <table:table-cell office:value-type="float" office:value="53.76112">
            <text:p>53.76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650.fctrGiving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L</text:p>
          </table:table-cell>
          <table:table-cell table:number-columns-repeated="5"/>
          <table:table-cell office:value-type="string">
            <text:p>NA</text:p>
          </table:table-cell>
          <table:table-cell table:number-columns-repeated="14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table:number-columns-repeated="14"/>
          <table:table-cell office:value-type="float" office:value="42.68977">
            <text:p>42.69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2.fctrOnline</text:p>
          </table:table-cell>
          <table:table-cell table:number-columns-repeated="10"/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table:number-columns-repeated="17"/>
          <table:table-cell office:value-type="float" office:value="16.12178">
            <text:p>16.12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Income.fctr.L</text:p>
          </table:table-cell>
          <table:table-cell table:number-columns-repeated="4"/>
          <table:table-cell office:value-type="string">
            <text:p>NA</text:p>
          </table:table-cell>
          <table:table-cell table:number-columns-repeated="15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C</text:p>
          </table:table-cell>
          <table:table-cell table:number-columns-repeated="5"/>
          <table:table-cell office:value-type="string">
            <text:p>NA</text:p>
          </table:table-cell>
          <table:table-cell table:number-columns-repeated="14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Edn.fctr.L</text:p>
          </table:table-cell>
          <table:table-cell table:number-columns-repeated="8"/>
          <table:table-cell office:value-type="string">
            <text:p>NA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16881.fctrHappy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23621.fctrYes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Q121011.fctrNo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01163.fctrMom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334.fctrYes</text:p>
          </table:table-cell>
          <table:table-cell table:number-columns-repeated="3"/>
          <table:table-cell office:value-type="string">
            <text:p>NA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c</text:p>
          </table:table-cell>
          <table:table-cell table:number-columns-repeated="14"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3.fctrYes</text:p>
          </table:table-cell>
          <table:table-cell table:number-columns-repeated="13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table:number-columns-repeated="12"/>
          <table:table-cell office:value-type="float" office:value="11.34467">
            <text:p>11.34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40,50]:YOB.Age.dff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table:number-columns-repeated="13"/>
          <table:table-cell office:value-type="float" office:value="21.38395">
            <text:p>21.38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table:number-columns-repeated="13"/>
          <table:table-cell office:value-type="float" office:value="57.50965">
            <text:p>57.51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table:number-columns-repeated="13"/>
          <table:table-cell office:value-type="float" office:value="49.35879">
            <text:p>49.36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table:number-columns-repeated="10"/>
          <table:table-cell office:value-type="float" office:value="45.48245">
            <text:p>45.48</text:p>
          </table:table-cell>
          <table:table-cell table:number-columns-repeated="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table:number-columns-repeated="12"/>
          <table:table-cell office:value-type="float" office:value="40.41641">
            <text:p>40.42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L</text:p>
          </table:table-cell>
          <table:table-cell table:number-columns-repeated="14"/>
          <table:table-cell office:value-type="float" office:value="38.45553">
            <text:p>38.46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table:number-columns-repeated="11"/>
          <table:table-cell office:value-type="float" office:value="36.28623">
            <text:p>36.29</text:p>
          </table:table-cell>
          <table:table-cell table:number-columns-repeated="8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table:number-columns-repeated="12"/>
          <table:table-cell office:value-type="float" office:value="34.77541">
            <text:p>34.78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table:number-columns-repeated="8"/>
          <table:table-cell office:value-type="float" office:value="32.69532">
            <text:p>32.7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Yes</text:p>
          </table:table-cell>
          <table:table-cell table:number-columns-repeated="12"/>
          <table:table-cell office:value-type="float" office:value="31.051">
            <text:p>31.05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table:number-columns-repeated="13"/>
          <table:table-cell office:value-type="float" office:value="28.72806">
            <text:p>28.73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table:number-columns-repeated="13"/>
          <table:table-cell office:value-type="float" office:value="28.23229">
            <text:p>28.23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3.fctrYes</text:p>
          </table:table-cell>
          <table:table-cell table:number-columns-repeated="12"/>
          <table:table-cell office:value-type="float" office:value="25.88344">
            <text:p>25.88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table:number-columns-repeated="14"/>
          <table:table-cell office:value-type="float" office:value="24.50148">
            <text:p>24.5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table:number-columns-repeated="14"/>
          <table:table-cell office:value-type="float" office:value="21.09239">
            <text:p>21.09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No</text:p>
          </table:table-cell>
          <table:table-cell table:number-columns-repeated="13"/>
          <table:table-cell office:value-type="float" office:value="18.57802">
            <text:p>18.58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table:number-columns-repeated="12"/>
          <table:table-cell office:value-type="float" office:value="14.31542">
            <text:p>14.32</text:p>
          </table:table-cell>
          <table:table-cell table:number-columns-repeated="7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table:number-columns-repeated="13"/>
          <table:table-cell office:value-type="float" office:value="12.10562">
            <text:p>12.11</text:p>
          </table:table-cell>
          <table:table-cell table:number-columns-repeated="6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dff</text:p>
          </table:table-cell>
          <table:table-cell table:number-columns-repeated="16"/>
          <table:table-cell office:value-type="float" office:value="22.8047">
            <text:p>22.8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RFE.X.Inc..rcv.bagEarth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32.69532">
            <text:p>32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24.50148">
            <text:p>24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dff</text:p>
          </table:table-cell>
          <table:table-cell office:value-type="float" office:value="22.8047">
            <text:p>22.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2.fctrOnline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011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c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3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RFE.X.Inc..rcv.bagEarth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2.69691">
            <text:p>52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7</text:p>
          </table:table-cell>
          <table:table-cell office:value-type="float" office:value="36.299408">
            <text:p>36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t</text:p>
          </table:table-cell>
          <table:table-cell office:value-type="float" office:value="28.00321">
            <text:p>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122.fctrYes</text:p>
          </table:table-cell>
          <table:table-cell office:value-type="float" office:value="18.645168">
            <text:p>18.6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1699.fctrYes</text:p>
          </table:table-cell>
          <table:table-cell office:value-type="float" office:value="17.896998">
            <text:p>17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2771.fctrPc</text:p>
          </table:table-cell>
          <table:table-cell office:value-type="float" office:value="17.065121">
            <text:p>17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15.363847">
            <text:p>15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office:value-type="float" office:value="14.579496">
            <text:p>14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343.fctrYes</text:p>
          </table:table-cell>
          <table:table-cell office:value-type="float" office:value="13.211562">
            <text:p>13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office:value-type="float" office:value="12.081122">
            <text:p>12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40,50]:YOB.Age.dff</text:p>
          </table:table-cell>
          <table:table-cell office:value-type="float" office:value="10.938392">
            <text:p>10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6.573204">
            <text:p>6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232.fctrId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L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39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3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220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dff</text:p>
          </table:table-cell>
          <table:table-cell office:value-type="string">
            <text:p>NA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31.1905">
            <text:p>1031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109.6961">
            <text:p>1109.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80.0988">
            <text:p>280.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260.8742">
            <text:p>260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008.0114">
            <text:p>1008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1075.4652">
            <text:p>1075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75.958431">
            <text:p>75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58.0668">
            <text:p>58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7.850515">
            <text:p>57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56.180154">
            <text:p>56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41.197966">
            <text:p>41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37.501626">
            <text:p>37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34.272514">
            <text:p>34.2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.clusterid.fctr2</text:p>
          </table:table-cell>
          <table:table-cell office:value-type="float" office:value="24.178851">
            <text:p>24.1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23.808496">
            <text:p>23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22.924082">
            <text:p>22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22.19377">
            <text:p>22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20.363764">
            <text:p>20.3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8.578708">
            <text:p>18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15.054634">
            <text:p>15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2.681612">
            <text:p>12.6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1.162236">
            <text:p>11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10.817868">
            <text:p>10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.77815">
            <text:p>1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1.214709">
            <text:p>1.2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74.83104">
            <text:p>74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1.92175">
            <text:p>71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70.42909">
            <text:p>70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66.6129">
            <text:p>66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62.46552">
            <text:p>62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55.5171">
            <text:p>55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49.42789">
            <text:p>49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43.25342">
            <text:p>43.2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244.fctrNo:.clusterid.fctr2</text:p>
          </table:table-cell>
          <table:table-cell office:value-type="float" office:value="39.55891">
            <text:p>39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30.28896">
            <text:p>30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28.69665">
            <text:p>28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27.22693">
            <text:p>27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20.85451">
            <text:p>20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20.66949">
            <text:p>20.6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20.23804">
            <text:p>20.2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16.49085">
            <text:p>16.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71726">
            <text:p>1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5.1525">
            <text:p>15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14.75715">
            <text:p>14.76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:.clusterid.fctr2</text:p>
          </table:table-cell>
          <table:table-cell office:value-type="float" office:value="99.86214">
            <text:p>99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81.86284">
            <text:p>81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62.40403">
            <text:p>62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61.58911">
            <text:p>61.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60.37796">
            <text:p>60.3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44.78129">
            <text:p>44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43.16389">
            <text:p>4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:.clusterid.fctr4</text:p>
          </table:table-cell>
          <table:table-cell office:value-type="float" office:value="36.43439">
            <text:p>36.4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33.2805">
            <text:p>33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30.25038">
            <text:p>30.2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28.39881">
            <text:p>28.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26.9562">
            <text:p>26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23.73294">
            <text:p>23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21.71103">
            <text:p>2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6.36844">
            <text:p>16.3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15.06953">
            <text:p>15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13.95534">
            <text:p>13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12.75156">
            <text:p>12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64.984274">
            <text:p>64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52.729697">
            <text:p>52.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51.264404">
            <text:p>51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44.707621">
            <text:p>44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40.627886">
            <text:p>40.6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27.773431">
            <text:p>27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25.424438">
            <text:p>25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23.579086">
            <text:p>23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Yes</text:p>
          </table:table-cell>
          <table:table-cell office:value-type="float" office:value="22.437747">
            <text:p>22.4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17.918579">
            <text:p>17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15.677653">
            <text:p>15.6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11.933368">
            <text:p>11.93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10.35792">
            <text:p>10.3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30.86897">
            <text:p>30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40.37918">
            <text:p>40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66.70618">
            <text:p>66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139.88924">
            <text:p>139.8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479.65189">
            <text:p>479.6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380.01349">
            <text:p>380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expoTrans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70.459984">
            <text:p>70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8.192817">
            <text:p>58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56.769317">
            <text:p>56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46.078549">
            <text:p>46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35.754276">
            <text:p>35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34.890584">
            <text:p>34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34.294803">
            <text:p>34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4.259597">
            <text:p>34.2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24.282362">
            <text:p>24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23.670214">
            <text:p>23.6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23.473593">
            <text:p>23.4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23.10903">
            <text:p>23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:.clusterid.fctr2</text:p>
          </table:table-cell>
          <table:table-cell office:value-type="float" office:value="23.035727">
            <text:p>23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:.clusterid.fctr4</text:p>
          </table:table-cell>
          <table:table-cell office:value-type="float" office:value="20.829954">
            <text:p>20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15.121509">
            <text:p>15.1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Yes!</text:p>
          </table:table-cell>
          <table:table-cell office:value-type="float" office:value="14.920312">
            <text:p>14.9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8.755206">
            <text:p>8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8.55759">
            <text:p>8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office:value-type="float" office:value="8.099951">
            <text:p>8.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^6</text:p>
          </table:table-cell>
          <table:table-cell office:value-type="float" office:value="5.566626">
            <text:p>5.5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3.862864">
            <text:p>3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1.975859">
            <text:p>1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.909118">
            <text:p>1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562.fctrNo</text:p>
          </table:table-cell>
          <table:table-cell office:value-type="float" office:value="1.705729">
            <text:p>1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716.fctrYes</text:p>
          </table:table-cell>
          <table:table-cell office:value-type="float" office:value="1.01141">
            <text:p>1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650.fctrGiving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742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4517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367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892.fctrNo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Umm...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:.clusterid.fctr3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N:.clusterid.fctr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:.clusterid.fctr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expoTrans.spatialSign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95.353402">
            <text:p>95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72.373641">
            <text:p>72.3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Right</text:p>
          </table:table-cell>
          <table:table-cell office:value-type="float" office:value="63.51022">
            <text:p>63.5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No</text:p>
          </table:table-cell>
          <table:table-cell office:value-type="float" office:value="54.770504">
            <text:p>54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53.839298">
            <text:p>53.8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997.fctrGr</text:p>
          </table:table-cell>
          <table:table-cell office:value-type="float" office:value="53.829347">
            <text:p>5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Dad</text:p>
          </table:table-cell>
          <table:table-cell office:value-type="float" office:value="52.946272">
            <text:p>52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51.289537">
            <text:p>51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</text:p>
          </table:table-cell>
          <table:table-cell office:value-type="float" office:value="48.897373">
            <text:p>48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37.083756">
            <text:p>37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650.fctrGiving</text:p>
          </table:table-cell>
          <table:table-cell office:value-type="float" office:value="35.721172">
            <text:p>35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4742.fctrNo</text:p>
          </table:table-cell>
          <table:table-cell office:value-type="float" office:value="33.972679">
            <text:p>33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33.931389">
            <text:p>33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32.028548">
            <text:p>32.0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272.fctrNo</text:p>
          </table:table-cell>
          <table:table-cell office:value-type="float" office:value="28.769646">
            <text:p>28.7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5655.fctrYes</text:p>
          </table:table-cell>
          <table:table-cell office:value-type="float" office:value="28.149909">
            <text:p>28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4517.fctrNo</text:p>
          </table:table-cell>
          <table:table-cell office:value-type="float" office:value="26.310633">
            <text:p>26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3621.fctrYes</text:p>
          </table:table-cell>
          <table:table-cell office:value-type="float" office:value="24.337487">
            <text:p>24.3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y:.clusterid.fctr4</text:p>
          </table:table-cell>
          <table:table-cell office:value-type="float" office:value="24.070888">
            <text:p>24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23.655641">
            <text:p>23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562.fctrNo</text:p>
          </table:table-cell>
          <table:table-cell office:value-type="float" office:value="21.953249">
            <text:p>21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367.fctrNo</text:p>
          </table:table-cell>
          <table:table-cell office:value-type="float" office:value="21.463578">
            <text:p>21.4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472.fctrScience</text:p>
          </table:table-cell>
          <table:table-cell office:value-type="float" office:value="19.04578">
            <text:p>19.0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18.779402">
            <text:p>18.7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899.fctrCs</text:p>
          </table:table-cell>
          <table:table-cell office:value-type="float" office:value="17.701623">
            <text:p>17.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8892.fctrNo</text:p>
          </table:table-cell>
          <table:table-cell office:value-type="float" office:value="16.927606">
            <text:p>16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881.fctrHappy</text:p>
          </table:table-cell>
          <table:table-cell office:value-type="float" office:value="16.826284">
            <text:p>16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0740.fctrPC</text:p>
          </table:table-cell>
          <table:table-cell office:value-type="float" office:value="16.247891">
            <text:p>16.2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:YOB.Age.dff</text:p>
          </table:table-cell>
          <table:table-cell office:value-type="float" office:value="14.929799">
            <text:p>14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</text:p>
          </table:table-cell>
          <table:table-cell office:value-type="float" office:value="14.586868">
            <text:p>14.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^6</text:p>
          </table:table-cell>
          <table:table-cell office:value-type="float" office:value="14.35295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855.fctrUmm...</text:p>
          </table:table-cell>
          <table:table-cell office:value-type="float" office:value="14.107061">
            <text:p>14.1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y:.clusterid.fctr3</text:p>
          </table:table-cell>
          <table:table-cell office:value-type="float" office:value="13.949194">
            <text:p>13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4996.fctrYes</text:p>
          </table:table-cell>
          <table:table-cell office:value-type="float" office:value="13.32678">
            <text:p>13.3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N:.clusterid.fctr4</text:p>
          </table:table-cell>
          <table:table-cell office:value-type="float" office:value="13.253891">
            <text:p>13.2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:.clusterid.fctr4</text:p>
          </table:table-cell>
          <table:table-cell office:value-type="float" office:value="13.164804">
            <text:p>1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716.fctrYes</text:p>
          </table:table-cell>
          <table:table-cell office:value-type="float" office:value="12.607818">
            <text:p>12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953.fctrNo</text:p>
          </table:table-cell>
          <table:table-cell office:value-type="float" office:value="12.424004">
            <text:p>12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SKn:.clusterid.fctr2</text:p>
          </table:table-cell>
          <table:table-cell office:value-type="float" office:value="11.397729">
            <text:p>11.4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30.83944">
            <text:p>30.8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10.01024">
            <text:p>10.0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40.69325">
            <text:p>40.6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479.50176">
            <text:p>479.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380.12806">
            <text:p>380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140.09919">
            <text:p>140.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67.03962">
            <text:p>67.0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zv.pca.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4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3</text:p>
          </table:table-cell>
          <table:table-cell office:value-type="float" office:value="98.96670531">
            <text:p>98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7</text:p>
          </table:table-cell>
          <table:table-cell office:value-type="float" office:value="79.79242011">
            <text:p>79.7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</text:p>
          </table:table-cell>
          <table:table-cell office:value-type="float" office:value="67.07118937">
            <text:p>67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</text:p>
          </table:table-cell>
          <table:table-cell office:value-type="float" office:value="52.03536804">
            <text:p>52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</text:p>
          </table:table-cell>
          <table:table-cell office:value-type="float" office:value="42.95557888">
            <text:p>42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7</text:p>
          </table:table-cell>
          <table:table-cell office:value-type="float" office:value="35.74926825">
            <text:p>35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0</text:p>
          </table:table-cell>
          <table:table-cell office:value-type="float" office:value="33.85379956">
            <text:p>33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8</text:p>
          </table:table-cell>
          <table:table-cell office:value-type="float" office:value="29.60938375">
            <text:p>29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35</text:p>
          </table:table-cell>
          <table:table-cell office:value-type="float" office:value="26.06092606">
            <text:p>26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0</text:p>
          </table:table-cell>
          <table:table-cell office:value-type="float" office:value="22.85434573">
            <text:p>22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</text:p>
          </table:table-cell>
          <table:table-cell office:value-type="float" office:value="22.76226805">
            <text:p>22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9</text:p>
          </table:table-cell>
          <table:table-cell office:value-type="float" office:value="20.00388966">
            <text:p>2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0</text:p>
          </table:table-cell>
          <table:table-cell office:value-type="float" office:value="16.9357234">
            <text:p>16.9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8</text:p>
          </table:table-cell>
          <table:table-cell office:value-type="float" office:value="16.12960369">
            <text:p>16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86</text:p>
          </table:table-cell>
          <table:table-cell office:value-type="float" office:value="14.20222324">
            <text:p>14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30</text:p>
          </table:table-cell>
          <table:table-cell office:value-type="float" office:value="12.91187445">
            <text:p>12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75</text:p>
          </table:table-cell>
          <table:table-cell office:value-type="float" office:value="10.03672143">
            <text:p>10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3</text:p>
          </table:table-cell>
          <table:table-cell office:value-type="float" office:value="0.08782609">
            <text:p>0.0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7</text:p>
          </table:table-cell>
          <table:table-cell office:value-type="float" office:value="0.07164674">
            <text:p>0.0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6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2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06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3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119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41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9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5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PC24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82.06">
            <text:p>182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o</text:p>
          </table:table-cell>
          <table:table-cell office:value-type="float" office:value="577.3509">
            <text:p>577.3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Yes</text:p>
          </table:table-cell>
          <table:table-cell office:value-type="float" office:value="401.2327">
            <text:p>401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All.X..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87.253169">
            <text:p>87.2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601.fctrNo</text:p>
          </table:table-cell>
          <table:table-cell office:value-type="float" office:value="84.167268">
            <text:p>84.1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81.964527">
            <text:p>81.9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75.707527">
            <text:p>75.7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58.878689">
            <text:p>58.8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53.01137">
            <text:p>53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35.805767">
            <text:p>35.8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office:value-type="float" office:value="34.422765">
            <text:p>34.4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No</text:p>
          </table:table-cell>
          <table:table-cell office:value-type="float" office:value="34.354616">
            <text:p>3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583.fctrTunes</text:p>
          </table:table-cell>
          <table:table-cell office:value-type="float" office:value="30.74993">
            <text:p>30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30.635897">
            <text:p>30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30.556692">
            <text:p>30.5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N:.clusterid.fctr4</text:p>
          </table:table-cell>
          <table:table-cell office:value-type="float" office:value="26.82091">
            <text:p>26.8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562.fctrNo</text:p>
          </table:table-cell>
          <table:table-cell office:value-type="float" office:value="19.452739">
            <text:p>19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No</text:p>
          </table:table-cell>
          <table:table-cell office:value-type="float" office:value="15.133682">
            <text:p>15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9480.fctrYes</text:p>
          </table:table-cell>
          <table:table-cell office:value-type="float" office:value="14.892812">
            <text:p>14.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195.fctrNo</text:p>
          </table:table-cell>
          <table:table-cell office:value-type="float" office:value="14.143119">
            <text:p>14.1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3.897773">
            <text:p>13.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441.fctrYes</text:p>
          </table:table-cell>
          <table:table-cell office:value-type="float" office:value="13.171454">
            <text:p>13.1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441.fctrNo</text:p>
          </table:table-cell>
          <table:table-cell office:value-type="float" office:value="13.148996">
            <text:p>13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.L</text:p>
          </table:table-cell>
          <table:table-cell office:value-type="float" office:value="12.721394">
            <text:p>12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Yes</text:p>
          </table:table-cell>
          <table:table-cell office:value-type="float" office:value="12.664573">
            <text:p>12.6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6.544867">
            <text:p>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5.367857">
            <text:p>5.3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950.fctrRisk-friendly</text:p>
          </table:table-cell>
          <table:table-cell office:value-type="float" office:value="2.947049">
            <text:p>2.9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4386.fctrTMI</text:p>
          </table:table-cell>
          <table:table-cell office:value-type="float" office:value="1.596116">
            <text:p>1.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848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367.fctrYes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3181.fctrYes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1163.fctrMom</text:p>
          </table:table-cell>
          <table:table-cell office:value-type="float" office:value="88.909843">
            <text:p>88.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Yes</text:p>
          </table:table-cell>
          <table:table-cell office:value-type="float" office:value="82.633375">
            <text:p>82.6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45.650319">
            <text:p>45.6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197.fctrNo</text:p>
          </table:table-cell>
          <table:table-cell office:value-type="float" office:value="41.37395">
            <text:p>41.3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N:.clusterid.fctr4</text:p>
          </table:table-cell>
          <table:table-cell office:value-type="float" office:value="39.716837">
            <text:p>39.7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5611.fctrNo</text:p>
          </table:table-cell>
          <table:table-cell office:value-type="float" office:value="37.044781">
            <text:p>37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650.fctrNo</text:p>
          </table:table-cell>
          <table:table-cell office:value-type="float" office:value="33.982051">
            <text:p>33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33.289229">
            <text:p>33.2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9851.fctrNo</text:p>
          </table:table-cell>
          <table:table-cell office:value-type="float" office:value="29.534974">
            <text:p>29.5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8950.fctrRisk-friendly</text:p>
          </table:table-cell>
          <table:table-cell office:value-type="float" office:value="27.44761">
            <text:p>27.4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2674.fctrYes</text:p>
          </table:table-cell>
          <table:table-cell office:value-type="float" office:value="26.308431">
            <text:p>26.3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4386.fctrTMI</text:p>
          </table:table-cell>
          <table:table-cell office:value-type="float" office:value="26.076">
            <text:p>26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441.fctrYes</text:p>
          </table:table-cell>
          <table:table-cell office:value-type="float" office:value="23.933204">
            <text:p>23.9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98869.fctrNo</text:p>
          </table:table-cell>
          <table:table-cell office:value-type="float" office:value="23.495876">
            <text:p>23.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6389.fctrNo</text:p>
          </table:table-cell>
          <table:table-cell office:value-type="float" office:value="20.789172">
            <text:p>20.7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Edn.fctr^4</text:p>
          </table:table-cell>
          <table:table-cell office:value-type="float" office:value="19.85309">
            <text:p>19.8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1848.fctrYes</text:p>
          </table:table-cell>
          <table:table-cell office:value-type="float" office:value="18.35411">
            <text:p>18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441.fctrNo</text:p>
          </table:table-cell>
          <table:table-cell office:value-type="float" office:value="18.190177">
            <text:p>18.1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9367.fctrYes</text:p>
          </table:table-cell>
          <table:table-cell office:value-type="float" office:value="18.038294">
            <text:p>18.0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17.576007">
            <text:p>17.5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00562.fctrNo</text:p>
          </table:table-cell>
          <table:table-cell office:value-type="float" office:value="15.746827">
            <text:p>15.7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16601.fctrNo</text:p>
          </table:table-cell>
          <table:table-cell office:value-type="float" office:value="14.611496">
            <text:p>14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Q120379.fctrNo</text:p>
          </table:table-cell>
          <table:table-cell office:value-type="float" office:value="12.253336">
            <text:p>12.2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15.21644">
            <text:p>15.2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124.73019">
            <text:p>124.7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109.30718">
            <text:p>109.3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477.62028">
            <text:p>477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30.96337">
            <text:p>30.9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33.59784">
            <text:p>33.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250.97436">
            <text:p>250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Q109244N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6"/>
        <table:table-column table:style-name="co4" table:default-cell-style-name="ce12"/>
        <table:table-column table:style-name="co3" table:default-cell-style-name="ce21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3" table:default-cell-style-name="ce26"/>
        <table:table-column table:style-name="co6" table:default-cell-style-name="ce30"/>
        <table:table-column table:style-name="co4" table:default-cell-style-name="ce30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8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9" office:value-type="string">
            <text:p>Inspect *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 (Keep bottom 2 model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For binomial classification stop &amp; sample Trn Obs if class knt &gt; 80% (vs. 20% for the other clas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Partition Trn into Fit &amp; OOB: stop if category’s similarity(Fit, New) &gt; similarity(OOB, New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 office:value-type="string">
            <text:p>weighted cosine similarity vs. correlation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xgboost pack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prePro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Option to drop glb_models_lst in mysaveChunk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Ensemble: Paper in dropbox/datascienc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 office:value-type="string">
            <text:p>Split fit.models_2 chunk into plots vs. ensembl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 office:value-type="string">
            <text:p>Make predictions directory as a user sp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/>
          <table:table-cell table:style-name="ce3" table:formula="of:=[.K47]" office:value-type="float" office:value="235.48913">
            <text:p>235</text:p>
          </table:table-cell>
          <table:table-cell table:style-name="ce3" table:formula="of:=[.L47]" office:value-type="float" office:value="1160.6436">
            <text:p>1,161</text:p>
          </table:table-cell>
          <table:table-cell table:style-name="ce6" office:value-type="string">
            <text:p>‘&lt;- Anchor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>
            <text:p>glb_sel_mdl</text:p>
          </table:table-cell>
          <table:table-cell/>
          <table:table-cell table:style-name="ce18" office:value-type="string">
            <text:p>glb_fin_mdl</text:p>
          </table:table-cell>
          <table:table-cell table:style-name="ce22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9" office:value-type="string">
            <text:p>Entropy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7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7" office:value-type="string">
            <text:p>glb_category_var</text:p>
          </table:table-cell>
          <table:table-cell table:style-name="ce17" office:value-type="string">
            <text:p>err.abs.OOB.sum</text:p>
          </table:table-cell>
          <table:table-cell table:style-name="ce17" office:value-type="string">
            <text:p>err.abs.trn.sum</text:p>
          </table:table-cell>
          <table:table-cell table:style-name="ce17"/>
          <table:table-cell table:style-name="ce27" office:value-type="string">
            <text:p>Metric</text:p>
          </table:table-cell>
          <table:table-cell table:style-name="ce27" office:value-type="string">
            <text:p>Value</text:p>
          </table:table-cell>
          <table:table-cell table:style-name="ce27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8" office:value-type="string">
            <text:p>max.Accuracy.OOB</text:p>
          </table:table-cell>
          <table:table-cell table:style-name="ce8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8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  <table:table-cell table:style-name="ce40" table:number-columns-repeated="25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4">
          <table:table-cell table:number-columns-repeated="3"/>
          <table:table-cell office:value-type="string">
            <text:p>Q109244No_AllXpreProc_cnk03_rest</text:p>
          </table:table-cell>
          <table:table-cell office:value-type="string">
            <text:p>All.X.zv.pca.rcv.glmnet.imp</text:p>
          </table:table-cell>
          <table:table-cell/>
          <table:table-cell table:style-name="ce16" office:value-type="string">
            <text:p>Final.All.X.zv.pca..glmnet.imp</text:p>
          </table:table-cell>
          <table:table-cell table:number-columns-repeated="2"/>
          <table:table-cell office:value-type="string">
            <text:p>NA</text:p>
          </table:table-cell>
          <table:table-cell office:value-type="float" office:value="41.44707">
            <text:p>41.45</text:p>
          </table:table-cell>
          <table:table-cell office:value-type="float" office:value="182.06">
            <text:p>182.0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68">
            <text:p>168.0000</text:p>
          </table:table-cell>
          <table:table-cell table:style-name="ce33" table:formula="of:=[.O22]/[.O50]" office:value-type="percentage" office:value="0.949152542372881">
            <text:p>94.92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3">
          <table:table-cell/>
          <table:table-cell table:style-name="ce5" table:formula="of:=[.K$47]/[.B$18]" office:value-type="percentage" office:value="1">
            <text:p>100.00%</text:p>
          </table:table-cell>
          <table:table-cell table:style-name="ce5" table:formula="of:=[.L$47]/[.C$18]" office:value-type="percentage" office:value="1">
            <text:p>100.00%</text:p>
          </table:table-cell>
          <table:table-cell office:value-type="string">
            <text:p>Tuned glb_sel &amp; fin_mdl</text:p>
          </table:table-cell>
          <table:table-cell office:value-type="string">
            <text:p>PC7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PC114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o</text:p>
          </table:table-cell>
          <table:table-cell office:value-type="float" office:value="103.54512">
            <text:p>103.55</text:p>
          </table:table-cell>
          <table:table-cell office:value-type="float" office:value="577.3509">
            <text:p>577.35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9">
            <text:p>29.0000</text:p>
          </table:table-cell>
          <table:table-cell table:style-name="ce33" table:formula="of:=[.O23]/[.O51]" office:value-type="percentage" office:value="1.07407407407407">
            <text:p>107.4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3">
          <table:table-cell table:number-columns-repeated="3"/>
          <table:table-cell office:value-type="string">
            <text:p>glbFeatsCategory:Q115611.fctr (gun)</text:p>
          </table:table-cell>
          <table:table-cell office:value-type="string">
            <text:p>PC13</text:p>
          </table:table-cell>
          <table:table-cell office:value-type="float" office:value="75.45388">
            <text:p>75.45</text:p>
          </table:table-cell>
          <table:table-cell office:value-type="string">
            <text:p>PC13</text:p>
          </table:table-cell>
          <table:table-cell office:value-type="float" office:value="98.96670531">
            <text:p>98.97</text:p>
          </table:table-cell>
          <table:table-cell/>
          <table:table-cell office:value-type="string">
            <text:p>Yes</text:p>
          </table:table-cell>
          <table:table-cell office:value-type="float" office:value="90.49694">
            <text:p>90.50</text:p>
          </table:table-cell>
          <table:table-cell office:value-type="float" office:value="401.2327">
            <text:p>401.23</text:p>
          </table:table-cell>
          <table:table-cell/>
          <table:table-cell office:value-type="string">
            <text:p>OOBobs errors</text:p>
          </table:table-cell>
          <table:table-cell table:style-name="ce31" table:formula="of:=SUM([.O22:.O23])" office:value-type="float" office:value="197">
            <text:p>197.0000</text:p>
          </table:table-cell>
          <table:table-cell table:style-name="ce33" table:formula="of:=[.O24]/[.O52]" office:value-type="percentage" office:value="0.965686274509804">
            <text:p>96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3">
          <table:table-cell/>
          <table:table-cell table:style-name="ce5" table:formula="of:=[.K$47]/[.B$18]" office:value-type="percentage" office:value="1">
            <text:p>100.00%</text:p>
          </table:table-cell>
          <table:table-cell table:style-name="ce5" table:formula="of:=[.L$47]/[.C$18]" office:value-type="percentage" office:value="1">
            <text:p>100.00%</text:p>
          </table:table-cell>
          <table:table-cell office:value-type="string">
            <text:p>Tuned glb_sel &amp; fin_mdl</text:p>
          </table:table-cell>
          <table:table-cell office:value-type="string">
            <text:p>PC68</text:p>
          </table:table-cell>
          <table:table-cell office:value-type="float" office:value="66.38409">
            <text:p>66.38</text:p>
          </table:table-cell>
          <table:table-cell office:value-type="string">
            <text:p>PC7</text:p>
          </table:table-cell>
          <table:table-cell office:value-type="float" office:value="79.79242011">
            <text:p>79.7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50">
            <text:p>550.0000</text:p>
          </table:table-cell>
          <table:table-cell table:style-name="ce33" table:formula="of:=[.O25]/[.O53]" office:value-type="percentage" office:value="0.933786078098472">
            <text:p>93.3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3">
          <table:table-cell table:number-columns-repeated="3"/>
          <table:table-cell office:value-type="string">
            <text:p>Added AllX preProc</text:p>
          </table:table-cell>
          <table:table-cell office:value-type="string">
            <text:p>PC14</text:p>
          </table:table-cell>
          <table:table-cell office:value-type="float" office:value="64.50647">
            <text:p>64.51</text:p>
          </table:table-cell>
          <table:table-cell office:value-type="string">
            <text:p>PC3</text:p>
          </table:table-cell>
          <table:table-cell office:value-type="float" office:value="67.07118937">
            <text:p>67.07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72">
            <text:p>72.0000</text:p>
          </table:table-cell>
          <table:table-cell table:style-name="ce33" table:formula="of:=[.O26]/[.O54]" office:value-type="percentage" office:value="2.18181818181818">
            <text:p>218.1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formula="of:=[.K$47]/[.B$18]" office:value-type="percentage" office:value="1">
            <text:p>100.00%</text:p>
          </table:table-cell>
          <table:table-cell table:style-name="ce5" table:formula="of:=[.L$47]/[.C$18]" office:value-type="percentage" office:value="1">
            <text:p>100.00%</text:p>
          </table:table-cell>
          <table:table-cell office:value-type="string">
            <text:p>glbFeatsCategory:Hhold.fctr</text:p>
          </table:table-cell>
          <table:table-cell office:value-type="string">
            <text:p>PC9</text:p>
          </table:table-cell>
          <table:table-cell office:value-type="float" office:value="58.59604">
            <text:p>58.60</text:p>
          </table:table-cell>
          <table:table-cell office:value-type="string">
            <text:p>PC9</text:p>
          </table:table-cell>
          <table:table-cell office:value-type="float" office:value="52.03536804">
            <text:p>52.0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27]/[.O5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Enhanced OO B partitioning</text:p>
          </table:table-cell>
          <table:table-cell office:value-type="string">
            <text:p>PC121</text:p>
          </table:table-cell>
          <table:table-cell office:value-type="float" office:value="54.18065">
            <text:p>54.18</text:p>
          </table:table-cell>
          <table:table-cell office:value-type="string">
            <text:p>PC8</text:p>
          </table:table-cell>
          <table:table-cell office:value-type="float" office:value="42.95557888">
            <text:p>42.96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473868">
            <text:p>0.5474</text:p>
          </table:table-cell>
          <table:table-cell table:style-name="ce33" table:formula="of:=[.O28]/[.O56]" office:value-type="percentage" office:value="0.977389161681992">
            <text:p>97.7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Tuned glb_sel &amp; fin_mdl</text:p>
          </table:table-cell>
          <table:table-cell office:value-type="string">
            <text:p>PC3</text:p>
          </table:table-cell>
          <table:table-cell office:value-type="float" office:value="51.26475">
            <text:p>51.26</text:p>
          </table:table-cell>
          <table:table-cell office:value-type="string">
            <text:p>PC107</text:p>
          </table:table-cell>
          <table:table-cell office:value-type="float" office:value="35.74926825">
            <text:p>35.7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6000268">
            <text:p>0.6000</text:p>
          </table:table-cell>
          <table:table-cell table:style-name="ce33" table:formula="of:=[.O29]/[.O57]" office:value-type="percentage" office:value="1.0422719680273">
            <text:p>104.2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formula="of:=[.K$47]/[.B$18]" office:value-type="percentage" office:value="1">
            <text:p>100.00%</text:p>
          </table:table-cell>
          <table:table-cell table:style-name="ce5" table:formula="of:=[.L$47]/[.C$18]" office:value-type="percentage" office:value="1">
            <text:p>100.00%</text:p>
          </table:table-cell>
          <table:table-cell office:value-type="string">
            <text:p>Kept Q109244 == “No”</text:p>
          </table:table-cell>
          <table:table-cell office:value-type="string">
            <text:p>PC106</text:p>
          </table:table-cell>
          <table:table-cell office:value-type="float" office:value="38.28022">
            <text:p>38.28</text:p>
          </table:table-cell>
          <table:table-cell office:value-type="string">
            <text:p>PC40</text:p>
          </table:table-cell>
          <table:table-cell office:value-type="float" office:value="33.85379956">
            <text:p>33.8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">
            <text:p>0.5000</text:p>
          </table:table-cell>
          <table:table-cell table:style-name="ce33" table:formula="of:=[.O30]/[.O58]" office:value-type="percentage" office:value="1.11111111111111">
            <text:p>111.1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formula="of:=[.K$75]/[.B$18]" office:value-type="percentage" office:value="1.01757606816077">
            <text:p>101.76%</text:p>
          </table:table-cell>
          <table:table-cell table:style-name="ce5" table:formula="of:=[.L$75]/[.C$18]" office:value-type="percentage" office:value="0.989374826174029">
            <text:p>98.94%</text:p>
          </table:table-cell>
          <table:table-cell office:value-type="string">
            <text:p>Votes_Ensemble</text:p>
          </table:table-cell>
          <table:table-cell office:value-type="string">
            <text:p>PC113</text:p>
          </table:table-cell>
          <table:table-cell office:value-type="float" office:value="37.89994">
            <text:p>37.90</text:p>
          </table:table-cell>
          <table:table-cell office:value-type="string">
            <text:p>PC108</text:p>
          </table:table-cell>
          <table:table-cell office:value-type="float" office:value="29.60938375">
            <text:p>29.6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31]/[.O5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PC119</text:p>
          </table:table-cell>
          <table:table-cell office:value-type="float" office:value="35.48847">
            <text:p>35.49</text:p>
          </table:table-cell>
          <table:table-cell office:value-type="string">
            <text:p>PC35</text:p>
          </table:table-cell>
          <table:table-cell office:value-type="float" office:value="26.06092606">
            <text:p>26.06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5">
            <text:p>0.5500</text:p>
          </table:table-cell>
          <table:table-cell table:style-name="ce33" table:formula="of:=[.O32]/[.O6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PC43</text:p>
          </table:table-cell>
          <table:table-cell office:value-type="float" office:value="31.67576">
            <text:p>31.68</text:p>
          </table:table-cell>
          <table:table-cell office:value-type="string">
            <text:p>PC110</text:p>
          </table:table-cell>
          <table:table-cell office:value-type="float" office:value="22.85434573">
            <text:p>22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6020202">
            <text:p>0.6020</text:p>
          </table:table-cell>
          <table:table-cell table:style-name="ce33" table:formula="of:=[.O33]/[.O61]" office:value-type="percentage" office:value="1.0141414073351">
            <text:p>101.4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PC41</text:p>
          </table:table-cell>
          <table:table-cell office:value-type="float" office:value="31.1988">
            <text:p>31.20</text:p>
          </table:table-cell>
          <table:table-cell office:value-type="string">
            <text:p>PC2</text:p>
          </table:table-cell>
          <table:table-cell office:value-type="float" office:value="22.76226805">
            <text:p>22.76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930076">
            <text:p>0.5930</text:p>
          </table:table-cell>
          <table:table-cell table:style-name="ce33" table:formula="of:=[.O34]/[.O62]" office:value-type="percentage" office:value="0.967627324988566">
            <text:p>96.7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PC2</text:p>
          </table:table-cell>
          <table:table-cell office:value-type="float" office:value="29.37667">
            <text:p>29.38</text:p>
          </table:table-cell>
          <table:table-cell office:value-type="string">
            <text:p>PC19</text:p>
          </table:table-cell>
          <table:table-cell office:value-type="float" office:value="20.00388966">
            <text:p>20.00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148841">
            <text:p>0.6149</text:p>
          </table:table-cell>
          <table:table-cell table:style-name="ce33" table:formula="of:=[.O35]/[.O63]" office:value-type="percentage" office:value="1.02624049129968">
            <text:p>102.6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PC94</text:p>
          </table:table-cell>
          <table:table-cell office:value-type="float" office:value="21.28322">
            <text:p>21.28</text:p>
          </table:table-cell>
          <table:table-cell office:value-type="string">
            <text:p>PC120</text:p>
          </table:table-cell>
          <table:table-cell office:value-type="float" office:value="16.9357234">
            <text:p>16.94</text:p>
          </table:table-cell>
          <table:table-cell table:number-columns-repeated="6"/>
          <table:table-cell/>
          <table:table-cell table:style-name="ce33" table:formula="of:=[.O36]/[.O6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PC17</text:p>
          </table:table-cell>
          <table:table-cell office:value-type="float" office:value="18.74445">
            <text:p>18.74</text:p>
          </table:table-cell>
          <table:table-cell office:value-type="string">
            <text:p>PC28</text:p>
          </table:table-cell>
          <table:table-cell office:value-type="float" office:value="16.12960369">
            <text:p>16.1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609">
            <text:p>0.6609</text:p>
          </table:table-cell>
          <table:table-cell table:style-name="ce33" table:formula="of:=[.O37]/[.O6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PC5</text:p>
          </table:table-cell>
          <table:table-cell office:value-type="float" office:value="16.37649">
            <text:p>16.38</text:p>
          </table:table-cell>
          <table:table-cell office:value-type="string">
            <text:p>PC86</text:p>
          </table:table-cell>
          <table:table-cell office:value-type="float" office:value="14.20222324">
            <text:p>14.20</text:p>
          </table:table-cell>
          <table:table-cell table:number-columns-repeated="6"/>
          <table:table-cell table:style-name="ce26"/>
          <table:table-cell table:style-name="ce33" table:formula="of:=[.O38]/[.O6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PC24</text:p>
          </table:table-cell>
          <table:table-cell office:value-type="float" office:value="15.2596">
            <text:p>15.26</text:p>
          </table:table-cell>
          <table:table-cell office:value-type="string">
            <text:p>PC130</text:p>
          </table:table-cell>
          <table:table-cell office:value-type="float" office:value="12.91187445">
            <text:p>12.91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9]/[.O6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3">
          <table:table-cell/>
          <table:table-cell table:style-name="ce5" table:number-columns-repeated="2"/>
          <table:table-cell/>
          <table:table-cell office:value-type="string">
            <text:p>PC120</text:p>
          </table:table-cell>
          <table:table-cell office:value-type="float" office:value="10.77169">
            <text:p>10.77</text:p>
          </table:table-cell>
          <table:table-cell office:value-type="string">
            <text:p>PC75</text:p>
          </table:table-cell>
          <table:table-cell office:value-type="float" office:value="10.03672143">
            <text:p>10.04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0]/[.O6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6"/>
          <table:table-cell table:style-name="Default"/>
          <table:table-cell table:number-columns-repeated="4"/>
          <table:table-cell/>
          <table:table-cell table:style-name="ce33" table:formula="of:=[.O41]/[.O6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42]/[.O70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43]/[.O7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</text:p>
          </table:table-cell>
          <table:table-cell office:value-type="float" office:value="0.61207">
            <text:p>0.6121</text:p>
          </table:table-cell>
          <table:table-cell table:style-name="ce33" table:formula="of:=[.O44]/[.O72]" office:value-type="percentage" office:value="1.00948344108721">
            <text:p>100.95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 Rank</text:p>
          </table:table-cell>
          <table:table-cell table:style-name="ce7" office:value-type="float" office:value="1895">
            <text:p>1895</text:p>
          </table:table-cell>
          <table:table-cell table:style-name="ce33" table:formula="of:=[.O45]/[.O73]" office:value-type="percentage" office:value="1.08595988538682">
            <text:p>108.6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46]/[.O74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2:.K46])" office:value-type="float" office:value="235.48913">
            <text:p>235.49</text:p>
          </table:table-cell>
          <table:table-cell table:style-name="ce23" table:formula="of:=SUM([.L22:.L46])" office:value-type="float" office:value="1160.6436">
            <text:p>1,160.64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2.25200076113917">
            <text:p>225.20%</text:p>
          </table:table-cell>
          <table:table-cell table:style-name="ce5" table:formula="of:=[.L$187]/[.C$18]" office:value-type="percentage" office:value="2.08589906496706">
            <text:p>208.59%</text:p>
          </table:table-cell>
          <table:table-cell table:formula="of:=[.D50]" office:value-type="string" office:string-value="Q109244No_AllXpreProc_cnk02_rest">
            <text:p>Q109244No_AllXpreProc_cnk02_rest</text:p>
          </table:table-cell>
          <table:table-cell table:style-name="ce7" table:number-columns-repeated="2"/>
          <table:table-cell table:number-columns-repeated="4"/>
          <table:table-cell table:style-name="ce24" table:formula="of:=[.K47]/[.K75]" office:value-type="percentage" office:value="0.982727514226493">
            <text:p>98.27%</text:p>
          </table:table-cell>
          <table:table-cell table:style-name="ce24" table:formula="of:=[.L47]/[.L75]" office:value-type="percentage" office:value="1.01073928054856">
            <text:p>101.0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Q109244No_AllXpreProc_cnk02_rest</text:p>
          </table:table-cell>
          <table:table-cell office:value-type="string">
            <text:p>All.X.expoTrans.spatialSign.rcv.glmnet.imp</text:p>
          </table:table-cell>
          <table:table-cell/>
          <table:table-cell table:style-name="ce16" office:value-type="string">
            <text:p>Final.All.X.expoTrans.spatialSign.rcv.glmnet.imp</text:p>
          </table:table-cell>
          <table:table-cell table:number-columns-repeated="2"/>
          <table:table-cell office:value-type="string">
            <text:p>PKn</text:p>
          </table:table-cell>
          <table:table-cell office:value-type="float" office:value="7.134215">
            <text:p>7.13</text:p>
          </table:table-cell>
          <table:table-cell office:value-type="float" office:value="30.83944">
            <text:p>30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77">
            <text:p>177.0000</text:p>
          </table:table-cell>
          <table:table-cell table:style-name="ce33" table:formula="of:=[.O50]/[.O78]" office:value-type="percentage" office:value="1.51282051282051">
            <text:p>151.28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75]/[.B$18]" office:value-type="percentage" office:value="1.01757606816077">
            <text:p>101.76%</text:p>
          </table:table-cell>
          <table:table-cell table:style-name="ce5" table:formula="of:=[.L$75]/[.C$18]" office:value-type="percentage" office:value="0.989374826174029">
            <text:p>98.94%</text:p>
          </table:table-cell>
          <table:table-cell office:value-type="string">
            <text:p>Tuned glb_sel &amp; fin_mdl</text:p>
          </table:table-cell>
          <table:table-cell office:value-type="string">
            <text:p>Q115611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15611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y</text:p>
          </table:table-cell>
          <table:table-cell office:value-type="float" office:value="2.971012">
            <text:p>2.97</text:p>
          </table:table-cell>
          <table:table-cell office:value-type="float" office:value="10.01024">
            <text:p>10.0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7">
            <text:p>27.0000</text:p>
          </table:table-cell>
          <table:table-cell table:style-name="ce33" table:formula="of:=[.O51]/[.O79]" office:value-type="percentage" office:value="0.287234042553191">
            <text:p>28.7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Added AllX preProc</text:p>
          </table:table-cell>
          <table:table-cell office:value-type="string">
            <text:p>Q113181.fctrNo</text:p>
          </table:table-cell>
          <table:table-cell office:value-type="float" office:value="95.353402">
            <text:p>95.35</text:p>
          </table:table-cell>
          <table:table-cell office:value-type="string">
            <text:p>Q113181.fctrNo</text:p>
          </table:table-cell>
          <table:table-cell office:value-type="float" office:value="70.459984">
            <text:p>70.46</text:p>
          </table:table-cell>
          <table:table-cell/>
          <table:table-cell office:value-type="string">
            <text:p>SKy</text:p>
          </table:table-cell>
          <table:table-cell office:value-type="float" office:value="11.348368">
            <text:p>11.35</text:p>
          </table:table-cell>
          <table:table-cell office:value-type="float" office:value="40.69325">
            <text:p>40.69</text:p>
          </table:table-cell>
          <table:table-cell/>
          <table:table-cell office:value-type="string">
            <text:p>OOBobs errors</text:p>
          </table:table-cell>
          <table:table-cell table:style-name="ce31" table:formula="of:=SUM([.O50:.O51])" office:value-type="float" office:value="204">
            <text:p>204.0000</text:p>
          </table:table-cell>
          <table:table-cell table:style-name="ce33" table:formula="of:=[.O52]/[.O80]" office:value-type="percentage" office:value="0.966824644549763">
            <text:p>96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75]/[.B$18]" office:value-type="percentage" office:value="1.01757606816077">
            <text:p>101.76%</text:p>
          </table:table-cell>
          <table:table-cell table:style-name="ce5" table:formula="of:=[.L$75]/[.C$18]" office:value-type="percentage" office:value="0.989374826174029">
            <text:p>98.94%</text:p>
          </table:table-cell>
          <table:table-cell office:value-type="string">
            <text:p>glbFeatsCategory:Hhold.fctr</text:p>
          </table:table-cell>
          <table:table-cell office:value-type="string">
            <text:p>Hhold.fctrPKn</text:p>
          </table:table-cell>
          <table:table-cell office:value-type="float" office:value="72.373641">
            <text:p>72.37</text:p>
          </table:table-cell>
          <table:table-cell office:value-type="string">
            <text:p>Q98197.fctrNo</text:p>
          </table:table-cell>
          <table:table-cell office:value-type="float" office:value="58.192817">
            <text:p>58.19</text:p>
          </table:table-cell>
          <table:table-cell/>
          <table:table-cell office:value-type="string">
            <text:p>SKn</text:p>
          </table:table-cell>
          <table:table-cell office:value-type="float" office:value="97.262331">
            <text:p>97.26</text:p>
          </table:table-cell>
          <table:table-cell office:value-type="float" office:value="479.50176">
            <text:p>479.50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589">
            <text:p>589.0000</text:p>
          </table:table-cell>
          <table:table-cell table:style-name="ce33" table:formula="of:=[.O53]/[.O81]" office:value-type="percentage" office:value="1.42615012106538">
            <text:p>142.6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Enhanced OO B partitioning</text:p>
          </table:table-cell>
          <table:table-cell office:value-type="string">
            <text:p>Q116881.fctrRight</text:p>
          </table:table-cell>
          <table:table-cell office:value-type="float" office:value="63.51022">
            <text:p>63.51</text:p>
          </table:table-cell>
          <table:table-cell office:value-type="string">
            <text:p>Q116881.fctrRight</text:p>
          </table:table-cell>
          <table:table-cell office:value-type="float" office:value="56.769317">
            <text:p>56.77</text:p>
          </table:table-cell>
          <table:table-cell/>
          <table:table-cell office:value-type="string">
            <text:p>MKy</text:p>
          </table:table-cell>
          <table:table-cell office:value-type="float" office:value="73.031659">
            <text:p>73.03</text:p>
          </table:table-cell>
          <table:table-cell office:value-type="float" office:value="380.12806">
            <text:p>380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33">
            <text:p>33.0000</text:p>
          </table:table-cell>
          <table:table-cell table:style-name="ce33" table:formula="of:=[.O54]/[.O82]" office:value-type="percentage" office:value="0.157894736842105">
            <text:p>15.7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Tuned glb_sel &amp; fin_mdl</text:p>
          </table:table-cell>
          <table:table-cell office:value-type="string">
            <text:p>Q99480.fctrNo</text:p>
          </table:table-cell>
          <table:table-cell office:value-type="float" office:value="54.770504">
            <text:p>54.77</text:p>
          </table:table-cell>
          <table:table-cell office:value-type="string">
            <text:p>Q101163.fctrDad</text:p>
          </table:table-cell>
          <table:table-cell office:value-type="float" office:value="46.078549">
            <text:p>46.08</text:p>
          </table:table-cell>
          <table:table-cell/>
          <table:table-cell office:value-type="string">
            <text:p>MKn</text:p>
          </table:table-cell>
          <table:table-cell office:value-type="float" office:value="34.933708">
            <text:p>34.93</text:p>
          </table:table-cell>
          <table:table-cell office:value-type="float" office:value="140.09919">
            <text:p>140.10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55]/[.O8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75]/[.B$18]" office:value-type="percentage" office:value="1.01757606816077">
            <text:p>101.76%</text:p>
          </table:table-cell>
          <table:table-cell table:style-name="ce5" table:formula="of:=[.L$75]/[.C$18]" office:value-type="percentage" office:value="0.989374826174029">
            <text:p>98.94%</text:p>
          </table:table-cell>
          <table:table-cell office:value-type="string">
            <text:p>Kept Q109244 == “No”</text:p>
          </table:table-cell>
          <table:table-cell office:value-type="string">
            <text:p>Q98869.fctrNo</text:p>
          </table:table-cell>
          <table:table-cell office:value-type="float" office:value="53.839298">
            <text:p>53.84</text:p>
          </table:table-cell>
          <table:table-cell office:value-type="string">
            <text:p>Q113181.fctrYes</text:p>
          </table:table-cell>
          <table:table-cell office:value-type="float" office:value="35.754276">
            <text:p>35.75</text:p>
          </table:table-cell>
          <table:table-cell/>
          <table:table-cell office:value-type="string">
            <text:p>N</text:p>
          </table:table-cell>
          <table:table-cell office:value-type="float" office:value="12.94681">
            <text:p>12.95</text:p>
          </table:table-cell>
          <table:table-cell office:value-type="float" office:value="67.03962">
            <text:p>67.04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6005">
            <text:p>0.5601</text:p>
          </table:table-cell>
          <table:table-cell table:style-name="ce33" table:formula="of:=[.O56]/[.O84]" office:value-type="percentage" office:value="1.1052513896802">
            <text:p>110.5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03]/[.B$18]" office:value-type="percentage" office:value="1.01866187624032">
            <text:p>101.87%</text:p>
          </table:table-cell>
          <table:table-cell table:style-name="ce5" table:formula="of:=[.L$103]/[.C$18]" office:value-type="percentage" office:value="0.988991685302878">
            <text:p>98.90%</text:p>
          </table:table-cell>
          <table:table-cell office:value-type="string">
            <text:p>Votes_Ensemble</text:p>
          </table:table-cell>
          <table:table-cell office:value-type="string">
            <text:p>Q106997.fctrGr</text:p>
          </table:table-cell>
          <table:table-cell office:value-type="float" office:value="53.829347">
            <text:p>53.83</text:p>
          </table:table-cell>
          <table:table-cell office:value-type="string">
            <text:p>Q98869.fctrNo</text:p>
          </table:table-cell>
          <table:table-cell office:value-type="float" office:value="34.890584">
            <text:p>34.8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6912">
            <text:p>0.5757</text:p>
          </table:table-cell>
          <table:table-cell table:style-name="ce33" table:formula="of:=[.O57]/[.O85]" office:value-type="percentage" office:value="0.992253513358484">
            <text:p>99.2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Q101163.fctrDad</text:p>
          </table:table-cell>
          <table:table-cell office:value-type="float" office:value="52.946272">
            <text:p>52.95</text:p>
          </table:table-cell>
          <table:table-cell office:value-type="string">
            <text:p>Q115611.fctrNo</text:p>
          </table:table-cell>
          <table:table-cell office:value-type="float" office:value="34.294803">
            <text:p>34.29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5">
            <text:p>0.4500</text:p>
          </table:table-cell>
          <table:table-cell table:style-name="ce33" table:formula="of:=[.O58]/[.O86]" office:value-type="percentage" office:value="0.818181818181818">
            <text:p>81.8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98197.fctrNo</text:p>
          </table:table-cell>
          <table:table-cell office:value-type="float" office:value="51.289537">
            <text:p>51.29</text:p>
          </table:table-cell>
          <table:table-cell office:value-type="string">
            <text:p>Hhold.fctrPKn</text:p>
          </table:table-cell>
          <table:table-cell office:value-type="float" office:value="34.259597">
            <text:p>34.26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59]/[.O8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Hhold.fctrPKy</text:p>
          </table:table-cell>
          <table:table-cell office:value-type="float" office:value="48.897373">
            <text:p>48.90</text:p>
          </table:table-cell>
          <table:table-cell office:value-type="string">
            <text:p>Q106997.fctrGr</text:p>
          </table:table-cell>
          <table:table-cell office:value-type="float" office:value="24.282362">
            <text:p>24.2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5">
            <text:p>0.5500</text:p>
          </table:table-cell>
          <table:table-cell table:style-name="ce33" table:formula="of:=[.O60]/[.O8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3181.fctrYes</text:p>
          </table:table-cell>
          <table:table-cell office:value-type="float" office:value="37.083756">
            <text:p>37.08</text:p>
          </table:table-cell>
          <table:table-cell office:value-type="string">
            <text:p>Q99480.fctrNo</text:p>
          </table:table-cell>
          <table:table-cell office:value-type="float" office:value="23.670214">
            <text:p>23.67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936255">
            <text:p>0.5936</text:p>
          </table:table-cell>
          <table:table-cell table:style-name="ce33" table:formula="of:=[.O61]/[.O89]" office:value-type="percentage" office:value="1.02405494191377">
            <text:p>102.4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119650.fctrGiving</text:p>
          </table:table-cell>
          <table:table-cell office:value-type="float" office:value="35.721172">
            <text:p>35.72</text:p>
          </table:table-cell>
          <table:table-cell office:value-type="string">
            <text:p>Hhold.fctrPKy</text:p>
          </table:table-cell>
          <table:table-cell office:value-type="float" office:value="23.473593">
            <text:p>23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128471">
            <text:p>0.6128</text:p>
          </table:table-cell>
          <table:table-cell table:style-name="ce33" table:formula="of:=[.O62]/[.O90]" office:value-type="percentage" office:value="1.0121013443828">
            <text:p>101.2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24742.fctrNo</text:p>
          </table:table-cell>
          <table:table-cell office:value-type="float" office:value="33.972679">
            <text:p>33.97</text:p>
          </table:table-cell>
          <table:table-cell office:value-type="string">
            <text:p>Q110740.fctrPC</text:p>
          </table:table-cell>
          <table:table-cell office:value-type="float" office:value="23.10903">
            <text:p>23.11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991618">
            <text:p>0.5992</text:p>
          </table:table-cell>
          <table:table-cell table:style-name="ce33" table:formula="of:=[.O63]/[.O91]" office:value-type="percentage" office:value="0.997970120615176">
            <text:p>99.8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5611.fctrNo</text:p>
          </table:table-cell>
          <table:table-cell office:value-type="float" office:value="33.931389">
            <text:p>33.93</text:p>
          </table:table-cell>
          <table:table-cell office:value-type="string">
            <text:p>Hhold.fctrPKn:.clusterid.fctr2</text:p>
          </table:table-cell>
          <table:table-cell office:value-type="float" office:value="23.035727">
            <text:p>23.04</text:p>
          </table:table-cell>
          <table:table-cell table:number-columns-repeated="6"/>
          <table:table-cell/>
          <table:table-cell table:style-name="ce33" table:formula="of:=[.O64]/[.O9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Hhold.fctrMKy</text:p>
          </table:table-cell>
          <table:table-cell office:value-type="float" office:value="32.028548">
            <text:p>32.03</text:p>
          </table:table-cell>
          <table:table-cell office:value-type="string">
            <text:p>Hhold.fctrMKy:.clusterid.fctr4</text:p>
          </table:table-cell>
          <table:table-cell office:value-type="float" office:value="20.829954">
            <text:p>20.8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609">
            <text:p>0.6609</text:p>
          </table:table-cell>
          <table:table-cell table:style-name="ce33" table:formula="of:=[.O65]/[.O9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6272.fctrNo</text:p>
          </table:table-cell>
          <table:table-cell office:value-type="float" office:value="28.769646">
            <text:p>28.77</text:p>
          </table:table-cell>
          <table:table-cell office:value-type="string">
            <text:p>Q106272.fctrNo</text:p>
          </table:table-cell>
          <table:table-cell office:value-type="float" office:value="15.121509">
            <text:p>15.12</text:p>
          </table:table-cell>
          <table:table-cell table:number-columns-repeated="6"/>
          <table:table-cell table:style-name="ce26"/>
          <table:table-cell table:style-name="ce33" table:formula="of:=[.O66]/[.O9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5655.fctrYes</text:p>
          </table:table-cell>
          <table:table-cell office:value-type="float" office:value="28.149909">
            <text:p>28.15</text:p>
          </table:table-cell>
          <table:table-cell office:value-type="string">
            <text:p>Q108855.fctrYes!</text:p>
          </table:table-cell>
          <table:table-cell office:value-type="float" office:value="14.920312">
            <text:p>14.92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67]/[.O9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4517.fctrNo</text:p>
          </table:table-cell>
          <table:table-cell office:value-type="float" office:value="26.310633">
            <text:p>26.31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68]/[.O9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23621.fctrYes</text:p>
          </table:table-cell>
          <table:table-cell office:value-type="float" office:value="24.337487">
            <text:p>24.34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3" table:formula="of:=[.O69]/[.O9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Hhold.fctrPKy:.clusterid.fctr4</text:p>
          </table:table-cell>
          <table:table-cell office:value-type="float" office:value="24.070888">
            <text:p>24.07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61638">
            <text:p>0.6164</text:p>
          </table:table-cell>
          <table:table-cell table:style-name="ce33" table:formula="of:=[.O70]/[.O9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Income.fctr.C</text:p>
          </table:table-cell>
          <table:table-cell office:value-type="float" office:value="23.655641">
            <text:p>23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71]/[.O9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0562.fctrNo</text:p>
          </table:table-cell>
          <table:table-cell office:value-type="float" office:value="21.953249">
            <text:p>21.9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60632">
            <text:p>0.6063</text:p>
          </table:table-cell>
          <table:table-cell table:style-name="ce33" table:formula="of:=[.O72]/[.O100]" office:value-type="percentage" office:value="0.997630643675135">
            <text:p>99.76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9367.fctrNo</text:p>
          </table:table-cell>
          <table:table-cell office:value-type="float" office:value="21.463578">
            <text:p>21.46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1745">
            <text:p>1745</text:p>
          </table:table-cell>
          <table:table-cell table:style-name="ce33" table:formula="of:=[.O73]/[.O101]" office:value-type="percentage" office:value="1.0430364614465">
            <text:p>104.3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20472.fctrScience</text:p>
          </table:table-cell>
          <table:table-cell office:value-type="float" office:value="19.04578">
            <text:p>19.05</text:p>
          </table:table-cell>
          <table:table-cell table:number-columns-repeated="7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74]/[.O102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Income.fctr.Q</text:p>
          </table:table-cell>
          <table:table-cell table:style-name="ce20" office:value-type="float" office:value="18.779402">
            <text:p>18.78</text:p>
          </table:table-cell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50:.K74])" office:value-type="float" office:value="239.628103">
            <text:p>239.63</text:p>
          </table:table-cell>
          <table:table-cell table:style-name="ce23" table:formula="of:=SUM([.L50:.L74])" office:value-type="float" office:value="1148.31156">
            <text:p>1,148.3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15]/[.B$18]" office:value-type="percentage" office:value="2.26879240668136">
            <text:p>226.88%</text:p>
          </table:table-cell>
          <table:table-cell table:style-name="ce5" table:formula="of:=[.L$215]/[.C$18]" office:value-type="percentage" office:value="2.16346559788035">
            <text:p>216.35%</text:p>
          </table:table-cell>
          <table:table-cell table:formula="of:=[.D78]" office:value-type="string" office:string-value="Q109244No_category_cnk01_rest">
            <text:p>Q109244No_category_cnk01_rest</text:p>
          </table:table-cell>
          <table:table-cell table:style-name="ce7" office:value-type="string">
            <text:p>Q115899.fctrCs</text:p>
          </table:table-cell>
          <table:table-cell table:style-name="ce7" office:value-type="float" office:value="17.701623">
            <text:p>17.7</text:p>
          </table:table-cell>
          <table:table-cell table:number-columns-repeated="4"/>
          <table:table-cell table:style-name="ce24" table:formula="of:=[.K75]/[.K103]" office:value-type="percentage" office:value="0.998934083914521">
            <text:p>99.89%</text:p>
          </table:table-cell>
          <table:table-cell table:style-name="ce24" table:formula="of:=[.L75]/[.L103]" office:value-type="percentage" office:value="1.0003874055534">
            <text:p>100.04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Q109244No_category_cnk01_rest</text:p>
          </table:table-cell>
          <table:table-cell office:value-type="string">
            <text:p>All.X..rcv.glmnet.imp</text:p>
          </table:table-cell>
          <table:table-cell/>
          <table:table-cell table:style-name="ce16" office:value-type="string">
            <text:p>Final.All.X..rcv.glmnet.imp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3.238914">
            <text:p>3.24</text:p>
          </table:table-cell>
          <table:table-cell office:value-type="float" office:value="10.35792">
            <text:p>10.3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17">
            <text:p>117.0000</text:p>
          </table:table-cell>
          <table:table-cell table:style-name="ce33" table:formula="of:=[.O78]/[.O106]" office:value-type="percentage" office:value="0.622340425531915">
            <text:p>62.23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03]/[.B$18]" office:value-type="percentage" office:value="1.01866187624032">
            <text:p>101.87%</text:p>
          </table:table-cell>
          <table:table-cell table:style-name="ce5" table:formula="of:=[.L$103]/[.C$18]" office:value-type="percentage" office:value="0.988991685302878">
            <text:p>98.90%</text:p>
          </table:table-cell>
          <table:table-cell office:value-type="string">
            <text:p>glbFeatsCategory:Hhold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15611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6.726635">
            <text:p>6.73</text:p>
          </table:table-cell>
          <table:table-cell office:value-type="float" office:value="30.86897">
            <text:p>30.8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94">
            <text:p>94.0000</text:p>
          </table:table-cell>
          <table:table-cell table:style-name="ce33" table:formula="of:=[.O79]/[.O107]" office:value-type="percentage" office:value="6.26666666666667">
            <text:p>62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Enhanced OO B partitioning</text:p>
          </table:table-cell>
          <table:table-cell office:value-type="string">
            <text:p>Q113181.fctrYes</text:p>
          </table:table-cell>
          <table:table-cell office:value-type="float" office:value="64.984274">
            <text:p>64.98</text:p>
          </table:table-cell>
          <table:table-cell office:value-type="string">
            <text:p>Hhold.fctrPKn:.clusterid.fctr2</text:p>
          </table:table-cell>
          <table:table-cell office:value-type="float" office:value="99.86214">
            <text:p>99.86</text:p>
          </table:table-cell>
          <table:table-cell/>
          <table:table-cell office:value-type="string">
            <text:p>SKy</text:p>
          </table:table-cell>
          <table:table-cell office:value-type="float" office:value="11.81523">
            <text:p>11.82</text:p>
          </table:table-cell>
          <table:table-cell office:value-type="float" office:value="40.37918">
            <text:p>40.38</text:p>
          </table:table-cell>
          <table:table-cell/>
          <table:table-cell office:value-type="string">
            <text:p>OOBobs errors</text:p>
          </table:table-cell>
          <table:table-cell table:style-name="ce31" table:formula="of:=SUM([.O78:.O79])" office:value-type="float" office:value="211">
            <text:p>211.0000</text:p>
          </table:table-cell>
          <table:table-cell table:style-name="ce33" table:formula="of:=[.O80]/[.O108]" office:value-type="percentage" office:value="1.03940886699507">
            <text:p>103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Tuned glb_sel &amp; fin_mdl</text:p>
          </table:table-cell>
          <table:table-cell office:value-type="string">
            <text:p>Q115611.fctrYes</text:p>
          </table:table-cell>
          <table:table-cell office:value-type="float" office:value="52.729697">
            <text:p>52.73</text:p>
          </table:table-cell>
          <table:table-cell office:value-type="string">
            <text:p>Hhold.fctrPKn</text:p>
          </table:table-cell>
          <table:table-cell office:value-type="float" office:value="81.86284">
            <text:p>81.86</text:p>
          </table:table-cell>
          <table:table-cell/>
          <table:table-cell office:value-type="string">
            <text:p>N</text:p>
          </table:table-cell>
          <table:table-cell office:value-type="float" office:value="13.604103">
            <text:p>13.60</text:p>
          </table:table-cell>
          <table:table-cell office:value-type="float" office:value="66.70618">
            <text:p>66.7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413">
            <text:p>413.0000</text:p>
          </table:table-cell>
          <table:table-cell table:style-name="ce33" table:formula="of:=[.O81]/[.O109]" office:value-type="percentage" office:value="0.701188455008489">
            <text:p>70.1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03]/[.B$18]" office:value-type="percentage" office:value="1.01866187624032">
            <text:p>101.87%</text:p>
          </table:table-cell>
          <table:table-cell table:style-name="ce5" table:formula="of:=[.L$103]/[.C$18]" office:value-type="percentage" office:value="0.988991685302878">
            <text:p>98.90%</text:p>
          </table:table-cell>
          <table:table-cell office:value-type="string">
            <text:p>Kept Q109244 == “No”</text:p>
          </table:table-cell>
          <table:table-cell office:value-type="string">
            <text:p>Q113181.fctrNo</text:p>
          </table:table-cell>
          <table:table-cell office:value-type="float" office:value="51.264404">
            <text:p>51.26</text:p>
          </table:table-cell>
          <table:table-cell office:value-type="string">
            <text:p>Q98197.fctrNo</text:p>
          </table:table-cell>
          <table:table-cell office:value-type="float" office:value="62.40403">
            <text:p>62.40</text:p>
          </table:table-cell>
          <table:table-cell/>
          <table:table-cell office:value-type="string">
            <text:p>MKn</text:p>
          </table:table-cell>
          <table:table-cell office:value-type="float" office:value="35.796619">
            <text:p>35.80</text:p>
          </table:table-cell>
          <table:table-cell office:value-type="float" office:value="139.88924">
            <text:p>139.8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9">
            <text:p>209.0000</text:p>
          </table:table-cell>
          <table:table-cell table:style-name="ce33" table:formula="of:=[.O82]/[.O110]" office:value-type="percentage" office:value="6.33333333333333">
            <text:p>633.3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31]/[.B$18]" office:value-type="percentage" office:value="0.996820108002437">
            <text:p>99.68%</text:p>
          </table:table-cell>
          <table:table-cell table:style-name="ce5" table:formula="of:=[.L$131]/[.C$18]" office:value-type="percentage" office:value="0.991382712143504">
            <text:p>99.14%</text:p>
          </table:table-cell>
          <table:table-cell office:value-type="string">
            <text:p>Votes_Ensemble</text:p>
          </table:table-cell>
          <table:table-cell office:value-type="string">
            <text:p>Q115611.fctrNo</text:p>
          </table:table-cell>
          <table:table-cell office:value-type="float" office:value="44.707621">
            <text:p>44.71</text:p>
          </table:table-cell>
          <table:table-cell office:value-type="string">
            <text:p>Q113181.fctrNo</text:p>
          </table:table-cell>
          <table:table-cell office:value-type="float" office:value="61.58911">
            <text:p>61.59</text:p>
          </table:table-cell>
          <table:table-cell/>
          <table:table-cell office:value-type="string">
            <text:p>SKn</text:p>
          </table:table-cell>
          <table:table-cell office:value-type="float" office:value="95.720498">
            <text:p>95.72</text:p>
          </table:table-cell>
          <table:table-cell office:value-type="float" office:value="479.65189">
            <text:p>479.6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83]/[.O11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office:value-type="string">
            <text:p>Q98197.fctrNo</text:p>
          </table:table-cell>
          <table:table-cell office:value-type="float" office:value="40.627886">
            <text:p>40.63</text:p>
          </table:table-cell>
          <table:table-cell office:value-type="string">
            <text:p>Q116881.fctrRight</text:p>
          </table:table-cell>
          <table:table-cell office:value-type="float" office:value="60.37796">
            <text:p>60.38</text:p>
          </table:table-cell>
          <table:table-cell/>
          <table:table-cell office:value-type="string">
            <text:p>MKy</text:p>
          </table:table-cell>
          <table:table-cell office:value-type="float" office:value="72.9818">
            <text:p>72.98</text:p>
          </table:table-cell>
          <table:table-cell office:value-type="float" office:value="380.01349">
            <text:p>380.01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067173">
            <text:p>0.5067</text:p>
          </table:table-cell>
          <table:table-cell table:style-name="ce33" table:formula="of:=[.O84]/[.O112]" office:value-type="percentage" office:value="0.943455311777409">
            <text:p>94.3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1163.fctrDad</text:p>
          </table:table-cell>
          <table:table-cell office:value-type="float" office:value="27.773431">
            <text:p>27.77</text:p>
          </table:table-cell>
          <table:table-cell office:value-type="string">
            <text:p>Q101163.fctrDad</text:p>
          </table:table-cell>
          <table:table-cell office:value-type="float" office:value="44.78129">
            <text:p>44.78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01856">
            <text:p>0.5802</text:p>
          </table:table-cell>
          <table:table-cell table:style-name="ce33" table:formula="of:=[.O85]/[.O113]" office:value-type="percentage" office:value="0.993741772138023">
            <text:p>99.3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Hhold.fctrMKy</text:p>
          </table:table-cell>
          <table:table-cell office:value-type="float" office:value="25.424438">
            <text:p>25.42</text:p>
          </table:table-cell>
          <table:table-cell office:value-type="string">
            <text:p>Q98869.fctrNo</text:p>
          </table:table-cell>
          <table:table-cell office:value-type="float" office:value="43.16389">
            <text:p>43.1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33" table:formula="of:=[.O86]/[.O114]" office:value-type="percentage" office:value="1.22222222222222">
            <text:p>122.2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116881.fctrRight</text:p>
          </table:table-cell>
          <table:table-cell office:value-type="float" office:value="23.579086">
            <text:p>23.58</text:p>
          </table:table-cell>
          <table:table-cell office:value-type="string">
            <text:p>Hhold.fctrMKy:.clusterid.fctr4</text:p>
          </table:table-cell>
          <table:table-cell office:value-type="float" office:value="36.43439">
            <text:p>36.43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87]/[.O115]" office:value-type="percentage" office:value="0.909090909090909">
            <text:p>90.9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6272.fctrYes</text:p>
          </table:table-cell>
          <table:table-cell office:value-type="float" office:value="22.437747">
            <text:p>22.44</text:p>
          </table:table-cell>
          <table:table-cell office:value-type="string">
            <text:p>Q113181.fctrYes</text:p>
          </table:table-cell>
          <table:table-cell office:value-type="float" office:value="33.2805">
            <text:p>33.2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5">
            <text:p>0.5500</text:p>
          </table:table-cell>
          <table:table-cell table:style-name="ce33" table:formula="of:=[.O88]/[.O11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Hhold.fctrPKy</text:p>
          </table:table-cell>
          <table:table-cell office:value-type="float" office:value="17.918579">
            <text:p>17.92</text:p>
          </table:table-cell>
          <table:table-cell office:value-type="string">
            <text:p>Q115611.fctrNo</text:p>
          </table:table-cell>
          <table:table-cell office:value-type="float" office:value="30.25038">
            <text:p>30.2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96813">
            <text:p>0.5797</text:p>
          </table:table-cell>
          <table:table-cell table:style-name="ce33" table:formula="of:=[.O89]/[.O117]" office:value-type="percentage" office:value="0.985458200145418">
            <text:p>98.5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106997.fctrGr</text:p>
          </table:table-cell>
          <table:table-cell office:value-type="float" office:value="15.677653">
            <text:p>15.68</text:p>
          </table:table-cell>
          <table:table-cell office:value-type="string">
            <text:p>Q99480.fctrNo</text:p>
          </table:table-cell>
          <table:table-cell office:value-type="float" office:value="28.39881">
            <text:p>28.40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055195">
            <text:p>0.6055</text:p>
          </table:table-cell>
          <table:table-cell table:style-name="ce33" table:formula="of:=[.O90]/[.O118]" office:value-type="percentage" office:value="1.00291855636055">
            <text:p>100.2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0740.fctrPC</text:p>
          </table:table-cell>
          <table:table-cell office:value-type="float" office:value="11.933368">
            <text:p>11.93</text:p>
          </table:table-cell>
          <table:table-cell office:value-type="string">
            <text:p>Q110740.fctrPC</text:p>
          </table:table-cell>
          <table:table-cell office:value-type="float" office:value="26.9562">
            <text:p>26.96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003805">
            <text:p>0.6004</text:p>
          </table:table-cell>
          <table:table-cell table:style-name="ce33" table:formula="of:=[.O91]/[.O119]" office:value-type="percentage" office:value="1.00499416635838">
            <text:p>100.5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office:value-type="string">
            <text:p>Q106997.fctrGr</text:p>
          </table:table-cell>
          <table:table-cell office:value-type="float" office:value="23.73294">
            <text:p>23.73</text:p>
          </table:table-cell>
          <table:table-cell table:number-columns-repeated="6"/>
          <table:table-cell/>
          <table:table-cell table:style-name="ce33" table:formula="of:=[.O92]/[.O12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office:value-type="string">
            <text:p>Hhold.fctrPKy</text:p>
          </table:table-cell>
          <table:table-cell office:value-type="float" office:value="21.71103">
            <text:p>21.7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609">
            <text:p>0.6609</text:p>
          </table:table-cell>
          <table:table-cell table:style-name="ce33" table:formula="of:=[.O93]/[.O121]" office:value-type="percentage" office:value="0.987302061547655">
            <text:p>98.7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office:value-type="string">
            <text:p>Income.fctr.Q</text:p>
          </table:table-cell>
          <table:table-cell office:value-type="float" office:value="16.36844">
            <text:p>16.37</text:p>
          </table:table-cell>
          <table:table-cell table:number-columns-repeated="6"/>
          <table:table-cell table:style-name="ce26"/>
          <table:table-cell table:style-name="ce33" table:formula="of:=[.O94]/[.O12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office:value-type="string">
            <text:p>Q108855.fctrYes!</text:p>
          </table:table-cell>
          <table:table-cell office:value-type="float" office:value="15.06953">
            <text:p>15.0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95]/[.O12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office:value-type="string">
            <text:p>Q106272.fctrNo</text:p>
          </table:table-cell>
          <table:table-cell office:value-type="float" office:value="13.95534">
            <text:p>13.96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96]/[.O12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3"/>
          <table:table-cell office:value-type="string">
            <text:p>Hhold.fctrMKy</text:p>
          </table:table-cell>
          <table:table-cell office:value-type="float" office:value="12.75156">
            <text:p>12.75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97]/[.O12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sel (Private)</text:p>
          </table:table-cell>
          <table:table-cell office:value-type="float" office:value="0.61638">
            <text:p>0.6164</text:p>
          </table:table-cell>
          <table:table-cell table:style-name="ce33" table:formula="of:=[.O98]/[.O12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99]/[.O12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</text:p>
          </table:table-cell>
          <table:table-cell office:value-type="float" office:value="0.60776">
            <text:p>0.6078</text:p>
          </table:table-cell>
          <table:table-cell table:style-name="ce33" table:formula="of:=[.O100]/[.O128]" office:value-type="percentage" office:value="0.99763624425476">
            <text:p>99.76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 Rank</text:p>
          </table:table-cell>
          <table:table-cell table:style-name="ce7" office:value-type="float" office:value="1673">
            <text:p>1673</text:p>
          </table:table-cell>
          <table:table-cell table:style-name="ce33" table:formula="of:=[.O101]/[.O129]" office:value-type="percentage" office:value="1.03335392217418">
            <text:p>103.34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02]/[.O130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78:.K102])" office:value-type="float" office:value="239.883799">
            <text:p>239.88</text:p>
          </table:table-cell>
          <table:table-cell table:style-name="ce23" table:formula="of:=SUM([.L78:.L102])" office:value-type="float" office:value="1147.86687">
            <text:p>1,147.8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43]/[.B$18]" office:value-type="percentage" office:value="2.27306975910098">
            <text:p>227.31%</text:p>
          </table:table-cell>
          <table:table-cell table:style-name="ce5" table:formula="of:=[.L$243]/[.C$18]" office:value-type="percentage" office:value="2.15550871947254">
            <text:p>215.55%</text:p>
          </table:table-cell>
          <table:table-cell table:formula="of:=[.D106]" office:value-type="string" office:string-value="Q109244No_AllX">
            <text:p>Q109244No_AllX</text:p>
          </table:table-cell>
          <table:table-cell table:style-name="ce7" table:number-columns-repeated="2"/>
          <table:table-cell table:number-columns-repeated="4"/>
          <table:table-cell table:style-name="ce24" table:formula="of:=[.K103]/[.K131]" office:value-type="percentage" office:value="1.02191144426415">
            <text:p>102.19%</text:p>
          </table:table-cell>
          <table:table-cell table:style-name="ce24" table:formula="of:=[.L103]/[.L131]" office:value-type="percentage" office:value="0.997588189897466">
            <text:p>99.7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Q109244No_AllX</text:p>
          </table:table-cell>
          <table:table-cell office:value-type="string">
            <text:p>All.X..rcv.glmnet.imp</text:p>
          </table:table-cell>
          <table:table-cell/>
          <table:table-cell table:style-name="ce16" office:value-type="string">
            <text:p>Final.All.X..rcv.glmnet.imp</text:p>
          </table:table-cell>
          <table:table-cell table:number-columns-repeated="6"/>
          <table:table-cell office:value-type="string">
            <text:p>OOBobs confusion matrix [DR]</text:p>
          </table:table-cell>
          <table:table-cell office:value-type="float" office:value="188">
            <text:p>188.0000</text:p>
          </table:table-cell>
          <table:table-cell table:style-name="ce33" table:formula="of:=[.O106]/[.O134]" office:value-type="percentage" office:value="2.18604651162791">
            <text:p>218.60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6820108002437">
            <text:p>99.68%</text:p>
          </table:table-cell>
          <table:table-cell table:style-name="ce5" table:formula="of:=[.L$131]/[.C$18]" office:value-type="percentage" office:value="0.991382712143504">
            <text:p>99.14%</text:p>
          </table:table-cell>
          <table:table-cell office:value-type="string">
            <text:p>Kept Q109244 == “No”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15">
            <text:p>15.0000</text:p>
          </table:table-cell>
          <table:table-cell table:style-name="ce33" table:formula="of:=[.O107]/[.O135]" office:value-type="percentage" office:value="0.0402144772117963">
            <text:p>4.0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2.22989855200535">
            <text:p>222.99%</text:p>
          </table:table-cell>
          <table:table-cell table:style-name="ce5" table:formula="of:=[.L$159]/[.C$18]" office:value-type="percentage" office:value="2.01987138859853">
            <text:p>201.99%</text:p>
          </table:table-cell>
          <table:table-cell office:value-type="string">
            <text:p>Votes_Ensemble</text:p>
          </table:table-cell>
          <table:table-cell office:value-type="string">
            <text:p>Q115611.fctrNo</text:p>
          </table:table-cell>
          <table:table-cell office:value-type="float" office:value="74.83104">
            <text:p>74.83</text:p>
          </table:table-cell>
          <table:table-cell office:value-type="string">
            <text:p>Q115611.fctrYes</text:p>
          </table:table-cell>
          <table:table-cell office:value-type="float" office:value="75.958431">
            <text:p>75.96</text:p>
          </table:table-cell>
          <table:table-cell/>
          <table:table-cell office:value-type="string">
            <text:p>No</text:p>
          </table:table-cell>
          <table:table-cell office:value-type="float" office:value="234.7403">
            <text:p>234.74</text:p>
          </table:table-cell>
          <table:table-cell office:value-type="float" office:value="1150.642">
            <text:p>1,150.64</text:p>
          </table:table-cell>
          <table:table-cell/>
          <table:table-cell office:value-type="string">
            <text:p>OOBobs errors</text:p>
          </table:table-cell>
          <table:table-cell table:style-name="ce31" table:formula="of:=SUM([.O106:.O107])" office:value-type="float" office:value="203">
            <text:p>203.0000</text:p>
          </table:table-cell>
          <table:table-cell table:style-name="ce33" table:formula="of:=[.O108]/[.O136]" office:value-type="percentage" office:value="0.442265795206972">
            <text:p>44.2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3181.fctrNo</text:p>
          </table:table-cell>
          <table:table-cell office:value-type="float" office:value="71.92175">
            <text:p>71.92</text:p>
          </table:table-cell>
          <table:table-cell office:value-type="string">
            <text:p>Q113181.fctrNo</text:p>
          </table:table-cell>
          <table:table-cell office:value-type="float" office:value="58.0668">
            <text:p>58.07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89">
            <text:p>589.0000</text:p>
          </table:table-cell>
          <table:table-cell table:style-name="ce33" table:formula="of:=[.O109]/[.O137]" office:value-type="percentage" office:value="2.31889763779528">
            <text:p>231.8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5611.fctrYes</text:p>
          </table:table-cell>
          <table:table-cell office:value-type="float" office:value="70.42909">
            <text:p>70.43</text:p>
          </table:table-cell>
          <table:table-cell office:value-type="string">
            <text:p>Q98197.fctrNo</text:p>
          </table:table-cell>
          <table:table-cell office:value-type="float" office:value="57.850515">
            <text:p>57.85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33">
            <text:p>33.0000</text:p>
          </table:table-cell>
          <table:table-cell table:style-name="ce33" table:formula="of:=[.O110]/[.O138]" office:value-type="percentage" office:value="0.0289982425307557">
            <text:p>2.9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98869.fctrNo</text:p>
          </table:table-cell>
          <table:table-cell office:value-type="float" office:value="66.6129">
            <text:p>66.61</text:p>
          </table:table-cell>
          <table:table-cell office:value-type="string">
            <text:p>Q116881.fctrRight</text:p>
          </table:table-cell>
          <table:table-cell office:value-type="float" office:value="56.180154">
            <text:p>56.18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11]/[.O13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office:value-type="string">
            <text:p>Q101163.fctrDad</text:p>
          </table:table-cell>
          <table:table-cell office:value-type="float" office:value="62.46552">
            <text:p>62.47</text:p>
          </table:table-cell>
          <table:table-cell office:value-type="string">
            <text:p>Q101163.fctrDad</text:p>
          </table:table-cell>
          <table:table-cell office:value-type="float" office:value="41.197966">
            <text:p>41.20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370867">
            <text:p>0.5371</text:p>
          </table:table-cell>
          <table:table-cell table:style-name="ce33" table:formula="of:=[.O112]/[.O140]" office:value-type="percentage" office:value="0.947617057247121">
            <text:p>94.7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3181.fctrYes</text:p>
          </table:table-cell>
          <table:table-cell office:value-type="float" office:value="55.5171">
            <text:p>55.52</text:p>
          </table:table-cell>
          <table:table-cell office:value-type="string">
            <text:p>Q98869.fctrNo</text:p>
          </table:table-cell>
          <table:table-cell office:value-type="float" office:value="37.501626">
            <text:p>37.50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38394">
            <text:p>0.5838</text:p>
          </table:table-cell>
          <table:table-cell table:style-name="ce33" table:formula="of:=[.O113]/[.O141]" office:value-type="percentage" office:value="0.999639072120855">
            <text:p>99.9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Q116881.fctrRight</text:p>
          </table:table-cell>
          <table:table-cell office:value-type="float" office:value="49.42789">
            <text:p>49.43</text:p>
          </table:table-cell>
          <table:table-cell office:value-type="string">
            <text:p>Q115611.fctrNo</text:p>
          </table:table-cell>
          <table:table-cell office:value-type="float" office:value="34.272514">
            <text:p>34.27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5">
            <text:p>0.4500</text:p>
          </table:table-cell>
          <table:table-cell table:style-name="ce33" table:formula="of:=[.O114]/[.O142]" office:value-type="percentage" office:value="0.692307692307692">
            <text:p>69.2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99480.fctrNo</text:p>
          </table:table-cell>
          <table:table-cell office:value-type="float" office:value="43.25342">
            <text:p>43.25</text:p>
          </table:table-cell>
          <table:table-cell office:value-type="string">
            <text:p>Q109244.fctrNo:.clusterid.fctr2</text:p>
          </table:table-cell>
          <table:table-cell office:value-type="float" office:value="24.178851">
            <text:p>24.18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5">
            <text:p>0.5500</text:p>
          </table:table-cell>
          <table:table-cell table:style-name="ce33" table:formula="of:=[.O115]/[.O143]" office:value-type="percentage" office:value="1.1">
            <text:p>11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9244.fctrNo:.clusterid.fctr2</text:p>
          </table:table-cell>
          <table:table-cell office:value-type="float" office:value="39.55891">
            <text:p>39.56</text:p>
          </table:table-cell>
          <table:table-cell office:value-type="string">
            <text:p>Q99480.fctrNo</text:p>
          </table:table-cell>
          <table:table-cell office:value-type="float" office:value="23.808496">
            <text:p>23.8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5">
            <text:p>0.5500</text:p>
          </table:table-cell>
          <table:table-cell table:style-name="ce33" table:formula="of:=[.O116]/[.O144]" office:value-type="percentage" office:value="1.1">
            <text:p>11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98197.fctrYes</text:p>
          </table:table-cell>
          <table:table-cell office:value-type="float" office:value="30.28896">
            <text:p>30.29</text:p>
          </table:table-cell>
          <table:table-cell office:value-type="string">
            <text:p>Q110740.fctrPC</text:p>
          </table:table-cell>
          <table:table-cell office:value-type="float" office:value="22.924082">
            <text:p>22.92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82353">
            <text:p>0.5882</text:p>
          </table:table-cell>
          <table:table-cell table:style-name="ce33" table:formula="of:=[.O117]/[.O145]" office:value-type="percentage" office:value="0.999820682162447">
            <text:p>99.9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Q120472.fctrScience</text:p>
          </table:table-cell>
          <table:table-cell office:value-type="float" office:value="28.69665">
            <text:p>28.70</text:p>
          </table:table-cell>
          <table:table-cell office:value-type="string">
            <text:p>Q113181.fctrYes</text:p>
          </table:table-cell>
          <table:table-cell office:value-type="float" office:value="22.19377">
            <text:p>22.19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037574">
            <text:p>0.6038</text:p>
          </table:table-cell>
          <table:table-cell table:style-name="ce33" table:formula="of:=[.O118]/[.O146]" office:value-type="percentage" office:value="0.881867822085585">
            <text:p>88.1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Hhold.fctrPKy</text:p>
          </table:table-cell>
          <table:table-cell office:value-type="float" office:value="27.22693">
            <text:p>27.23</text:p>
          </table:table-cell>
          <table:table-cell office:value-type="string">
            <text:p>Q106997.fctrGr</text:p>
          </table:table-cell>
          <table:table-cell office:value-type="float" office:value="20.363764">
            <text:p>20.36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97397">
            <text:p>0.5974</text:p>
          </table:table-cell>
          <table:table-cell table:style-name="ce33" table:formula="of:=[.O119]/[.O14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8855.fctrYes!</text:p>
          </table:table-cell>
          <table:table-cell office:value-type="float" office:value="20.85451">
            <text:p>20.85</text:p>
          </table:table-cell>
          <table:table-cell office:value-type="string">
            <text:p>Hhold.fctrMKy</text:p>
          </table:table-cell>
          <table:table-cell office:value-type="float" office:value="18.578708">
            <text:p>18.58</text:p>
          </table:table-cell>
          <table:table-cell table:number-columns-repeated="6"/>
          <table:table-cell/>
          <table:table-cell table:style-name="ce33" table:formula="of:=[.O120]/[.O14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06272.fctrNo</text:p>
          </table:table-cell>
          <table:table-cell office:value-type="float" office:value="20.66949">
            <text:p>20.67</text:p>
          </table:table-cell>
          <table:table-cell office:value-type="string">
            <text:p>Q108855.fctrYes!</text:p>
          </table:table-cell>
          <table:table-cell office:value-type="float" office:value="15.054634">
            <text:p>15.05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694">
            <text:p>0.6694</text:p>
          </table:table-cell>
          <table:table-cell table:style-name="ce33" table:formula="of:=[.O121]/[.O149]" office:value-type="percentage" office:value="1.03032168693243">
            <text:p>103.0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0740.fctrPC</text:p>
          </table:table-cell>
          <table:table-cell office:value-type="float" office:value="20.23804">
            <text:p>20.24</text:p>
          </table:table-cell>
          <table:table-cell office:value-type="string">
            <text:p>Income.fctr.Q</text:p>
          </table:table-cell>
          <table:table-cell office:value-type="float" office:value="12.681612">
            <text:p>12.68</text:p>
          </table:table-cell>
          <table:table-cell table:number-columns-repeated="6"/>
          <table:table-cell table:style-name="ce26"/>
          <table:table-cell table:style-name="ce33" table:formula="of:=[.O122]/[.O15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98197.fctrNo</text:p>
          </table:table-cell>
          <table:table-cell office:value-type="float" office:value="16.49085">
            <text:p>16.49</text:p>
          </table:table-cell>
          <table:table-cell office:value-type="string">
            <text:p>Hhold.fctrPKy</text:p>
          </table:table-cell>
          <table:table-cell office:value-type="float" office:value="11.162236">
            <text:p>11.16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123]/[.O15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YOB.Age.fctr^6</text:p>
          </table:table-cell>
          <table:table-cell office:value-type="float" office:value="15.71726">
            <text:p>15.72</text:p>
          </table:table-cell>
          <table:table-cell office:value-type="string">
            <text:p>Q106272.fctrNo</text:p>
          </table:table-cell>
          <table:table-cell office:value-type="float" office:value="10.817868">
            <text:p>10.82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124]/[.O15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Hhold.fctrMKy</text:p>
          </table:table-cell>
          <table:table-cell office:value-type="float" office:value="15.1525">
            <text:p>15.15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3" table:formula="of:=[.O125]/[.O15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Q116953.fctrNo</text:p>
          </table:table-cell>
          <table:table-cell office:value-type="float" office:value="14.75715">
            <text:p>14.76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126]/[.O15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127]/[.O15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</text:p>
          </table:table-cell>
          <table:table-cell office:value-type="float" office:value="0.6092">
            <text:p>0.6092</text:p>
          </table:table-cell>
          <table:table-cell table:style-name="ce33" table:formula="of:=[.O128]/[.O156]" office:value-type="percentage" office:value="1.0192404216162">
            <text:p>101.92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Private) Rank</text:p>
          </table:table-cell>
          <table:table-cell table:style-name="ce7" office:value-type="float" office:value="1619">
            <text:p>1619</text:p>
          </table:table-cell>
          <table:table-cell table:style-name="ce33" table:formula="of:=[.O129]/[.O157]" office:value-type="percentage" office:value="1.03649167733675">
            <text:p>103.65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number-columns-repeated="10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30]/[.O158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106:.K130])" office:value-type="float" office:value="234.7403">
            <text:p>234.74</text:p>
          </table:table-cell>
          <table:table-cell table:style-name="ce23" table:formula="of:=SUM([.L106:.L130])" office:value-type="float" office:value="1150.642">
            <text:p>1,150.64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71]/[.B$18]" office:value-type="percentage" office:value="2.28319243440239">
            <text:p>228.32%</text:p>
          </table:table-cell>
          <table:table-cell table:style-name="ce5" table:formula="of:=[.L$271]/[.C$18]" office:value-type="percentage" office:value="2.13508987599639">
            <text:p>213.51%</text:p>
          </table:table-cell>
          <table:table-cell table:formula="of:=[.D134]" office:value-type="string" office:string-value="Votes_Ensemble_cnk06">
            <text:p>Votes_Ensemble_cnk06</text:p>
          </table:table-cell>
          <table:table-cell table:style-name="ce7" table:number-columns-repeated="2"/>
          <table:table-cell table:number-columns-repeated="4"/>
          <table:table-cell table:style-name="ce24" table:formula="of:=[.K131]/[.K187]" office:value-type="percentage" office:value="0.442637553771607">
            <text:p>44.26%</text:p>
          </table:table-cell>
          <table:table-cell table:style-name="ce24" table:formula="of:=[.L131]/[.L187]" office:value-type="percentage" office:value="0.475278372186796">
            <text:p>47.5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Ensemble_cnk06</text:p>
          </table:table-cell>
          <table:table-cell office:value-type="string">
            <text:p>Ensemble.auto.2..rcv.glmnet.imp</text:p>
          </table:table-cell>
          <table:table-cell/>
          <table:table-cell table:style-name="ce16" office:value-type="string">
            <text:p>Ensemble.auto.2..rcv.glmnet.imp</text:p>
          </table:table-cell>
          <table:table-cell table:number-columns-repeated="2"/>
          <table:table-cell office:value-type="string">
            <text:p>Yes</text:p>
          </table:table-cell>
          <table:table-cell office:value-type="float" office:value="84.95637">
            <text:p>84.96</text:p>
          </table:table-cell>
          <table:table-cell office:value-type="float" office:value="260.8742">
            <text:p>260.87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86">
            <text:p>86.0000</text:p>
          </table:table-cell>
          <table:table-cell table:style-name="ce33" table:formula="of:=[.O134]/[.O162]" office:value-type="percentage" office:value="0.796296296296296">
            <text:p>79.63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159]/[.B$18]" office:value-type="percentage" office:value="2.22989855200535">
            <text:p>222.99%</text:p>
          </table:table-cell>
          <table:table-cell table:style-name="ce5" table:formula="of:=[.L$159]/[.C$18]" office:value-type="percentage" office:value="2.01987138859853">
            <text:p>201.99%</text:p>
          </table:table-cell>
          <table:table-cell office:value-type="string">
            <text:p>Ensemble</text:p>
          </table:table-cell>
          <table:table-cell office:value-type="string">
            <text:p>Party.fctr.RFE.X.Inc..rcv.bagEarth.prob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Party.fctr.RFE.X.Inc..rcv.bagEarth.prob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5.99749">
            <text:p>206.00</text:p>
          </table:table-cell>
          <table:table-cell office:value-type="float" office:value="1008.0114">
            <text:p>1,008.0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3">
            <text:p>373.0000</text:p>
          </table:table-cell>
          <table:table-cell table:style-name="ce33" table:formula="of:=[.O135]/[.O163]" office:value-type="percentage" office:value="1.04775280898876">
            <text:p>104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187]/[.B$18]" office:value-type="percentage" office:value="2.25200076113917">
            <text:p>225.20%</text:p>
          </table:table-cell>
          <table:table-cell table:style-name="ce5" table:formula="of:=[.L$187]/[.C$18]" office:value-type="percentage" office:value="2.08589906496706">
            <text:p>208.59%</text:p>
          </table:table-cell>
          <table:table-cell office:value-type="string">
            <text:p>Added alg &amp; .Inc</text:p>
          </table:table-cell>
          <table:table-cell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 table:style-name="ce16"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/>
          <table:table-cell office:value-type="string">
            <text:p>No</text:p>
          </table:table-cell>
          <table:table-cell office:value-type="float" office:value="234.16301">
            <text:p>234.16</text:p>
          </table:table-cell>
          <table:table-cell office:value-type="float" office:value="1075.4652">
            <text:p>1,075.47</text:p>
          </table:table-cell>
          <table:table-cell/>
          <table:table-cell office:value-type="string">
            <text:p>OOBobs errors</text:p>
          </table:table-cell>
          <table:table-cell table:style-name="ce31" table:formula="of:=SUM([.O134:.O135])" office:value-type="float" office:value="459">
            <text:p>459.0000</text:p>
          </table:table-cell>
          <table:table-cell table:style-name="ce33" table:formula="of:=[.O136]/[.O164]" office:value-type="percentage" office:value="0.989224137931034">
            <text:p>98.9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26879240668136">
            <text:p>226.88%</text:p>
          </table:table-cell>
          <table:table-cell table:style-name="ce5" table:formula="of:=[.L$215]/[.C$18]" office:value-type="percentage" office:value="2.16346559788035">
            <text:p>216.35%</text:p>
          </table:table-cell>
          <table:table-cell office:value-type="string">
            <text:p>Added RFEX &amp; preProc</text:p>
          </table:table-cell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254">
            <text:p>254.0000</text:p>
          </table:table-cell>
          <table:table-cell table:style-name="ce33" table:formula="of:=[.O137]/[.O165]" office:value-type="percentage" office:value="0.866894197952218">
            <text:p>86.6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27306975910098">
            <text:p>227.31%</text:p>
          </table:table-cell>
          <table:table-cell table:style-name="ce5" table:formula="of:=[.L$243]/[.C$18]" office:value-type="percentage" office:value="2.15550871947254">
            <text:p>215.55%</text:p>
          </table:table-cell>
          <table:table-cell office:value-type="string">
            <text:p>Added AllX preProc</text:p>
          </table:table-cell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1138">
            <text:p>1,138.0000</text:p>
          </table:table-cell>
          <table:table-cell table:style-name="ce33" table:formula="of:=[.O138]/[.O166]" office:value-type="percentage" office:value="1.03548680618744">
            <text:p>103.5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2.28319243440239">
            <text:p>228.32%</text:p>
          </table:table-cell>
          <table:table-cell table:style-name="ce5" table:formula="of:=[.L$271]/[.C$18]" office:value-type="percentage" office:value="2.13508987599639">
            <text:p>213.51%</text:p>
          </table:table-cell>
          <table:table-cell table:style-name="Default" office:value-type="string">
            <text:p>Modified opt.prob.threshold computation</text:p>
          </table:table-cell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3" table:formula="of:=[.O139]/[.O16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office:value-type="string">
            <text:p>GlbFeatsCategory:Q109244.fctr</text:p>
          </table:table-cell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667761">
            <text:p>0.5668</text:p>
          </table:table-cell>
          <table:table-cell table:style-name="ce33" table:formula="of:=[.O140]/[.O168]" office:value-type="percentage" office:value="0.999427614883917">
            <text:p>99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5840502">
            <text:p>0.5841</text:p>
          </table:table-cell>
          <table:table-cell table:style-name="ce33" table:formula="of:=[.O141]/[.O169]" office:value-type="percentage" office:value="0.999961306193338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65">
            <text:p>0.6500</text:p>
          </table:table-cell>
          <table:table-cell table:style-name="ce33" table:formula="of:=[.O142]/[.O170]" office:value-type="percentage" office:value="1.08333333333333">
            <text:p>108.3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9647084772023">
            <text:p>219.65%</text:p>
          </table:table-cell>
          <table:table-cell table:style-name="ce5" table:formula="of:=[.L$327]/[.C$18]" office:value-type="percentage" office:value="2.1554777797422">
            <text:p>215.55%</text:p>
          </table:table-cell>
          <table:table-cell office:value-type="string">
            <text:p>Added YOB.Age.dff</text:p>
          </table:table-cell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143]/[.O17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9655913629644">
            <text:p>219.66%</text:p>
          </table:table-cell>
          <table:table-cell table:style-name="ce5" table:formula="of:=[.L$355]/[.C$18]" office:value-type="percentage" office:value="2.13929932496074">
            <text:p>213.93%</text:p>
          </table:table-cell>
          <table:table-cell office:value-type="string">
            <text:p>Clustered on Q*.fctr</text:p>
          </table:table-cell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144]/[.O17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883408">
            <text:p>0.5883</text:p>
          </table:table-cell>
          <table:table-cell table:style-name="ce33" table:formula="of:=[.O145]/[.O173]" office:value-type="percentage" office:value="1.00768048313241">
            <text:p>100.7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4796334760759">
            <text:p>214.80%</text:p>
          </table:table-cell>
          <table:table-cell table:style-name="ce5" table:formula="of:=[.L$383]/[.C$18]" office:value-type="percentage" office:value="2.13956004237649">
            <text:p>213.96%</text:p>
          </table:table-cell>
          <table:table-cell office:value-type="string">
            <text:p>Added Q*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846348">
            <text:p>0.6846</text:p>
          </table:table-cell>
          <table:table-cell table:style-name="ce33" table:formula="of:=[.O146]/[.O174]" office:value-type="percentage" office:value="1.10963930289798">
            <text:p>110.9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string">
            <text:p>N/A</text:p>
          </table:table-cell>
          <table:table-cell table:style-name="ce33" table:formula="of:=[.O147]/[.O175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table:number-columns-repeated="10"/>
          <table:table-cell/>
          <table:table-cell table:style-name="ce33" table:formula="of:=[.O148]/[.O17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149]/[.O17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table:number-columns-repeated="10"/>
          <table:table-cell table:style-name="ce26"/>
          <table:table-cell table:style-name="ce33" table:formula="of:=[.O150]/[.O17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151]/[.O17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152]/[.O18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153]/[.O18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154]/[.O18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155]/[.O18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Leaderboard fin (Private)</text:p>
          </table:table-cell>
          <table:table-cell office:value-type="float" office:value="0.5977">
            <text:p>0.5977</text:p>
          </table:table-cell>
          <table:table-cell table:style-name="ce33" table:formula="of:=[.O156]/[.O184]" office:value-type="percentage" office:value="0.997596555062256">
            <text:p>99.76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fin (Private) Rank</text:p>
          </table:table-cell>
          <table:table-cell table:style-name="ce7" office:value-type="float" office:value="1562">
            <text:p>1562</text:p>
          </table:table-cell>
          <table:table-cell table:style-name="ce33" table:formula="of:=[.O157]/[.O185]" office:value-type="percentage" office:value="1.1">
            <text:p>11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58]/[.O186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134:.K158])" office:value-type="float" office:value="525.11687">
            <text:p>525.12</text:p>
          </table:table-cell>
          <table:table-cell table:style-name="ce23" table:formula="of:=SUM([.L134:.L158])" office:value-type="float" office:value="2344.3508">
            <text:p>2,344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table:formula="of:=[.D$274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159]/[.K215]" office:value-type="percentage" office:value="0.982857023603627">
            <text:p>98.29%</text:p>
          </table:table-cell>
          <table:table-cell table:style-name="ce24" table:formula="of:=[.L159]/[.L215]" office:value-type="percentage" office:value="0.933627690025438">
            <text:p>93.3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RFEXNOr_cnk05</text:p>
          </table:table-cell>
          <table:table-cell office:value-type="string">
            <text:p>RFE.X.Inc..rcv.bagEarth.imp</text:p>
          </table:table-cell>
          <table:table-cell/>
          <table:table-cell table:style-name="ce16" office:value-type="string">
            <text:p>Final.RFE.X.Inc..rcv.bagEarth.imp</text:p>
          </table:table-cell>
          <table:table-cell table:number-columns-repeated="2"/>
          <table:table-cell office:value-type="string">
            <text:p>NA</text:p>
          </table:table-cell>
          <table:table-cell office:value-type="float" office:value="208.8033">
            <text:p>208.80</text:p>
          </table:table-cell>
          <table:table-cell office:value-type="float" office:value="1031.1905">
            <text:p>1,031.19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08">
            <text:p>108.0000</text:p>
          </table:table-cell>
          <table:table-cell table:style-name="ce33" table:formula="of:=[.O162]/[.O190]" office:value-type="percentage" office:value="0.509433962264151">
            <text:p>50.94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2.25200076113917">
            <text:p>225.20%</text:p>
          </table:table-cell>
          <table:table-cell table:style-name="ce5" table:formula="of:=[.L$187]/[.C$18]" office:value-type="percentage" office:value="2.08589906496706">
            <text:p>208.59%</text:p>
          </table:table-cell>
          <table:table-cell office:value-type="string">
            <text:p>Added alg &amp; .Inc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o</text:p>
          </table:table-cell>
          <table:table-cell office:value-type="float" office:value="236.6868">
            <text:p>236.69</text:p>
          </table:table-cell>
          <table:table-cell office:value-type="float" office:value="1109.6961">
            <text:p>1,109.7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56">
            <text:p>356.0000</text:p>
          </table:table-cell>
          <table:table-cell table:style-name="ce33" table:formula="of:=[.O163]/[.O191]" office:value-type="percentage" office:value="1.40711462450593">
            <text:p>140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215]/[.B$18]" office:value-type="percentage" office:value="2.26879240668136">
            <text:p>226.88%</text:p>
          </table:table-cell>
          <table:table-cell table:style-name="ce5" table:formula="of:=[.L$215]/[.C$18]" office:value-type="percentage" office:value="2.16346559788035">
            <text:p>216.35%</text:p>
          </table:table-cell>
          <table:table-cell office:value-type="string">
            <text:p>Added RFEX &amp; preProc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/>
          <table:table-cell office:value-type="string">
            <text:p>Yes</text:p>
          </table:table-cell>
          <table:table-cell office:value-type="float" office:value="84.8316">
            <text:p>84.83</text:p>
          </table:table-cell>
          <table:table-cell office:value-type="float" office:value="280.0988">
            <text:p>280.10</text:p>
          </table:table-cell>
          <table:table-cell/>
          <table:table-cell office:value-type="string">
            <text:p>OOBobs errors</text:p>
          </table:table-cell>
          <table:table-cell table:style-name="ce31" table:formula="of:=SUM([.O162:.O163])" office:value-type="float" office:value="464">
            <text:p>464.0000</text:p>
          </table:table-cell>
          <table:table-cell table:style-name="ce33" table:formula="of:=[.O164]/[.O192]" office:value-type="percentage" office:value="0.997849462365591">
            <text:p>99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27306975910098">
            <text:p>227.31%</text:p>
          </table:table-cell>
          <table:table-cell table:style-name="ce5" table:formula="of:=[.L$243]/[.C$18]" office:value-type="percentage" office:value="2.15550871947254">
            <text:p>215.55%</text:p>
          </table:table-cell>
          <table:table-cell office:value-type="string">
            <text:p>Added AllX preProc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93">
            <text:p>293.0000</text:p>
          </table:table-cell>
          <table:table-cell table:style-name="ce33" table:formula="of:=[.O165]/[.O193]" office:value-type="percentage" office:value="0.491610738255034">
            <text:p>49.1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28319243440239">
            <text:p>228.32%</text:p>
          </table:table-cell>
          <table:table-cell table:style-name="ce5" table:formula="of:=[.L$271]/[.C$18]" office:value-type="percentage" office:value="2.13508987599639">
            <text:p>213.51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98197.fctrNo</text:p>
          </table:table-cell>
          <table:table-cell office:value-type="float" office:value="52.69691">
            <text:p>52.70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099">
            <text:p>1,099.0000</text:p>
          </table:table-cell>
          <table:table-cell table:style-name="ce33" table:formula="of:=[.O166]/[.O194]" office:value-type="percentage" office:value="1.38065326633166">
            <text:p>138.0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office:value-type="string">
            <text:p>GlbFeatsCategory:Q109244.fctr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67]/[.O19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671007">
            <text:p>0.5671</text:p>
          </table:table-cell>
          <table:table-cell table:style-name="ce33" table:formula="of:=[.O168]/[.O196]" office:value-type="percentage" office:value="0.979058261404608">
            <text:p>97.9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40728">
            <text:p>0.5841</text:p>
          </table:table-cell>
          <table:table-cell table:style-name="ce33" table:formula="of:=[.O169]/[.O197]" office:value-type="percentage" office:value="1.00416366515316">
            <text:p>100.4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9647084772023">
            <text:p>219.65%</text:p>
          </table:table-cell>
          <table:table-cell table:style-name="ce5" table:formula="of:=[.L$327]/[.C$18]" office:value-type="percentage" office:value="2.1554777797422">
            <text:p>215.55%</text:p>
          </table:table-cell>
          <table:table-cell office:value-type="string">
            <text:p>Added YOB.Age.dff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3" table:formula="of:=[.O170]/[.O198]" office:value-type="percentage" office:value="1.2">
            <text:p>12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9655913629644">
            <text:p>219.66%</text:p>
          </table:table-cell>
          <table:table-cell table:style-name="ce5" table:formula="of:=[.L$355]/[.C$18]" office:value-type="percentage" office:value="2.13929932496074">
            <text:p>213.93%</text:p>
          </table:table-cell>
          <table:table-cell office:value-type="string">
            <text:p>Clustered on Q*.fctr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171]/[.O19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172]/[.O20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4796334760759">
            <text:p>214.80%</text:p>
          </table:table-cell>
          <table:table-cell table:style-name="ce5" table:formula="of:=[.L$383]/[.C$18]" office:value-type="percentage" office:value="2.13956004237649">
            <text:p>213.96%</text:p>
          </table:table-cell>
          <table:table-cell office:value-type="string">
            <text:p>Added Q*.fctr</text:p>
          </table:table-cell>
          <table:table-cell office:value-type="string">
            <text:p>Edn.fctr^7</text:p>
          </table:table-cell>
          <table:table-cell office:value-type="float" office:value="36.299408">
            <text:p>36.30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38565">
            <text:p>0.5839</text:p>
          </table:table-cell>
          <table:table-cell table:style-name="ce33" table:formula="of:=[.O173]/[.O201]" office:value-type="percentage" office:value="1.00153852857042">
            <text:p>100.1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office:value-type="string">
            <text:p>Q120472.fctrScience</text:p>
          </table:table-cell>
          <table:table-cell office:value-type="float" office:value="32.69532">
            <text:p>32.70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169886">
            <text:p>0.6170</text:p>
          </table:table-cell>
          <table:table-cell table:style-name="ce33" table:formula="of:=[.O174]/[.O202]" office:value-type="percentage" office:value="0.955192293669621">
            <text:p>95.5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548132">
            <text:p>0.6548</text:p>
          </table:table-cell>
          <table:table-cell table:style-name="ce33" table:formula="of:=[.O175]/[.O203]" office:value-type="percentage" office:value="1.04390348264243">
            <text:p>104.3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6"/>
          <table:table-cell/>
          <table:table-cell table:style-name="ce33" table:formula="of:=[.O176]/[.O20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177]/[.O20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6"/>
          <table:table-cell table:style-name="ce26"/>
          <table:table-cell table:style-name="ce33" table:formula="of:=[.O178]/[.O20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office:value-type="string">
            <text:p>Q122771.fctrPt</text:p>
          </table:table-cell>
          <table:table-cell office:value-type="float" office:value="28.00321">
            <text:p>28.00</text:p>
          </table:table-cell>
          <table:table-cell office:value-type="string">
            <text:p>Hhold.fctrSKn</text:p>
          </table:table-cell>
          <table:table-cell office:value-type="float" office:value="24.50148">
            <text:p>24.50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179]/[.O20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office:value-type="string">
            <text:p>YOB.Age.dff</text:p>
          </table:table-cell>
          <table:table-cell office:value-type="float" office:value="22.8047">
            <text:p>22.80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180]/[.O20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181]/[.O20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182]/[.O21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183]/[.O21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59914">
            <text:p>0.5991</text:p>
          </table:table-cell>
          <table:table-cell table:style-name="ce33" table:formula="of:=[.O184]/[.O212]" office:value-type="percentage" office:value="0.969764656372406">
            <text:p>96.98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5">
          <table:table-cell table:number-columns-repeated="4"/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420">
            <text:p>1420</text:p>
          </table:table-cell>
          <table:table-cell table:style-name="ce33" table:formula="of:=[.O185]/[.O213]" office:value-type="percentage" office:value="1.34724857685009">
            <text:p>134.72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5">
          <table:table-cell table:number-columns-repeated="4"/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86]/[.O214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Q124122.fctrYes</text:p>
          </table:table-cell>
          <table:table-cell table:style-name="ce20" office:value-type="float" office:value="18.645168">
            <text:p>18.65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/>
          <table:table-cell table:style-name="ce22" office:value-type="string">
            <text:p>Total</text:p>
          </table:table-cell>
          <table:table-cell table:style-name="ce23" table:formula="of:=SUM([.K162:.K186])" office:value-type="float" office:value="530.3217">
            <text:p>530.32</text:p>
          </table:table-cell>
          <table:table-cell table:style-name="ce23" table:formula="of:=SUM([.L162:.L186])" office:value-type="float" office:value="2420.9854">
            <text:p>2,420.9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table:formula="of:=[.D$274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187]/[.K243]" office:value-type="percentage" office:value="0.99073103767385">
            <text:p>99.07%</text:p>
          </table:table-cell>
          <table:table-cell table:style-name="ce24" table:formula="of:=[.L187]/[.L243]" office:value-type="percentage" office:value="0.96770615962875">
            <text:p>96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RFEX_cnk04</text:p>
          </table:table-cell>
          <table:table-cell office:value-type="string">
            <text:p>RFE.X.zv.pca.rcv.glmnet.imp</text:p>
          </table:table-cell>
          <table:table-cell/>
          <table:table-cell table:style-name="ce16" office:value-type="string">
            <text:p>Final.RFE.X.zv.pca.rcv.glmnet.imp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39.90734">
            <text:p>239.91</text:p>
          </table:table-cell>
          <table:table-cell office:value-type="float" office:value="1138.9447">
            <text:p>1,138.9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212">
            <text:p>212.0000</text:p>
          </table:table-cell>
          <table:table-cell table:style-name="ce33" table:formula="of:=[.O190]/[.O218]" office:value-type="percentage" office:value="2.68354430379747">
            <text:p>268.35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2.26879240668136">
            <text:p>226.88%</text:p>
          </table:table-cell>
          <table:table-cell table:style-name="ce5" table:formula="of:=[.L$215]/[.C$18]" office:value-type="percentage" office:value="2.16346559788035">
            <text:p>216.35%</text:p>
          </table:table-cell>
          <table:table-cell office:value-type="string">
            <text:p>Added RFEX &amp; preProc</text:p>
          </table:table-cell>
          <table:table-cell office:value-type="string">
            <text:p>PC8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PC7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08425">
            <text:p>209.08</text:p>
          </table:table-cell>
          <table:table-cell office:value-type="float" office:value="1036.9025">
            <text:p>1,036.9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53">
            <text:p>253.0000</text:p>
          </table:table-cell>
          <table:table-cell table:style-name="ce33" table:formula="of:=[.O191]/[.O219]" office:value-type="percentage" office:value="0.65374677002584">
            <text:p>65.3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27306975910098">
            <text:p>227.31%</text:p>
          </table:table-cell>
          <table:table-cell table:style-name="ce5" table:formula="of:=[.L$243]/[.C$18]" office:value-type="percentage" office:value="2.15550871947254">
            <text:p>215.55%</text:p>
          </table:table-cell>
          <table:table-cell office:value-type="string">
            <text:p>Added AllX preProc</text:p>
          </table:table-cell>
          <table:table-cell office:value-type="string">
            <text:p>PC5</text:p>
          </table:table-cell>
          <table:table-cell office:value-type="float" office:value="79.95721">
            <text:p>79.96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/>
          <table:table-cell office:value-type="string">
            <text:p>Yes</text:p>
          </table:table-cell>
          <table:table-cell office:value-type="float" office:value="85.28436">
            <text:p>85.28</text:p>
          </table:table-cell>
          <table:table-cell office:value-type="float" office:value="335.1653">
            <text:p>335.17</text:p>
          </table:table-cell>
          <table:table-cell/>
          <table:table-cell office:value-type="string">
            <text:p>OOBobs errors</text:p>
          </table:table-cell>
          <table:table-cell table:style-name="ce31" table:formula="of:=SUM([.O190:.O191])" office:value-type="float" office:value="465">
            <text:p>465.0000</text:p>
          </table:table-cell>
          <table:table-cell table:style-name="ce33" table:formula="of:=[.O192]/[.O220]" office:value-type="percentage" office:value="0.997854077253219">
            <text:p>99.7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28319243440239">
            <text:p>228.32%</text:p>
          </table:table-cell>
          <table:table-cell table:style-name="ce5" table:formula="of:=[.L$271]/[.C$18]" office:value-type="percentage" office:value="2.13508987599639">
            <text:p>213.51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PC10</text:p>
          </table:table-cell>
          <table:table-cell office:value-type="float" office:value="66.60214">
            <text:p>66.60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96">
            <text:p>596.0000</text:p>
          </table:table-cell>
          <table:table-cell table:style-name="ce33" table:formula="of:=[.O193]/[.O221]" office:value-type="percentage" office:value="2.58008658008658">
            <text:p>258.0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office:value-type="string">
            <text:p>GlbFeatsCategory:Q109244.fctr</text:p>
          </table:table-cell>
          <table:table-cell office:value-type="string">
            <text:p>PC15</text:p>
          </table:table-cell>
          <table:table-cell office:value-type="float" office:value="63.21726">
            <text:p>63.22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796">
            <text:p>796.0000</text:p>
          </table:table-cell>
          <table:table-cell table:style-name="ce33" table:formula="of:=[.O194]/[.O222]" office:value-type="percentage" office:value="0.685615848406546">
            <text:p>68.5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PC9</text:p>
          </table:table-cell>
          <table:table-cell office:value-type="float" office:value="55.84978">
            <text:p>55.85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95]/[.O22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PC26</text:p>
          </table:table-cell>
          <table:table-cell office:value-type="float" office:value="50.50796">
            <text:p>50.51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792308">
            <text:p>0.5792</text:p>
          </table:table-cell>
          <table:table-cell table:style-name="ce33" table:formula="of:=[.O196]/[.O224]" office:value-type="percentage" office:value="1.03951079547779">
            <text:p>103.9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9647084772023">
            <text:p>219.65%</text:p>
          </table:table-cell>
          <table:table-cell table:style-name="ce5" table:formula="of:=[.L$327]/[.C$18]" office:value-type="percentage" office:value="2.1554777797422">
            <text:p>215.55%</text:p>
          </table:table-cell>
          <table:table-cell office:value-type="string">
            <text:p>Added YOB.Age.dff</text:p>
          </table:table-cell>
          <table:table-cell office:value-type="string">
            <text:p>PC3</text:p>
          </table:table-cell>
          <table:table-cell office:value-type="float" office:value="44.74537">
            <text:p>44.75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1651">
            <text:p>0.5817</text:p>
          </table:table-cell>
          <table:table-cell table:style-name="ce33" table:formula="of:=[.O197]/[.O225]" office:value-type="percentage" office:value="1.00502711400045">
            <text:p>100.5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9655913629644">
            <text:p>219.66%</text:p>
          </table:table-cell>
          <table:table-cell table:style-name="ce5" table:formula="of:=[.L$355]/[.C$18]" office:value-type="percentage" office:value="2.13929932496074">
            <text:p>213.93%</text:p>
          </table:table-cell>
          <table:table-cell office:value-type="string">
            <text:p>Clustered on Q*.fctr</text:p>
          </table:table-cell>
          <table:table-cell office:value-type="string">
            <text:p>PC14</text:p>
          </table:table-cell>
          <table:table-cell office:value-type="float" office:value="43.98423">
            <text:p>43.98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">
            <text:p>0.5000</text:p>
          </table:table-cell>
          <table:table-cell table:style-name="ce33" table:formula="of:=[.O198]/[.O226]" office:value-type="percentage" office:value="0.833333333333333">
            <text:p>83.3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PC57</text:p>
          </table:table-cell>
          <table:table-cell office:value-type="float" office:value="31.05066">
            <text:p>31.05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199]/[.O22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4796334760759">
            <text:p>214.80%</text:p>
          </table:table-cell>
          <table:table-cell table:style-name="ce5" table:formula="of:=[.L$383]/[.C$18]" office:value-type="percentage" office:value="2.13956004237649">
            <text:p>213.96%</text:p>
          </table:table-cell>
          <table:table-cell office:value-type="string">
            <text:p>Added Q*.fctr</text:p>
          </table:table-cell>
          <table:table-cell office:value-type="string">
            <text:p>PC68</text:p>
          </table:table-cell>
          <table:table-cell office:value-type="float" office:value="26.84775">
            <text:p>26.85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200]/[.O22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office:value-type="string">
            <text:p>PC30</text:p>
          </table:table-cell>
          <table:table-cell office:value-type="float" office:value="25.69378">
            <text:p>25.69</text:p>
          </table:table-cell>
          <table:table-cell office:value-type="string">
            <text:p>PC113</text:p>
          </table:table-cell>
          <table:table-cell office:value-type="float" office:value="21.7031007">
            <text:p>21.70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9596">
            <text:p>0.5830</text:p>
          </table:table-cell>
          <table:table-cell table:style-name="ce33" table:formula="of:=[.O201]/[.O229]" office:value-type="percentage" office:value="1.0015407272205">
            <text:p>100.1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office:value-type="string">
            <text:p>PC88</text:p>
          </table:table-cell>
          <table:table-cell office:value-type="float" office:value="24.77208">
            <text:p>24.77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59313">
            <text:p>0.6459</text:p>
          </table:table-cell>
          <table:table-cell table:style-name="ce33" table:formula="of:=[.O202]/[.O230]" office:value-type="percentage" office:value="0.996994498196807">
            <text:p>99.7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office:value-type="string">
            <text:p>PC128</text:p>
          </table:table-cell>
          <table:table-cell office:value-type="float" office:value="24.244">
            <text:p>24.24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272737">
            <text:p>0.6273</text:p>
          </table:table-cell>
          <table:table-cell table:style-name="ce33" table:formula="of:=[.O203]/[.O231]" office:value-type="percentage" office:value="0.99317635644002">
            <text:p>99.3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PC25</text:p>
          </table:table-cell>
          <table:table-cell office:value-type="float" office:value="23.71905">
            <text:p>23.72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6"/>
          <table:table-cell/>
          <table:table-cell table:style-name="ce33" table:formula="of:=[.O204]/[.O23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PC19</text:p>
          </table:table-cell>
          <table:table-cell office:value-type="float" office:value="23.41047">
            <text:p>23.41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205]/[.O23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office:value-type="string">
            <text:p>PC124</text:p>
          </table:table-cell>
          <table:table-cell office:value-type="float" office:value="22.13194">
            <text:p>22.13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6"/>
          <table:table-cell table:style-name="ce26"/>
          <table:table-cell table:style-name="ce33" table:formula="of:=[.O206]/[.O23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PC52</text:p>
          </table:table-cell>
          <table:table-cell office:value-type="float" office:value="21.28227">
            <text:p>21.28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07]/[.O23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PC16</text:p>
          </table:table-cell>
          <table:table-cell office:value-type="float" office:value="20.54784">
            <text:p>20.55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08]/[.O23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office:value-type="string">
            <text:p>PC142</text:p>
          </table:table-cell>
          <table:table-cell office:value-type="float" office:value="17.5143">
            <text:p>17.51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209]/[.O23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PC114</text:p>
          </table:table-cell>
          <table:table-cell office:value-type="float" office:value="16.50518">
            <text:p>16.51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210]/[.O23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office:value-type="string">
            <text:p>PC40</text:p>
          </table:table-cell>
          <table:table-cell office:value-type="float" office:value="14.9673">
            <text:p>14.97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211]/[.O23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3</text:p>
          </table:table-cell>
          <table:table-cell office:value-type="float" office:value="14.88607">
            <text:p>14.89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61782">
            <text:p>0.6178</text:p>
          </table:table-cell>
          <table:table-cell table:style-name="ce33" table:formula="of:=[.O212]/[.O240]" office:value-type="percentage" office:value="1.00468338374476">
            <text:p>100.4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2</text:p>
          </table:table-cell>
          <table:table-cell office:value-type="float" office:value="14.52383">
            <text:p>14.52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054">
            <text:p>1054</text:p>
          </table:table-cell>
          <table:table-cell table:style-name="ce33" table:formula="of:=[.O213]/[.O241]" office:value-type="percentage" office:value="1.11181434599156">
            <text:p>111.18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100</text:p>
          </table:table-cell>
          <table:table-cell office:value-type="float" office:value="14.48174">
            <text:p>14.48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214]/[.O242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PC138</text:p>
          </table:table-cell>
          <table:table-cell table:style-name="ce20" office:value-type="float" office:value="13.21459">
            <text:p>13.21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/>
          <table:table-cell table:style-name="ce22" office:value-type="string">
            <text:p>Total</text:p>
          </table:table-cell>
          <table:table-cell table:style-name="ce23" table:formula="of:=SUM([.K190:.K214])" office:value-type="float" office:value="534.27595">
            <text:p>534.28</text:p>
          </table:table-cell>
          <table:table-cell table:style-name="ce23" table:formula="of:=SUM([.L190:.L214])" office:value-type="float" office:value="2511.0125">
            <text:p>2,511.0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table:formula="of:=[.D$274]" office:value-type="string" office:string-value="Votes_Age_Q109244">
            <text:p>Votes_Age_Q109244</text:p>
          </table:table-cell>
          <table:table-cell table:style-name="ce7" office:value-type="string">
            <text:p>PC126</text:p>
          </table:table-cell>
          <table:table-cell table:style-name="ce7" office:value-type="float" office:value="12.95801">
            <text:p>12.96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2"/>
          <table:table-cell table:style-name="ce24" table:formula="of:=[.K215]/[.K271]" office:value-type="percentage" office:value="0.993693029328562">
            <text:p>99.37%</text:p>
          </table:table-cell>
          <table:table-cell table:style-name="ce24" table:formula="of:=[.L215]/[.L271]" office:value-type="percentage" office:value="1.01329017677568">
            <text:p>101.3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AllX_pproc_cnk02</text:p>
          </table:table-cell>
          <table:table-cell office:value-type="string">
            <text:p>All.X#nzv.spatialSign#rcv#glmnet</text:p>
          </table:table-cell>
          <table:table-cell/>
          <table:table-cell table:style-name="ce16" office:value-type="string">
            <text:p>Final.All.X#nzv.spatialSign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0.27513">
            <text:p>240.28</text:p>
          </table:table-cell>
          <table:table-cell office:value-type="float" office:value="1148.5813">
            <text:p>1,148.5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79">
            <text:p>79.0000</text:p>
          </table:table-cell>
          <table:table-cell table:style-name="ce33" table:formula="of:=[.O218]/[.O246]" office:value-type="percentage" office:value="0.52317880794702">
            <text:p>52.32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2.27306975910098">
            <text:p>227.31%</text:p>
          </table:table-cell>
          <table:table-cell table:style-name="ce5" table:formula="of:=[.L$243]/[.C$18]" office:value-type="percentage" office:value="2.15550871947254">
            <text:p>215.55%</text:p>
          </table:table-cell>
          <table:table-cell office:value-type="string">
            <text:p>Added AllX preProc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99921">
            <text:p>210.00</text:p>
          </table:table-cell>
          <table:table-cell office:value-type="float" office:value="1050.2816">
            <text:p>1,050.2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87">
            <text:p>387.0000</text:p>
          </table:table-cell>
          <table:table-cell table:style-name="ce33" table:formula="of:=[.O219]/[.O247]" office:value-type="percentage" office:value="1.20560747663551">
            <text:p>120.5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28319243440239">
            <text:p>228.32%</text:p>
          </table:table-cell>
          <table:table-cell table:style-name="ce5" table:formula="of:=[.L$271]/[.C$18]" office:value-type="percentage" office:value="2.13508987599639">
            <text:p>213.51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53.501808">
            <text:p>53.50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/>
          <table:table-cell office:value-type="string">
            <text:p>Yes</text:p>
          </table:table-cell>
          <table:table-cell office:value-type="float" office:value="85.00888">
            <text:p>85.01</text:p>
          </table:table-cell>
          <table:table-cell office:value-type="float" office:value="302.9145">
            <text:p>302.91</text:p>
          </table:table-cell>
          <table:table-cell/>
          <table:table-cell office:value-type="string">
            <text:p>OOBobs errors</text:p>
          </table:table-cell>
          <table:table-cell table:style-name="ce31" table:formula="of:=SUM([.O218:.O219])" office:value-type="float" office:value="466">
            <text:p>466.0000</text:p>
          </table:table-cell>
          <table:table-cell table:style-name="ce33" table:formula="of:=[.O220]/[.O248]" office:value-type="percentage" office:value="0.98728813559322">
            <text:p>98.7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office:value-type="string">
            <text:p>GlbFeatsCategory:Q109244.fctr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31">
            <text:p>231.0000</text:p>
          </table:table-cell>
          <table:table-cell table:style-name="ce33" table:formula="of:=[.O221]/[.O249]" office:value-type="percentage" office:value="0.235474006116208">
            <text:p>23.5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161">
            <text:p>1,161.0000</text:p>
          </table:table-cell>
          <table:table-cell table:style-name="ce33" table:formula="of:=[.O222]/[.O250]" office:value-type="percentage" office:value="2.82481751824818">
            <text:p>282.4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office:value-type="string">
            <text:p>Q113181.fctrYes</text:p>
          </table:table-cell>
          <table:table-cell office:value-type="float" office:value="19.702577">
            <text:p>19.70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223]/[.O25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9647084772023">
            <text:p>219.65%</text:p>
          </table:table-cell>
          <table:table-cell table:style-name="ce5" table:formula="of:=[.L$327]/[.C$18]" office:value-type="percentage" office:value="2.1554777797422">
            <text:p>215.55%</text:p>
          </table:table-cell>
          <table:table-cell office:value-type="string">
            <text:p>Added YOB.Age.dff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72148">
            <text:p>0.5572</text:p>
          </table:table-cell>
          <table:table-cell table:style-name="ce33" table:formula="of:=[.O224]/[.O252]" office:value-type="percentage" office:value="0.997131087402339">
            <text:p>99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9655913629644">
            <text:p>219.66%</text:p>
          </table:table-cell>
          <table:table-cell table:style-name="ce5" table:formula="of:=[.L$355]/[.C$18]" office:value-type="percentage" office:value="2.13929932496074">
            <text:p>213.93%</text:p>
          </table:table-cell>
          <table:table-cell office:value-type="string">
            <text:p>Clustered on Q*.fctr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87416">
            <text:p>0.5787</text:p>
          </table:table-cell>
          <table:table-cell table:style-name="ce33" table:formula="of:=[.O225]/[.O253]" office:value-type="percentage" office:value="1.00511465333418">
            <text:p>100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3" table:formula="of:=[.O226]/[.O254]" office:value-type="percentage" office:value="1.09090909090909">
            <text:p>109.0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4796334760759">
            <text:p>214.80%</text:p>
          </table:table-cell>
          <table:table-cell table:style-name="ce5" table:formula="of:=[.L$383]/[.C$18]" office:value-type="percentage" office:value="2.13956004237649">
            <text:p>213.96%</text:p>
          </table:table-cell>
          <table:table-cell office:value-type="string">
            <text:p>Added Q*.fctr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227]/[.O25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228]/[.O25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0628">
            <text:p>0.5821</text:p>
          </table:table-cell>
          <table:table-cell table:style-name="ce33" table:formula="of:=[.O229]/[.O257]" office:value-type="percentage" office:value="1.00933131905023">
            <text:p>100.9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8785">
            <text:p>0.6479</text:p>
          </table:table-cell>
          <table:table-cell table:style-name="ce33" table:formula="of:=[.O230]/[.O258]" office:value-type="percentage" office:value="1.00115540784027">
            <text:p>100.1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315834">
            <text:p>0.6316</text:p>
          </table:table-cell>
          <table:table-cell table:style-name="ce33" table:formula="of:=[.O231]/[.O259]" office:value-type="percentage" office:value="0.995658147964113">
            <text:p>99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8"/>
          <table:table-cell/>
          <table:table-cell table:style-name="ce33" table:formula="of:=[.O232]/[.O26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233]/[.O26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8"/>
          <table:table-cell table:style-name="ce26"/>
          <table:table-cell table:style-name="ce33" table:formula="of:=[.O234]/[.O26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35]/[.O26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36]/[.O26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237]/[.O26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238]/[.O26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239]/[.O26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1494">
            <text:p>0.6149</text:p>
          </table:table-cell>
          <table:table-cell table:style-name="ce33" table:formula="of:=[.O240]/[.O268]" office:value-type="percentage" office:value="0.986176149849253">
            <text:p>98.62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948">
            <text:p>948</text:p>
          </table:table-cell>
          <table:table-cell table:style-name="ce33" table:formula="of:=[.O241]/[.O269]" office:value-type="percentage" office:value="1.08095781071836">
            <text:p>108.1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242]/[.O270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18:.K242])" office:value-type="float" office:value="535.28322">
            <text:p>535.28</text:p>
          </table:table-cell>
          <table:table-cell table:style-name="ce23" table:formula="of:=SUM([.L218:.L242])" office:value-type="float" office:value="2501.7774">
            <text:p>2,501.7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table:formula="of:=[.D$274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243]/[.K299]" office:value-type="percentage" office:value="0.995566437962531">
            <text:p>99.56%</text:p>
          </table:table-cell>
          <table:table-cell table:style-name="ce24" table:formula="of:=[.L243]/[.L299]" office:value-type="percentage" office:value="1.00956345852496">
            <text:p>100.9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_cnk02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51">
            <text:p>151.0000</text:p>
          </table:table-cell>
          <table:table-cell table:style-name="ce33" table:formula="of:=[.O246]/[.O274]" office:value-type="percentage" office:value="0.255499153976311">
            <text:p>25.55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2.28319243440239">
            <text:p>228.32%</text:p>
          </table:table-cell>
          <table:table-cell table:style-name="ce5" table:formula="of:=[.L$271]/[.C$18]" office:value-type="percentage" office:value="2.13508987599639">
            <text:p>213.51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1">
            <text:p>321.0000</text:p>
          </table:table-cell>
          <table:table-cell table:style-name="ce33" table:formula="of:=[.O247]/[.O27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office:value-type="string">
            <text:p>GlbFeatsCategory:Q109244.fctr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1" table:formula="of:=SUM([.O246:.O247])" office:value-type="float" office:value="472">
            <text:p>472.0000</text:p>
          </table:table-cell>
          <table:table-cell table:style-name="ce33" table:formula="of:=[.O248]/[.O276]" office:value-type="percentage" office:value="0.798646362098139">
            <text:p>79.8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981">
            <text:p>981.0000</text:p>
          </table:table-cell>
          <table:table-cell table:style-name="ce33" table:formula="of:=[.O249]/[.O277]" office:value-type="percentage" office:value="0.704741379310345">
            <text:p>70.4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411">
            <text:p>411.0000</text:p>
          </table:table-cell>
          <table:table-cell table:style-name="ce33" table:formula="of:=[.O250]/[.O27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2.19647084772023">
            <text:p>219.65%</text:p>
          </table:table-cell>
          <table:table-cell table:style-name="ce5" table:formula="of:=[.L$327]/[.C$18]" office:value-type="percentage" office:value="2.1554777797422">
            <text:p>215.55%</text:p>
          </table:table-cell>
          <table:table-cell office:value-type="string">
            <text:p>Added YOB.Age.dff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251]/[.O27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9655913629644">
            <text:p>219.66%</text:p>
          </table:table-cell>
          <table:table-cell table:style-name="ce5" table:formula="of:=[.L$355]/[.C$18]" office:value-type="percentage" office:value="2.13929932496074">
            <text:p>213.93%</text:p>
          </table:table-cell>
          <table:table-cell office:value-type="string">
            <text:p>Clustered on Q*.fctr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3" table:formula="of:=[.O252]/[.O28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3" table:formula="of:=[.O253]/[.O28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4796334760759">
            <text:p>214.80%</text:p>
          </table:table-cell>
          <table:table-cell table:style-name="ce5" table:formula="of:=[.L$383]/[.C$18]" office:value-type="percentage" office:value="2.13956004237649">
            <text:p>213.96%</text:p>
          </table:table-cell>
          <table:table-cell office:value-type="string">
            <text:p>Added Q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33" table:formula="of:=[.O254]/[.O282]" office:value-type="percentage" office:value="11">
            <text:p>1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255]/[.O283]" office:value-type="percentage" office:value="1.25">
            <text:p>125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256]/[.O284]" office:value-type="percentage" office:value="1.25">
            <text:p>125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33" table:formula="of:=[.O257]/[.O285]" office:value-type="percentage" office:value="1.22709909370085">
            <text:p>122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3" table:formula="of:=[.O258]/[.O28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3" table:formula="of:=[.O259]/[.O28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3" table:formula="of:=[.O260]/[.O28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261]/[.O28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6"/>
          <table:table-cell table:style-name="ce33" table:formula="of:=[.O262]/[.O29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63]/[.O29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64]/[.O29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265]/[.O29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266]/[.O29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267]/[.O29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2356">
            <text:p>0.6236</text:p>
          </table:table-cell>
          <table:table-cell table:style-name="ce33" table:formula="of:=[.O268]/[.O296]" office:value-type="percentage" office:value="1.35200884629561">
            <text:p>135.2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877">
            <text:p>877</text:p>
          </table:table-cell>
          <table:table-cell table:style-name="ce33" table:formula="of:=[.O269]/[.O297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270]/[.O298]" office:value-type="percentage" office:value="1.074251455742">
            <text:p>107.43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46:.K270])" office:value-type="float" office:value="537.667">
            <text:p>537.67</text:p>
          </table:table-cell>
          <table:table-cell table:style-name="ce23" table:formula="of:=SUM([.L246:.L270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table:formula="of:=[.D$274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271]/[.K327]" office:value-type="percentage" office:value="1.03948223887067">
            <text:p>103.95%</text:p>
          </table:table-cell>
          <table:table-cell table:style-name="ce24" table:formula="of:=[.L271]/[.L327]" office:value-type="percentage" office:value="0.990541352855766">
            <text:p>99.0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 table:formula="of:=[.O274]/[.O302]" office:value-type="percentage" office:value="1.26552462526767">
            <text:p>126.55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2.28319243440239">
            <text:p>228.32%</text:p>
          </table:table-cell>
          <table:table-cell table:style-name="ce5" table:formula="of:=[.L$299]/[.C$18]" office:value-type="percentage" office:value="2.13508987599639">
            <text:p>213.51%</text:p>
          </table:table-cell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275]/[.O303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1" table:formula="of:=SUM([.O274:.O275])" office:value-type="float" office:value="591">
            <text:p>591.0000</text:p>
          </table:table-cell>
          <table:table-cell table:style-name="ce33" table:formula="of:=[.O276]/[.O304]" office:value-type="percentage" office:value="1.18436873747495">
            <text:p>118.4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277]/[.O305]" office:value-type="percentage" office:value="1.17171717171717">
            <text:p>117.1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27]/[.B$18]" office:value-type="percentage" office:value="2.19647084772023">
            <text:p>219.65%</text:p>
          </table:table-cell>
          <table:table-cell table:style-name="ce5" table:formula="of:=[.L$327]/[.C$18]" office:value-type="percentage" office:value="2.1554777797422">
            <text:p>215.55%</text:p>
          </table:table-cell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278]/[.O306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2.19655913629644">
            <text:p>219.66%</text:p>
          </table:table-cell>
          <table:table-cell table:style-name="ce5" table:formula="of:=[.L$355]/[.C$18]" office:value-type="percentage" office:value="2.13929932496074">
            <text:p>213.93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279]/[.O30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3" table:formula="of:=[.O280]/[.O308]" office:value-type="percentage" office:value="0.898500526814987">
            <text:p>89.8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2.14796334760759">
            <text:p>214.80%</text:p>
          </table:table-cell>
          <table:table-cell table:style-name="ce5" table:formula="of:=[.L$383]/[.C$18]" office:value-type="percentage" office:value="2.13956004237649">
            <text:p>213.96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3" table:formula="of:=[.O281]/[.O309]" office:value-type="percentage" office:value="1.80935540940129">
            <text:p>180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33" table:formula="of:=[.O282]/[.O310]" office:value-type="percentage" office:value="0.0714285714285714">
            <text:p>7.1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33" table:formula="of:=[.O283]/[.O311]" office:value-type="percentage" office:value="0.666666666666667">
            <text:p>6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33" table:formula="of:=[.O284]/[.O312]" office:value-type="percentage" office:value="0.666666666666667">
            <text:p>6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3" table:formula="of:=[.O285]/[.O313]" office:value-type="percentage" office:value="0.847584235811034">
            <text:p>84.7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3" table:formula="of:=[.O286]/[.O314]" office:value-type="percentage" office:value="1.03590585182913">
            <text:p>103.5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3" table:formula="of:=[.O287]/[.O315]" office:value-type="percentage" office:value="1.00189089181483">
            <text:p>100.1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3" table:formula="of:=[.O288]/[.O31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289]/[.O317]" office:value-type="percentage" office:value="0.975818564133373">
            <text:p>97.5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6"/>
          <table:table-cell table:style-name="ce33" table:formula="of:=[.O290]/[.O31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91]/[.O31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92]/[.O32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293]/[.O32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294]/[.O32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295]/[.O32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296]/[.O324]" office:value-type="percentage" office:value="0.81472910667915">
            <text:p>81.4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string">
            <text:p>N/A</text:p>
          </table:table-cell>
          <table:table-cell table:style-name="ce33" table:formula="of:=[.O297]/[.O325]" office:value-type="percentage" office:value="0">
            <text:p>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3" table:formula="of:=[.O298]/[.O326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74:.K298])" office:value-type="float" office:value="537.667">
            <text:p>537.67</text:p>
          </table:table-cell>
          <table:table-cell table:style-name="ce23" table:formula="of:=SUM([.L274:.L298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table:formula="of:=[.D$470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299]/[.K355]" office:value-type="percentage" office:value="1.03944045788452">
            <text:p>103.94%</text:p>
          </table:table-cell>
          <table:table-cell table:style-name="ce24" table:formula="of:=[.L299]/[.L355]" office:value-type="percentage" office:value="0.998032323520493">
            <text:p>99.80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3" table:formula="of:=[.O302]/[.O330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27]/[.B$18]" office:value-type="percentage" office:value="2.19647084772023">
            <text:p>219.65%</text:p>
          </table:table-cell>
          <table:table-cell table:style-name="ce5" table:formula="of:=[.L$327]/[.C$18]" office:value-type="percentage" office:value="2.1554777797422">
            <text:p>215.55%</text:p>
          </table:table-cell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3" table:formula="of:=[.O303]/[.O33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2.19655913629644">
            <text:p>219.66%</text:p>
          </table:table-cell>
          <table:table-cell table:style-name="ce5" table:formula="of:=[.L$355]/[.C$18]" office:value-type="percentage" office:value="2.13929932496074">
            <text:p>213.93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31" table:formula="of:=SUM([.O302:.O303])" office:value-type="float" office:value="499">
            <text:p>499.0000</text:p>
          </table:table-cell>
          <table:table-cell table:style-name="ce33" table:formula="of:=[.O304]/[.O33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33" table:formula="of:=[.O305]/[.O333]" office:value-type="percentage" office:value="0.998319327731092">
            <text:p>99.8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83]/[.B$18]" office:value-type="percentage" office:value="2.14796334760759">
            <text:p>214.80%</text:p>
          </table:table-cell>
          <table:table-cell table:style-name="ce5" table:formula="of:=[.L$383]/[.C$18]" office:value-type="percentage" office:value="2.13956004237649">
            <text:p>213.96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33" table:formula="of:=[.O306]/[.O334]" office:value-type="percentage" office:value="1.00990099009901">
            <text:p>100.9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07]/[.O33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33" table:formula="of:=[.O308]/[.O336]" office:value-type="percentage" office:value="0.997126515100746">
            <text:p>99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33" table:formula="of:=[.O309]/[.O337]" office:value-type="percentage" office:value="0.999200910553789">
            <text:p>99.9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10]/[.O33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311]/[.O33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312]/[.O34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3" table:formula="of:=[.O313]/[.O34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33" table:formula="of:=[.O314]/[.O342]" office:value-type="percentage" office:value="1.00000048023043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33" table:formula="of:=[.O315]/[.O343]" office:value-type="percentage" office:value="0.999432359905288">
            <text:p>99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10"/>
          <table:table-cell/>
          <table:table-cell table:style-name="ce33" table:formula="of:=[.O316]/[.O34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6" office:value-type="float" office:value="0.6658">
            <text:p>0.6658</text:p>
          </table:table-cell>
          <table:table-cell table:style-name="ce33" table:formula="of:=[.O317]/[.O34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318]/[.O34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19]/[.O34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320]/[.O34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321]/[.O34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322]/[.O350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323]/[.O351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33" table:formula="of:=[.O324]/[.O352]" office:value-type="percentage" office:value="0.975243772180684">
            <text:p>97.52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1148">
            <text:p>1148</text:p>
          </table:table-cell>
          <table:table-cell table:style-name="ce33" table:formula="of:=[.O325]/[.O353]" office:value-type="percentage" office:value="1.54301075268817">
            <text:p>154.3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3" table:formula="of:=[.O326]/[.O354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02:.K326])" office:value-type="float" office:value="517.245009">
            <text:p>517.25</text:p>
          </table:table-cell>
          <table:table-cell table:style-name="ce23" table:formula="of:=SUM([.L302:.L326])" office:value-type="float" office:value="2501.74149">
            <text:p>2,501.74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table:formula="of:=[.D$470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327]/[.K383]" office:value-type="percentage" office:value="1.02258302040706">
            <text:p>102.26%</text:p>
          </table:table-cell>
          <table:table-cell table:style-name="ce24" table:formula="of:=[.L327]/[.L383]" office:value-type="percentage" office:value="1.00743972454638">
            <text:p>100.74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3" table:formula="of:=[.O330]/[.O358]" office:value-type="percentage" office:value="1.01301518438178">
            <text:p>101.30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2.19655913629644">
            <text:p>219.66%</text:p>
          </table:table-cell>
          <table:table-cell table:style-name="ce5" table:formula="of:=[.L$355]/[.C$18]" office:value-type="percentage" office:value="2.13929932496074">
            <text:p>213.93%</text:p>
          </table:table-cell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3" table:formula="of:=[.O331]/[.O359]" office:value-type="percentage" office:value="0.864864864864865">
            <text:p>86.4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31" table:formula="of:=SUM([.O330:.O331])" office:value-type="float" office:value="499">
            <text:p>499.0000</text:p>
          </table:table-cell>
          <table:table-cell table:style-name="ce33" table:formula="of:=[.O332]/[.O360]" office:value-type="percentage" office:value="1.00200803212851">
            <text:p>100.2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83]/[.B$18]" office:value-type="percentage" office:value="2.14796334760759">
            <text:p>214.80%</text:p>
          </table:table-cell>
          <table:table-cell table:style-name="ce5" table:formula="of:=[.L$383]/[.C$18]" office:value-type="percentage" office:value="2.13956004237649">
            <text:p>213.96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3" table:formula="of:=[.O333]/[.O36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3" table:formula="of:=[.O334]/[.O36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35]/[.O36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33" table:formula="of:=[.O336]/[.O364]" office:value-type="percentage" office:value="0.996222344388923">
            <text:p>99.6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33" table:formula="of:=[.O337]/[.O365]" office:value-type="percentage" office:value="1.00869219586816">
            <text:p>100.8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38]/[.O36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339]/[.O36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340]/[.O36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3" table:formula="of:=[.O341]/[.O369]" office:value-type="percentage" office:value="0.99839238572803">
            <text:p>99.8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33" table:formula="of:=[.O342]/[.O370]" office:value-type="percentage" office:value="0.9987981487942">
            <text:p>99.8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33" table:formula="of:=[.O343]/[.O371]" office:value-type="percentage" office:value="0.998584799632029">
            <text:p>99.8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33" table:formula="of:=[.O344]/[.O37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658">
            <text:p>0.6658</text:p>
          </table:table-cell>
          <table:table-cell table:style-name="ce33" table:formula="of:=[.O345]/[.O373]" office:value-type="percentage" office:value="0.970695436652573">
            <text:p>97.0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346]/[.O37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47]/[.O37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348]/[.O37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349]/[.O37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3" table:formula="of:=[.O350]/[.O37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351]/[.O37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3" table:formula="of:=[.O352]/[.O38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353]/[.O381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30:.K354])" office:value-type="float" office:value="517.2658">
            <text:p>517.27</text:p>
          </table:table-cell>
          <table:table-cell table:style-name="ce23" table:formula="of:=SUM([.L330:.L354])" office:value-type="float" office:value="2482.96407">
            <text:p>2,482.96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table:formula="of:=[.D$470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355]/[.K411]" office:value-type="percentage" office:value="1.01844589682808">
            <text:p>101.84%</text:p>
          </table:table-cell>
          <table:table-cell table:style-name="ce24" table:formula="of:=[.L355]/[.L411]" office:value-type="percentage" office:value="0.987738015785817">
            <text:p>98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33" table:formula="of:=[.O358]/[.O386]" office:value-type="percentage" office:value="0.989270386266094">
            <text:p>98.93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83]/[.B$18]" office:value-type="percentage" office:value="2.14796334760759">
            <text:p>214.80%</text:p>
          </table:table-cell>
          <table:table-cell table:style-name="ce5" table:formula="of:=[.L$383]/[.C$18]" office:value-type="percentage" office:value="2.13956004237649">
            <text:p>213.96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33" table:formula="of:=[.O359]/[.O387]" office:value-type="percentage" office:value="1.15625">
            <text:p>115.6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31" table:formula="of:=SUM([.O358:.O359])" office:value-type="float" office:value="498">
            <text:p>498.0000</text:p>
          </table:table-cell>
          <table:table-cell table:style-name="ce33" table:formula="of:=[.O360]/[.O38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3" table:formula="of:=[.O361]/[.O389]" office:value-type="percentage" office:value="0.999160369437448">
            <text:p>99.9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3" table:formula="of:=[.O362]/[.O390]" office:value-type="percentage" office:value="1.00497512437811">
            <text:p>100.5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63]/[.O39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3" table:formula="of:=[.O364]/[.O39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33" table:formula="of:=[.O365]/[.O393]" office:value-type="percentage" office:value="0.990631228839789">
            <text:p>99.0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66]/[.O39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367]/[.O39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368]/[.O39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3" table:formula="of:=[.O369]/[.O39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33" table:formula="of:=[.O370]/[.O398]" office:value-type="percentage" office:value="1.0057865728482">
            <text:p>100.5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33" table:formula="of:=[.O371]/[.O399]" office:value-type="percentage" office:value="1.00856343916238">
            <text:p>100.8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33" table:formula="of:=[.O372]/[.O40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float" office:value="0.6859">
            <text:p>0.6859</text:p>
          </table:table-cell>
          <table:table-cell table:style-name="ce33" table:formula="of:=[.O373]/[.O40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26"/>
          <table:table-cell table:style-name="ce33" table:formula="of:=[.O374]/[.O40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75]/[.O40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376]/[.O40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3" table:formula="of:=[.O377]/[.O40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3" table:formula="of:=[.O378]/[.O406]" office:value-type="percentage" office:value="1.00512656199936">
            <text:p>100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379]/[.O407]" office:value-type="percentage" office:value="1.07514450867052">
            <text:p>107.51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3" table:formula="of:=[.O380]/[.O408]" office:value-type="percentage" office:value="1.02798144015868">
            <text:p>102.8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381]/[.O409]" office:value-type="percentage" office:value="1.07514450867052">
            <text:p>107.51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58:.K382])" office:value-type="float" office:value="505.82202">
            <text:p>505.82</text:p>
          </table:table-cell>
          <table:table-cell table:style-name="ce23" table:formula="of:=SUM([.L358:.L382])" office:value-type="float" office:value="2483.26667">
            <text:p>2,483.2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table:formula="of:=[.D$470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383]/[.K439]" office:value-type="percentage" office:value="0.918668316860706">
            <text:p>91.87%</text:p>
          </table:table-cell>
          <table:table-cell table:style-name="ce24" table:formula="of:=[.L383]/[.L439]" office:value-type="percentage" office:value="0.930073611971691">
            <text:p>93.01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33" table:formula="of:=[.O386]/[.O414]" office:value-type="percentage" office:value="0.792517006802721">
            <text:p>79.2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11]/[.B$18]" office:value-type="percentage" office:value="2.15677547834161">
            <text:p>215.68%</text:p>
          </table:table-cell>
          <table:table-cell table:style-name="ce5" table:formula="of:=[.L$411]/[.C$18]" office:value-type="percentage" office:value="2.16585702966871">
            <text:p>216.59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3" table:formula="of:=[.O387]/[.O415]" office:value-type="percentage" office:value="16">
            <text:p>16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31" table:formula="of:=SUM([.O386:.O387])" office:value-type="float" office:value="498">
            <text:p>498.0000</text:p>
          </table:table-cell>
          <table:table-cell table:style-name="ce33" table:formula="of:=[.O388]/[.O416]" office:value-type="percentage" office:value="0.844067796610169">
            <text:p>84.4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33" table:formula="of:=[.O389]/[.O417]" office:value-type="percentage" office:value="0.888143176733781">
            <text:p>88.8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33" table:formula="of:=[.O390]/[.O418]" office:value-type="percentage" office:value="3.94117647058824">
            <text:p>394.1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91]/[.O41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3" table:formula="of:=[.O392]/[.O420]" office:value-type="percentage" office:value="1.15716364676733">
            <text:p>115.7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33" table:formula="of:=[.O393]/[.O421]" office:value-type="percentage" office:value="0.736809777800587">
            <text:p>73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94]/[.O42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395]/[.O42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396]/[.O424]" office:value-type="percentage" office:value="0.857142857142857">
            <text:p>85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3" table:formula="of:=[.O397]/[.O425]" office:value-type="percentage" office:value="1.17358477966537">
            <text:p>117.3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33" table:formula="of:=[.O398]/[.O426]" office:value-type="percentage" office:value="1.10096785850042">
            <text:p>110.1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33" table:formula="of:=[.O399]/[.O427]" office:value-type="percentage" office:value="1.09929246334083">
            <text:p>109.9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33" table:formula="of:=[.O400]/[.O42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01]/[.O42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26"/>
          <table:table-cell table:style-name="ce33" table:formula="of:=[.O402]/[.O43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03]/[.O43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04]/[.O43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3" table:formula="of:=[.O405]/[.O43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33" table:formula="of:=[.O406]/[.O434]" office:value-type="percentage" office:value="1.20677951538065">
            <text:p>120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692">
            <text:p>692</text:p>
          </table:table-cell>
          <table:table-cell table:style-name="ce33" table:formula="of:=[.O407]/[.O435]" office:value-type="percentage" office:value="0.991404011461318">
            <text:p>99.14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33" table:formula="of:=[.O408]/[.O436]" office:value-type="percentage" office:value="1.18374876836964">
            <text:p>118.3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692">
            <text:p>692</text:p>
          </table:table-cell>
          <table:table-cell table:style-name="ce33" table:formula="of:=[.O409]/[.O437]" office:value-type="percentage" office:value="0.991404011461318">
            <text:p>99.14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86:.K410])" office:value-type="float" office:value="507.897181">
            <text:p>507.90</text:p>
          </table:table-cell>
          <table:table-cell table:style-name="ce23" table:formula="of:=SUM([.L386:.L410])" office:value-type="float" office:value="2513.7881">
            <text:p>2,513.7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table:formula="of:=[.D$470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411]/[.K467]" office:value-type="percentage" office:value="0.923435209171617">
            <text:p>92.34%</text:p>
          </table:table-cell>
          <table:table-cell table:style-name="ce24" table:formula="of:=[.L411]/[.L467]" office:value-type="percentage" office:value="0.928504274661774">
            <text:p>92.8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33" table:formula="of:=[.O414]/[.O442]" office:value-type="percentage" office:value="0.993243243243243">
            <text:p>99.32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39]/[.B$18]" office:value-type="percentage" office:value="2.33812716536003">
            <text:p>233.81%</text:p>
          </table:table-cell>
          <table:table-cell table:style-name="ce5" table:formula="of:=[.L$439]/[.C$18]" office:value-type="percentage" office:value="2.300420111738">
            <text:p>230.0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33" table:formula="of:=[.O415]/[.O44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31" table:formula="of:=SUM([.O414:.O415])" office:value-type="float" office:value="590">
            <text:p>590.0000</text:p>
          </table:table-cell>
          <table:table-cell table:style-name="ce33" table:formula="of:=[.O416]/[.O444]" office:value-type="percentage" office:value="0.996621621621622">
            <text:p>99.6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33" table:formula="of:=[.O417]/[.O445]" office:value-type="percentage" office:value="0.963362068965517">
            <text:p>96.3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33" table:formula="of:=[.O418]/[.O44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419]/[.O44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33" table:formula="of:=[.O420]/[.O448]" office:value-type="percentage" office:value="1.0187045781463">
            <text:p>101.8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33" table:formula="of:=[.O421]/[.O449]" office:value-type="percentage" office:value="0.977683992697993">
            <text:p>97.7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422]/[.O450]" office:value-type="percentage" office:value="0.777777777777778">
            <text:p>77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423]/[.O451]" office:value-type="percentage" office:value="0.857142857142857">
            <text:p>85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424]/[.O45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33" table:formula="of:=[.O425]/[.O453]" office:value-type="percentage" office:value="1.00378784825528">
            <text:p>100.3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33" table:formula="of:=[.O426]/[.O454]" office:value-type="percentage" office:value="1.00319737645333">
            <text:p>100.3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33" table:formula="of:=[.O427]/[.O455]" office:value-type="percentage" office:value="1.02300908466945">
            <text:p>102.3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33" table:formula="of:=[.O428]/[.O45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29]/[.O45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26"/>
          <table:table-cell table:style-name="ce33" table:formula="of:=[.O430]/[.O45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31]/[.O45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32]/[.O46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433]/[.O46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33" table:formula="of:=[.O434]/[.O462]" office:value-type="percentage" office:value="1.00934498384684">
            <text:p>100.9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float" office:value="698">
            <text:p>698</text:p>
          </table:table-cell>
          <table:table-cell table:style-name="ce33" table:formula="of:=[.O435]/[.O46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33" table:formula="of:=[.O436]/[.O464]" office:value-type="percentage" office:value="1.03425771340604">
            <text:p>103.43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698">
            <text:p>698</text:p>
          </table:table-cell>
          <table:table-cell table:style-name="ce33" table:formula="of:=[.O437]/[.O465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22" office:value-type="string">
            <text:p>Total</text:p>
          </table:table-cell>
          <table:table-cell table:style-name="ce23" table:formula="of:=SUM([.K414:.K438])" office:value-type="float" office:value="550.603532">
            <text:p>550.60</text:p>
          </table:table-cell>
          <table:table-cell table:style-name="ce23" table:formula="of:=SUM([.L414:.L438])" office:value-type="float" office:value="2669.96788">
            <text:p>2,669.9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table:formula="of:=[.D$470]" office:value-type="string" office:string-value="Votes_Hhold">
            <text:p>Votes_Hhold</text:p>
          </table:table-cell>
          <table:table-cell table:style-name="ce7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24" table:formula="of:=[.K439]/[.K495]" office:value-type="percentage" office:value="0.994011403147678">
            <text:p>99.40%</text:p>
          </table:table-cell>
          <table:table-cell table:style-name="ce24" table:formula="of:=[.L439]/[.L495]" office:value-type="percentage" office:value="0.980771951306812">
            <text:p>98.08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33" table:formula="of:=[.O442]/[.O470]" office:value-type="percentage" office:value="0.996632996632997">
            <text:p>99.6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67]/[.B$18]" office:value-type="percentage" office:value="2.33560022069808">
            <text:p>233.56%</text:p>
          </table:table-cell>
          <table:table-cell table:style-name="ce5" table:formula="of:=[.L$467]/[.C$18]" office:value-type="percentage" office:value="2.33263011143128">
            <text:p>233.26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443]/[.O47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32" table:formula="of:=SUM([.O442:.O443])" office:value-type="float" office:value="592">
            <text:p>592.0000</text:p>
          </table:table-cell>
          <table:table-cell table:style-name="ce33" table:formula="of:=[.O444]/[.O472]" office:value-type="percentage" office:value="0.996632996632997">
            <text:p>99.6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Added 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445]/[.O473]" office:value-type="percentage" office:value="1.01310043668122">
            <text:p>101.3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446]/[.O474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447]/[.O47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33" table:formula="of:=[.O448]/[.O476]" office:value-type="percentage" office:value="1.0276244248378">
            <text:p>102.7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33" table:formula="of:=[.O449]/[.O477]" office:value-type="percentage" office:value="1.0016809625837">
            <text:p>100.1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33" table:formula="of:=[.O450]/[.O478]" office:value-type="percentage" office:value="1.28571428571429">
            <text:p>128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3" table:formula="of:=[.O451]/[.O479]" office:value-type="percentage" office:value="1.16666666666667">
            <text:p>11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452]/[.O48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33" table:formula="of:=[.O453]/[.O481]" office:value-type="percentage" office:value="1.0038022506036">
            <text:p>100.3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33" table:formula="of:=[.O454]/[.O482]" office:value-type="percentage" office:value="1.00886057032765">
            <text:p>100.8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33" table:formula="of:=[.O455]/[.O483]" office:value-type="percentage" office:value="0.996588279167425">
            <text:p>99.6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33" table:formula="of:=[.O456]/[.O48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57]/[.O48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458]/[.O48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59]/[.O48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60]/[.O48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461]/[.O48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462]/[.O49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3" table:formula="of:=[.O463]/[.O49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464]/[.O492]" office:value-type="percentage" office:value="0.990741536346451">
            <text:p>99.0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/>
          <table:table-cell table:style-name="ce33" table:formula="of:=[.O465]/[.O493]" office:value-type="percentage" office:value="0">
            <text:p>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42:.K466])" office:value-type="float" office:value="550.008464">
            <text:p>550.01</text:p>
          </table:table-cell>
          <table:table-cell table:style-name="ce23" table:formula="of:=SUM([.L442:.L466])" office:value-type="float" office:value="2707.35221">
            <text:p>2,707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table:formula="of:=[.D$470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5" table:formula="of:=[.K467]/[.K495]" office:value-type="percentage" office:value="0.992937119487528">
            <text:p>99.29%</text:p>
          </table:table-cell>
          <table:table-cell table:style-name="ce25" table:formula="of:=[.L467]/[.L495]" office:value-type="percentage" office:value="0.994504514367607">
            <text:p>99.4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33" table:formula="of:=[.O470]/[.O498]" office:value-type="percentage" office:value="1.00507614213198">
            <text:p>100.51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95]/[.B$18]" office:value-type="percentage" office:value="2.35221362446751">
            <text:p>235.22%</text:p>
          </table:table-cell>
          <table:table-cell table:style-name="ce5" table:formula="of:=[.L$495]/[.C$18]" office:value-type="percentage" office:value="2.34551988224464">
            <text:p>234.55%</text:p>
          </table:table-cell>
          <table:table-cell office:value-type="string">
            <text:p>GlbFeatsCategory:Hhold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471]/[.O49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32" table:formula="of:=SUM([.O470:.O471])" office:value-type="float" office:value="594">
            <text:p>594.0000</text:p>
          </table:table-cell>
          <table:table-cell table:style-name="ce33" table:formula="of:=[.O472]/[.O500]" office:value-type="percentage" office:value="1.00507614213198">
            <text:p>100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33" table:formula="of:=[.O473]/[.O501]" office:value-type="percentage" office:value="0.987068965517241">
            <text:p>98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33" table:formula="of:=[.O474]/[.O50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475]/[.O50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33" table:formula="of:=[.O476]/[.O504]" office:value-type="percentage" office:value="1.03513958398882">
            <text:p>103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33" table:formula="of:=[.O477]/[.O505]" office:value-type="percentage" office:value="0.871978725600958">
            <text:p>87.2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478]/[.O50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479]/[.O507]" office:value-type="percentage" office:value="0.857142857142857">
            <text:p>85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480]/[.O50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33" table:formula="of:=[.O481]/[.O509]" office:value-type="percentage" office:value="0.998326637687512">
            <text:p>99.8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33" table:formula="of:=[.O482]/[.O510]" office:value-type="percentage" office:value="0.997544565413818">
            <text:p>99.7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33" table:formula="of:=[.O483]/[.O511]" office:value-type="percentage" office:value="1.02581828610052">
            <text:p>102.5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/>
          <table:table-cell table:style-name="ce33" table:formula="of:=[.O484]/[.O51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85]/[.O51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486]/[.O51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87]/[.O51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88]/[.O51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489]/[.O51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490]/[.O51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3" table:formula="of:=[.O491]/[.O519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33" table:formula="of:=[.O492]/[.O520]" office:value-type="percentage" office:value="1.00934498384684">
            <text:p>100.93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678">
            <text:p>678</text:p>
          </table:table-cell>
          <table:table-cell table:style-name="ce33" table:formula="of:=[.O493]/[.O521]" office:value-type="percentage" office:value="2">
            <text:p>2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70:.K494])" office:value-type="float" office:value="553.92074">
            <text:p>553.92</text:p>
          </table:table-cell>
          <table:table-cell table:style-name="ce23" table:formula="of:=SUM([.L470:.L494])" office:value-type="float" office:value="2722.31264">
            <text:p>2,722.3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table:formula="of:=[.D524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5" table:formula="of:=[.K495]/[.K523]" office:value-type="percentage" office:value="0.99513126141432">
            <text:p>99.51%</text:p>
          </table:table-cell>
          <table:table-cell table:style-name="ce25" table:formula="of:=[.L495]/[.L523]" office:value-type="percentage" office:value="0.992264969083889">
            <text:p>99.2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 table:formula="of:=[.O498]/[.O526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523]/[.B$18]" office:value-type="percentage" office:value="2.36372196882294">
            <text:p>236.37%</text:p>
          </table:table-cell>
          <table:table-cell table:style-name="ce5" table:formula="of:=[.L$523]/[.C$18]" office:value-type="percentage" office:value="2.36380397910263">
            <text:p>236.38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499]/[.O52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32" table:formula="of:=SUM([.O498:.O499])" office:value-type="float" office:value="591">
            <text:p>591.0000</text:p>
          </table:table-cell>
          <table:table-cell table:style-name="ce33" table:formula="of:=[.O500]/[.O52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501]/[.O52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502]/[.O53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503]/[.O53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33" table:formula="of:=[.O504]/[.O532]" office:value-type="percentage" office:value="0.981889537090314">
            <text:p>98.1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33" table:formula="of:=[.O505]/[.O533]" office:value-type="percentage" office:value="1.01617292848923">
            <text:p>101.6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506]/[.O53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3" table:formula="of:=[.O507]/[.O53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508]/[.O53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3" table:formula="of:=[.O509]/[.O53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33" table:formula="of:=[.O510]/[.O538]" office:value-type="percentage" office:value="0.989941909671122">
            <text:p>98.9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33" table:formula="of:=[.O511]/[.O539]" office:value-type="percentage" office:value="0.994562153760856">
            <text:p>99.4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/>
          <table:table-cell table:style-name="ce33" table:formula="of:=[.O512]/[.O54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513]/[.O54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514]/[.O54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515]/[.O54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516]/[.O54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517]/[.O54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518]/[.O54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519]/[.O54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520]/[.O54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521]/[.O549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98:.K522])" office:value-type="float" office:value="556.63083">
            <text:p>556.63</text:p>
          </table:table-cell>
          <table:table-cell table:style-name="ce23" table:formula="of:=SUM([.L498:.L522])" office:value-type="float" office:value="2743.53396">
            <text:p>2,743.5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table:formula="of:=[.D526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5" table:formula="of:=[.K523]/[.K551]" office:value-type="percentage" office:value="1.00033377955885">
            <text:p>100.03%</text:p>
          </table:table-cell>
          <table:table-cell table:style-name="ce25" table:formula="of:=[.L523]/[.L551]" office:value-type="percentage" office:value="1.00118175572008">
            <text:p>100.12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 table:formula="of:=[.O526]/[.O555]" office:value-type="percentage" office:value="0.991610738255034">
            <text:p>99.1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551]/[.B$18]" office:value-type="percentage" office:value="2.36293326999849">
            <text:p>236.29%</text:p>
          </table:table-cell>
          <table:table-cell table:style-name="ce5" table:formula="of:=[.L$551]/[.C$18]" office:value-type="percentage" office:value="2.36101383749499">
            <text:p>236.10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527]/[.O55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32" table:formula="of:=SUM([.O526:.O527])" office:value-type="float" office:value="591">
            <text:p>591.0000</text:p>
          </table:table-cell>
          <table:table-cell table:style-name="ce33" table:formula="of:=[.O528]/[.O557]" office:value-type="percentage" office:value="0.991610738255034">
            <text:p>99.1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529]/[.O55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530]/[.O55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33" table:formula="of:=[.O532]/[.O561]" office:value-type="percentage" office:value="1.0170364">
            <text:p>101.7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33" table:formula="of:=[.O533]/[.O562]" office:value-type="percentage" office:value="0.998204832155311">
            <text:p>99.8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534]/[.O563]" office:value-type="percentage" office:value="0.7">
            <text:p>7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3" table:formula="of:=[.O535]/[.O564]" office:value-type="percentage" office:value="0.7">
            <text:p>7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536]/[.O565]" office:value-type="percentage" office:value="0.7">
            <text:p>7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3" table:formula="of:=[.O537]/[.O566]" office:value-type="percentage" office:value="1.00144587269551">
            <text:p>100.1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33" table:formula="of:=[.O538]/[.O567]" office:value-type="percentage" office:value="1.07649508894454">
            <text:p>107.6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33" table:formula="of:=[.O539]/[.O568]" office:value-type="percentage" office:value="1.04301837553003">
            <text:p>104.3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541]/[.O57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543]/[.O57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544]/[.O57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546]/[.O57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547]/[.O57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548]/[.O57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549]/[.O578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526:.K550])" office:value-type="float" office:value="556.4451">
            <text:p>556.45</text:p>
          </table:table-cell>
          <table:table-cell table:style-name="ce23" table:formula="of:=SUM([.L526:.L550])" office:value-type="float" office:value="2740.2956">
            <text:p>2,740.30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table:formula="of:=[.D555]" office:value-type="string" office:string-value="Votes_YOB">
            <text:p>Votes_YOB</text:p>
          </table:table-cell>
          <table:table-cell table:style-name="ce7" table:number-columns-repeated="2"/>
          <table:table-cell table:number-columns-repeated="4"/>
          <table:table-cell table:style-name="ce25" table:formula="of:=[.K551]/[.K580]" office:value-type="percentage" office:value="0.994118276765966">
            <text:p>99.41%</text:p>
          </table:table-cell>
          <table:table-cell table:style-name="ce25" table:formula="of:=[.L551]/[.L580]" office:value-type="percentage" office:value="0.98905229991934">
            <text:p>98.91%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33" table:formula="of:=[.O555]/[.O583]" office:value-type="percentage" office:value="1.00846023688663">
            <text:p>100.8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580]/[.B$18]" office:value-type="percentage" office:value="2.37691361805108">
            <text:p>237.69%</text:p>
          </table:table-cell>
          <table:table-cell table:style-name="ce5" table:formula="of:=[.L$580]/[.C$18]" office:value-type="percentage" office:value="2.38714761361713">
            <text:p>238.7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YOB.Age.fctr(35,40]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556]/[.O58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32" table:formula="of:=SUM([.O555:.O556])" office:value-type="float" office:value="596">
            <text:p>596.0000</text:p>
          </table:table-cell>
          <table:table-cell table:style-name="ce33" table:formula="of:=[.O557]/[.O585]" office:value-type="percentage" office:value="1.00846023688663">
            <text:p>100.8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558]/[.O58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559]/[.O58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3" table:formula="of:=[.O561]/[.O58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33" table:formula="of:=[.O562]/[.O590]" office:value-type="percentage" office:value="1.01681835238745">
            <text:p>101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3" table:formula="of:=[.O563]/[.O59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3" table:formula="of:=[.O564]/[.O59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3" table:formula="of:=[.O565]/[.O59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33" table:formula="of:=[.O566]/[.O594]" office:value-type="percentage" office:value="0.999565277711578">
            <text:p>99.9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33" table:formula="of:=[.O567]/[.O595]" office:value-type="percentage" office:value="0.990283885298991">
            <text:p>99.0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33" table:formula="of:=[.O568]/[.O596]" office:value-type="percentage" office:value="0.995705629765138">
            <text:p>99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1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570]/[.O59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572]/[.O60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573]/[.O60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575]/[.O60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576]/[.O60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577]/[.O60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578]/[.O606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555:.K579])" office:value-type="float" office:value="559.73732">
            <text:p>559.74</text:p>
          </table:table-cell>
          <table:table-cell table:style-name="ce23" table:formula="of:=SUM([.L555:.L579])" office:value-type="float" office:value="2770.6276">
            <text:p>2,770.6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table:formula="of:=[.D583]" office:value-type="string" office:string-value="Baseline">
            <text:p>Baseline</text:p>
          </table:table-cell>
          <table:table-cell table:style-name="ce7" table:number-columns-repeated="2"/>
          <table:table-cell table:number-columns-repeated="4"/>
          <table:table-cell table:style-name="ce25" table:formula="of:=[.K580]/[.K608]" office:value-type="percentage" office:value="1.00799853984552">
            <text:p>100.80%</text:p>
          </table:table-cell>
          <table:table-cell table:style-name="ce25" table:formula="of:=[.L580]/[.L608]" office:value-type="percentage" office:value="0.999309341547016">
            <text:p>99.9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4"/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608]/[.B$18]" office:value-type="percentage" office:value="2.35805264005179">
            <text:p>235.81%</text:p>
          </table:table-cell>
          <table:table-cell table:style-name="ce5" table:formula="of:=[.L$608]/[.C$18]" office:value-type="percentage" office:value="2.38879745677312">
            <text:p>238.8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.rnorm</text:p>
          </table:table-cell>
          <table:table-cell table:style-name="ce19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32" table:formula="of:=SUM([.O583:.O584])" office:value-type="float" office:value="591">
            <text:p>59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1"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4"/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583:.K607])" office:value-type="float" office:value="555.2957647">
            <text:p>555.30</text:p>
          </table:table-cell>
          <table:table-cell table:style-name="ce23" table:formula="of:=SUM([.L583:.L607])" office:value-type="float" office:value="2772.5424799">
            <text:p>2,772.5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5" office:value-type="string">
            <text:p>N/A</text:p>
          </table:table-cell>
          <table:table-cell table:style-name="ce25" office:value-type="string">
            <text:p>N/A</text:p>
          </table:table-cell>
          <table:table-cell table:number-columns-repeated="1012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6"/>
        <table:table-column table:style-name="co4" table:default-cell-style-name="ce12"/>
        <table:table-column table:style-name="co3" table:default-cell-style-name="ce21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3" table:default-cell-style-name="ce26"/>
        <table:table-column table:style-name="co6" table:default-cell-style-name="ce30"/>
        <table:table-column table:style-name="co4" table:default-cell-style-name="ce30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2" table:default-cell-style-name="ce7"/>
        <table:table-column table:style-name="co4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98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9" office:value-type="string">
            <text:p>Inspect *.htm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9"/>
          <table:table-cell table:number-columns-repeated="1019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 (Keep bottom 2 model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For binomial classification stop &amp; sample Trn Obs if class knt &gt; 80% (vs. 20% for the other class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Partition Trn into Fit &amp; OOB: stop if category’s similarity(Fit, New) &gt; similarity(OOB, New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 office:value-type="string">
            <text:p>weighted cosine similarity vs. correlation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xgboost packag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prePro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Option to drop glb_models_lst in mysaveChunk 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3" office:value-type="string">
            <text:p>Ensemble: Paper in dropbox/datascienc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 office:value-type="string">
            <text:p>Split fit.models_2 chunk into plots vs. ensembl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 office:value-type="string">
            <text:p>Make predictions directory as a user spe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/>
          <table:table-cell table:style-name="ce3" table:formula="of:=[.K187]" office:value-type="float" office:value="537.667">
            <text:p>538</text:p>
          </table:table-cell>
          <table:table-cell table:style-name="ce3" table:formula="of:=[.L187]" office:value-type="float" office:value="2478.0784">
            <text:p>2,478</text:p>
          </table:table-cell>
          <table:table-cell table:style-name="ce6" office:value-type="string">
            <text:p>‘&lt;- Anchor</text:p>
          </table:table-cell>
          <table:table-cell table:style-name="ce9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>
            <text:p>glb_sel_mdl</text:p>
          </table:table-cell>
          <table:table-cell/>
          <table:table-cell table:style-name="ce18" office:value-type="string">
            <text:p>glb_fin_mdl</text:p>
          </table:table-cell>
          <table:table-cell table:style-name="ce22" table:number-columns-repeated="2"/>
          <table:table-cell table:number-columns-repeated="14"/>
          <table:table-cell table:style-name="ce2" office:value-type="string">
            <text:p>weight.N</text:p>
          </table:table-cell>
          <table:table-cell table:style-name="ce2" office:value-type="string">
            <text:p>weight.Y</text:p>
          </table:table-cell>
          <table:table-cell table:style-name="ce2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6"/>
          <table:table-cell table:style-name="ce39" office:value-type="string">
            <text:p>Entropy</text:p>
          </table:table-cell>
          <table:table-cell table:number-columns-repeated="990"/>
        </table:table-row>
        <table:table-row table:style-name="ro2">
          <table:table-cell table:style-name="ce1"/>
          <table:table-cell table:style-name="ce4" office:value-type="string">
            <text:p>err.abs.OOB.sum Improvements</text:p>
          </table:table-cell>
          <table:table-cell table:style-name="ce4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7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7" office:value-type="string">
            <text:p>glb_category_var</text:p>
          </table:table-cell>
          <table:table-cell table:style-name="ce17" office:value-type="string">
            <text:p>err.abs.OOB.sum</text:p>
          </table:table-cell>
          <table:table-cell table:style-name="ce17" office:value-type="string">
            <text:p>err.abs.trn.sum</text:p>
          </table:table-cell>
          <table:table-cell table:style-name="ce17"/>
          <table:table-cell table:style-name="ce27" office:value-type="string">
            <text:p>Metric</text:p>
          </table:table-cell>
          <table:table-cell table:style-name="ce27" office:value-type="string">
            <text:p>Value</text:p>
          </table:table-cell>
          <table:table-cell table:style-name="ce27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8" office:value-type="string">
            <text:p>max.Accuracy.OOB</text:p>
          </table:table-cell>
          <table:table-cell table:style-name="ce8" office:value-type="string">
            <text:p>Category</text:p>
          </table:table-cell>
          <table:table-cell table:style-name="ce1" office:value-type="string">
            <text:p>glbFeatsCluster</text:p>
          </table:table-cell>
          <table:table-cell table:style-name="ce8" office:value-type="string">
            <text:p>glbFeatsClusterVarsExclude</text:p>
          </table:table-cell>
          <table:table-cell table:style-name="ce1" office:value-type="string">
            <text:p>glbObsAll</text:p>
          </table:table-cell>
          <table:table-cell table:style-name="ce1" office:value-type="string">
            <text:p>glbObsAll$category</text:p>
          </table:table-cell>
          <table:table-cell table:style-name="ce1" office:value-type="string">
            <text:p>glbObsAll$.clusterid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1"/>
          <table:table-cell table:style-name="ce40" table:number-columns-repeated="25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Ensemble_cnk06</text:p>
          </table:table-cell>
          <table:table-cell office:value-type="string">
            <text:p>Ensemble.auto.2..rcv.glmnet.imp</text:p>
          </table:table-cell>
          <table:table-cell/>
          <table:table-cell table:style-name="ce16" office:value-type="string">
            <text:p>Ensemble.auto.2..rcv.glmnet.imp</text:p>
          </table:table-cell>
          <table:table-cell table:number-columns-repeated="2"/>
          <table:table-cell office:value-type="string">
            <text:p>Yes</text:p>
          </table:table-cell>
          <table:table-cell office:value-type="float" office:value="84.95637">
            <text:p>84.96</text:p>
          </table:table-cell>
          <table:table-cell office:value-type="float" office:value="260.8742">
            <text:p>260.87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86">
            <text:p>86.0000</text:p>
          </table:table-cell>
          <table:table-cell table:style-name="ce33" table:formula="of:=[.O22]/[.O50]" office:value-type="percentage" office:value="0.796296296296296">
            <text:p>79.63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47]/[.B$18]" office:value-type="percentage" office:value="0.976658173181542">
            <text:p>97.67%</text:p>
          </table:table-cell>
          <table:table-cell table:style-name="ce5" table:formula="of:=[.L$47]/[.C$18]" office:value-type="percentage" office:value="0.946035767068548">
            <text:p>94.60%</text:p>
          </table:table-cell>
          <table:table-cell office:value-type="string">
            <text:p>Ensemble</text:p>
          </table:table-cell>
          <table:table-cell office:value-type="string">
            <text:p>Party.fctr.RFE.X.Inc..rcv.bagEarth.prob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Party.fctr.RFE.X.Inc..rcv.bagEarth.prob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5.99749">
            <text:p>206.00</text:p>
          </table:table-cell>
          <table:table-cell office:value-type="float" office:value="1008.0114">
            <text:p>1,008.0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3">
            <text:p>373.0000</text:p>
          </table:table-cell>
          <table:table-cell table:style-name="ce33" table:formula="of:=[.O23]/[.O51]" office:value-type="percentage" office:value="1.04775280898876">
            <text:p>104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75]/[.B$18]" office:value-type="percentage" office:value="0.986338570155877">
            <text:p>98.63%</text:p>
          </table:table-cell>
          <table:table-cell table:style-name="ce5" table:formula="of:=[.L$75]/[.C$18]" office:value-type="percentage" office:value="0.976960777350708">
            <text:p>97.70%</text:p>
          </table:table-cell>
          <table:table-cell office:value-type="string">
            <text:p>Added alg &amp; .Inc</text:p>
          </table:table-cell>
          <table:table-cell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 table:style-name="ce16" office:value-type="string">
            <text:p>Party.fctr.All.X.ica.rcv.glmnet.prob</text:p>
          </table:table-cell>
          <table:table-cell office:value-type="float" office:value="9.725">
            <text:p>9.73</text:p>
          </table:table-cell>
          <table:table-cell/>
          <table:table-cell office:value-type="string">
            <text:p>No</text:p>
          </table:table-cell>
          <table:table-cell office:value-type="float" office:value="234.16301">
            <text:p>234.16</text:p>
          </table:table-cell>
          <table:table-cell office:value-type="float" office:value="1075.4652">
            <text:p>1,075.47</text:p>
          </table:table-cell>
          <table:table-cell/>
          <table:table-cell office:value-type="string">
            <text:p>OOBobs errors</text:p>
          </table:table-cell>
          <table:table-cell table:style-name="ce31" table:formula="of:=SUM([.O22:.O23])" office:value-type="float" office:value="459">
            <text:p>459.0000</text:p>
          </table:table-cell>
          <table:table-cell table:style-name="ce33" table:formula="of:=[.O24]/[.O52]" office:value-type="percentage" office:value="0.989224137931034">
            <text:p>98.9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03]/[.B$18]" office:value-type="percentage" office:value="0.993693029328562">
            <text:p>99.37%</text:p>
          </table:table-cell>
          <table:table-cell table:style-name="ce5" table:formula="of:=[.L$103]/[.C$18]" office:value-type="percentage" office:value="1.01329017677568">
            <text:p>101.33%</text:p>
          </table:table-cell>
          <table:table-cell office:value-type="string">
            <text:p>Added RFEX &amp; preProc</text:p>
          </table:table-cell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254">
            <text:p>254.0000</text:p>
          </table:table-cell>
          <table:table-cell table:style-name="ce33" table:formula="of:=[.O25]/[.O53]" office:value-type="percentage" office:value="0.866894197952218">
            <text:p>86.6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Added AllX preProc</text:p>
          </table:table-cell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1138">
            <text:p>1,138.0000</text:p>
          </table:table-cell>
          <table:table-cell table:style-name="ce33" table:formula="of:=[.O26]/[.O54]" office:value-type="percentage" office:value="1.03548680618744">
            <text:p>103.5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3" table:formula="of:=[.O27]/[.O5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667761">
            <text:p>0.5668</text:p>
          </table:table-cell>
          <table:table-cell table:style-name="ce33" table:formula="of:=[.O28]/[.O56]" office:value-type="percentage" office:value="0.999427614883917">
            <text:p>99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5840502">
            <text:p>0.5841</text:p>
          </table:table-cell>
          <table:table-cell table:style-name="ce33" table:formula="of:=[.O29]/[.O57]" office:value-type="percentage" office:value="0.999961306193338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65">
            <text:p>0.6500</text:p>
          </table:table-cell>
          <table:table-cell table:style-name="ce33" table:formula="of:=[.O30]/[.O58]" office:value-type="percentage" office:value="1.08333333333333">
            <text:p>108.3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31]/[.O5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32]/[.O6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883408">
            <text:p>0.5883</text:p>
          </table:table-cell>
          <table:table-cell table:style-name="ce33" table:formula="of:=[.O33]/[.O61]" office:value-type="percentage" office:value="1.00768048313241">
            <text:p>100.7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846348">
            <text:p>0.6846</text:p>
          </table:table-cell>
          <table:table-cell table:style-name="ce33" table:formula="of:=[.O34]/[.O62]" office:value-type="percentage" office:value="1.10963930289798">
            <text:p>110.9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string">
            <text:p>N/A</text:p>
          </table:table-cell>
          <table:table-cell table:style-name="ce33" table:formula="of:=[.O35]/[.O63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table:number-columns-repeated="10"/>
          <table:table-cell/>
          <table:table-cell table:style-name="ce33" table:formula="of:=[.O36]/[.O6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37]/[.O6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table:number-columns-repeated="10"/>
          <table:table-cell table:style-name="ce26"/>
          <table:table-cell table:style-name="ce33" table:formula="of:=[.O38]/[.O6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9]/[.O6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0]/[.O6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41]/[.O6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42]/[.O7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43]/[.O7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Leaderboard fin (Private)</text:p>
          </table:table-cell>
          <table:table-cell office:value-type="float" office:value="0.5977">
            <text:p>0.5977</text:p>
          </table:table-cell>
          <table:table-cell table:style-name="ce33" table:formula="of:=[.O44]/[.O72]" office:value-type="percentage" office:value="0.997596555062256">
            <text:p>99.76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fin (Private) Rank</text:p>
          </table:table-cell>
          <table:table-cell table:style-name="ce7" office:value-type="float" office:value="1562">
            <text:p>1562</text:p>
          </table:table-cell>
          <table:table-cell table:style-name="ce33" table:formula="of:=[.O45]/[.O73]" office:value-type="percentage" office:value="1.1">
            <text:p>11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46]/[.O74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2:.K46])" office:value-type="float" office:value="525.11687">
            <text:p>525.12</text:p>
          </table:table-cell>
          <table:table-cell table:style-name="ce23" table:formula="of:=SUM([.L22:.L46])" office:value-type="float" office:value="2344.3508">
            <text:p>2,344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47]/[.K103]" office:value-type="percentage" office:value="0.982857023603627">
            <text:p>98.29%</text:p>
          </table:table-cell>
          <table:table-cell table:style-name="ce24" table:formula="of:=[.L47]/[.L103]" office:value-type="percentage" office:value="0.933627690025438">
            <text:p>93.3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RFEXNOr_cnk05</text:p>
          </table:table-cell>
          <table:table-cell office:value-type="string">
            <text:p>RFE.X.Inc..rcv.bagEarth.imp</text:p>
          </table:table-cell>
          <table:table-cell/>
          <table:table-cell table:style-name="ce16" office:value-type="string">
            <text:p>Final.RFE.X.Inc..rcv.bagEarth.imp</text:p>
          </table:table-cell>
          <table:table-cell table:number-columns-repeated="2"/>
          <table:table-cell office:value-type="string">
            <text:p>NA</text:p>
          </table:table-cell>
          <table:table-cell office:value-type="float" office:value="208.8033">
            <text:p>208.80</text:p>
          </table:table-cell>
          <table:table-cell office:value-type="float" office:value="1031.1905">
            <text:p>1,031.19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08">
            <text:p>108.0000</text:p>
          </table:table-cell>
          <table:table-cell table:style-name="ce33" table:formula="of:=[.O50]/[.O78]" office:value-type="percentage" office:value="0.509433962264151">
            <text:p>50.94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75]/[.B$18]" office:value-type="percentage" office:value="0.986338570155877">
            <text:p>98.63%</text:p>
          </table:table-cell>
          <table:table-cell table:style-name="ce5" table:formula="of:=[.L$75]/[.C$18]" office:value-type="percentage" office:value="0.976960777350708">
            <text:p>97.70%</text:p>
          </table:table-cell>
          <table:table-cell office:value-type="string">
            <text:p>Added alg &amp; .Inc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o</text:p>
          </table:table-cell>
          <table:table-cell office:value-type="float" office:value="236.6868">
            <text:p>236.69</text:p>
          </table:table-cell>
          <table:table-cell office:value-type="float" office:value="1109.6961">
            <text:p>1,109.7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56">
            <text:p>356.0000</text:p>
          </table:table-cell>
          <table:table-cell table:style-name="ce33" table:formula="of:=[.O51]/[.O79]" office:value-type="percentage" office:value="1.40711462450593">
            <text:p>140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5">
          <table:table-cell/>
          <table:table-cell table:style-name="ce5" table:formula="of:=[.K$103]/[.B$18]" office:value-type="percentage" office:value="0.993693029328562">
            <text:p>99.37%</text:p>
          </table:table-cell>
          <table:table-cell table:style-name="ce5" table:formula="of:=[.L$103]/[.C$18]" office:value-type="percentage" office:value="1.01329017677568">
            <text:p>101.33%</text:p>
          </table:table-cell>
          <table:table-cell office:value-type="string">
            <text:p>Added RFEX &amp; preProc</text:p>
          </table:table-cell>
          <table:table-cell office:value-type="string">
            <text:p>Q109244.fctrNo:Q113181.fctrYes</text:p>
          </table:table-cell>
          <table:table-cell office:value-type="float" office:value="64.540134">
            <text:p>64.54</text:p>
          </table:table-cell>
          <table:table-cell office:value-type="string">
            <text:p>Q115611.fctrYes</text:p>
          </table:table-cell>
          <table:table-cell office:value-type="float" office:value="68.72166">
            <text:p>68.72</text:p>
          </table:table-cell>
          <table:table-cell/>
          <table:table-cell office:value-type="string">
            <text:p>Yes</text:p>
          </table:table-cell>
          <table:table-cell office:value-type="float" office:value="84.8316">
            <text:p>84.83</text:p>
          </table:table-cell>
          <table:table-cell office:value-type="float" office:value="280.0988">
            <text:p>280.10</text:p>
          </table:table-cell>
          <table:table-cell/>
          <table:table-cell office:value-type="string">
            <text:p>OOBobs errors</text:p>
          </table:table-cell>
          <table:table-cell table:style-name="ce31" table:formula="of:=SUM([.O50:.O51])" office:value-type="float" office:value="464">
            <text:p>464.0000</text:p>
          </table:table-cell>
          <table:table-cell table:style-name="ce33" table:formula="of:=[.O52]/[.O80]" office:value-type="percentage" office:value="0.997849462365591">
            <text:p>99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Added AllX preProc</text:p>
          </table:table-cell>
          <table:table-cell office:value-type="string">
            <text:p>Q115611.fctrYes</text:p>
          </table:table-cell>
          <table:table-cell office:value-type="float" office:value="55.612062">
            <text:p>55.61</text:p>
          </table:table-cell>
          <table:table-cell office:value-type="string">
            <text:p>Q109244.fctrNo</text:p>
          </table:table-cell>
          <table:table-cell office:value-type="float" office:value="57.50965">
            <text:p>57.51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93">
            <text:p>293.0000</text:p>
          </table:table-cell>
          <table:table-cell table:style-name="ce33" table:formula="of:=[.O53]/[.O81]" office:value-type="percentage" office:value="0.491610738255034">
            <text:p>49.1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98197.fctrNo</text:p>
          </table:table-cell>
          <table:table-cell office:value-type="float" office:value="52.69691">
            <text:p>52.70</text:p>
          </table:table-cell>
          <table:table-cell office:value-type="string">
            <text:p>Q98197.fctrNo</text:p>
          </table:table-cell>
          <table:table-cell office:value-type="float" office:value="53.76112">
            <text:p>5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099">
            <text:p>1,099.0000</text:p>
          </table:table-cell>
          <table:table-cell table:style-name="ce33" table:formula="of:=[.O54]/[.O82]" office:value-type="percentage" office:value="1.38065326633166">
            <text:p>138.0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Q109244.fctrNo:Q119650.fctrGiving</text:p>
          </table:table-cell>
          <table:table-cell office:value-type="float" office:value="48.425761">
            <text:p>48.43</text:p>
          </table:table-cell>
          <table:table-cell office:value-type="string">
            <text:p>Q118232.fctrId</text:p>
          </table:table-cell>
          <table:table-cell office:value-type="float" office:value="49.35879">
            <text:p>49.3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55]/[.O8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6881.fctrHappy</text:p>
          </table:table-cell>
          <table:table-cell office:value-type="float" office:value="46.09192">
            <text:p>46.09</text:p>
          </table:table-cell>
          <table:table-cell office:value-type="string">
            <text:p>Q116881.fctrRight</text:p>
          </table:table-cell>
          <table:table-cell office:value-type="float" office:value="45.48245">
            <text:p>45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671007">
            <text:p>0.5671</text:p>
          </table:table-cell>
          <table:table-cell table:style-name="ce33" table:formula="of:=[.O56]/[.O84]" office:value-type="percentage" office:value="0.979058261404608">
            <text:p>97.9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:Income.fctr.L</text:p>
          </table:table-cell>
          <table:table-cell office:value-type="float" office:value="43.292797">
            <text:p>43.29</text:p>
          </table:table-cell>
          <table:table-cell office:value-type="string">
            <text:p>Hhold.fctrPKn</text:p>
          </table:table-cell>
          <table:table-cell office:value-type="float" office:value="42.68977">
            <text:p>42.6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40728">
            <text:p>0.5841</text:p>
          </table:table-cell>
          <table:table-cell table:style-name="ce33" table:formula="of:=[.O57]/[.O85]" office:value-type="percentage" office:value="1.00416366515316">
            <text:p>100.4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Hhold.fctrPKn</text:p>
          </table:table-cell>
          <table:table-cell office:value-type="float" office:value="41.178878">
            <text:p>41.18</text:p>
          </table:table-cell>
          <table:table-cell office:value-type="string">
            <text:p>Q101163.fctrMom</text:p>
          </table:table-cell>
          <table:table-cell office:value-type="float" office:value="40.41641">
            <text:p>40.4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3" table:formula="of:=[.O58]/[.O86]" office:value-type="percentage" office:value="1.2">
            <text:p>12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106997.fctrGr</text:p>
          </table:table-cell>
          <table:table-cell office:value-type="float" office:value="39.525232">
            <text:p>39.53</text:p>
          </table:table-cell>
          <table:table-cell office:value-type="string">
            <text:p>Income.fctr.L</text:p>
          </table:table-cell>
          <table:table-cell office:value-type="float" office:value="38.45553">
            <text:p>38.46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59]/[.O8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8342.fctrOnline</text:p>
          </table:table-cell>
          <table:table-cell office:value-type="float" office:value="37.784846">
            <text:p>37.78</text:p>
          </table:table-cell>
          <table:table-cell office:value-type="string">
            <text:p>Q108855.fctrYes!</text:p>
          </table:table-cell>
          <table:table-cell office:value-type="float" office:value="36.28623">
            <text:p>36.2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60]/[.O8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Edn.fctr^7</text:p>
          </table:table-cell>
          <table:table-cell office:value-type="float" office:value="36.299408">
            <text:p>36.30</text:p>
          </table:table-cell>
          <table:table-cell office:value-type="string">
            <text:p>Q120379.fctrYes</text:p>
          </table:table-cell>
          <table:table-cell office:value-type="float" office:value="34.77541">
            <text:p>34.7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38565">
            <text:p>0.5839</text:p>
          </table:table-cell>
          <table:table-cell table:style-name="ce33" table:formula="of:=[.O61]/[.O89]" office:value-type="percentage" office:value="1.00153852857042">
            <text:p>100.1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9244.fctrYes:Income.fctr.L</text:p>
          </table:table-cell>
          <table:table-cell office:value-type="float" office:value="34.850725">
            <text:p>34.85</text:p>
          </table:table-cell>
          <table:table-cell office:value-type="string">
            <text:p>Q120472.fctrScience</text:p>
          </table:table-cell>
          <table:table-cell office:value-type="float" office:value="32.69532">
            <text:p>32.70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169886">
            <text:p>0.6170</text:p>
          </table:table-cell>
          <table:table-cell table:style-name="ce33" table:formula="of:=[.O62]/[.O90]" office:value-type="percentage" office:value="0.955192293669621">
            <text:p>95.5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120379.fctrNo</text:p>
          </table:table-cell>
          <table:table-cell office:value-type="float" office:value="33.742494">
            <text:p>33.74</text:p>
          </table:table-cell>
          <table:table-cell office:value-type="string">
            <text:p>Q115390.fctrYes</text:p>
          </table:table-cell>
          <table:table-cell office:value-type="float" office:value="31.051">
            <text:p>31.05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548132">
            <text:p>0.6548</text:p>
          </table:table-cell>
          <table:table-cell table:style-name="ce33" table:formula="of:=[.O63]/[.O91]" office:value-type="percentage" office:value="1.04390348264243">
            <text:p>104.3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09244.fctrNo:Income.fctr.C</text:p>
          </table:table-cell>
          <table:table-cell office:value-type="float" office:value="32.062737">
            <text:p>32.06</text:p>
          </table:table-cell>
          <table:table-cell office:value-type="string">
            <text:p>Q99480.fctrYes</text:p>
          </table:table-cell>
          <table:table-cell office:value-type="float" office:value="28.72806">
            <text:p>28.73</text:p>
          </table:table-cell>
          <table:table-cell table:number-columns-repeated="6"/>
          <table:table-cell/>
          <table:table-cell table:style-name="ce33" table:formula="of:=[.O64]/[.O9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09244.fctrNo:Edn.fctr.L</text:p>
          </table:table-cell>
          <table:table-cell office:value-type="float" office:value="30.888814">
            <text:p>30.89</text:p>
          </table:table-cell>
          <table:table-cell office:value-type="string">
            <text:p>Q116953.fctrNo</text:p>
          </table:table-cell>
          <table:table-cell office:value-type="float" office:value="28.23229">
            <text:p>28.23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65]/[.O9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09244.fctrYes:Q116881.fctrHappy</text:p>
          </table:table-cell>
          <table:table-cell office:value-type="float" office:value="29.388979">
            <text:p>29.39</text:p>
          </table:table-cell>
          <table:table-cell office:value-type="string">
            <text:p>Q106993.fctrYes</text:p>
          </table:table-cell>
          <table:table-cell office:value-type="float" office:value="25.88344">
            <text:p>25.88</text:p>
          </table:table-cell>
          <table:table-cell table:number-columns-repeated="6"/>
          <table:table-cell table:style-name="ce26"/>
          <table:table-cell table:style-name="ce33" table:formula="of:=[.O66]/[.O9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Q122771.fctrPt</text:p>
          </table:table-cell>
          <table:table-cell office:value-type="float" office:value="28.00321">
            <text:p>28.00</text:p>
          </table:table-cell>
          <table:table-cell office:value-type="string">
            <text:p>Hhold.fctrSKn</text:p>
          </table:table-cell>
          <table:table-cell office:value-type="float" office:value="24.50148">
            <text:p>24.50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67]/[.O9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Q100689.fctrYes</text:p>
          </table:table-cell>
          <table:table-cell office:value-type="float" office:value="26.868983">
            <text:p>26.87</text:p>
          </table:table-cell>
          <table:table-cell office:value-type="string">
            <text:p>YOB.Age.dff</text:p>
          </table:table-cell>
          <table:table-cell office:value-type="float" office:value="22.8047">
            <text:p>22.80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68]/[.O9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3621.fctrYes</text:p>
          </table:table-cell>
          <table:table-cell office:value-type="float" office:value="25.6271">
            <text:p>25.63</text:p>
          </table:table-cell>
          <table:table-cell office:value-type="string">
            <text:p>YOB.Age.fctr.L</text:p>
          </table:table-cell>
          <table:table-cell office:value-type="float" office:value="21.38395">
            <text:p>21.38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69]/[.O9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5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Q109244.fctrYes:Q123621.fctrYes</text:p>
          </table:table-cell>
          <table:table-cell office:value-type="float" office:value="25.215672">
            <text:p>25.22</text:p>
          </table:table-cell>
          <table:table-cell office:value-type="string">
            <text:p>Q98869.fctrNo</text:p>
          </table:table-cell>
          <table:table-cell office:value-type="float" office:value="21.09239">
            <text:p>21.09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70]/[.O9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Q121011.fctrNo</text:p>
          </table:table-cell>
          <table:table-cell office:value-type="float" office:value="23.753985">
            <text:p>23.75</text:p>
          </table:table-cell>
          <table:table-cell office:value-type="string">
            <text:p>Q111220.fctrNo</text:p>
          </table:table-cell>
          <table:table-cell office:value-type="float" office:value="18.57802">
            <text:p>18.58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71]/[.O9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Q101163.fctrDad</text:p>
          </table:table-cell>
          <table:table-cell office:value-type="float" office:value="22.292071">
            <text:p>22.29</text:p>
          </table:table-cell>
          <table:table-cell office:value-type="string">
            <text:p>Edn.fctr^7</text:p>
          </table:table-cell>
          <table:table-cell office:value-type="float" office:value="16.12178">
            <text:p>16.12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59914">
            <text:p>0.5991</text:p>
          </table:table-cell>
          <table:table-cell table:style-name="ce33" table:formula="of:=[.O72]/[.O100]" office:value-type="percentage" office:value="0.969764656372406">
            <text:p>96.98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5">
          <table:table-cell table:number-columns-repeated="4"/>
          <table:table-cell office:value-type="string">
            <text:p>Q109244.fctrYes:Q101163.fctrMom</text:p>
          </table:table-cell>
          <table:table-cell office:value-type="float" office:value="21.279313">
            <text:p>21.28</text:p>
          </table:table-cell>
          <table:table-cell office:value-type="string">
            <text:p>Q105655.fctrYes</text:p>
          </table:table-cell>
          <table:table-cell office:value-type="float" office:value="14.31542">
            <text:p>14.32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420">
            <text:p>1420</text:p>
          </table:table-cell>
          <table:table-cell table:style-name="ce33" table:formula="of:=[.O73]/[.O101]" office:value-type="percentage" office:value="1.34724857685009">
            <text:p>134.72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5">
          <table:table-cell table:number-columns-repeated="4"/>
          <table:table-cell office:value-type="string">
            <text:p>Q109244.fctrNo:Q119334.fctrYes</text:p>
          </table:table-cell>
          <table:table-cell office:value-type="float" office:value="20.02572">
            <text:p>20.03</text:p>
          </table:table-cell>
          <table:table-cell office:value-type="string">
            <text:p>YOB.Age.fctr^6</text:p>
          </table:table-cell>
          <table:table-cell office:value-type="float" office:value="12.10562">
            <text:p>12.11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74]/[.O102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Q124122.fctrYes</text:p>
          </table:table-cell>
          <table:table-cell table:style-name="ce20" office:value-type="float" office:value="18.645168">
            <text:p>18.65</text:p>
          </table:table-cell>
          <table:table-cell office:value-type="string">
            <text:p>Q102674.fctrYes</text:p>
          </table:table-cell>
          <table:table-cell office:value-type="float" office:value="11.34467">
            <text:p>11.34</text:p>
          </table:table-cell>
          <table:table-cell/>
          <table:table-cell table:style-name="ce22" office:value-type="string">
            <text:p>Total</text:p>
          </table:table-cell>
          <table:table-cell table:style-name="ce23" table:formula="of:=SUM([.K50:.K74])" office:value-type="float" office:value="530.3217">
            <text:p>530.32</text:p>
          </table:table-cell>
          <table:table-cell table:style-name="ce23" table:formula="of:=SUM([.L50:.L74])" office:value-type="float" office:value="2420.9854">
            <text:p>2,420.9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75]/[.K131]" office:value-type="percentage" office:value="0.99073103767385">
            <text:p>99.07%</text:p>
          </table:table-cell>
          <table:table-cell table:style-name="ce24" table:formula="of:=[.L75]/[.L131]" office:value-type="percentage" office:value="0.96770615962875">
            <text:p>96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RFEX_cnk04</text:p>
          </table:table-cell>
          <table:table-cell office:value-type="string">
            <text:p>RFE.X.zv.pca.rcv.glmnet.imp</text:p>
          </table:table-cell>
          <table:table-cell/>
          <table:table-cell table:style-name="ce16" office:value-type="string">
            <text:p>Final.RFE.X.zv.pca.rcv.glmnet.imp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39.90734">
            <text:p>239.91</text:p>
          </table:table-cell>
          <table:table-cell office:value-type="float" office:value="1138.9447">
            <text:p>1,138.9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212">
            <text:p>212.0000</text:p>
          </table:table-cell>
          <table:table-cell table:style-name="ce33" table:formula="of:=[.O78]/[.O106]" office:value-type="percentage" office:value="2.68354430379747">
            <text:p>268.35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03]/[.B$18]" office:value-type="percentage" office:value="0.993693029328562">
            <text:p>99.37%</text:p>
          </table:table-cell>
          <table:table-cell table:style-name="ce5" table:formula="of:=[.L$103]/[.C$18]" office:value-type="percentage" office:value="1.01329017677568">
            <text:p>101.33%</text:p>
          </table:table-cell>
          <table:table-cell office:value-type="string">
            <text:p>Added RFEX &amp; preProc</text:p>
          </table:table-cell>
          <table:table-cell office:value-type="string">
            <text:p>PC8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PC7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08425">
            <text:p>209.08</text:p>
          </table:table-cell>
          <table:table-cell office:value-type="float" office:value="1036.9025">
            <text:p>1,036.9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53">
            <text:p>253.0000</text:p>
          </table:table-cell>
          <table:table-cell table:style-name="ce33" table:formula="of:=[.O79]/[.O107]" office:value-type="percentage" office:value="0.65374677002584">
            <text:p>65.3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Added AllX preProc</text:p>
          </table:table-cell>
          <table:table-cell office:value-type="string">
            <text:p>PC5</text:p>
          </table:table-cell>
          <table:table-cell office:value-type="float" office:value="79.95721">
            <text:p>79.96</text:p>
          </table:table-cell>
          <table:table-cell office:value-type="string">
            <text:p>PC10</text:p>
          </table:table-cell>
          <table:table-cell office:value-type="float" office:value="50.5685756">
            <text:p>50.57</text:p>
          </table:table-cell>
          <table:table-cell/>
          <table:table-cell office:value-type="string">
            <text:p>Yes</text:p>
          </table:table-cell>
          <table:table-cell office:value-type="float" office:value="85.28436">
            <text:p>85.28</text:p>
          </table:table-cell>
          <table:table-cell office:value-type="float" office:value="335.1653">
            <text:p>335.17</text:p>
          </table:table-cell>
          <table:table-cell/>
          <table:table-cell office:value-type="string">
            <text:p>OOBobs errors</text:p>
          </table:table-cell>
          <table:table-cell table:style-name="ce31" table:formula="of:=SUM([.O78:.O79])" office:value-type="float" office:value="465">
            <text:p>465.0000</text:p>
          </table:table-cell>
          <table:table-cell table:style-name="ce33" table:formula="of:=[.O80]/[.O108]" office:value-type="percentage" office:value="0.997854077253219">
            <text:p>99.7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PC10</text:p>
          </table:table-cell>
          <table:table-cell office:value-type="float" office:value="66.60214">
            <text:p>66.60</text:p>
          </table:table-cell>
          <table:table-cell office:value-type="string">
            <text:p>PC5</text:p>
          </table:table-cell>
          <table:table-cell office:value-type="float" office:value="49.8376492">
            <text:p>49.84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596">
            <text:p>596.0000</text:p>
          </table:table-cell>
          <table:table-cell table:style-name="ce33" table:formula="of:=[.O81]/[.O109]" office:value-type="percentage" office:value="2.58008658008658">
            <text:p>258.0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PC15</text:p>
          </table:table-cell>
          <table:table-cell office:value-type="float" office:value="63.21726">
            <text:p>63.22</text:p>
          </table:table-cell>
          <table:table-cell office:value-type="string">
            <text:p>PC92</text:p>
          </table:table-cell>
          <table:table-cell office:value-type="float" office:value="43.7560091">
            <text:p>43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796">
            <text:p>796.0000</text:p>
          </table:table-cell>
          <table:table-cell table:style-name="ce33" table:formula="of:=[.O82]/[.O110]" office:value-type="percentage" office:value="0.685615848406546">
            <text:p>68.5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PC9</text:p>
          </table:table-cell>
          <table:table-cell office:value-type="float" office:value="55.84978">
            <text:p>55.85</text:p>
          </table:table-cell>
          <table:table-cell office:value-type="string">
            <text:p>PC12</text:p>
          </table:table-cell>
          <table:table-cell office:value-type="float" office:value="43.7290631">
            <text:p>43.73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83]/[.O11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PC26</text:p>
          </table:table-cell>
          <table:table-cell office:value-type="float" office:value="50.50796">
            <text:p>50.51</text:p>
          </table:table-cell>
          <table:table-cell office:value-type="string">
            <text:p>PC3</text:p>
          </table:table-cell>
          <table:table-cell office:value-type="float" office:value="41.9809181">
            <text:p>41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792308">
            <text:p>0.5792</text:p>
          </table:table-cell>
          <table:table-cell table:style-name="ce33" table:formula="of:=[.O84]/[.O112]" office:value-type="percentage" office:value="1.03951079547779">
            <text:p>103.9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PC3</text:p>
          </table:table-cell>
          <table:table-cell office:value-type="float" office:value="44.74537">
            <text:p>44.75</text:p>
          </table:table-cell>
          <table:table-cell office:value-type="string">
            <text:p>PC15</text:p>
          </table:table-cell>
          <table:table-cell office:value-type="float" office:value="41.7791632">
            <text:p>41.78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81651">
            <text:p>0.5817</text:p>
          </table:table-cell>
          <table:table-cell table:style-name="ce33" table:formula="of:=[.O85]/[.O113]" office:value-type="percentage" office:value="1.00502711400045">
            <text:p>100.5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PC14</text:p>
          </table:table-cell>
          <table:table-cell office:value-type="float" office:value="43.98423">
            <text:p>43.98</text:p>
          </table:table-cell>
          <table:table-cell office:value-type="string">
            <text:p>PC97</text:p>
          </table:table-cell>
          <table:table-cell office:value-type="float" office:value="29.8435851">
            <text:p>29.8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">
            <text:p>0.5000</text:p>
          </table:table-cell>
          <table:table-cell table:style-name="ce33" table:formula="of:=[.O86]/[.O114]" office:value-type="percentage" office:value="0.833333333333333">
            <text:p>83.3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PC57</text:p>
          </table:table-cell>
          <table:table-cell office:value-type="float" office:value="31.05066">
            <text:p>31.05</text:p>
          </table:table-cell>
          <table:table-cell office:value-type="string">
            <text:p>PC31</text:p>
          </table:table-cell>
          <table:table-cell office:value-type="float" office:value="24.4858038">
            <text:p>24.4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87]/[.O11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PC68</text:p>
          </table:table-cell>
          <table:table-cell office:value-type="float" office:value="26.84775">
            <text:p>26.85</text:p>
          </table:table-cell>
          <table:table-cell office:value-type="string">
            <text:p>PC77</text:p>
          </table:table-cell>
          <table:table-cell office:value-type="float" office:value="22.6058956">
            <text:p>22.6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88]/[.O11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PC30</text:p>
          </table:table-cell>
          <table:table-cell office:value-type="float" office:value="25.69378">
            <text:p>25.69</text:p>
          </table:table-cell>
          <table:table-cell office:value-type="string">
            <text:p>PC113</text:p>
          </table:table-cell>
          <table:table-cell office:value-type="float" office:value="21.7031007">
            <text:p>21.70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9596">
            <text:p>0.5830</text:p>
          </table:table-cell>
          <table:table-cell table:style-name="ce33" table:formula="of:=[.O89]/[.O117]" office:value-type="percentage" office:value="1.0015407272205">
            <text:p>100.1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PC88</text:p>
          </table:table-cell>
          <table:table-cell office:value-type="float" office:value="24.77208">
            <text:p>24.77</text:p>
          </table:table-cell>
          <table:table-cell office:value-type="string">
            <text:p>PC4</text:p>
          </table:table-cell>
          <table:table-cell office:value-type="float" office:value="20.2437893">
            <text:p>20.24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59313">
            <text:p>0.6459</text:p>
          </table:table-cell>
          <table:table-cell table:style-name="ce33" table:formula="of:=[.O90]/[.O118]" office:value-type="percentage" office:value="0.996994498196807">
            <text:p>99.7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PC128</text:p>
          </table:table-cell>
          <table:table-cell office:value-type="float" office:value="24.244">
            <text:p>24.24</text:p>
          </table:table-cell>
          <table:table-cell office:value-type="string">
            <text:p>PC88</text:p>
          </table:table-cell>
          <table:table-cell office:value-type="float" office:value="20.2241471">
            <text:p>20.22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272737">
            <text:p>0.6273</text:p>
          </table:table-cell>
          <table:table-cell table:style-name="ce33" table:formula="of:=[.O91]/[.O119]" office:value-type="percentage" office:value="0.99317635644002">
            <text:p>99.3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PC25</text:p>
          </table:table-cell>
          <table:table-cell office:value-type="float" office:value="23.71905">
            <text:p>23.72</text:p>
          </table:table-cell>
          <table:table-cell office:value-type="string">
            <text:p>PC56</text:p>
          </table:table-cell>
          <table:table-cell office:value-type="float" office:value="20.2158202">
            <text:p>20.22</text:p>
          </table:table-cell>
          <table:table-cell table:number-columns-repeated="6"/>
          <table:table-cell/>
          <table:table-cell table:style-name="ce33" table:formula="of:=[.O92]/[.O12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PC19</text:p>
          </table:table-cell>
          <table:table-cell office:value-type="float" office:value="23.41047">
            <text:p>23.41</text:p>
          </table:table-cell>
          <table:table-cell office:value-type="string">
            <text:p>PC38</text:p>
          </table:table-cell>
          <table:table-cell office:value-type="float" office:value="19.8200242">
            <text:p>19.82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93]/[.O12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PC124</text:p>
          </table:table-cell>
          <table:table-cell office:value-type="float" office:value="22.13194">
            <text:p>22.13</text:p>
          </table:table-cell>
          <table:table-cell office:value-type="string">
            <text:p>PC23</text:p>
          </table:table-cell>
          <table:table-cell office:value-type="float" office:value="19.7235979">
            <text:p>19.72</text:p>
          </table:table-cell>
          <table:table-cell table:number-columns-repeated="6"/>
          <table:table-cell table:style-name="ce26"/>
          <table:table-cell table:style-name="ce33" table:formula="of:=[.O94]/[.O12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PC52</text:p>
          </table:table-cell>
          <table:table-cell office:value-type="float" office:value="21.28227">
            <text:p>21.28</text:p>
          </table:table-cell>
          <table:table-cell office:value-type="string">
            <text:p>PC14</text:p>
          </table:table-cell>
          <table:table-cell office:value-type="float" office:value="17.6735434">
            <text:p>17.6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95]/[.O12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PC16</text:p>
          </table:table-cell>
          <table:table-cell office:value-type="float" office:value="20.54784">
            <text:p>20.55</text:p>
          </table:table-cell>
          <table:table-cell office:value-type="string">
            <text:p>PC42</text:p>
          </table:table-cell>
          <table:table-cell office:value-type="float" office:value="17.3445901">
            <text:p>17.34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96]/[.O12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PC142</text:p>
          </table:table-cell>
          <table:table-cell office:value-type="float" office:value="17.5143">
            <text:p>17.51</text:p>
          </table:table-cell>
          <table:table-cell office:value-type="string">
            <text:p>PC86</text:p>
          </table:table-cell>
          <table:table-cell office:value-type="float" office:value="17.2175203">
            <text:p>17.22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97]/[.O12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PC114</text:p>
          </table:table-cell>
          <table:table-cell office:value-type="float" office:value="16.50518">
            <text:p>16.51</text:p>
          </table:table-cell>
          <table:table-cell office:value-type="string">
            <text:p>PC6</text:p>
          </table:table-cell>
          <table:table-cell office:value-type="float" office:value="14.822413">
            <text:p>14.82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98]/[.O12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PC40</text:p>
          </table:table-cell>
          <table:table-cell office:value-type="float" office:value="14.9673">
            <text:p>14.97</text:p>
          </table:table-cell>
          <table:table-cell office:value-type="string">
            <text:p>PC16</text:p>
          </table:table-cell>
          <table:table-cell office:value-type="float" office:value="14.1567136">
            <text:p>14.16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99]/[.O12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3</text:p>
          </table:table-cell>
          <table:table-cell office:value-type="float" office:value="14.88607">
            <text:p>14.89</text:p>
          </table:table-cell>
          <table:table-cell office:value-type="string">
            <text:p>PC120</text:p>
          </table:table-cell>
          <table:table-cell office:value-type="float" office:value="12.5092251">
            <text:p>12.5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61782">
            <text:p>0.6178</text:p>
          </table:table-cell>
          <table:table-cell table:style-name="ce33" table:formula="of:=[.O100]/[.O128]" office:value-type="percentage" office:value="1.00468338374476">
            <text:p>100.4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22</text:p>
          </table:table-cell>
          <table:table-cell office:value-type="float" office:value="14.52383">
            <text:p>14.52</text:p>
          </table:table-cell>
          <table:table-cell office:value-type="string">
            <text:p>PC27</text:p>
          </table:table-cell>
          <table:table-cell office:value-type="float" office:value="12.005828">
            <text:p>12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1054">
            <text:p>1054</text:p>
          </table:table-cell>
          <table:table-cell table:style-name="ce33" table:formula="of:=[.O101]/[.O129]" office:value-type="percentage" office:value="1.11181434599156">
            <text:p>111.18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PC100</text:p>
          </table:table-cell>
          <table:table-cell office:value-type="float" office:value="14.48174">
            <text:p>14.48</text:p>
          </table:table-cell>
          <table:table-cell office:value-type="string">
            <text:p>PC9</text:p>
          </table:table-cell>
          <table:table-cell office:value-type="float" office:value="11.3902546">
            <text:p>11.39</text:p>
          </table:table-cell>
          <table:table-cell table:number-columns-repeated="5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02]/[.O130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 office:value-type="string">
            <text:p>PC138</text:p>
          </table:table-cell>
          <table:table-cell table:style-name="ce20" office:value-type="float" office:value="13.21459">
            <text:p>13.21</text:p>
          </table:table-cell>
          <table:table-cell office:value-type="string">
            <text:p>PC66</text:p>
          </table:table-cell>
          <table:table-cell office:value-type="float" office:value="11.0304029">
            <text:p>11.03</text:p>
          </table:table-cell>
          <table:table-cell/>
          <table:table-cell table:style-name="ce22" office:value-type="string">
            <text:p>Total</text:p>
          </table:table-cell>
          <table:table-cell table:style-name="ce23" table:formula="of:=SUM([.K78:.K102])" office:value-type="float" office:value="534.27595">
            <text:p>534.28</text:p>
          </table:table-cell>
          <table:table-cell table:style-name="ce23" table:formula="of:=SUM([.L78:.L102])" office:value-type="float" office:value="2511.0125">
            <text:p>2,511.0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office:value-type="string">
            <text:p>PC126</text:p>
          </table:table-cell>
          <table:table-cell table:style-name="ce7" office:value-type="float" office:value="12.95801">
            <text:p>12.96</text:p>
          </table:table-cell>
          <table:table-cell office:value-type="string">
            <text:p>PC28</text:p>
          </table:table-cell>
          <table:table-cell office:value-type="float" office:value="10.3260467">
            <text:p>10.33</text:p>
          </table:table-cell>
          <table:table-cell table:number-columns-repeated="2"/>
          <table:table-cell table:style-name="ce24" table:formula="of:=[.K103]/[.K159]" office:value-type="percentage" office:value="0.993693029328562">
            <text:p>99.37%</text:p>
          </table:table-cell>
          <table:table-cell table:style-name="ce24" table:formula="of:=[.L103]/[.L159]" office:value-type="percentage" office:value="1.01329017677568">
            <text:p>101.3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5">
          <table:table-cell table:number-columns-repeated="3"/>
          <table:table-cell office:value-type="string">
            <text:p>Votes_AllX_pproc_cnk02</text:p>
          </table:table-cell>
          <table:table-cell office:value-type="string">
            <text:p>All.X#nzv.spatialSign#rcv#glmnet</text:p>
          </table:table-cell>
          <table:table-cell/>
          <table:table-cell table:style-name="ce16" office:value-type="string">
            <text:p>Final.All.X#nzv.spatialSign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0.27513">
            <text:p>240.28</text:p>
          </table:table-cell>
          <table:table-cell office:value-type="float" office:value="1148.5813">
            <text:p>1,148.5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79">
            <text:p>79.0000</text:p>
          </table:table-cell>
          <table:table-cell table:style-name="ce33" table:formula="of:=[.O106]/[.O134]" office:value-type="percentage" office:value="0.52317880794702">
            <text:p>52.32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31]/[.B$18]" office:value-type="percentage" office:value="0.995566437962531">
            <text:p>99.56%</text:p>
          </table:table-cell>
          <table:table-cell table:style-name="ce5" table:formula="of:=[.L$131]/[.C$18]" office:value-type="percentage" office:value="1.00956345852496">
            <text:p>100.96%</text:p>
          </table:table-cell>
          <table:table-cell office:value-type="string">
            <text:p>Added AllX preProc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09.99921">
            <text:p>210.00</text:p>
          </table:table-cell>
          <table:table-cell office:value-type="float" office:value="1050.2816">
            <text:p>1,050.2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87">
            <text:p>387.0000</text:p>
          </table:table-cell>
          <table:table-cell table:style-name="ce33" table:formula="of:=[.O107]/[.O135]" office:value-type="percentage" office:value="1.20560747663551">
            <text:p>120.5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53.501808">
            <text:p>53.50</text:p>
          </table:table-cell>
          <table:table-cell office:value-type="string">
            <text:p>Q109244.fctrNo</text:p>
          </table:table-cell>
          <table:table-cell office:value-type="float" office:value="50.23053">
            <text:p>50.23</text:p>
          </table:table-cell>
          <table:table-cell/>
          <table:table-cell office:value-type="string">
            <text:p>Yes</text:p>
          </table:table-cell>
          <table:table-cell office:value-type="float" office:value="85.00888">
            <text:p>85.01</text:p>
          </table:table-cell>
          <table:table-cell office:value-type="float" office:value="302.9145">
            <text:p>302.91</text:p>
          </table:table-cell>
          <table:table-cell/>
          <table:table-cell office:value-type="string">
            <text:p>OOBobs errors</text:p>
          </table:table-cell>
          <table:table-cell table:style-name="ce31" table:formula="of:=SUM([.O106:.O107])" office:value-type="float" office:value="466">
            <text:p>466.0000</text:p>
          </table:table-cell>
          <table:table-cell table:style-name="ce33" table:formula="of:=[.O108]/[.O136]" office:value-type="percentage" office:value="0.98728813559322">
            <text:p>98.7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Q98197.fctrNo</text:p>
          </table:table-cell>
          <table:table-cell office:value-type="float" office:value="29.150682">
            <text:p>29.15</text:p>
          </table:table-cell>
          <table:table-cell office:value-type="string">
            <text:p>Q115611.fctrYes</text:p>
          </table:table-cell>
          <table:table-cell office:value-type="float" office:value="39.38484">
            <text:p>39.38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231">
            <text:p>231.0000</text:p>
          </table:table-cell>
          <table:table-cell table:style-name="ce33" table:formula="of:=[.O109]/[.O137]" office:value-type="percentage" office:value="0.235474006116208">
            <text:p>23.5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15611.fctrYes</text:p>
          </table:table-cell>
          <table:table-cell office:value-type="float" office:value="27.376208">
            <text:p>27.38</text:p>
          </table:table-cell>
          <table:table-cell office:value-type="string">
            <text:p>Q98197.fctrNo</text:p>
          </table:table-cell>
          <table:table-cell office:value-type="float" office:value="36.78989">
            <text:p>36.79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1161">
            <text:p>1,161.0000</text:p>
          </table:table-cell>
          <table:table-cell table:style-name="ce33" table:formula="of:=[.O110]/[.O138]" office:value-type="percentage" office:value="2.82481751824818">
            <text:p>282.4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15611.fctrNo</text:p>
          </table:table-cell>
          <table:table-cell office:value-type="float" office:value="18.991934">
            <text:p>18.99</text:p>
          </table:table-cell>
          <table:table-cell office:value-type="string">
            <text:p>Q113181.fctrYes</text:p>
          </table:table-cell>
          <table:table-cell office:value-type="float" office:value="19.702577">
            <text:p>19.70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11]/[.O13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Q113181.fctrYes</text:p>
          </table:table-cell>
          <table:table-cell office:value-type="float" office:value="18.332027">
            <text:p>18.33</text:p>
          </table:table-cell>
          <table:table-cell office:value-type="string">
            <text:p>Q115611.fctrNo</text:p>
          </table:table-cell>
          <table:table-cell office:value-type="float" office:value="19.687694">
            <text:p>19.69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72148">
            <text:p>0.5572</text:p>
          </table:table-cell>
          <table:table-cell table:style-name="ce33" table:formula="of:=[.O112]/[.O140]" office:value-type="percentage" office:value="0.997131087402339">
            <text:p>99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101163.fctrDad</text:p>
          </table:table-cell>
          <table:table-cell office:value-type="float" office:value="16.021203">
            <text:p>16.02</text:p>
          </table:table-cell>
          <table:table-cell office:value-type="string">
            <text:p>Q116881.fctrRight</text:p>
          </table:table-cell>
          <table:table-cell office:value-type="float" office:value="17.389121">
            <text:p>1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87416">
            <text:p>0.5787</text:p>
          </table:table-cell>
          <table:table-cell table:style-name="ce33" table:formula="of:=[.O113]/[.O141]" office:value-type="percentage" office:value="1.00511465333418">
            <text:p>100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9851.fctrNo</text:p>
          </table:table-cell>
          <table:table-cell office:value-type="float" office:value="12.945765">
            <text:p>12.95</text:p>
          </table:table-cell>
          <table:table-cell office:value-type="string">
            <text:p>Gender.fctrM</text:p>
          </table:table-cell>
          <table:table-cell office:value-type="float" office:value="15.905387">
            <text:p>15.9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6">
            <text:p>0.6000</text:p>
          </table:table-cell>
          <table:table-cell table:style-name="ce33" table:formula="of:=[.O114]/[.O142]" office:value-type="percentage" office:value="1.09090909090909">
            <text:p>109.0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20379.fctrYes</text:p>
          </table:table-cell>
          <table:table-cell office:value-type="float" office:value="12.872697">
            <text:p>12.87</text:p>
          </table:table-cell>
          <table:table-cell office:value-type="string">
            <text:p>Q98869.fctrNo</text:p>
          </table:table-cell>
          <table:table-cell office:value-type="float" office:value="15.713881">
            <text:p>15.7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115]/[.O14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13181.fctrNo</text:p>
          </table:table-cell>
          <table:table-cell office:value-type="float" office:value="12.748269">
            <text:p>12.75</text:p>
          </table:table-cell>
          <table:table-cell office:value-type="string">
            <text:p>Q113181.fctrNo</text:p>
          </table:table-cell>
          <table:table-cell office:value-type="float" office:value="12.99085">
            <text:p>12.99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116]/[.O14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12.341107">
            <text:p>12.34</text:p>
          </table:table-cell>
          <table:table-cell office:value-type="string">
            <text:p>Q119851.fctrNo</text:p>
          </table:table-cell>
          <table:table-cell office:value-type="float" office:value="12.09104">
            <text:p>12.0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820628">
            <text:p>0.5821</text:p>
          </table:table-cell>
          <table:table-cell table:style-name="ce33" table:formula="of:=[.O117]/[.O145]" office:value-type="percentage" office:value="1.00933131905023">
            <text:p>100.9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98197.fctrYes</text:p>
          </table:table-cell>
          <table:table-cell office:value-type="float" office:value="12.206914">
            <text:p>12.21</text:p>
          </table:table-cell>
          <table:table-cell office:value-type="string">
            <text:p>Q101163.fctrDad</text:p>
          </table:table-cell>
          <table:table-cell office:value-type="float" office:value="10.40694">
            <text:p>10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8785">
            <text:p>0.6479</text:p>
          </table:table-cell>
          <table:table-cell table:style-name="ce33" table:formula="of:=[.O118]/[.O146]" office:value-type="percentage" office:value="1.00115540784027">
            <text:p>100.1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00689.fctrYes</text:p>
          </table:table-cell>
          <table:table-cell office:value-type="float" office:value="11.649742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315834">
            <text:p>0.6316</text:p>
          </table:table-cell>
          <table:table-cell table:style-name="ce33" table:formula="of:=[.O119]/[.O147]" office:value-type="percentage" office:value="0.995658147964113">
            <text:p>99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5899.fctrCs</text:p>
          </table:table-cell>
          <table:table-cell office:value-type="float" office:value="10.664825">
            <text:p>10.66</text:p>
          </table:table-cell>
          <table:table-cell table:number-columns-repeated="8"/>
          <table:table-cell/>
          <table:table-cell table:style-name="ce33" table:formula="of:=[.O120]/[.O14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office:value-type="float" office:value="10.659193">
            <text:p>10.66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121]/[.O14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0.480014">
            <text:p>10.48</text:p>
          </table:table-cell>
          <table:table-cell table:number-columns-repeated="8"/>
          <table:table-cell table:style-name="ce26"/>
          <table:table-cell table:style-name="ce33" table:formula="of:=[.O122]/[.O15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123]/[.O15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124]/[.O15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125]/[.O15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126]/[.O15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127]/[.O15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1494">
            <text:p>0.6149</text:p>
          </table:table-cell>
          <table:table-cell table:style-name="ce33" table:formula="of:=[.O128]/[.O156]" office:value-type="percentage" office:value="0.986176149849253">
            <text:p>98.62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948">
            <text:p>948</text:p>
          </table:table-cell>
          <table:table-cell table:style-name="ce33" table:formula="of:=[.O129]/[.O157]" office:value-type="percentage" office:value="1.08095781071836">
            <text:p>108.1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30]/[.O158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106:.K130])" office:value-type="float" office:value="535.28322">
            <text:p>535.28</text:p>
          </table:table-cell>
          <table:table-cell table:style-name="ce23" table:formula="of:=SUM([.L106:.L130])" office:value-type="float" office:value="2501.7774">
            <text:p>2,501.7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131]/[.K187]" office:value-type="percentage" office:value="0.995566437962531">
            <text:p>99.56%</text:p>
          </table:table-cell>
          <table:table-cell table:style-name="ce24" table:formula="of:=[.L131]/[.L187]" office:value-type="percentage" office:value="1.00956345852496">
            <text:p>100.96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_cnk02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151">
            <text:p>151.0000</text:p>
          </table:table-cell>
          <table:table-cell table:style-name="ce33" table:formula="of:=[.O134]/[.O162]" office:value-type="percentage" office:value="0.255499153976311">
            <text:p>25.55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59]/[.B$18]" office:value-type="percentage" office:value="1">
            <text:p>100.00%</text:p>
          </table:table-cell>
          <table:table-cell table:style-name="ce5" table:formula="of:=[.L$159]/[.C$18]" office:value-type="percentage" office:value="1">
            <text:p>100.00%</text:p>
          </table:table-cell>
          <table:table-cell table:style-name="Default" office:value-type="string">
            <text:p>Modified opt.prob.threshold computation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1">
            <text:p>321.0000</text:p>
          </table:table-cell>
          <table:table-cell table:style-name="ce33" table:formula="of:=[.O135]/[.O16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1" table:formula="of:=SUM([.O134:.O135])" office:value-type="float" office:value="472">
            <text:p>472.0000</text:p>
          </table:table-cell>
          <table:table-cell table:style-name="ce33" table:formula="of:=[.O136]/[.O164]" office:value-type="percentage" office:value="0.798646362098139">
            <text:p>79.8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981">
            <text:p>981.0000</text:p>
          </table:table-cell>
          <table:table-cell table:style-name="ce33" table:formula="of:=[.O137]/[.O165]" office:value-type="percentage" office:value="0.704741379310345">
            <text:p>70.4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411">
            <text:p>411.0000</text:p>
          </table:table-cell>
          <table:table-cell table:style-name="ce33" table:formula="of:=[.O138]/[.O16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39]/[.O16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3" table:formula="of:=[.O140]/[.O16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3" table:formula="of:=[.O141]/[.O16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55">
            <text:p>0.5500</text:p>
          </table:table-cell>
          <table:table-cell table:style-name="ce33" table:formula="of:=[.O142]/[.O170]" office:value-type="percentage" office:value="11">
            <text:p>1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5">
            <text:p>0.5000</text:p>
          </table:table-cell>
          <table:table-cell table:style-name="ce33" table:formula="of:=[.O143]/[.O171]" office:value-type="percentage" office:value="1.25">
            <text:p>125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5">
            <text:p>0.5000</text:p>
          </table:table-cell>
          <table:table-cell table:style-name="ce33" table:formula="of:=[.O144]/[.O172]" office:value-type="percentage" office:value="1.25">
            <text:p>125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766816">
            <text:p>0.5767</text:p>
          </table:table-cell>
          <table:table-cell table:style-name="ce33" table:formula="of:=[.O145]/[.O173]" office:value-type="percentage" office:value="1.22709909370085">
            <text:p>122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3" table:formula="of:=[.O146]/[.O17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3" table:formula="of:=[.O147]/[.O17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3" table:formula="of:=[.O148]/[.O17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149]/[.O17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6"/>
          <table:table-cell table:style-name="ce33" table:formula="of:=[.O150]/[.O17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151]/[.O17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152]/[.O18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153]/[.O18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154]/[.O18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155]/[.O18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62356">
            <text:p>0.6236</text:p>
          </table:table-cell>
          <table:table-cell table:style-name="ce33" table:formula="of:=[.O156]/[.O184]" office:value-type="percentage" office:value="1.35200884629561">
            <text:p>135.2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877">
            <text:p>877</text:p>
          </table:table-cell>
          <table:table-cell table:style-name="ce33" table:formula="of:=[.O157]/[.O185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Age_Q109244_cnk02_out_fin.csv)</text:p>
          </table:table-cell>
          <table:table-cell office:value-type="float" office:value="0.62356">
            <text:p>0.6236</text:p>
          </table:table-cell>
          <table:table-cell table:style-name="ce33" table:formula="of:=[.O158]/[.O186]" office:value-type="percentage" office:value="1.074251455742">
            <text:p>107.43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134:.K158])" office:value-type="float" office:value="537.667">
            <text:p>537.67</text:p>
          </table:table-cell>
          <table:table-cell table:style-name="ce23" table:formula="of:=SUM([.L134:.L158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table:formula="of:=[.D$162]" office:value-type="string" office:string-value="Votes_Age_Q109244">
            <text:p>Votes_Age_Q109244</text:p>
          </table:table-cell>
          <table:table-cell table:style-name="ce7" table:number-columns-repeated="2"/>
          <table:table-cell table:number-columns-repeated="4"/>
          <table:table-cell table:style-name="ce24" table:formula="of:=[.K159]/[.K215]" office:value-type="percentage" office:value="1.03948223887067">
            <text:p>103.95%</text:p>
          </table:table-cell>
          <table:table-cell table:style-name="ce24" table:formula="of:=[.L159]/[.L215]" office:value-type="percentage" office:value="0.990541352855766">
            <text:p>99.0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Age_Q109244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No</text:p>
          </table:table-cell>
          <table:table-cell office:value-type="float" office:value="241.6305">
            <text:p>241.63</text:p>
          </table:table-cell>
          <table:table-cell office:value-type="float" office:value="1134.7582">
            <text:p>1,134.76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 table:formula="of:=[.O162]/[.O190]" office:value-type="percentage" office:value="1.26552462526767">
            <text:p>126.55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187]/[.B$18]" office:value-type="percentage" office:value="1">
            <text:p>100.00%</text:p>
          </table:table-cell>
          <table:table-cell table:style-name="ce5" table:formula="of:=[.L$187]/[.C$18]" office:value-type="percentage" office:value="1">
            <text:p>100.00%</text:p>
          </table:table-cell>
          <table:table-cell office:value-type="string">
            <text:p>GlbFeatsCategory:Q109244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A</text:p>
          </table:table-cell>
          <table:table-cell office:value-type="float" office:value="211.22">
            <text:p>211.22</text:p>
          </table:table-cell>
          <table:table-cell office:value-type="float" office:value="1046.9636">
            <text:p>1,046.9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163]/[.O191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>
            <text:p>Modified opt.prob.threshold computation</text:p>
          </table:table-cell>
          <table:table-cell office:value-type="string">
            <text:p>Hhold.fctrPKn</text:p>
          </table:table-cell>
          <table:table-cell office:value-type="float" office:value="36.285395">
            <text:p>36.29</text:p>
          </table:table-cell>
          <table:table-cell office:value-type="string">
            <text:p>Q109244.fctrYes:.clusterid.fctr3</text:p>
          </table:table-cell>
          <table:table-cell office:value-type="float" office:value="56.54667">
            <text:p>56.55</text:p>
          </table:table-cell>
          <table:table-cell/>
          <table:table-cell office:value-type="string">
            <text:p>Yes</text:p>
          </table:table-cell>
          <table:table-cell office:value-type="float" office:value="84.8165">
            <text:p>84.82</text:p>
          </table:table-cell>
          <table:table-cell office:value-type="float" office:value="296.3566">
            <text:p>296.36</text:p>
          </table:table-cell>
          <table:table-cell/>
          <table:table-cell office:value-type="string">
            <text:p>OOBobs errors</text:p>
          </table:table-cell>
          <table:table-cell table:style-name="ce31" table:formula="of:=SUM([.O162:.O163])" office:value-type="float" office:value="591">
            <text:p>591.0000</text:p>
          </table:table-cell>
          <table:table-cell table:style-name="ce33" table:formula="of:=[.O164]/[.O192]" office:value-type="percentage" office:value="1.18436873747495">
            <text:p>118.4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changed ref level from “R” to “D”</text:p>
          </table:table-cell>
          <table:table-cell office:value-type="string">
            <text:p>Q109244.fctrNo</text:p>
          </table:table-cell>
          <table:table-cell office:value-type="float" office:value="32.902038">
            <text:p>32.90</text:p>
          </table:table-cell>
          <table:table-cell office:value-type="string">
            <text:p>Hhold.fctrPKn</text:p>
          </table:table-cell>
          <table:table-cell office:value-type="float" office:value="45.49137">
            <text:p>45.49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165]/[.O193]" office:value-type="percentage" office:value="1.17171717171717">
            <text:p>117.1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Q109244.fctrYes:.clusterid.fctr3</text:p>
          </table:table-cell>
          <table:table-cell office:value-type="float" office:value="27.265227">
            <text:p>27.27</text:p>
          </table:table-cell>
          <table:table-cell office:value-type="string">
            <text:p>Q109244.fctrNo</text:p>
          </table:table-cell>
          <table:table-cell office:value-type="float" office:value="41.17705">
            <text:p>41.18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166]/[.O194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98197.fctrNo</text:p>
          </table:table-cell>
          <table:table-cell office:value-type="float" office:value="24.781562">
            <text:p>24.78</text:p>
          </table:table-cell>
          <table:table-cell office:value-type="string">
            <text:p>Q115611.fctrYes</text:p>
          </table:table-cell>
          <table:table-cell office:value-type="float" office:value="39.95609">
            <text:p>39.9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167]/[.O19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15611.fctrYes</text:p>
          </table:table-cell>
          <table:table-cell office:value-type="float" office:value="18.559608">
            <text:p>18.56</text:p>
          </table:table-cell>
          <table:table-cell office:value-type="string">
            <text:p>Q98197.fctrNo</text:p>
          </table:table-cell>
          <table:table-cell office:value-type="float" office:value="34.47809">
            <text:p>34.4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58818">
            <text:p>0.5588</text:p>
          </table:table-cell>
          <table:table-cell table:style-name="ce33" table:formula="of:=[.O168]/[.O196]" office:value-type="percentage" office:value="0.898500526814987">
            <text:p>89.8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13181.fctrYes</text:p>
          </table:table-cell>
          <table:table-cell office:value-type="float" office:value="14.510856">
            <text:p>14.51</text:p>
          </table:table-cell>
          <table:table-cell office:value-type="string">
            <text:p>Q98869.fctrNo</text:p>
          </table:table-cell>
          <table:table-cell office:value-type="float" office:value="22.74079">
            <text:p>22.74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757966">
            <text:p>0.5758</text:p>
          </table:table-cell>
          <table:table-cell table:style-name="ce33" table:formula="of:=[.O169]/[.O197]" office:value-type="percentage" office:value="1.80935540940129">
            <text:p>180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1163.fctrDad</text:p>
          </table:table-cell>
          <table:table-cell office:value-type="float" office:value="11.481378">
            <text:p>11.48</text:p>
          </table:table-cell>
          <table:table-cell office:value-type="string">
            <text:p>Q113181.fctrYes</text:p>
          </table:table-cell>
          <table:table-cell office:value-type="float" office:value="20.56298">
            <text:p>20.56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05">
            <text:p>0.0500</text:p>
          </table:table-cell>
          <table:table-cell table:style-name="ce33" table:formula="of:=[.O170]/[.O198]" office:value-type="percentage" office:value="0.0714285714285714">
            <text:p>7.1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115611.fctrNo</text:p>
          </table:table-cell>
          <table:table-cell office:value-type="float" office:value="10.978069">
            <text:p>10.98</text:p>
          </table:table-cell>
          <table:table-cell office:value-type="string">
            <text:p>Q116881.fctrRight</text:p>
          </table:table-cell>
          <table:table-cell office:value-type="float" office:value="19.9054">
            <text:p>19.91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33" table:formula="of:=[.O171]/[.O199]" office:value-type="percentage" office:value="0.666666666666667">
            <text:p>6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0827">
            <text:p>14.71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33" table:formula="of:=[.O172]/[.O200]" office:value-type="percentage" office:value="0.666666666666667">
            <text:p>6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3.88553">
            <text:p>13.89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3" table:formula="of:=[.O173]/[.O201]" office:value-type="percentage" office:value="0.847584235811034">
            <text:p>84.7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3.40694">
            <text:p>13.41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471308">
            <text:p>0.6471</text:p>
          </table:table-cell>
          <table:table-cell table:style-name="ce33" table:formula="of:=[.O174]/[.O202]" office:value-type="percentage" office:value="1.03590585182913">
            <text:p>103.5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2.48597">
            <text:p>12.49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376">
            <text:p>0.6343</text:p>
          </table:table-cell>
          <table:table-cell table:style-name="ce33" table:formula="of:=[.O175]/[.O203]" office:value-type="percentage" office:value="1.00189089181483">
            <text:p>100.1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1.70532">
            <text:p>11.71</text:p>
          </table:table-cell>
          <table:table-cell table:number-columns-repeated="6"/>
          <table:table-cell/>
          <table:table-cell table:style-name="ce33" table:formula="of:=[.O176]/[.O20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Hhold.fctrMKy</text:p>
          </table:table-cell>
          <table:table-cell office:value-type="float" office:value="11.33551">
            <text:p>11.3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497">
            <text:p>0.6497</text:p>
          </table:table-cell>
          <table:table-cell table:style-name="ce33" table:formula="of:=[.O177]/[.O205]" office:value-type="percentage" office:value="0.975818564133373">
            <text:p>97.5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20379.fctrYes</text:p>
          </table:table-cell>
          <table:table-cell office:value-type="float" office:value="10.83163">
            <text:p>10.83</text:p>
          </table:table-cell>
          <table:table-cell table:number-columns-repeated="6"/>
          <table:table-cell table:style-name="ce26"/>
          <table:table-cell table:style-name="ce33" table:formula="of:=[.O178]/[.O20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01163.fctrDad</text:p>
          </table:table-cell>
          <table:table-cell office:value-type="float" office:value="10.77382">
            <text:p>10.77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179]/[.O20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20472.fctrScience</text:p>
          </table:table-cell>
          <table:table-cell office:value-type="float" office:value="10.28784">
            <text:p>10.29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180]/[.O20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181]/[.O20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182]/[.O21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183]/[.O21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184]/[.O212]" office:value-type="percentage" office:value="0.81472910667915">
            <text:p>81.4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string">
            <text:p>N/A</text:p>
          </table:table-cell>
          <table:table-cell table:style-name="ce33" table:formula="of:=[.O185]/[.O213]" office:value-type="percentage" office:value="0">
            <text:p>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3" table:formula="of:=[.O186]/[.O214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162:.K186])" office:value-type="float" office:value="537.667">
            <text:p>537.67</text:p>
          </table:table-cell>
          <table:table-cell table:style-name="ce23" table:formula="of:=SUM([.L162:.L186])" office:value-type="float" office:value="2478.0784">
            <text:p>2,478.08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187]/[.K243]" office:value-type="percentage" office:value="1.03944045788452">
            <text:p>103.94%</text:p>
          </table:table-cell>
          <table:table-cell table:style-name="ce24" table:formula="of:=[.L187]/[.L243]" office:value-type="percentage" office:value="0.998032323520493">
            <text:p>99.80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_Age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477">
            <text:p>4.29</text:p>
          </table:table-cell>
          <table:table-cell office:value-type="float" office:value="28.8518">
            <text:p>28.8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3" table:formula="of:=[.O190]/[.O218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15]/[.B$18]" office:value-type="percentage" office:value="0.962017399245258">
            <text:p>96.20%</text:p>
          </table:table-cell>
          <table:table-cell table:style-name="ce5" table:formula="of:=[.L$215]/[.C$18]" office:value-type="percentage" office:value="1.00954896745801">
            <text:p>100.95%</text:p>
          </table:table-cell>
          <table:table-cell office:value-type="string">
            <text:p>Added YOB.Age.dff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5356">
            <text:p>14.11</text:p>
          </table:table-cell>
          <table:table-cell office:value-type="float" office:value="71.4698">
            <text:p>71.4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3" table:formula="of:=[.O191]/[.O21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Hhold.fctrPKn</text:p>
          </table:table-cell>
          <table:table-cell office:value-type="float" office:value="41.550592">
            <text:p>41.55</text:p>
          </table:table-cell>
          <table:table-cell office:value-type="string">
            <text:p>Q109244.fctrNo</text:p>
          </table:table-cell>
          <table:table-cell office:value-type="float" office:value="37.87229">
            <text:p>37.87</text:p>
          </table:table-cell>
          <table:table-cell/>
          <table:table-cell office:value-type="string">
            <text:p>N</text:p>
          </table:table-cell>
          <table:table-cell office:value-type="float" office:value="38.829137">
            <text:p>38.83</text:p>
          </table:table-cell>
          <table:table-cell office:value-type="float" office:value="209.17187">
            <text:p>209.17</text:p>
          </table:table-cell>
          <table:table-cell/>
          <table:table-cell office:value-type="string">
            <text:p>OOBobs errors</text:p>
          </table:table-cell>
          <table:table-cell table:style-name="ce31" table:formula="of:=SUM([.O190:.O191])" office:value-type="float" office:value="499">
            <text:p>499.0000</text:p>
          </table:table-cell>
          <table:table-cell table:style-name="ce33" table:formula="of:=[.O192]/[.O22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Q109244.fctrNo</text:p>
          </table:table-cell>
          <table:table-cell office:value-type="float" office:value="39.834578">
            <text:p>39.83</text:p>
          </table:table-cell>
          <table:table-cell office:value-type="string">
            <text:p>Hhold.fctrPKn</text:p>
          </table:table-cell>
          <table:table-cell office:value-type="float" office:value="37.12514">
            <text:p>37.13</text:p>
          </table:table-cell>
          <table:table-cell/>
          <table:table-cell office:value-type="string">
            <text:p>SKn</text:p>
          </table:table-cell>
          <table:table-cell office:value-type="float" office:value="238.706608">
            <text:p>238.71</text:p>
          </table:table-cell>
          <table:table-cell office:value-type="float" office:value="1101.62745">
            <text:p>1,101.63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88">
            <text:p>1,188.0000</text:p>
          </table:table-cell>
          <table:table-cell table:style-name="ce33" table:formula="of:=[.O193]/[.O221]" office:value-type="percentage" office:value="0.998319327731092">
            <text:p>99.8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15611.fctrYes</text:p>
          </table:table-cell>
          <table:table-cell office:value-type="float" office:value="38.992612">
            <text:p>38.99</text:p>
          </table:table-cell>
          <table:table-cell office:value-type="string">
            <text:p>Q115611.fctrYes</text:p>
          </table:table-cell>
          <table:table-cell office:value-type="float" office:value="34.42825">
            <text:p>34.43</text:p>
          </table:table-cell>
          <table:table-cell/>
          <table:table-cell office:value-type="string">
            <text:p>SKy</text:p>
          </table:table-cell>
          <table:table-cell office:value-type="float" office:value="24.550566">
            <text:p>24.55</text:p>
          </table:table-cell>
          <table:table-cell office:value-type="float" office:value="87.64803">
            <text:p>87.6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4">
            <text:p>204.0000</text:p>
          </table:table-cell>
          <table:table-cell table:style-name="ce33" table:formula="of:=[.O194]/[.O222]" office:value-type="percentage" office:value="1.00990099009901">
            <text:p>100.9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98197.fctrNo</text:p>
          </table:table-cell>
          <table:table-cell office:value-type="float" office:value="20.61959">
            <text:p>20.62</text:p>
          </table:table-cell>
          <table:table-cell office:value-type="string">
            <text:p>Q98197.fctrNo</text:p>
          </table:table-cell>
          <table:table-cell office:value-type="float" office:value="29.27016">
            <text:p>29.27</text:p>
          </table:table-cell>
          <table:table-cell/>
          <table:table-cell office:value-type="string">
            <text:p>MKn</text:p>
          </table:table-cell>
          <table:table-cell office:value-type="float" office:value="62.217797">
            <text:p>62.22</text:p>
          </table:table-cell>
          <table:table-cell office:value-type="float" office:value="291.62067">
            <text:p>291.6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195]/[.O22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98869.fctrNo</text:p>
          </table:table-cell>
          <table:table-cell office:value-type="float" office:value="20.336592">
            <text:p>20.34</text:p>
          </table:table-cell>
          <table:table-cell office:value-type="string">
            <text:p>Q116881.fctrRight</text:p>
          </table:table-cell>
          <table:table-cell office:value-type="float" office:value="17.04694">
            <text:p>17.05</text:p>
          </table:table-cell>
          <table:table-cell/>
          <table:table-cell office:value-type="string">
            <text:p>MKy</text:p>
          </table:table-cell>
          <table:table-cell office:value-type="float" office:value="134.548068">
            <text:p>134.55</text:p>
          </table:table-cell>
          <table:table-cell office:value-type="float" office:value="711.35187">
            <text:p>711.35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19451">
            <text:p>0.6219</text:p>
          </table:table-cell>
          <table:table-cell table:style-name="ce33" table:formula="of:=[.O196]/[.O224]" office:value-type="percentage" office:value="0.997126515100746">
            <text:p>99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16881.fctrRight</text:p>
          </table:table-cell>
          <table:table-cell office:value-type="float" office:value="10.35183">
            <text:p>10.35</text:p>
          </table:table-cell>
          <table:table-cell office:value-type="string">
            <text:p>Q98869.fctrNo</text:p>
          </table:table-cell>
          <table:table-cell office:value-type="float" office:value="16.98512">
            <text:p>16.9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233">
            <text:p>0.3182</text:p>
          </table:table-cell>
          <table:table-cell table:style-name="ce33" table:formula="of:=[.O197]/[.O225]" office:value-type="percentage" office:value="0.999200910553789">
            <text:p>99.9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13181.fctrYes</text:p>
          </table:table-cell>
          <table:table-cell office:value-type="float" office:value="10.027835">
            <text:p>10.03</text:p>
          </table:table-cell>
          <table:table-cell office:value-type="string">
            <text:p>Q113181.fctrYes</text:p>
          </table:table-cell>
          <table:table-cell office:value-type="float" office:value="15.72468">
            <text:p>15.7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198]/[.O22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24311">
            <text:p>14.2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199]/[.O22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0.97804">
            <text:p>10.98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200]/[.O22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3" table:formula="of:=[.O201]/[.O22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6247004">
            <text:p>0.6247</text:p>
          </table:table-cell>
          <table:table-cell table:style-name="ce33" table:formula="of:=[.O202]/[.O230]" office:value-type="percentage" office:value="1.00000048023043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331404">
            <text:p>0.6331</text:p>
          </table:table-cell>
          <table:table-cell table:style-name="ce33" table:formula="of:=[.O203]/[.O231]" office:value-type="percentage" office:value="0.999432359905288">
            <text:p>99.9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10"/>
          <table:table-cell/>
          <table:table-cell table:style-name="ce33" table:formula="of:=[.O204]/[.O23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cluster_entropy</text:p>
          </table:table-cell>
          <table:table-cell table:style-name="ce26" office:value-type="float" office:value="0.6658">
            <text:p>0.6658</text:p>
          </table:table-cell>
          <table:table-cell table:style-name="ce33" table:formula="of:=[.O205]/[.O23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206]/[.O23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07]/[.O23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08]/[.O23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209]/[.O23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string">
            <text:p>N/A</text:p>
          </table:table-cell>
          <table:table-cell table:style-name="ce33" table:formula="of:=[.O210]/[.O238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string">
            <text:p>N/A</text:p>
          </table:table-cell>
          <table:table-cell table:style-name="ce33" table:formula="of:=[.O211]/[.O239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6609">
            <text:p>0.5661</text:p>
          </table:table-cell>
          <table:table-cell table:style-name="ce33" table:formula="of:=[.O212]/[.O240]" office:value-type="percentage" office:value="0.975243772180684">
            <text:p>97.52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1148">
            <text:p>1148</text:p>
          </table:table-cell>
          <table:table-cell table:style-name="ce33" table:formula="of:=[.O213]/[.O241]" office:value-type="percentage" office:value="1.54301075268817">
            <text:p>154.3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Votes_Q_02_cluster)</text:p>
          </table:table-cell>
          <table:table-cell office:value-type="float" office:value="0.58046">
            <text:p>0.5805</text:p>
          </table:table-cell>
          <table:table-cell table:style-name="ce33" table:formula="of:=[.O214]/[.O242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190:.K214])" office:value-type="float" office:value="517.245009">
            <text:p>517.25</text:p>
          </table:table-cell>
          <table:table-cell table:style-name="ce23" table:formula="of:=SUM([.L190:.L214])" office:value-type="float" office:value="2501.74149">
            <text:p>2,501.74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215]/[.K271]" office:value-type="percentage" office:value="1.02258302040706">
            <text:p>102.26%</text:p>
          </table:table-cell>
          <table:table-cell table:style-name="ce24" table:formula="of:=[.L215]/[.L271]" office:value-type="percentage" office:value="1.00743972454638">
            <text:p>100.74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_02_cluster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28726">
            <text:p>4.29</text:p>
          </table:table-cell>
          <table:table-cell office:value-type="float" office:value="28.8099">
            <text:p>28.8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7">
            <text:p>467.0000</text:p>
          </table:table-cell>
          <table:table-cell table:style-name="ce33" table:formula="of:=[.O218]/[.O246]" office:value-type="percentage" office:value="1.01301518438178">
            <text:p>101.30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43]/[.B$18]" office:value-type="percentage" office:value="0.962056068161148">
            <text:p>96.21%</text:p>
          </table:table-cell>
          <table:table-cell table:style-name="ce5" table:formula="of:=[.L$243]/[.C$18]" office:value-type="percentage" office:value="1.00197155586361">
            <text:p>100.20%</text:p>
          </table:table-cell>
          <table:table-cell office:value-type="string">
            <text:p>Clustered on Q*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10653">
            <text:p>14.11</text:p>
          </table:table-cell>
          <table:table-cell office:value-type="float" office:value="70.27426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3" table:formula="of:=[.O219]/[.O247]" office:value-type="percentage" office:value="0.864864864864865">
            <text:p>86.4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Default" office:value-type="string">
            <text:p>Separated @cluster.data chunk</text:p>
          </table:table-cell>
          <table:table-cell office:value-type="string">
            <text:p>Hhold.fctrPKn</text:p>
          </table:table-cell>
          <table:table-cell office:value-type="float" office:value="41.566427">
            <text:p>41.57</text:p>
          </table:table-cell>
          <table:table-cell office:value-type="string">
            <text:p>Hhold.fctrPKn</text:p>
          </table:table-cell>
          <table:table-cell office:value-type="float" office:value="41.04101">
            <text:p>41.04</text:p>
          </table:table-cell>
          <table:table-cell/>
          <table:table-cell office:value-type="string">
            <text:p>N</text:p>
          </table:table-cell>
          <table:table-cell office:value-type="float" office:value="38.82857">
            <text:p>38.83</text:p>
          </table:table-cell>
          <table:table-cell office:value-type="float" office:value="208.01341">
            <text:p>208.01</text:p>
          </table:table-cell>
          <table:table-cell/>
          <table:table-cell office:value-type="string">
            <text:p>OOBobs errors</text:p>
          </table:table-cell>
          <table:table-cell table:style-name="ce31" table:formula="of:=SUM([.O218:.O219])" office:value-type="float" office:value="499">
            <text:p>499.0000</text:p>
          </table:table-cell>
          <table:table-cell table:style-name="ce33" table:formula="of:=[.O220]/[.O248]" office:value-type="percentage" office:value="1.00200803212851">
            <text:p>100.2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No</text:p>
          </table:table-cell>
          <table:table-cell office:value-type="float" office:value="39.809336">
            <text:p>39.81</text:p>
          </table:table-cell>
          <table:table-cell office:value-type="string">
            <text:p>Q109244.fctrNo</text:p>
          </table:table-cell>
          <table:table-cell office:value-type="float" office:value="38.7678">
            <text:p>38.77</text:p>
          </table:table-cell>
          <table:table-cell/>
          <table:table-cell office:value-type="string">
            <text:p>SKn</text:p>
          </table:table-cell>
          <table:table-cell office:value-type="float" office:value="238.72729">
            <text:p>238.73</text:p>
          </table:table-cell>
          <table:table-cell office:value-type="float" office:value="1093.00709">
            <text:p>1,093.01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3" table:formula="of:=[.O221]/[.O24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15611.fctrYes</text:p>
          </table:table-cell>
          <table:table-cell office:value-type="float" office:value="38.973736">
            <text:p>38.97</text:p>
          </table:table-cell>
          <table:table-cell office:value-type="string">
            <text:p>Q115611.fctrYes</text:p>
          </table:table-cell>
          <table:table-cell office:value-type="float" office:value="35.97314">
            <text:p>35.97</text:p>
          </table:table-cell>
          <table:table-cell/>
          <table:table-cell office:value-type="string">
            <text:p>SKy</text:p>
          </table:table-cell>
          <table:table-cell office:value-type="float" office:value="24.5539">
            <text:p>24.55</text:p>
          </table:table-cell>
          <table:table-cell office:value-type="float" office:value="86.83529">
            <text:p>86.8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3" table:formula="of:=[.O222]/[.O25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98197.fctrNo</text:p>
          </table:table-cell>
          <table:table-cell office:value-type="float" office:value="20.633416">
            <text:p>20.63</text:p>
          </table:table-cell>
          <table:table-cell office:value-type="string">
            <text:p>Q98197.fctrNo</text:p>
          </table:table-cell>
          <table:table-cell office:value-type="float" office:value="31.0189">
            <text:p>31.02</text:p>
          </table:table-cell>
          <table:table-cell/>
          <table:table-cell office:value-type="string">
            <text:p>MKn</text:p>
          </table:table-cell>
          <table:table-cell office:value-type="float" office:value="62.21564">
            <text:p>62.22</text:p>
          </table:table-cell>
          <table:table-cell office:value-type="float" office:value="289.9808">
            <text:p>289.9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223]/[.O25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98869.fctrNo</text:p>
          </table:table-cell>
          <table:table-cell office:value-type="float" office:value="20.364904">
            <text:p>20.36</text:p>
          </table:table-cell>
          <table:table-cell office:value-type="string">
            <text:p>Q98869.fctrNo</text:p>
          </table:table-cell>
          <table:table-cell office:value-type="float" office:value="20.66429">
            <text:p>20.66</text:p>
          </table:table-cell>
          <table:table-cell/>
          <table:table-cell office:value-type="string">
            <text:p>MKy</text:p>
          </table:table-cell>
          <table:table-cell office:value-type="float" office:value="134.54661">
            <text:p>134.55</text:p>
          </table:table-cell>
          <table:table-cell office:value-type="float" office:value="706.04332">
            <text:p>706.04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37374">
            <text:p>0.6237</text:p>
          </table:table-cell>
          <table:table-cell table:style-name="ce33" table:formula="of:=[.O224]/[.O252]" office:value-type="percentage" office:value="0.996222344388923">
            <text:p>99.6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16881.fctrRight</text:p>
          </table:table-cell>
          <table:table-cell office:value-type="float" office:value="10.343396">
            <text:p>10.34</text:p>
          </table:table-cell>
          <table:table-cell office:value-type="string">
            <text:p>Q116881.fctrRight</text:p>
          </table:table-cell>
          <table:table-cell office:value-type="float" office:value="18.05053">
            <text:p>18.0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4875">
            <text:p>0.3185</text:p>
          </table:table-cell>
          <table:table-cell table:style-name="ce33" table:formula="of:=[.O225]/[.O253]" office:value-type="percentage" office:value="1.00869219586816">
            <text:p>100.8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10.032156">
            <text:p>10.03</text:p>
          </table:table-cell>
          <table:table-cell office:value-type="string">
            <text:p>Hhold.fctrPKy:.clusterid.fctr2</text:p>
          </table:table-cell>
          <table:table-cell office:value-type="float" office:value="17.2224">
            <text:p>17.22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226]/[.O25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table:number-columns-repeated="2"/>
          <table:table-cell office:value-type="string">
            <text:p>Q113181.fctrYes</text:p>
          </table:table-cell>
          <table:table-cell office:value-type="float" office:value="15.53613">
            <text:p>15.54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227]/[.O25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table:number-columns-repeated="2"/>
          <table:table-cell office:value-type="string">
            <text:p>Q115611.fctrNo</text:p>
          </table:table-cell>
          <table:table-cell office:value-type="float" office:value="14.73459">
            <text:p>14.73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228]/[.O25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Gender.fctrM</text:p>
          </table:table-cell>
          <table:table-cell office:value-type="float" office:value="11.84785">
            <text:p>11.8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44643">
            <text:p>0.5545</text:p>
          </table:table-cell>
          <table:table-cell table:style-name="ce33" table:formula="of:=[.O229]/[.O257]" office:value-type="percentage" office:value="0.99839238572803">
            <text:p>99.8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Q113181.fctrNo</text:p>
          </table:table-cell>
          <table:table-cell office:value-type="float" office:value="11.47304">
            <text:p>11.4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47001">
            <text:p>0.6247</text:p>
          </table:table-cell>
          <table:table-cell table:style-name="ce33" table:formula="of:=[.O230]/[.O258]" office:value-type="percentage" office:value="0.9987981487942">
            <text:p>99.8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19851.fctrNo</text:p>
          </table:table-cell>
          <table:table-cell office:value-type="float" office:value="11.0823">
            <text:p>11.08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35">
            <text:p>0.6335</text:p>
          </table:table-cell>
          <table:table-cell table:style-name="ce33" table:formula="of:=[.O231]/[.O259]" office:value-type="percentage" office:value="0.998584799632029">
            <text:p>99.8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Q118232.fctrId</text:p>
          </table:table-cell>
          <table:table-cell office:value-type="float" office:value="10.92836">
            <text:p>10.93</text:p>
          </table:table-cell>
          <table:table-cell table:number-columns-repeated="6"/>
          <table:table-cell/>
          <table:table-cell table:style-name="ce33" table:formula="of:=[.O232]/[.O26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Q101163.fctrDad</text:p>
          </table:table-cell>
          <table:table-cell office:value-type="float" office:value="10.311">
            <text:p>10.31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float" office:value="0.6658">
            <text:p>0.6658</text:p>
          </table:table-cell>
          <table:table-cell table:style-name="ce33" table:formula="of:=[.O233]/[.O261]" office:value-type="percentage" office:value="0.970695436652573">
            <text:p>97.0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234]/[.O26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35]/[.O26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36]/[.O26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237]/[.O26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3" table:formula="of:=[.O238]/[.O26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239]/[.O26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3" table:formula="of:=[.O240]/[.O26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241]/[.O269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4"/>
          <table:table-cell/>
          <table:table-cell table:number-columns-repeated="2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18:.K242])" office:value-type="float" office:value="517.2658">
            <text:p>517.27</text:p>
          </table:table-cell>
          <table:table-cell table:style-name="ce23" table:formula="of:=SUM([.L218:.L242])" office:value-type="float" office:value="2482.96407">
            <text:p>2,482.96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243]/[.K299]" office:value-type="percentage" office:value="1.01844589682808">
            <text:p>101.84%</text:p>
          </table:table-cell>
          <table:table-cell table:style-name="ce24" table:formula="of:=[.L243]/[.L299]" office:value-type="percentage" office:value="0.987738015785817">
            <text:p>98.77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4135">
            <text:p>4.44</text:p>
          </table:table-cell>
          <table:table-cell office:value-type="float" office:value="29.00365">
            <text:p>29.00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1">
            <text:p>461.0000</text:p>
          </table:table-cell>
          <table:table-cell table:style-name="ce33" table:formula="of:=[.O246]/[.O274]" office:value-type="percentage" office:value="0.989270386266094">
            <text:p>98.93%</text:p>
          </table:table-cell>
          <table:table-cell table:number-columns-repeated="2"/>
          <table:table-cell table:style-name="ce7"/>
          <table:table-cell table:number-columns-repeated="10"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71]/[.B$18]" office:value-type="percentage" office:value="0.940771927605748">
            <text:p>94.08%</text:p>
          </table:table-cell>
          <table:table-cell table:style-name="ce5" table:formula="of:=[.L$271]/[.C$18]" office:value-type="percentage" office:value="1.00209366660877">
            <text:p>100.21%</text:p>
          </table:table-cell>
          <table:table-cell office:value-type="string">
            <text:p>Added Q*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201">
            <text:p>14.22</text:p>
          </table:table-cell>
          <table:table-cell office:value-type="float" office:value="70.27487">
            <text:p>70.27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7">
            <text:p>37.0000</text:p>
          </table:table-cell>
          <table:table-cell table:style-name="ce33" table:formula="of:=[.O247]/[.O275]" office:value-type="percentage" office:value="1.15625">
            <text:p>115.6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696429">
            <text:p>0.4696</text:p>
          </table:table-cell>
          <table:table-cell office:value-type="string">
            <text:p>Hhold.fctr</text:p>
          </table:table-cell>
          <table:table-cell office:value-type="string">
            <text:p>All excl. category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726">
            <text:p>0.6726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Hhold.fctrPKn</text:p>
          </table:table-cell>
          <table:table-cell office:value-type="float" office:value="67.44709">
            <text:p>67.45</text:p>
          </table:table-cell>
          <table:table-cell office:value-type="string">
            <text:p>Hhold.fctrPKn</text:p>
          </table:table-cell>
          <table:table-cell office:value-type="float" office:value="41.1135979">
            <text:p>41.11</text:p>
          </table:table-cell>
          <table:table-cell/>
          <table:table-cell office:value-type="string">
            <text:p>N</text:p>
          </table:table-cell>
          <table:table-cell office:value-type="float" office:value="37.99992">
            <text:p>38.00</text:p>
          </table:table-cell>
          <table:table-cell office:value-type="float" office:value="208.0169">
            <text:p>208.02</text:p>
          </table:table-cell>
          <table:table-cell/>
          <table:table-cell office:value-type="string">
            <text:p>OOBobs errors</text:p>
          </table:table-cell>
          <table:table-cell table:style-name="ce31" table:formula="of:=SUM([.O246:.O247])" office:value-type="float" office:value="498">
            <text:p>498.0000</text:p>
          </table:table-cell>
          <table:table-cell table:style-name="ce33" table:formula="of:=[.O248]/[.O27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5544643">
            <text:p>0.5545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false">
            <text:p>FALS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Q109244.fctrNo</text:p>
          </table:table-cell>
          <table:table-cell office:value-type="float" office:value="48.99892">
            <text:p>49.00</text:p>
          </table:table-cell>
          <table:table-cell office:value-type="string">
            <text:p>Q109244.fctrNo</text:p>
          </table:table-cell>
          <table:table-cell office:value-type="float" office:value="38.5639836">
            <text:p>38.56</text:p>
          </table:table-cell>
          <table:table-cell/>
          <table:table-cell office:value-type="string">
            <text:p>SKn</text:p>
          </table:table-cell>
          <table:table-cell office:value-type="float" office:value="233.08138">
            <text:p>233.08</text:p>
          </table:table-cell>
          <table:table-cell office:value-type="float" office:value="1093.06362">
            <text:p>1,093.0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0">
            <text:p>1,190.0000</text:p>
          </table:table-cell>
          <table:table-cell table:style-name="ce33" table:formula="of:=[.O249]/[.O277]" office:value-type="percentage" office:value="0.999160369437448">
            <text:p>99.9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/>
          <table:table-cell table:style-name="ce37" office:value-type="float" office:value="0.4964286">
            <text:p>0.4964</text:p>
          </table:table-cell>
          <table:table-cell office:value-type="string">
            <text:p>Hhold.fctr</text:p>
          </table:table-cell>
          <table:table-cell table:style-name="ce7" office:value-type="string">
            <text:p>Q</text:p>
          </table:table-cell>
          <table:table-cell table:style-name="ce38" office:value-type="boolean" office:boolean-value="true">
            <text:p>TRUE</text:p>
          </table:table-cell>
          <table:table-cell table:style-name="ce37" office:value-type="float" office:value="0.6913">
            <text:p>0.6913</text:p>
          </table:table-cell>
          <table:table-cell table:style-name="ce37" office:value-type="float" office:value="0.6859">
            <text:p>0.6859</text:p>
          </table:table-cell>
          <table:table-cell table:style-name="ce37" office:value-type="float" office:value="0.6658">
            <text:p>0.6658</text:p>
          </table:table-cell>
          <table:table-cell table:number-columns-repeated="988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15611.fctrYes</text:p>
          </table:table-cell>
          <table:table-cell office:value-type="float" office:value="42.94308">
            <text:p>42.94</text:p>
          </table:table-cell>
          <table:table-cell office:value-type="string">
            <text:p>Q115611.fctrYes</text:p>
          </table:table-cell>
          <table:table-cell office:value-type="float" office:value="35.9448112">
            <text:p>35.94</text:p>
          </table:table-cell>
          <table:table-cell/>
          <table:table-cell office:value-type="string">
            <text:p>MKn</text:p>
          </table:table-cell>
          <table:table-cell office:value-type="float" office:value="61.65902">
            <text:p>61.66</text:p>
          </table:table-cell>
          <table:table-cell office:value-type="float" office:value="289.98913">
            <text:p>289.99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2">
            <text:p>202.0000</text:p>
          </table:table-cell>
          <table:table-cell table:style-name="ce33" table:formula="of:=[.O250]/[.O278]" office:value-type="percentage" office:value="1.00497512437811">
            <text:p>100.5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98869.fctrNo</text:p>
          </table:table-cell>
          <table:table-cell office:value-type="float" office:value="34.8166">
            <text:p>34.82</text:p>
          </table:table-cell>
          <table:table-cell office:value-type="string">
            <text:p>Q98197.fctrNo</text:p>
          </table:table-cell>
          <table:table-cell office:value-type="float" office:value="30.9612021">
            <text:p>30.96</text:p>
          </table:table-cell>
          <table:table-cell/>
          <table:table-cell office:value-type="string">
            <text:p>SKy</text:p>
          </table:table-cell>
          <table:table-cell office:value-type="float" office:value="23.64664">
            <text:p>23.65</text:p>
          </table:table-cell>
          <table:table-cell office:value-type="float" office:value="86.84782">
            <text:p>86.85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251]/[.O27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98197.fctrNo</text:p>
          </table:table-cell>
          <table:table-cell office:value-type="float" office:value="24.12262">
            <text:p>24.12</text:p>
          </table:table-cell>
          <table:table-cell office:value-type="string">
            <text:p>Q98869.fctrNo</text:p>
          </table:table-cell>
          <table:table-cell office:value-type="float" office:value="20.5482906">
            <text:p>20.55</text:p>
          </table:table-cell>
          <table:table-cell/>
          <table:table-cell office:value-type="string">
            <text:p>MKy</text:p>
          </table:table-cell>
          <table:table-cell office:value-type="float" office:value="130.77361">
            <text:p>130.77</text:p>
          </table:table-cell>
          <table:table-cell office:value-type="float" office:value="706.07068">
            <text:p>706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3" table:formula="of:=[.O252]/[.O28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Q116881.fctrRight</text:p>
          </table:table-cell>
          <table:table-cell office:value-type="float" office:value="18.54237">
            <text:p>18.54</text:p>
          </table:table-cell>
          <table:table-cell office:value-type="string">
            <text:p>Q116881.fctrRight</text:p>
          </table:table-cell>
          <table:table-cell office:value-type="float" office:value="18.011248">
            <text:p>18.0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5743">
            <text:p>0.3157</text:p>
          </table:table-cell>
          <table:table-cell table:style-name="ce33" table:formula="of:=[.O253]/[.O281]" office:value-type="percentage" office:value="0.990631228839789">
            <text:p>99.0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29301">
            <text:p>18.29</text:p>
          </table:table-cell>
          <table:table-cell office:value-type="string">
            <text:p>Q113181.fctrYes</text:p>
          </table:table-cell>
          <table:table-cell office:value-type="float" office:value="15.5145602">
            <text:p>15.51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254]/[.O28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99480.fctrNo</text:p>
          </table:table-cell>
          <table:table-cell office:value-type="float" office:value="17.61676">
            <text:p>17.62</text:p>
          </table:table-cell>
          <table:table-cell office:value-type="string">
            <text:p>Q115611.fctrNo</text:p>
          </table:table-cell>
          <table:table-cell office:value-type="float" office:value="14.6199445">
            <text:p>14.6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255]/[.O28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Income.fctr.C</text:p>
          </table:table-cell>
          <table:table-cell office:value-type="float" office:value="16.9677">
            <text:p>16.97</text:p>
          </table:table-cell>
          <table:table-cell office:value-type="string">
            <text:p>Gender.fctrM</text:p>
          </table:table-cell>
          <table:table-cell office:value-type="float" office:value="11.819197">
            <text:p>11.82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256]/[.O28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7832">
            <text:p>16.78</text:p>
          </table:table-cell>
          <table:table-cell office:value-type="string">
            <text:p>Q113181.fctrNo</text:p>
          </table:table-cell>
          <table:table-cell office:value-type="float" office:value="11.4636192">
            <text:p>11.46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3" table:formula="of:=[.O257]/[.O28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Q115611.fctrNo</text:p>
          </table:table-cell>
          <table:table-cell office:value-type="float" office:value="15.93462">
            <text:p>15.93</text:p>
          </table:table-cell>
          <table:table-cell office:value-type="string">
            <text:p>Q119851.fctrNo</text:p>
          </table:table-cell>
          <table:table-cell office:value-type="float" office:value="11.0687511">
            <text:p>11.07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6254518">
            <text:p>0.6255</text:p>
          </table:table-cell>
          <table:table-cell table:style-name="ce33" table:formula="of:=[.O258]/[.O286]" office:value-type="percentage" office:value="1.0057865728482">
            <text:p>100.5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8232.fctrId</text:p>
          </table:table-cell>
          <table:table-cell office:value-type="float" office:value="15.69161">
            <text:p>15.69</text:p>
          </table:table-cell>
          <table:table-cell office:value-type="string">
            <text:p>Q118232.fctrId</text:p>
          </table:table-cell>
          <table:table-cell office:value-type="float" office:value="10.8720293">
            <text:p>10.8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6343978">
            <text:p>0.6344</text:p>
          </table:table-cell>
          <table:table-cell table:style-name="ce33" table:formula="of:=[.O259]/[.O287]" office:value-type="percentage" office:value="1.00856343916238">
            <text:p>100.8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0379.fctrYes</text:p>
          </table:table-cell>
          <table:table-cell office:value-type="float" office:value="15.41041">
            <text:p>15.41</text:p>
          </table:table-cell>
          <table:table-cell office:value-type="string">
            <text:p>Q101163.fctrDad</text:p>
          </table:table-cell>
          <table:table-cell office:value-type="float" office:value="10.2622333">
            <text:p>10.26</text:p>
          </table:table-cell>
          <table:table-cell table:number-columns-repeated="6"/>
          <table:table-cell/>
          <table:table-cell table:style-name="ce33" table:formula="of:=[.O260]/[.O28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2771.fctrPt</text:p>
          </table:table-cell>
          <table:table-cell office:value-type="float" office:value="15.02455">
            <text:p>15.02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float" office:value="0.6859">
            <text:p>0.6859</text:p>
          </table:table-cell>
          <table:table-cell table:style-name="ce33" table:formula="of:=[.O261]/[.O28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9851.fctrNo</text:p>
          </table:table-cell>
          <table:table-cell office:value-type="float" office:value="14.85551">
            <text:p>14.86</text:p>
          </table:table-cell>
          <table:table-cell table:number-columns-repeated="8"/>
          <table:table-cell table:style-name="ce26"/>
          <table:table-cell table:style-name="ce33" table:formula="of:=[.O262]/[.O29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Edn.fctr^4</text:p>
          </table:table-cell>
          <table:table-cell office:value-type="float" office:value="14.601">
            <text:p>14.60</text:p>
          </table:table-cell>
          <table:table-cell table:number-columns-repeated="7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63]/[.O29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1163.fctrDad</text:p>
          </table:table-cell>
          <table:table-cell office:value-type="float" office:value="14.59198">
            <text:p>14.59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64]/[.O29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office:value-type="string">
            <text:p>Hhold.fctrSKy</text:p>
          </table:table-cell>
          <table:table-cell office:value-type="float" office:value="14.46184">
            <text:p>14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3" table:formula="of:=[.O265]/[.O29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3181.fctrYes</text:p>
          </table:table-cell>
          <table:table-cell office:value-type="float" office:value="13.34329">
            <text:p>13.34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466">
            <text:p>0.5647</text:p>
          </table:table-cell>
          <table:table-cell table:style-name="ce33" table:formula="of:=[.O266]/[.O294]" office:value-type="percentage" office:value="1.00512656199936">
            <text:p>100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1220.fctrYes</text:p>
          </table:table-cell>
          <table:table-cell office:value-type="float" office:value="13.2553">
            <text:p>13.2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267]/[.O295]" office:value-type="percentage" office:value="1.07514450867052">
            <text:p>107.51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00689.fctrYes</text:p>
          </table:table-cell>
          <table:table-cell office:value-type="float" office:value="12.51301">
            <text:p>12.51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8046">
            <text:p>0.5805</text:p>
          </table:table-cell>
          <table:table-cell table:style-name="ce33" table:formula="of:=[.O268]/[.O296]" office:value-type="percentage" office:value="1.02798144015868">
            <text:p>102.8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2.43709">
            <text:p>12.4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744">
            <text:p>744</text:p>
          </table:table-cell>
          <table:table-cell table:style-name="ce33" table:formula="of:=[.O269]/[.O297]" office:value-type="percentage" office:value="1.07514450867052">
            <text:p>107.51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3181.fctrNo</text:p>
          </table:table-cell>
          <table:table-cell office:value-type="float" office:value="12.37742">
            <text:p>12.38</text:p>
          </table:table-cell>
          <table:table-cell table:number-columns-repeated="11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46:.K270])" office:value-type="float" office:value="505.82202">
            <text:p>505.82</text:p>
          </table:table-cell>
          <table:table-cell table:style-name="ce23" table:formula="of:=SUM([.L246:.L270])" office:value-type="float" office:value="2483.26667">
            <text:p>2,483.2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271]/[.K327]" office:value-type="percentage" office:value="0.918668316860706">
            <text:p>91.87%</text:p>
          </table:table-cell>
          <table:table-cell table:style-name="ce24" table:formula="of:=[.L271]/[.L327]" office:value-type="percentage" office:value="0.930073611971691">
            <text:p>93.01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39736">
            <text:p>4.44</text:p>
          </table:table-cell>
          <table:table-cell office:value-type="float" office:value="29.02325">
            <text:p>29.02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466">
            <text:p>466.0000</text:p>
          </table:table-cell>
          <table:table-cell table:style-name="ce33" table:formula="of:=[.O274]/[.O302]" office:value-type="percentage" office:value="0.792517006802721">
            <text:p>79.2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299]/[.B$18]" office:value-type="percentage" office:value="0.944631493098888">
            <text:p>94.46%</text:p>
          </table:table-cell>
          <table:table-cell table:style-name="ce5" table:formula="of:=[.L$299]/[.C$18]" office:value-type="percentage" office:value="1.01441023819101">
            <text:p>101.44%</text:p>
          </table:table-cell>
          <table:table-cell office:value-type="string">
            <text:p>Added Q1*.fctr</text:p>
          </table:table-cell>
          <table:table-cell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Q109244.fctrYes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PKn</text:p>
          </table:table-cell>
          <table:table-cell office:value-type="float" office:value="14.275241">
            <text:p>14.28</text:p>
          </table:table-cell>
          <table:table-cell office:value-type="float" office:value="71.20685">
            <text:p>71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32">
            <text:p>32.0000</text:p>
          </table:table-cell>
          <table:table-cell table:style-name="ce33" table:formula="of:=[.O275]/[.O303]" office:value-type="percentage" office:value="16">
            <text:p>16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office:value-type="float" office:value="66.66565">
            <text:p>66.67</text:p>
          </table:table-cell>
          <table:table-cell office:value-type="string">
            <text:p>Hhold.fctrPKn</text:p>
          </table:table-cell>
          <table:table-cell office:value-type="float" office:value="36.994405">
            <text:p>36.99</text:p>
          </table:table-cell>
          <table:table-cell/>
          <table:table-cell office:value-type="string">
            <text:p>N</text:p>
          </table:table-cell>
          <table:table-cell office:value-type="float" office:value="37.875827">
            <text:p>37.88</text:p>
          </table:table-cell>
          <table:table-cell office:value-type="float" office:value="210.90124">
            <text:p>210.90</text:p>
          </table:table-cell>
          <table:table-cell/>
          <table:table-cell office:value-type="string">
            <text:p>OOBobs errors</text:p>
          </table:table-cell>
          <table:table-cell table:style-name="ce31" table:formula="of:=SUM([.O274:.O275])" office:value-type="float" office:value="498">
            <text:p>498.0000</text:p>
          </table:table-cell>
          <table:table-cell table:style-name="ce33" table:formula="of:=[.O276]/[.O304]" office:value-type="percentage" office:value="0.844067796610169">
            <text:p>84.4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Q109244.fctrNo</text:p>
          </table:table-cell>
          <table:table-cell office:value-type="float" office:value="46.04154">
            <text:p>46.04</text:p>
          </table:table-cell>
          <table:table-cell office:value-type="string">
            <text:p>Q109244.fctrNo</text:p>
          </table:table-cell>
          <table:table-cell office:value-type="float" office:value="33.886874">
            <text:p>33.89</text:p>
          </table:table-cell>
          <table:table-cell/>
          <table:table-cell office:value-type="string">
            <text:p>SKn</text:p>
          </table:table-cell>
          <table:table-cell office:value-type="float" office:value="232.827797">
            <text:p>232.83</text:p>
          </table:table-cell>
          <table:table-cell office:value-type="float" office:value="1104.95451">
            <text:p>1,104.9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191">
            <text:p>1,191.0000</text:p>
          </table:table-cell>
          <table:table-cell table:style-name="ce33" table:formula="of:=[.O277]/[.O305]" office:value-type="percentage" office:value="0.888143176733781">
            <text:p>88.8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Q115611.fctrYes</text:p>
          </table:table-cell>
          <table:table-cell office:value-type="float" office:value="42.3576">
            <text:p>42.36</text:p>
          </table:table-cell>
          <table:table-cell office:value-type="string">
            <text:p>Q115611.fctrYes</text:p>
          </table:table-cell>
          <table:table-cell office:value-type="float" office:value="33.085721">
            <text:p>33.09</text:p>
          </table:table-cell>
          <table:table-cell/>
          <table:table-cell office:value-type="string">
            <text:p>MKn</text:p>
          </table:table-cell>
          <table:table-cell office:value-type="float" office:value="61.957461">
            <text:p>61.96</text:p>
          </table:table-cell>
          <table:table-cell office:value-type="float" office:value="294.14171">
            <text:p>294.14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201">
            <text:p>201.0000</text:p>
          </table:table-cell>
          <table:table-cell table:style-name="ce33" table:formula="of:=[.O278]/[.O306]" office:value-type="percentage" office:value="3.94117647058824">
            <text:p>394.1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13181.fctrYes</text:p>
          </table:table-cell>
          <table:table-cell office:value-type="float" office:value="25.05557">
            <text:p>25.06</text:p>
          </table:table-cell>
          <table:table-cell office:value-type="string">
            <text:p>Q113181.fctrYes</text:p>
          </table:table-cell>
          <table:table-cell office:value-type="float" office:value="25.256848">
            <text:p>25.26</text:p>
          </table:table-cell>
          <table:table-cell/>
          <table:table-cell office:value-type="string">
            <text:p>SKy</text:p>
          </table:table-cell>
          <table:table-cell office:value-type="float" office:value="23.920386">
            <text:p>23.92</text:p>
          </table:table-cell>
          <table:table-cell office:value-type="float" office:value="88.27741">
            <text:p>88.28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279]/[.O30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Q113181.fctrNo</text:p>
          </table:table-cell>
          <table:table-cell office:value-type="float" office:value="23.63294">
            <text:p>23.63</text:p>
          </table:table-cell>
          <table:table-cell office:value-type="string">
            <text:p>Q113181.fctrNo</text:p>
          </table:table-cell>
          <table:table-cell office:value-type="float" office:value="20.012414">
            <text:p>20.01</text:p>
          </table:table-cell>
          <table:table-cell/>
          <table:table-cell office:value-type="string">
            <text:p>MKy</text:p>
          </table:table-cell>
          <table:table-cell office:value-type="float" office:value="132.600733">
            <text:p>132.60</text:p>
          </table:table-cell>
          <table:table-cell office:value-type="float" office:value="715.28313">
            <text:p>715.28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6261026">
            <text:p>0.6261</text:p>
          </table:table-cell>
          <table:table-cell table:style-name="ce33" table:formula="of:=[.O280]/[.O308]" office:value-type="percentage" office:value="1.15716364676733">
            <text:p>115.7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Hhold.fctrMKy</text:p>
          </table:table-cell>
          <table:table-cell office:value-type="float" office:value="18.9961">
            <text:p>19.00</text:p>
          </table:table-cell>
          <table:table-cell office:value-type="string">
            <text:p>Q116881.fctrRight</text:p>
          </table:table-cell>
          <table:table-cell office:value-type="float" office:value="15.718133">
            <text:p>15.72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3187291">
            <text:p>0.3187</text:p>
          </table:table-cell>
          <table:table-cell table:style-name="ce33" table:formula="of:=[.O281]/[.O309]" office:value-type="percentage" office:value="0.736809777800587">
            <text:p>73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16881.fctrRight</text:p>
          </table:table-cell>
          <table:table-cell office:value-type="float" office:value="16.79152">
            <text:p>16.79</text:p>
          </table:table-cell>
          <table:table-cell office:value-type="string">
            <text:p>Q115611.fctrNo</text:p>
          </table:table-cell>
          <table:table-cell office:value-type="float" office:value="15.446845">
            <text:p>15.45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282]/[.O31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Q115611.fctrNo</text:p>
          </table:table-cell>
          <table:table-cell office:value-type="float" office:value="16.73937">
            <text:p>16.74</text:p>
          </table:table-cell>
          <table:table-cell office:value-type="string">
            <text:p>Q101163.fctrMom</text:p>
          </table:table-cell>
          <table:table-cell office:value-type="float" office:value="10.565983">
            <text:p>10.57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283]/[.O31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.L</text:p>
          </table:table-cell>
          <table:table-cell office:value-type="float" office:value="16.3653">
            <text:p>16.37</text:p>
          </table:table-cell>
          <table:table-cell table:number-columns-repeated="7"/>
          <table:table-cell table:style-name="ce7" office:value-type="string">
            <text:p>opt.prob.threshold.fit:glb_fin_mdl</text:p>
          </table:table-cell>
          <table:table-cell office:value-type="float" office:value="0.6">
            <text:p>0.6000</text:p>
          </table:table-cell>
          <table:table-cell table:style-name="ce33" table:formula="of:=[.O284]/[.O312]" office:value-type="percentage" office:value="0.857142857142857">
            <text:p>85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Income.fctr.C</text:p>
          </table:table-cell>
          <table:table-cell office:value-type="float" office:value="16.1089">
            <text:p>16.11</text:p>
          </table:table-cell>
          <table:table-cell table:number-columns-repeated="7"/>
          <table:table-cell office:value-type="string">
            <text:p>max.Accuracy.OOB:glb_sel_mdl</text:p>
          </table:table-cell>
          <table:table-cell office:value-type="float" office:value="0.5553571">
            <text:p>0.5554</text:p>
          </table:table-cell>
          <table:table-cell table:style-name="ce33" table:formula="of:=[.O285]/[.O313]" office:value-type="percentage" office:value="1.17358477966537">
            <text:p>117.3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22771.fctrPt</text:p>
          </table:table-cell>
          <table:table-cell office:value-type="float" office:value="16.01287">
            <text:p>16.01</text:p>
          </table:table-cell>
          <table:table-cell table:number-columns-repeated="7"/>
          <table:table-cell office:value-type="string">
            <text:p>max.Accuracy.fit:glb_sel_mdl</text:p>
          </table:table-cell>
          <table:table-cell office:value-type="float" office:value="0.6218534">
            <text:p>0.6219</text:p>
          </table:table-cell>
          <table:table-cell table:style-name="ce33" table:formula="of:=[.O286]/[.O314]" office:value-type="percentage" office:value="1.10096785850042">
            <text:p>110.1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Edn.fctr^4</text:p>
          </table:table-cell>
          <table:table-cell office:value-type="float" office:value="14.72729">
            <text:p>14.73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6290113">
            <text:p>0.6290</text:p>
          </table:table-cell>
          <table:table-cell table:style-name="ce33" table:formula="of:=[.O287]/[.O315]" office:value-type="percentage" office:value="1.09929246334083">
            <text:p>109.9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Hhold.fctrSKy</text:p>
          </table:table-cell>
          <table:table-cell office:value-type="float" office:value="14.14766">
            <text:p>14.15</text:p>
          </table:table-cell>
          <table:table-cell table:number-columns-repeated="8"/>
          <table:table-cell/>
          <table:table-cell table:style-name="ce33" table:formula="of:=[.O288]/[.O31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9851.fctrNo</text:p>
          </table:table-cell>
          <table:table-cell office:value-type="float" office:value="13.90035">
            <text:p>13.90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289]/[.O31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1163.fctrMom</text:p>
          </table:table-cell>
          <table:table-cell office:value-type="float" office:value="13.86636">
            <text:p>13.87</text:p>
          </table:table-cell>
          <table:table-cell table:number-columns-repeated="8"/>
          <table:table-cell table:style-name="ce26"/>
          <table:table-cell table:style-name="ce33" table:formula="of:=[.O290]/[.O31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0689.fctrYes</text:p>
          </table:table-cell>
          <table:table-cell office:value-type="float" office:value="13.72184">
            <text:p>13.72</text:p>
          </table:table-cell>
          <table:table-cell table:number-columns-repeated="7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291]/[.O31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8232.fctrIdealist</text:p>
          </table:table-cell>
          <table:table-cell office:value-type="float" office:value="13.6243">
            <text:p>13.62</text:p>
          </table:table-cell>
          <table:table-cell table:number-columns-repeated="7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292]/[.O32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office:value-type="string">
            <text:p>Q120379.fctrYes</text:p>
          </table:table-cell>
          <table:table-cell office:value-type="float" office:value="13.46387">
            <text:p>13.46</text:p>
          </table:table-cell>
          <table:table-cell table:number-columns-repeated="3"/>
          <table:table-cell table:style-name="Default"/>
          <table:table-cell table:number-columns-repeated="4"/>
          <table:table-cell/>
          <table:table-cell table:style-name="ce33" table:formula="of:=[.O293]/[.O32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11220.fctrYes</text:p>
          </table:table-cell>
          <table:table-cell office:value-type="float" office:value="13.1107">
            <text:p>13.11</text:p>
          </table:table-cell>
          <table:table-cell table:number-columns-repeated="7"/>
          <table:table-cell office:value-type="string">
            <text:p>Leaderboard sel (Private)</text:p>
          </table:table-cell>
          <table:table-cell office:value-type="float" office:value="0.56178">
            <text:p>0.5618</text:p>
          </table:table-cell>
          <table:table-cell table:style-name="ce33" table:formula="of:=[.O294]/[.O322]" office:value-type="percentage" office:value="1.20677951538065">
            <text:p>120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Q101163.fctrDad</text:p>
          </table:table-cell>
          <table:table-cell office:value-type="float" office:value="11.65703">
            <text:p>11.66</text:p>
          </table:table-cell>
          <table:table-cell table:number-columns-repeated="7"/>
          <table:table-cell office:value-type="string">
            <text:p>Leaderboard sel (Private) Rank</text:p>
          </table:table-cell>
          <table:table-cell table:style-name="ce7" office:value-type="float" office:value="692">
            <text:p>692</text:p>
          </table:table-cell>
          <table:table-cell table:style-name="ce33" table:formula="of:=[.O295]/[.O323]" office:value-type="percentage" office:value="0.991404011461318">
            <text:p>99.14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0740.fctrPC</text:p>
          </table:table-cell>
          <table:table-cell office:value-type="float" office:value="11.64944">
            <text:p>11.65</text:p>
          </table:table-cell>
          <table:table-cell table:number-columns-repeated="7"/>
          <table:table-cell office:value-type="string">
            <text:p>Leaderboard fin (Private)</text:p>
          </table:table-cell>
          <table:table-cell office:value-type="float" office:value="0.56466">
            <text:p>0.5647</text:p>
          </table:table-cell>
          <table:table-cell table:style-name="ce33" table:formula="of:=[.O296]/[.O324]" office:value-type="percentage" office:value="1.18374876836964">
            <text:p>118.3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Q115899.fctrCircumstances</text:p>
          </table:table-cell>
          <table:table-cell office:value-type="float" office:value="11.14238">
            <text:p>11.14</text:p>
          </table:table-cell>
          <table:table-cell table:number-columns-repeated="7"/>
          <table:table-cell office:value-type="string">
            <text:p>Leaderboard fin (Private) Rank</text:p>
          </table:table-cell>
          <table:table-cell table:style-name="ce7" office:value-type="float" office:value="692">
            <text:p>692</text:p>
          </table:table-cell>
          <table:table-cell table:style-name="ce33" table:formula="of:=[.O297]/[.O325]" office:value-type="percentage" office:value="0.991404011461318">
            <text:p>99.14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274:.K298])" office:value-type="float" office:value="507.897181">
            <text:p>507.90</text:p>
          </table:table-cell>
          <table:table-cell table:style-name="ce23" table:formula="of:=SUM([.L274:.L298])" office:value-type="float" office:value="2513.7881">
            <text:p>2,513.79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4" table:formula="of:=[.K299]/[.K355]" office:value-type="percentage" office:value="0.923435209171617">
            <text:p>92.34%</text:p>
          </table:table-cell>
          <table:table-cell table:style-name="ce24" table:formula="of:=[.L299]/[.L355]" office:value-type="percentage" office:value="0.928504274661774">
            <text:p>92.8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Q12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531583">
            <text:p>4.53</text:p>
          </table:table-cell>
          <table:table-cell office:value-type="float" office:value="30.23993">
            <text:p>30.2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88">
            <text:p>588.0000</text:p>
          </table:table-cell>
          <table:table-cell table:style-name="ce33" table:formula="of:=[.O302]/[.O330]" office:value-type="percentage" office:value="0.993243243243243">
            <text:p>99.32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327]/[.B$18]" office:value-type="percentage" office:value="1.02406049097304">
            <text:p>102.41%</text:p>
          </table:table-cell>
          <table:table-cell table:style-name="ce5" table:formula="of:=[.L$327]/[.C$18]" office:value-type="percentage" office:value="1.07743478979519">
            <text:p>107.74%</text:p>
          </table:table-cell>
          <table:table-cell office:value-type="string">
            <text:p>Added Q12*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6.836185">
            <text:p>146.84</text:p>
          </table:table-cell>
          <table:table-cell office:value-type="float" office:value="771.33065">
            <text:p>771.33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2">
            <text:p>2.0000</text:p>
          </table:table-cell>
          <table:table-cell table:style-name="ce33" table:formula="of:=[.O303]/[.O33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MKy</text:p>
          </table:table-cell>
          <table:table-cell office:value-type="float" office:value="39.4812407">
            <text:p>39.48</text:p>
          </table:table-cell>
          <table:table-cell office:value-type="string">
            <text:p>YOB.Age.fctr.L</text:p>
          </table:table-cell>
          <table:table-cell office:value-type="float" office:value="44.061742">
            <text:p>44.06</text:p>
          </table:table-cell>
          <table:table-cell/>
          <table:table-cell office:value-type="string">
            <text:p>MKn</text:p>
          </table:table-cell>
          <table:table-cell office:value-type="float" office:value="66.962716">
            <text:p>66.96</text:p>
          </table:table-cell>
          <table:table-cell office:value-type="float" office:value="317.22516">
            <text:p>317.23</text:p>
          </table:table-cell>
          <table:table-cell/>
          <table:table-cell office:value-type="string">
            <text:p>OOBobs errors</text:p>
          </table:table-cell>
          <table:table-cell table:style-name="ce31" table:formula="of:=SUM([.O302:.O303])" office:value-type="float" office:value="590">
            <text:p>590.0000</text:p>
          </table:table-cell>
          <table:table-cell table:style-name="ce33" table:formula="of:=[.O304]/[.O332]" office:value-type="percentage" office:value="0.996621621621622">
            <text:p>99.6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37.9735395">
            <text:p>37.97</text:p>
          </table:table-cell>
          <table:table-cell office:value-type="string">
            <text:p>Hhold.fctrMKy</text:p>
          </table:table-cell>
          <table:table-cell office:value-type="float" office:value="37.624158">
            <text:p>37.62</text:p>
          </table:table-cell>
          <table:table-cell/>
          <table:table-cell office:value-type="string">
            <text:p>SKn</text:p>
          </table:table-cell>
          <table:table-cell office:value-type="float" office:value="251.43752">
            <text:p>251.44</text:p>
          </table:table-cell>
          <table:table-cell office:value-type="float" office:value="1166.01651">
            <text:p>1,166.02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41">
            <text:p>1,341.0000</text:p>
          </table:table-cell>
          <table:table-cell table:style-name="ce33" table:formula="of:=[.O305]/[.O333]" office:value-type="percentage" office:value="0.963362068965517">
            <text:p>96.3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Q121699.fctrNo</text:p>
          </table:table-cell>
          <table:table-cell office:value-type="float" office:value="20.9620573">
            <text:p>20.96</text:p>
          </table:table-cell>
          <table:table-cell office:value-type="string">
            <text:p>Q122771.fctrPt</text:p>
          </table:table-cell>
          <table:table-cell office:value-type="float" office:value="32.302247">
            <text:p>32.30</text:p>
          </table:table-cell>
          <table:table-cell/>
          <table:table-cell office:value-type="string">
            <text:p>N</text:p>
          </table:table-cell>
          <table:table-cell office:value-type="float" office:value="40.577874">
            <text:p>40.58</text:p>
          </table:table-cell>
          <table:table-cell office:value-type="float" office:value="219.21087">
            <text:p>219.21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51">
            <text:p>51.0000</text:p>
          </table:table-cell>
          <table:table-cell table:style-name="ce33" table:formula="of:=[.O306]/[.O33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Q120379.fctrYes</text:p>
          </table:table-cell>
          <table:table-cell office:value-type="float" office:value="20.5232351">
            <text:p>20.52</text:p>
          </table:table-cell>
          <table:table-cell office:value-type="string">
            <text:p>Gender.fctrM</text:p>
          </table:table-cell>
          <table:table-cell office:value-type="float" office:value="32.065984">
            <text:p>32.07</text:p>
          </table:table-cell>
          <table:table-cell/>
          <table:table-cell office:value-type="string">
            <text:p>SKy</text:p>
          </table:table-cell>
          <table:table-cell office:value-type="float" office:value="25.846997">
            <text:p>25.85</text:p>
          </table:table-cell>
          <table:table-cell office:value-type="float" office:value="93.07221">
            <text:p>93.07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07]/[.O33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Q122771.fctrPt</text:p>
          </table:table-cell>
          <table:table-cell office:value-type="float" office:value="12.5540839">
            <text:p>12.55</text:p>
          </table:table-cell>
          <table:table-cell office:value-type="string">
            <text:p>Q121699.fctrYes</text:p>
          </table:table-cell>
          <table:table-cell office:value-type="float" office:value="25.179511">
            <text:p>25.18</text:p>
          </table:table-cell>
          <table:table-cell/>
          <table:table-cell office:value-type="string">
            <text:p>PKn</text:p>
          </table:table-cell>
          <table:table-cell office:value-type="float" office:value="14.410657">
            <text:p>14.41</text:p>
          </table:table-cell>
          <table:table-cell office:value-type="float" office:value="72.87255">
            <text:p>72.8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410666">
            <text:p>0.5411</text:p>
          </table:table-cell>
          <table:table-cell table:style-name="ce33" table:formula="of:=[.O308]/[.O336]" office:value-type="percentage" office:value="1.0187045781463">
            <text:p>101.8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Q120379.fctrNo</text:p>
          </table:table-cell>
          <table:table-cell office:value-type="float" office:value="12.1529816">
            <text:p>12.15</text:p>
          </table:table-cell>
          <table:table-cell office:value-type="string">
            <text:p>Q120379.fctrYes</text:p>
          </table:table-cell>
          <table:table-cell office:value-type="float" office:value="24.305496">
            <text:p>24.31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325799">
            <text:p>0.4326</text:p>
          </table:table-cell>
          <table:table-cell table:style-name="ce33" table:formula="of:=[.O309]/[.O337]" office:value-type="percentage" office:value="0.977683992697993">
            <text:p>97.7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Edn.fctr^7</text:p>
          </table:table-cell>
          <table:table-cell office:value-type="float" office:value="11.7567265">
            <text:p>11.76</text:p>
          </table:table-cell>
          <table:table-cell office:value-type="string">
            <text:p>Gender.fctrF</text:p>
          </table:table-cell>
          <table:table-cell office:value-type="float" office:value="23.739044">
            <text:p>23.74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10]/[.O338]" office:value-type="percentage" office:value="0.777777777777778">
            <text:p>77.7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Q122120.fctrYes</text:p>
          </table:table-cell>
          <table:table-cell office:value-type="float" office:value="23.524745">
            <text:p>23.52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311]/[.O339]" office:value-type="percentage" office:value="0.857142857142857">
            <text:p>85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23.059724">
            <text:p>23.06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312]/[.O34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Q120472.fctrScience</text:p>
          </table:table-cell>
          <table:table-cell office:value-type="float" office:value="21.07523">
            <text:p>21.08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32143">
            <text:p>0.4732</text:p>
          </table:table-cell>
          <table:table-cell table:style-name="ce33" table:formula="of:=[.O313]/[.O341]" office:value-type="percentage" office:value="1.00378784825528">
            <text:p>100.3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2"/>
          <table:table-cell office:value-type="string">
            <text:p>Q120194.fctrStudy</text:p>
          </table:table-cell>
          <table:table-cell office:value-type="float" office:value="20.216945">
            <text:p>20.22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48243">
            <text:p>0.5648</text:p>
          </table:table-cell>
          <table:table-cell table:style-name="ce33" table:formula="of:=[.O314]/[.O342]" office:value-type="percentage" office:value="1.00319737645333">
            <text:p>100.3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YOB.Age.fctr.Q</text:p>
          </table:table-cell>
          <table:table-cell office:value-type="float" office:value="19.567105">
            <text:p>19.57</text:p>
          </table:table-cell>
          <table:table-cell table:number-columns-repeated="5"/>
          <table:table-cell office:value-type="string">
            <text:p>max.Accuracy.fit:glb_fin_mdl</text:p>
          </table:table-cell>
          <table:table-cell office:value-type="float" office:value="0.5721965">
            <text:p>0.5722</text:p>
          </table:table-cell>
          <table:table-cell table:style-name="ce33" table:formula="of:=[.O315]/[.O343]" office:value-type="percentage" office:value="1.02300908466945">
            <text:p>102.3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YOB.Age.fctr^8</text:p>
          </table:table-cell>
          <table:table-cell office:value-type="float" office:value="19.123153">
            <text:p>19.12</text:p>
          </table:table-cell>
          <table:table-cell table:number-columns-repeated="6"/>
          <table:table-cell/>
          <table:table-cell table:style-name="ce33" table:formula="of:=[.O316]/[.O34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Q120379.fctrNo</text:p>
          </table:table-cell>
          <table:table-cell office:value-type="float" office:value="18.740199">
            <text:p>18.74</text:p>
          </table:table-cell>
          <table:table-cell table:number-columns-repeated="5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317]/[.O34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Edn.fctr^7</text:p>
          </table:table-cell>
          <table:table-cell office:value-type="float" office:value="18.720524">
            <text:p>18.72</text:p>
          </table:table-cell>
          <table:table-cell table:number-columns-repeated="6"/>
          <table:table-cell table:style-name="ce26"/>
          <table:table-cell table:style-name="ce33" table:formula="of:=[.O318]/[.O34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Edn.fctr^4</text:p>
          </table:table-cell>
          <table:table-cell office:value-type="float" office:value="18.103445">
            <text:p>18.10</text:p>
          </table:table-cell>
          <table:table-cell table:number-columns-repeated="5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19]/[.O34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Hhold.fctrSKn</text:p>
          </table:table-cell>
          <table:table-cell office:value-type="float" office:value="16.02878">
            <text:p>16.03</text:p>
          </table:table-cell>
          <table:table-cell table:number-columns-repeated="5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320]/[.O34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2"/>
          <table:table-cell office:value-type="string">
            <text:p>Edn.fctr.L</text:p>
          </table:table-cell>
          <table:table-cell office:value-type="float" office:value="14.082753">
            <text:p>14.08</text:p>
          </table:table-cell>
          <table:table-cell/>
          <table:table-cell table:style-name="Default"/>
          <table:table-cell table:number-columns-repeated="4"/>
          <table:table-cell/>
          <table:table-cell table:style-name="ce33" table:formula="of:=[.O321]/[.O34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Hhold.fctrSKy</text:p>
          </table:table-cell>
          <table:table-cell office:value-type="float" office:value="13.769472">
            <text:p>13.77</text:p>
          </table:table-cell>
          <table:table-cell table:number-columns-repeated="5"/>
          <table:table-cell office:value-type="string">
            <text:p>Leaderboard sel (Private)</text:p>
          </table:table-cell>
          <table:table-cell office:value-type="float" office:value="0.46552">
            <text:p>0.4655</text:p>
          </table:table-cell>
          <table:table-cell table:style-name="ce33" table:formula="of:=[.O322]/[.O350]" office:value-type="percentage" office:value="1.00934498384684">
            <text:p>100.9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2"/>
          <table:table-cell office:value-type="string">
            <text:p>YOB.Age.fctr^7</text:p>
          </table:table-cell>
          <table:table-cell office:value-type="float" office:value="13.266507">
            <text:p>13.27</text:p>
          </table:table-cell>
          <table:table-cell table:number-columns-repeated="5"/>
          <table:table-cell office:value-type="string">
            <text:p>Leaderboard sel (Private) Rank</text:p>
          </table:table-cell>
          <table:table-cell table:style-name="ce7" office:value-type="float" office:value="698">
            <text:p>698</text:p>
          </table:table-cell>
          <table:table-cell table:style-name="ce33" table:formula="of:=[.O323]/[.O35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Income.fctr.Q</text:p>
          </table:table-cell>
          <table:table-cell office:value-type="float" office:value="13.211762">
            <text:p>13.21</text:p>
          </table:table-cell>
          <table:table-cell table:number-columns-repeated="5"/>
          <table:table-cell office:value-type="string">
            <text:p>Leaderboard fin (Private)</text:p>
          </table:table-cell>
          <table:table-cell office:value-type="float" office:value="0.47701">
            <text:p>0.4770</text:p>
          </table:table-cell>
          <table:table-cell table:style-name="ce33" table:formula="of:=[.O324]/[.O352]" office:value-type="percentage" office:value="1.03425771340604">
            <text:p>103.43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014.fctrYes</text:p>
          </table:table-cell>
          <table:table-cell office:value-type="float" office:value="13.010904">
            <text:p>13.01</text:p>
          </table:table-cell>
          <table:table-cell table:number-columns-repeated="5"/>
          <table:table-cell office:value-type="string">
            <text:p>Leaderboard fin (Private) Rank</text:p>
          </table:table-cell>
          <table:table-cell table:style-name="ce7" office:value-type="float" office:value="698">
            <text:p>698</text:p>
          </table:table-cell>
          <table:table-cell table:style-name="ce33" table:formula="of:=[.O325]/[.O353]" office:value-type="percentage" office:value="0">
            <text:p>#DIV/0!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6"/>
          <table:table-cell office:value-type="string">
            <text:p>Q120650.fctrYes</text:p>
          </table:table-cell>
          <table:table-cell office:value-type="float" office:value="12.998758">
            <text:p>13.00</text:p>
          </table:table-cell>
          <table:table-cell table:number-columns-repeated="9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office:value-type="string">
            <text:p>Q124122.fctrYes</text:p>
          </table:table-cell>
          <table:table-cell office:value-type="float" office:value="12.142307">
            <text:p>12.14</text:p>
          </table:table-cell>
          <table:table-cell/>
          <table:table-cell table:style-name="ce22" office:value-type="string">
            <text:p>Total</text:p>
          </table:table-cell>
          <table:table-cell table:style-name="ce23" table:formula="of:=SUM([.K302:.K326])" office:value-type="float" office:value="550.603532">
            <text:p>550.60</text:p>
          </table:table-cell>
          <table:table-cell table:style-name="ce23" table:formula="of:=SUM([.L302:.L326])" office:value-type="float" office:value="2669.96788">
            <text:p>2,669.97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office:value-type="string">
            <text:p>YOB.Age.fctr^6</text:p>
          </table:table-cell>
          <table:table-cell office:value-type="float" office:value="11.865668">
            <text:p>11.87</text:p>
          </table:table-cell>
          <table:table-cell table:number-columns-repeated="2"/>
          <table:table-cell table:style-name="ce24" table:formula="of:=[.K327]/[.K383]" office:value-type="percentage" office:value="0.994011403147678">
            <text:p>99.40%</text:p>
          </table:table-cell>
          <table:table-cell table:style-name="ce24" table:formula="of:=[.L327]/[.L383]" office:value-type="percentage" office:value="0.980771951306812">
            <text:p>98.08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Edn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667194">
            <text:p>4.67</text:p>
          </table:table-cell>
          <table:table-cell office:value-type="float" office:value="29.83736">
            <text:p>29.8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2">
            <text:p>592.0000</text:p>
          </table:table-cell>
          <table:table-cell table:style-name="ce33" table:formula="of:=[.O330]/[.O358]" office:value-type="percentage" office:value="0.996632996632997">
            <text:p>99.6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355]/[.B$18]" office:value-type="percentage" office:value="1.02295373158479">
            <text:p>102.30%</text:p>
          </table:table-cell>
          <table:table-cell table:style-name="ce5" table:formula="of:=[.L$355]/[.C$18]" office:value-type="percentage" office:value="1.09252080563714">
            <text:p>109.25%</text:p>
          </table:table-cell>
          <table:table-cell office:value-type="string">
            <text:p>Added Edn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41.781743">
            <text:p>41.78</text:p>
          </table:table-cell>
          <table:table-cell office:value-type="float" office:value="223.20785">
            <text:p>223.21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331]/[.O35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41.866817">
            <text:p>41.87</text:p>
          </table:table-cell>
          <table:table-cell office:value-type="string">
            <text:p>Hhold.fctrMKy</text:p>
          </table:table-cell>
          <table:table-cell office:value-type="float" office:value="49.049203">
            <text:p>49.05</text:p>
          </table:table-cell>
          <table:table-cell/>
          <table:table-cell office:value-type="string">
            <text:p>MKy</text:p>
          </table:table-cell>
          <table:table-cell office:value-type="float" office:value="147.302649">
            <text:p>147.30</text:p>
          </table:table-cell>
          <table:table-cell office:value-type="float" office:value="781.46499">
            <text:p>781.46</text:p>
          </table:table-cell>
          <table:table-cell/>
          <table:table-cell office:value-type="string">
            <text:p>OOBobs errors</text:p>
          </table:table-cell>
          <table:table-cell table:style-name="ce32" table:formula="of:=SUM([.O330:.O331])" office:value-type="float" office:value="592">
            <text:p>592.0000</text:p>
          </table:table-cell>
          <table:table-cell table:style-name="ce33" table:formula="of:=[.O332]/[.O360]" office:value-type="percentage" office:value="0.996632996632997">
            <text:p>99.6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office:value-type="string">
            <text:p>Added Hhold.Fctr</text:p>
          </table:table-cell>
          <table:table-cell office:value-type="string">
            <text:p>Hhold.fctrMKy</text:p>
          </table:table-cell>
          <table:table-cell office:value-type="float" office:value="39.090155">
            <text:p>39.09</text:p>
          </table:table-cell>
          <table:table-cell office:value-type="string">
            <text:p>Gender.fctrM</text:p>
          </table:table-cell>
          <table:table-cell office:value-type="float" office:value="44.301535">
            <text:p>44.30</text:p>
          </table:table-cell>
          <table:table-cell/>
          <table:table-cell office:value-type="string">
            <text:p>SKy</text:p>
          </table:table-cell>
          <table:table-cell office:value-type="float" office:value="26.100065">
            <text:p>26.10</text:p>
          </table:table-cell>
          <table:table-cell office:value-type="float" office:value="94.96232">
            <text:p>94.96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333]/[.O361]" office:value-type="percentage" office:value="1.01310043668122">
            <text:p>101.3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YOB.Age.fctr.L</text:p>
          </table:table-cell>
          <table:table-cell office:value-type="float" office:value="37.534904">
            <text:p>37.53</text:p>
          </table:table-cell>
          <table:table-cell office:value-type="string">
            <text:p>YOB.Age.fctr.L</text:p>
          </table:table-cell>
          <table:table-cell office:value-type="float" office:value="36.608634">
            <text:p>36.61</text:p>
          </table:table-cell>
          <table:table-cell/>
          <table:table-cell office:value-type="string">
            <text:p>MKn</text:p>
          </table:table-cell>
          <table:table-cell office:value-type="float" office:value="66.900097">
            <text:p>66.90</text:p>
          </table:table-cell>
          <table:table-cell office:value-type="float" office:value="321.24969">
            <text:p>321.25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334]/[.O362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Edn.fctr^7</text:p>
          </table:table-cell>
          <table:table-cell office:value-type="float" office:value="26.378912">
            <text:p>26.38</text:p>
          </table:table-cell>
          <table:table-cell office:value-type="string">
            <text:p>Edn.fctr.L</text:p>
          </table:table-cell>
          <table:table-cell office:value-type="float" office:value="24.420631">
            <text:p>24.42</text:p>
          </table:table-cell>
          <table:table-cell/>
          <table:table-cell office:value-type="string">
            <text:p>PKn</text:p>
          </table:table-cell>
          <table:table-cell office:value-type="float" office:value="14.649564">
            <text:p>14.65</text:p>
          </table:table-cell>
          <table:table-cell office:value-type="float" office:value="73.42601">
            <text:p>73.4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35]/[.O36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Edn.fctr^4</text:p>
          </table:table-cell>
          <table:table-cell office:value-type="float" office:value="24.161305">
            <text:p>24.16</text:p>
          </table:table-cell>
          <table:table-cell office:value-type="string">
            <text:p>Gender.fctrF</text:p>
          </table:table-cell>
          <table:table-cell office:value-type="float" office:value="19.032192">
            <text:p>19.03</text:p>
          </table:table-cell>
          <table:table-cell/>
          <table:table-cell office:value-type="string">
            <text:p>SKn</text:p>
          </table:table-cell>
          <table:table-cell office:value-type="float" office:value="248.607152">
            <text:p>248.61</text:p>
          </table:table-cell>
          <table:table-cell office:value-type="float" office:value="1183.20399">
            <text:p>1,183.20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31132">
            <text:p>0.5311</text:p>
          </table:table-cell>
          <table:table-cell table:style-name="ce33" table:formula="of:=[.O336]/[.O364]" office:value-type="percentage" office:value="1.0276244248378">
            <text:p>102.7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Hhold.fctrSKy</text:p>
          </table:table-cell>
          <table:table-cell office:value-type="float" office:value="21.317598">
            <text:p>21.32</text:p>
          </table:table-cell>
          <table:table-cell office:value-type="string">
            <text:p>Income.fctr.C</text:p>
          </table:table-cell>
          <table:table-cell office:value-type="float" office:value="18.561266">
            <text:p>18.56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424537">
            <text:p>0.4425</text:p>
          </table:table-cell>
          <table:table-cell table:style-name="ce33" table:formula="of:=[.O337]/[.O365]" office:value-type="percentage" office:value="1.0016809625837">
            <text:p>100.1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19.737518">
            <text:p>19.74</text:p>
          </table:table-cell>
          <table:table-cell office:value-type="string">
            <text:p>Edn.fctr^7</text:p>
          </table:table-cell>
          <table:table-cell office:value-type="float" office:value="16.882174">
            <text:p>16.88</text:p>
          </table:table-cell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9">
            <text:p>0.9000</text:p>
          </table:table-cell>
          <table:table-cell table:style-name="ce33" table:formula="of:=[.O338]/[.O366]" office:value-type="percentage" office:value="1.28571428571429">
            <text:p>128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YOB.Age.fctr^4</text:p>
          </table:table-cell>
          <table:table-cell office:value-type="float" office:value="13.069366">
            <text:p>13.07</text:p>
          </table:table-cell>
          <table:table-cell office:value-type="string">
            <text:p>YOB.Age.fctr^8</text:p>
          </table:table-cell>
          <table:table-cell office:value-type="float" office:value="14.287784">
            <text:p>14.29</text:p>
          </table:table-cell>
          <table:table-cell table:number-columns-repeated="5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3" table:formula="of:=[.O339]/[.O367]" office:value-type="percentage" office:value="1.16666666666667">
            <text:p>116.6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 office:value-type="string">
            <text:p>Hhold.fctrSKn</text:p>
          </table:table-cell>
          <table:table-cell office:value-type="float" office:value="12.779136">
            <text:p>12.78</text:p>
          </table:table-cell>
          <table:table-cell office:value-type="string">
            <text:p>Edn.fctr^4</text:p>
          </table:table-cell>
          <table:table-cell office:value-type="float" office:value="13.770095">
            <text:p>13.77</text:p>
          </table:table-cell>
          <table:table-cell table:number-columns-repeated="5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340]/[.O36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^8</text:p>
          </table:table-cell>
          <table:table-cell office:value-type="float" office:value="12.186236">
            <text:p>12.19</text:p>
          </table:table-cell>
          <table:table-cell office:value-type="string">
            <text:p>Income.fctr.Q</text:p>
          </table:table-cell>
          <table:table-cell office:value-type="float" office:value="11.0549">
            <text:p>11.05</text:p>
          </table:table-cell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4714286">
            <text:p>0.4714</text:p>
          </table:table-cell>
          <table:table-cell table:style-name="ce33" table:formula="of:=[.O341]/[.O369]" office:value-type="percentage" office:value="1.0038022506036">
            <text:p>100.3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Edn.fctr.L</text:p>
          </table:table-cell>
          <table:table-cell office:value-type="float" office:value="11.940077">
            <text:p>11.94</text:p>
          </table:table-cell>
          <table:table-cell office:value-type="string">
            <text:p>Hhold.fctrMKn</text:p>
          </table:table-cell>
          <table:table-cell office:value-type="float" office:value="10.977871">
            <text:p>10.98</text:p>
          </table:table-cell>
          <table:table-cell table:number-columns-repeated="5"/>
          <table:table-cell office:value-type="string">
            <text:p>max.Accuracy.fit:glb_sel_mdl</text:p>
          </table:table-cell>
          <table:table-cell office:value-type="float" office:value="0.5630241">
            <text:p>0.5630</text:p>
          </table:table-cell>
          <table:table-cell table:style-name="ce33" table:formula="of:=[.O342]/[.O370]" office:value-type="percentage" office:value="1.00886057032765">
            <text:p>100.8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.Q</text:p>
          </table:table-cell>
          <table:table-cell office:value-type="float" office:value="11.654845">
            <text:p>11.65</text:p>
          </table:table-cell>
          <table:table-cell table:number-columns-repeated="7"/>
          <table:table-cell office:value-type="string">
            <text:p>max.Accuracy.fit:glb_fin_mdl</text:p>
          </table:table-cell>
          <table:table-cell office:value-type="float" office:value="0.5593269">
            <text:p>0.5593</text:p>
          </table:table-cell>
          <table:table-cell table:style-name="ce33" table:formula="of:=[.O343]/[.O371]" office:value-type="percentage" office:value="0.996588279167425">
            <text:p>99.6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^6</text:p>
          </table:table-cell>
          <table:table-cell office:value-type="float" office:value="10.714301">
            <text:p>10.71</text:p>
          </table:table-cell>
          <table:table-cell table:number-columns-repeated="8"/>
          <table:table-cell/>
          <table:table-cell table:style-name="ce33" table:formula="of:=[.O344]/[.O37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Income.fctr.Q</text:p>
          </table:table-cell>
          <table:table-cell office:value-type="float" office:value="10.282452">
            <text:p>10.28</text:p>
          </table:table-cell>
          <table:table-cell table:number-columns-repeated="7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345]/[.O37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346]/[.O37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47]/[.O37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348]/[.O37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349]/[.O37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350]/[.O378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3" table:formula="of:=[.O351]/[.O37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352]/[.O380]" office:value-type="percentage" office:value="0.990741536346451">
            <text:p>99.07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/>
          <table:table-cell table:style-name="ce33" table:formula="of:=[.O353]/[.O381]" office:value-type="percentage" office:value="0">
            <text:p>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30:.K354])" office:value-type="float" office:value="550.008464">
            <text:p>550.01</text:p>
          </table:table-cell>
          <table:table-cell table:style-name="ce23" table:formula="of:=SUM([.L330:.L354])" office:value-type="float" office:value="2707.35221">
            <text:p>2,707.35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table:formula="of:=[.D$358]" office:value-type="string" office:string-value="Votes_Hhold">
            <text:p>Votes_Hhold</text:p>
          </table:table-cell>
          <table:table-cell table:style-name="ce7" table:number-columns-repeated="2"/>
          <table:table-cell table:number-columns-repeated="4"/>
          <table:table-cell table:style-name="ce25" table:formula="of:=[.K355]/[.K383]" office:value-type="percentage" office:value="0.992937119487528">
            <text:p>99.29%</text:p>
          </table:table-cell>
          <table:table-cell table:style-name="ce25" table:formula="of:=[.L355]/[.L383]" office:value-type="percentage" office:value="0.994504514367607">
            <text:p>99.45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33" table:formula="of:=[.O358]/[.O386]" office:value-type="percentage" office:value="1.00507614213198">
            <text:p>100.51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383]/[.B$18]" office:value-type="percentage" office:value="1.03023012384989">
            <text:p>103.02%</text:p>
          </table:table-cell>
          <table:table-cell table:style-name="ce5" table:formula="of:=[.L$383]/[.C$18]" office:value-type="percentage" office:value="1.09855791487469">
            <text:p>109.86%</text:p>
          </table:table-cell>
          <table:table-cell office:value-type="string">
            <text:p>GlbFeatsCategory:Hhold.fctr</text:p>
          </table:table-cell>
          <table:table-cell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Hhold.fctrPKn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359]/[.O38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32" table:formula="of:=SUM([.O358:.O359])" office:value-type="float" office:value="594">
            <text:p>594.0000</text:p>
          </table:table-cell>
          <table:table-cell table:style-name="ce33" table:formula="of:=[.O360]/[.O388]" office:value-type="percentage" office:value="1.00507614213198">
            <text:p>100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33" table:formula="of:=[.O361]/[.O389]" office:value-type="percentage" office:value="0.987068965517241">
            <text:p>98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33" table:formula="of:=[.O362]/[.O39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 table:formula="of:=[.O363]/[.O39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33" table:formula="of:=[.O364]/[.O392]" office:value-type="percentage" office:value="1.03513958398882">
            <text:p>103.5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33" table:formula="of:=[.O365]/[.O393]" office:value-type="percentage" office:value="0.871978725600958">
            <text:p>87.2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66]/[.O39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33" table:formula="of:=[.O367]/[.O395]" office:value-type="percentage" office:value="0.857142857142857">
            <text:p>85.71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368]/[.O39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33" table:formula="of:=[.O369]/[.O397]" office:value-type="percentage" office:value="0.998326637687512">
            <text:p>99.8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33" table:formula="of:=[.O370]/[.O398]" office:value-type="percentage" office:value="0.997544565413818">
            <text:p>99.7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33" table:formula="of:=[.O371]/[.O399]" office:value-type="percentage" office:value="1.02581828610052">
            <text:p>102.5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/>
          <table:table-cell table:style-name="ce33" table:formula="of:=[.O372]/[.O40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373]/[.O40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374]/[.O40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375]/[.O40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376]/[.O40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377]/[.O40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378]/[.O40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/>
          <table:table-cell table:style-name="ce33" table:formula="of:=[.O379]/[.O407]" office:value-type="percentage" office:value="0">
            <text:p>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33" table:formula="of:=[.O380]/[.O408]" office:value-type="percentage" office:value="1.00934498384684">
            <text:p>100.93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678">
            <text:p>678</text:p>
          </table:table-cell>
          <table:table-cell table:style-name="ce33" table:formula="of:=[.O381]/[.O409]" office:value-type="percentage" office:value="2">
            <text:p>2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58:.K382])" office:value-type="float" office:value="553.92074">
            <text:p>553.92</text:p>
          </table:table-cell>
          <table:table-cell table:style-name="ce23" table:formula="of:=SUM([.L358:.L382])" office:value-type="float" office:value="2722.31264">
            <text:p>2,722.31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table:formula="of:=[.D412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5" table:formula="of:=[.K383]/[.K411]" office:value-type="percentage" office:value="0.99513126141432">
            <text:p>99.51%</text:p>
          </table:table-cell>
          <table:table-cell table:style-name="ce25" table:formula="of:=[.L383]/[.L411]" office:value-type="percentage" office:value="0.992264969083889">
            <text:p>99.2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 table:formula="of:=[.O386]/[.O414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11]/[.B$18]" office:value-type="percentage" office:value="1.0352705856971">
            <text:p>103.53%</text:p>
          </table:table-cell>
          <table:table-cell table:style-name="ce5" table:formula="of:=[.L$411]/[.C$18]" office:value-type="percentage" office:value="1.10712153416938">
            <text:p>110.71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387]/[.O41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32" table:formula="of:=SUM([.O386:.O387])" office:value-type="float" office:value="591">
            <text:p>591.0000</text:p>
          </table:table-cell>
          <table:table-cell table:style-name="ce33" table:formula="of:=[.O388]/[.O41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389]/[.O41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390]/[.O41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 table:formula="of:=[.O391]/[.O41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33" table:formula="of:=[.O392]/[.O420]" office:value-type="percentage" office:value="0.981889537090314">
            <text:p>98.1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33" table:formula="of:=[.O393]/[.O421]" office:value-type="percentage" office:value="1.01617292848923">
            <text:p>101.6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394]/[.O42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3" table:formula="of:=[.O395]/[.O42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396]/[.O42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3" table:formula="of:=[.O397]/[.O42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33" table:formula="of:=[.O398]/[.O426]" office:value-type="percentage" office:value="0.989941909671122">
            <text:p>98.99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33" table:formula="of:=[.O399]/[.O427]" office:value-type="percentage" office:value="0.994562153760856">
            <text:p>99.4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/>
          <table:table-cell table:style-name="ce33" table:formula="of:=[.O400]/[.O42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01]/[.O42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 table:formula="of:=[.O402]/[.O43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03]/[.O43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04]/[.O43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 table:formula="of:=[.O405]/[.O433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406]/[.O43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07]/[.O43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408]/[.O43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09]/[.O437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386:.K410])" office:value-type="float" office:value="556.63083">
            <text:p>556.63</text:p>
          </table:table-cell>
          <table:table-cell table:style-name="ce23" table:formula="of:=SUM([.L386:.L410])" office:value-type="float" office:value="2743.53396">
            <text:p>2,743.5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table:formula="of:=[.D414]" office:value-type="string" office:string-value="Votes_Gender">
            <text:p>Votes_Gender</text:p>
          </table:table-cell>
          <table:table-cell table:style-name="ce7" table:number-columns-repeated="2"/>
          <table:table-cell table:number-columns-repeated="4"/>
          <table:table-cell table:style-name="ce25" table:formula="of:=[.K411]/[.K439]" office:value-type="percentage" office:value="1.00033377955885">
            <text:p>100.03%</text:p>
          </table:table-cell>
          <table:table-cell table:style-name="ce25" table:formula="of:=[.L411]/[.L439]" office:value-type="percentage" office:value="1.00118175572008">
            <text:p>100.12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3" table:formula="of:=[.O414]/[.O443]" office:value-type="percentage" office:value="0.991610738255034">
            <text:p>99.16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39]/[.B$18]" office:value-type="percentage" office:value="1.03492514883748">
            <text:p>103.49%</text:p>
          </table:table-cell>
          <table:table-cell table:style-name="ce5" table:formula="of:=[.L$439]/[.C$18]" office:value-type="percentage" office:value="1.10581473128534">
            <text:p>110.58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Gender.fctrM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415]/[.O444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32" table:formula="of:=SUM([.O414:.O415])" office:value-type="float" office:value="591">
            <text:p>591.0000</text:p>
          </table:table-cell>
          <table:table-cell table:style-name="ce33" table:formula="of:=[.O416]/[.O445]" office:value-type="percentage" office:value="0.991610738255034">
            <text:p>99.1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417]/[.O446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418]/[.O447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7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33" table:formula="of:=[.O420]/[.O449]" office:value-type="percentage" office:value="1.0170364">
            <text:p>101.7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33" table:formula="of:=[.O421]/[.O450]" office:value-type="percentage" office:value="0.998204832155311">
            <text:p>99.82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33" table:formula="of:=[.O422]/[.O451]" office:value-type="percentage" office:value="0.7">
            <text:p>7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33" table:formula="of:=[.O423]/[.O452]" office:value-type="percentage" office:value="0.7">
            <text:p>7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33" table:formula="of:=[.O424]/[.O453]" office:value-type="percentage" office:value="0.7">
            <text:p>7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33" table:formula="of:=[.O425]/[.O454]" office:value-type="percentage" office:value="1.00144587269551">
            <text:p>100.14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33" table:formula="of:=[.O426]/[.O455]" office:value-type="percentage" office:value="1.07649508894454">
            <text:p>107.6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33" table:formula="of:=[.O427]/[.O456]" office:value-type="percentage" office:value="1.04301837553003">
            <text:p>104.3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29]/[.O45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31]/[.O460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32]/[.O461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4"/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434]/[.O46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35]/[.O46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436]/[.O465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37]/[.O466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14:.K438])" office:value-type="float" office:value="556.4451">
            <text:p>556.45</text:p>
          </table:table-cell>
          <table:table-cell table:style-name="ce23" table:formula="of:=SUM([.L414:.L438])" office:value-type="float" office:value="2740.2956">
            <text:p>2,740.30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table:formula="of:=[.D443]" office:value-type="string" office:string-value="Votes_YOB">
            <text:p>Votes_YOB</text:p>
          </table:table-cell>
          <table:table-cell table:style-name="ce7" table:number-columns-repeated="2"/>
          <table:table-cell table:number-columns-repeated="4"/>
          <table:table-cell table:style-name="ce25" table:formula="of:=[.K439]/[.K468]" office:value-type="percentage" office:value="0.994118276765966">
            <text:p>99.41%</text:p>
          </table:table-cell>
          <table:table-cell table:style-name="ce25" table:formula="of:=[.L439]/[.L468]" office:value-type="percentage" office:value="0.98905229991934">
            <text:p>98.91%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33" table:formula="of:=[.O443]/[.O471]" office:value-type="percentage" office:value="1.00846023688663">
            <text:p>100.85%</text:p>
          </table:table-cell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68]/[.B$18]" office:value-type="percentage" office:value="1.04104830685164">
            <text:p>104.10%</text:p>
          </table:table-cell>
          <table:table-cell table:style-name="ce5" table:formula="of:=[.L$468]/[.C$18]" office:value-type="percentage" office:value="1.11805486057261">
            <text:p>111.8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YOB.Age.fctr(35,40]</text:p>
          </table:table-cell>
          <table:table-cell table:style-name="ce19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3" table:formula="of:=[.O444]/[.O472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32" table:formula="of:=SUM([.O443:.O444])" office:value-type="float" office:value="596">
            <text:p>596.0000</text:p>
          </table:table-cell>
          <table:table-cell table:style-name="ce33" table:formula="of:=[.O445]/[.O473]" office:value-type="percentage" office:value="1.00846023688663">
            <text:p>100.85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3" table:formula="of:=[.O446]/[.O474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3" table:formula="of:=[.O447]/[.O475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3" table:formula="of:=[.O449]/[.O477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33" table:formula="of:=[.O450]/[.O478]" office:value-type="percentage" office:value="1.01681835238745">
            <text:p>101.68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3" table:formula="of:=[.O451]/[.O479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3" table:formula="of:=[.O452]/[.O480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3" table:formula="of:=[.O453]/[.O48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33" table:formula="of:=[.O454]/[.O482]" office:value-type="percentage" office:value="0.999565277711578">
            <text:p>99.96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33" table:formula="of:=[.O455]/[.O483]" office:value-type="percentage" office:value="0.990283885298991">
            <text:p>99.03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33" table:formula="of:=[.O456]/[.O484]" office:value-type="percentage" office:value="0.995705629765138">
            <text:p>99.57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1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3" table:formula="of:=[.O458]/[.O486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3" table:formula="of:=[.O460]/[.O488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3" table:formula="of:=[.O461]/[.O489]" office:value-type="percentage" office:value="0">
            <text:p>#DIV/0!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ce33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3" table:formula="of:=[.O463]/[.O491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64]/[.O492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3" table:formula="of:=[.O465]/[.O493]" office:value-type="percentage" office:value="1">
            <text:p>100.00%</text:p>
          </table:table-cell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3" table:formula="of:=[.O466]/[.O494]" office:value-type="percentage" office:value="1">
            <text:p>100.00%</text:p>
          </table:table-cell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43:.K467])" office:value-type="float" office:value="559.73732">
            <text:p>559.74</text:p>
          </table:table-cell>
          <table:table-cell table:style-name="ce23" table:formula="of:=SUM([.L443:.L467])" office:value-type="float" office:value="2770.6276">
            <text:p>2,770.63</text:p>
          </table:table-cell>
          <table:table-cell table:number-columns-repeated="1012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table:formula="of:=[.D471]" office:value-type="string" office:string-value="Baseline">
            <text:p>Baseline</text:p>
          </table:table-cell>
          <table:table-cell table:style-name="ce7" table:number-columns-repeated="2"/>
          <table:table-cell table:number-columns-repeated="4"/>
          <table:table-cell table:style-name="ce25" table:formula="of:=[.K468]/[.K496]" office:value-type="percentage" office:value="1.00799853984552">
            <text:p>100.80%</text:p>
          </table:table-cell>
          <table:table-cell table:style-name="ce25" table:formula="of:=[.L468]/[.L496]" office:value-type="percentage" office:value="0.999309341547016">
            <text:p>99.93%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 table:number-columns-repeated="4"/>
          <table:table-cell table:style-name="ce28" table:number-columns-repeated="3"/>
          <table:table-cell table:style-name="ce2" table:number-columns-repeated="13"/>
          <table:table-cell table:style-name="ce9" table:number-columns-repeated="2"/>
          <table:table-cell table:style-name="ce2"/>
          <table:table-cell table:style-name="ce9"/>
          <table:table-cell table:style-name="ce2" table:number-columns-repeated="966"/>
          <table:table-cell table:number-columns-repeated="25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6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34"/>
          <table:table-cell table:number-columns-repeated="2"/>
          <table:table-cell table:style-name="ce7"/>
          <table:table-cell table:number-columns-repeated="1005"/>
        </table:table-row>
        <table:table-row table:style-name="ro1">
          <table:table-cell/>
          <table:table-cell table:style-name="ce5" table:formula="of:=[.K$496]/[.B$18]" office:value-type="percentage" office:value="1.03278751476286">
            <text:p>103.28%</text:p>
          </table:table-cell>
          <table:table-cell table:style-name="ce5" table:formula="of:=[.L$496]/[.C$18]" office:value-type="percentage" office:value="1.11882758830391">
            <text:p>111.8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9" office:value-type="float" office:value="100">
            <text:p>100.00</text:p>
          </table:table-cell>
          <table:table-cell table:style-name="ce16" office:value-type="string">
            <text:p>.rnorm</text:p>
          </table:table-cell>
          <table:table-cell table:style-name="ce19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32" table:formula="of:=SUM([.O471:.O472])" office:value-type="float" office:value="591">
            <text:p>59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1"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6" office:value-type="string">
            <text:p>N/A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10"/>
          <table:table-cell table:style-name="ce26"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29" office:value-type="string">
            <text:p><text:span text:style-name="T1">predict.data.new</text:span><text:span text:style-name="T2">(Console)</text:span></text:p>
          </table:table-cell>
          <table:table-cell table:style-name="ce7" office:value-type="string">
            <text:p>N/A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table:style-name="ce7" office:value-type="string">
            <text:p>extract.features_bind.DXM</text:p>
          </table:table-cell>
          <table:table-cell table:style-name="ce7" office:value-type="string">
            <text:p>N/A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4"/>
          <table:table-cell table:style-name="ce37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2"/>
          <table:table-cell table:style-name="ce36" table:number-columns-repeated="3"/>
          <table:table-cell table:style-name="ce35"/>
          <table:table-cell table:number-columns-repeated="999"/>
        </table:table-row>
        <table:table-row table:style-name="ro1">
          <table:table-cell/>
          <table:table-cell table:style-name="ce5" table:number-columns-repeated="2"/>
          <table:table-cell table:style-name="ce11"/>
          <table:table-cell table:number-columns-repeated="9"/>
          <table:table-cell office:value-type="string">
            <text:p>Leaderboard sel (Private) Rank</text:p>
          </table:table-cell>
          <table:table-cell table:style-name="ce7" office:value-type="float" office:value="339">
            <text:p>339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34"/>
          <table:table-cell/>
          <table:table-cell table:style-name="ce35"/>
          <table:table-cell table:style-name="ce26"/>
          <table:table-cell table:style-name="ce35" table:number-columns-repeated="6"/>
          <table:table-cell table:number-columns-repeated="999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7" office:value-type="float" office:value="339">
            <text:p>339</text:p>
          </table:table-cell>
          <table:table-cell table:style-name="ce34"/>
          <table:table-cell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35" table:number-columns-repeated="8"/>
          <table:table-cell table:number-columns-repeated="999"/>
        </table:table-row>
        <table:table-row table:style-name="ro1">
          <table:table-cell table:number-columns-repeated="3"/>
          <table:table-cell office:value-type="string">
            <text:p>Base:</text:p>
          </table:table-cell>
          <table:table-cell table:style-name="ce7"/>
          <table:table-cell table:style-name="ce20"/>
          <table:table-cell table:number-columns-repeated="3"/>
          <table:table-cell table:style-name="ce22" office:value-type="string">
            <text:p>Total</text:p>
          </table:table-cell>
          <table:table-cell table:style-name="ce23" table:formula="of:=SUM([.K471:.K495])" office:value-type="float" office:value="555.2957647">
            <text:p>555.30</text:p>
          </table:table-cell>
          <table:table-cell table:style-name="ce23" table:formula="of:=SUM([.L471:.L495])" office:value-type="float" office:value="2772.5424799">
            <text:p>2,772.5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5" office:value-type="string">
            <text:p>N/A</text:p>
          </table:table-cell>
          <table:table-cell table:style-name="ce25" office:value-type="string">
            <text:p>N/A</text:p>
          </table:table-cell>
          <table:table-cell table:number-columns-repeated="1012"/>
        </table:table-row>
        <table:table-row table:style-name="ro1" table:number-rows-repeated="10480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rics" table:style-name="ta1" table:print="false">
        <office:forms form:automatic-focus="false" form:apply-design-mode="false"/>
        <table:table-column table:style-name="co4" table:default-cell-style-name="Default"/>
        <table:table-column table:style-name="co4" table:default-cell-style-name="ce26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7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7" office:value-type="string">
            <text:p>min.RMSE.OOB:glb_sel_mdl</text:p>
          </table:table-cell>
        </table:table-row>
        <table:table-row table:style-name="ro1">
          <table:table-cell/>
          <table:table-cell table:style-name="ce7" office:value-type="string">
            <text:p>min.RMSE.fit:glb_fin_mdl</text:p>
          </table:table-cell>
        </table:table-row>
        <table:table-row table:style-name="ro1">
          <table:table-cell/>
          <table:table-cell table:style-name="ce7" office:value-type="string">
            <text:p>max.R.sq.OOB:glb_sel_mdl</text:p>
          </table:table-cell>
        </table:table-row>
        <table:table-row table:style-name="ro1">
          <table:table-cell/>
          <table:table-cell table:style-name="ce7" office:value-type="string">
            <text:p>max.Adj.R.sq.fit:glb_fin_mdl</text:p>
          </table:table-cell>
        </table:table-row>
      </table:table>
      <table:database-ranges>
        <table:database-range table:target-range-address="stage.B855:stage.C88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6/13/2016</text:date>, <text:time>17:5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6-13T17:53:14</dc:date>
    <dc:creator>Balaji Iyengar</dc:creator>
    <meta:editing-duration>PT1876H21M13S</meta:editing-duration>
    <meta:editing-cycles>811</meta:editing-cycles>
    <meta:document-statistic meta:table-count="5" meta:cell-count="13798" meta:object-count="0"/>
    <meta:user-defined meta:name=""/>
  </office:meta>
</office:document-meta>
</file>